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1" svg:font-family="'DejaVu Sans'" style:font-family-generic="roman"/>
    <style:font-face style:name="DejaVu Sans2" svg:font-family="'DejaVu Sans'" style:font-family-generic="swiss"/>
    <style:font-face style:name="DejaVu Sans" svg:font-family="'DejaVu Sans'" style:font-family-generic="swiss" style:font-pitch="variable"/>
    <style:font-face style:name="DejaVu Sans3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9071in"/>
    </style:style>
    <style:style style:name="co2" style:family="table-column">
      <style:table-column-properties fo:break-before="auto" style:column-width="0.748in"/>
    </style:style>
    <style:style style:name="co3" style:family="table-column">
      <style:table-column-properties fo:break-before="auto" style:column-width="1.2583in"/>
    </style:style>
    <style:style style:name="co4" style:family="table-column">
      <style:table-column-properties fo:break-before="auto" style:column-width="1.3665in"/>
    </style:style>
    <style:style style:name="co5" style:family="table-column">
      <style:table-column-properties fo:break-before="auto" style:column-width="2.1154in"/>
    </style:style>
    <style:style style:name="co6" style:family="table-column">
      <style:table-column-properties fo:break-before="auto" style:column-width="1.898in"/>
    </style:style>
    <style:style style:name="co7" style:family="table-column">
      <style:table-column-properties fo:break-before="auto" style:column-width="1.952in"/>
    </style:style>
    <style:style style:name="co8" style:family="table-column">
      <style:table-column-properties fo:break-before="auto" style:column-width="2.0071in"/>
    </style:style>
    <style:style style:name="co9" style:family="table-column">
      <style:table-column-properties fo:break-before="auto" style:column-width="1.9307in"/>
    </style:style>
    <style:style style:name="co10" style:family="table-column">
      <style:table-column-properties fo:break-before="auto" style:column-width="1.5402in"/>
    </style:style>
    <style:style style:name="co11" style:family="table-column">
      <style:table-column-properties fo:break-before="auto" style:column-width="1.6374in"/>
    </style:style>
    <style:style style:name="co12" style:family="table-column">
      <style:table-column-properties fo:break-before="auto" style:column-width="1.6917in"/>
    </style:style>
    <style:style style:name="co13" style:family="table-column">
      <style:table-column-properties fo:break-before="auto" style:column-width="1.8874in"/>
    </style:style>
    <style:style style:name="co14" style:family="table-column">
      <style:table-column-properties fo:break-before="auto" style:column-width="1.8437in"/>
    </style:style>
    <style:style style:name="co15" style:family="table-column">
      <style:table-column-properties fo:break-before="auto" style:column-width="1.9744in"/>
    </style:style>
    <style:style style:name="co16" style:family="table-column">
      <style:table-column-properties fo:break-before="auto" style:column-width="1.9201in"/>
    </style:style>
    <style:style style:name="co17" style:family="table-column">
      <style:table-column-properties fo:break-before="auto" style:column-width="2.202in"/>
    </style:style>
    <style:style style:name="co18" style:family="table-column">
      <style:table-column-properties fo:break-before="auto" style:column-width="1.5728in"/>
    </style:style>
    <style:style style:name="co19" style:family="table-column">
      <style:table-column-properties fo:break-before="auto" style:column-width="1.6701in"/>
    </style:style>
    <style:style style:name="co20" style:family="table-column">
      <style:table-column-properties fo:break-before="auto" style:column-width="1.6811in"/>
    </style:style>
    <style:style style:name="co21" style:family="table-column">
      <style:table-column-properties fo:break-before="auto" style:column-width="1.7244in"/>
    </style:style>
    <style:style style:name="co22" style:family="table-column">
      <style:table-column-properties fo:break-before="auto" style:column-width="2.0717in"/>
    </style:style>
    <style:style style:name="co23" style:family="table-column">
      <style:table-column-properties fo:break-before="auto" style:column-width="1.8654in"/>
    </style:style>
    <style:style style:name="co24" style:family="table-column">
      <style:table-column-properties fo:break-before="auto" style:column-width="1.8764in"/>
    </style:style>
    <style:style style:name="co25" style:family="table-column">
      <style:table-column-properties fo:break-before="auto" style:column-width="1.8547in"/>
    </style:style>
    <style:style style:name="co26" style:family="table-column">
      <style:table-column-properties fo:break-before="auto" style:column-width="1.7465in"/>
    </style:style>
    <style:style style:name="co27" style:family="table-column">
      <style:table-column-properties fo:break-before="auto" style:column-width="1.9083in"/>
    </style:style>
    <style:style style:name="co28" style:family="table-column">
      <style:table-column-properties fo:break-before="auto" style:column-width="1.9417in"/>
    </style:style>
    <style:style style:name="co29" style:family="table-column">
      <style:table-column-properties fo:break-before="auto" style:column-width="1.8335in"/>
    </style:style>
    <style:style style:name="co30" style:family="table-column">
      <style:table-column-properties fo:break-before="auto" style:column-width="1.7783in"/>
    </style:style>
    <style:style style:name="co31" style:family="table-column">
      <style:table-column-properties fo:break-before="auto" style:column-width="1.8217in"/>
    </style:style>
    <style:style style:name="co32" style:family="table-column">
      <style:table-column-properties fo:break-before="auto" style:column-width="1.5945in"/>
    </style:style>
    <style:style style:name="co33" style:family="table-column">
      <style:table-column-properties fo:break-before="auto" style:column-width="2.039in"/>
    </style:style>
    <style:style style:name="co34" style:family="table-column">
      <style:table-column-properties fo:break-before="auto" style:column-width="1.7028in"/>
    </style:style>
    <style:style style:name="co35" style:family="table-column">
      <style:table-column-properties fo:break-before="auto" style:column-width="1.9846in"/>
    </style:style>
    <style:style style:name="co36" style:family="table-column">
      <style:table-column-properties fo:break-before="auto" style:column-width="1.9953in"/>
    </style:style>
    <style:style style:name="co37" style:family="table-column">
      <style:table-column-properties fo:break-before="auto" style:column-width="1.6598in"/>
    </style:style>
    <style:style style:name="co38" style:family="table-column">
      <style:table-column-properties fo:break-before="auto" style:column-width="1.811in"/>
    </style:style>
    <style:style style:name="co39" style:family="table-column">
      <style:table-column-properties fo:break-before="auto" style:column-width="2.1362in"/>
    </style:style>
    <style:style style:name="co40" style:family="table-column">
      <style:table-column-properties fo:break-before="auto" style:column-width="2.3965in"/>
    </style:style>
    <style:style style:name="co41" style:family="table-column">
      <style:table-column-properties fo:break-before="auto" style:column-width="1.7929in"/>
    </style:style>
    <style:style style:name="co42" style:family="table-column">
      <style:table-column-properties fo:break-before="auto" style:column-width="2.0173in"/>
    </style:style>
    <style:style style:name="co43" style:family="table-column">
      <style:table-column-properties fo:break-before="auto" style:column-width="2.092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PageStyle_5f_RESULTS">
      <style:table-properties table:display="true" style:writing-mode="lr-tb"/>
    </style:style>
    <style:style style:name="ta2" style:family="table" style:master-page-name="PageStyle_5f_RESULTS_5f_time">
      <style:table-properties table:display="true" style:writing-mode="lr-tb"/>
    </style:style>
    <style:style style:name="ta3" style:family="table" style:master-page-name="PageStyle_5f_RESULTS_5f_maptime">
      <style:table-properties table:display="true" style:writing-mode="lr-tb"/>
    </style:style>
    <style:style style:name="ta4" style:family="table" style:master-page-name="PageStyle_5f_ROGUE">
      <style:table-properties table:display="true" style:writing-mode="lr-tb"/>
    </style:style>
    <style:style style:name="ta5" style:family="table" style:master-page-name="PageStyle_5f_WARGAME">
      <style:table-properties table:display="true" style:writing-mode="lr-tb"/>
    </style:style>
    <style:style style:name="ta6" style:family="table" style:master-page-name="PageStyle_5f_ESCAPE">
      <style:table-properties table:display="true" style:writing-mode="lr-tb"/>
    </style:style>
    <style:style style:name="ta7" style:family="table" style:master-page-name="PageStyle_5f_LEVEL10">
      <style:table-properties table:display="true" style:writing-mode="lr-tb"/>
    </style:style>
    <style:style style:name="ta8" style:family="table" style:master-page-name="PageStyle_5f_workshee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style:use-window-font-color="true" style:text-outline="false" style:text-line-through-style="none" style:font-name="DejaVu Sans2" fo:font-size="10pt" fo:font-style="normal" fo:text-shadow="none" style:text-underline-style="none" fo:font-weight="bold" style:font-size-asian="10pt" style:font-style-asian="normal" style:font-weight-asian="bold" style:font-name-complex="DejaVu Sans2" style:font-size-complex="10pt" style:font-style-complex="normal" style:font-weight-complex="bold"/>
    </style:style>
    <style:style style:name="ce2" style:family="table-cell" style:parent-style-name="Default">
      <style:text-properties style:use-window-font-color="true" style:text-outline="false" style:text-line-through-style="none" style:font-name="DejaVu Sans2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DejaVu Sans2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DejaVu Sans2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DejaVu Sans2" style:font-size-complex="10pt" style:font-style-complex="normal" style:font-weight-complex="bold"/>
    </style:style>
    <style:style style:name="ce5" style:family="table-cell" style:parent-style-name="Default" style:data-style-name="N0"/>
    <style:style style:name="ce6" style:family="table-cell" style:parent-style-name="Default">
      <style:text-properties style:use-window-font-color="true" style:text-outline="false" style:text-line-through-style="none" style:font-name="DejaVu Sans2" fo:font-size="10pt" fo:font-style="normal" fo:text-shadow="none" style:text-underline-style="none" fo:font-weight="normal" style:font-size-asian="10pt" style:font-style-asian="normal" style:font-weight-asian="normal" style:font-name-complex="DejaVu Sans2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DejaVu Sans2" fo:font-size="10pt" fo:font-style="normal" fo:text-shadow="none" style:text-underline-style="none" fo:font-weight="normal" style:font-size-asian="10pt" style:font-style-asian="normal" style:font-weight-asian="normal" style:font-name-complex="DejaVu Sans2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DejaVu Sans2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DejaVu Sans2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DejaVu Sans1" fo:font-size="10pt" fo:font-style="normal" fo:text-shadow="none" style:text-underline-style="none" fo:font-weight="normal" style:font-size-asian="10pt" style:font-style-asian="normal" style:font-weight-asian="normal" style:font-name-complex="DejaVu Sans1" style:font-size-complex="10pt" style:font-style-complex="normal" style:font-weight-complex="normal"/>
    </style:style>
    <style:style style:name="ce11" style:family="table-cell" style:parent-style-name="Default" style:data-style-name="N37"/>
    <style:style style:name="ce12" style:family="table-cell" style:parent-style-name="Default" style:data-style-name="N0">
      <style:text-properties style:use-window-font-color="true" style:text-outline="false" style:text-line-through-style="none" style:font-name="DejaVu Sans2" fo:font-size="10pt" fo:font-style="normal" fo:text-shadow="none" style:text-underline-style="none" fo:font-weight="normal" style:font-size-asian="10pt" style:font-style-asian="normal" style:font-weight-asian="normal" style:font-name-complex="DejaVu Sans2" style:font-size-complex="10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case-sensitive="false" table:use-regular-expressions="false"/>
      <table:table table:name="RESULT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1" table:number-columns-repeated="4" table:default-cell-style-name="Default"/>
        <table:table-column table:style-name="co1" table:default-cell-style-name="ce8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43" table:default-cell-style-name="Default"/>
        <table:table-row table:style-name="ro1">
          <table:table-cell table:style-name="ce1" office:value-type="string">
            <text:p>ROGUE</text:p>
          </table:table-cell>
          <table:table-cell table:number-columns-repeated="3"/>
          <table:table-cell table:style-name="ce1"/>
          <table:table-cell table:number-columns-repeated="251"/>
        </table:table-row>
        <table:table-row table:style-name="ro1">
          <table:table-cell table:style-name="ce2" office:value-type="string">
            <text:p>level</text:p>
          </table:table-cell>
          <table:table-cell table:style-name="ce4" office:value-type="string">
            <text:p>scenario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source1</text:p>
          </table:table-cell>
          <table:table-cell table:style-name="ce2" office:value-type="string">
            <text:p>source2</text:p>
          </table:table-cell>
          <table:table-cell table:style-name="ce2" office:value-type="string">
            <text:p>t/ns</text:p>
          </table:table-cell>
          <table:table-cell table:style-name="ce2" office:value-type="string">
            <text:p>t/s</text:p>
          </table:table-cell>
          <table:table-cell table:style-name="ce9" office:value-type="string">
            <text:p>valid?</text:p>
          </table:table-cell>
          <table:table-cell table:style-name="ce9" office:value-type="string">
            <text:p>regret</text:p>
          </table:table-cell>
          <table:table-cell table:style-name="ce9" office:value-type="string">
            <text:p>needed regret</text:p>
          </table:table-cell>
          <table:table-cell table:style-name="ce9" office:value-type="string">
            <text:p>excess regret</text:p>
          </table:table-cell>
          <table:table-cell table:style-name="ce2"/>
          <table:table-cell table:style-name="ce2" office:value-type="string">
            <text:p>notes</text:p>
          </table:table-cell>
          <table:table-cell table:style-name="ce2" table:number-columns-repeated="242"/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ooc:=[$ROGUE.B7]" office:value-type="string" office:string-value="Fri Sep 28 13:32:12 2007">
            <text:p>Fri Sep 28 13:32:12 2007</text:p>
          </table:table-cell>
          <table:table-cell table:style-name="ce5" table:formula="oooc:=[$ROGUE.B6]" office:value-type="float" office:value="3490">
            <text:p>3490</text:p>
          </table:table-cell>
          <table:table-cell table:style-name="ce5" table:formula="oooc:=[$ROGUE.C6]" office:value-type="float" office:value="3782">
            <text:p>3782</text:p>
          </table:table-cell>
          <table:table-cell table:style-name="ce5" table:formula="oooc:=[$ROGUE.D6]" office:value-type="float" office:value="66240">
            <text:p>66240</text:p>
          </table:table-cell>
          <table:table-cell table:style-name="ce5" table:formula="oooc:=[$ROGUE.E6]" office:value-type="float" office:value="762">
            <text:p>762</text:p>
          </table:table-cell>
          <table:table-cell office:value-type="float" office:value="1">
            <text:p>1</text:p>
          </table:table-cell>
          <table:table-cell table:style-name="ce5" table:formula="oooc:=(([.F3]-[.G3])*100)/MAX([.F3];[.G3])*[.H3]" office:value-type="float" office:value="98.8496376811594">
            <text:p>98.85</text:p>
          </table:table-cell>
          <table:table-cell office:value-type="float" office:value="30">
            <text:p>30</text:p>
          </table:table-cell>
          <table:table-cell table:style-name="ce5" table:formula="oooc:=[.I3]-[.J3]" office:value-type="float" office:value="68.8496376811594">
            <text:p>68.85</text:p>
          </table:table-cell>
          <table:table-cell table:number-columns-repeated="245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ooc:=[$ROGUE.F7]" office:value-type="string" office:string-value="Fri Sep 28 13:37:45 2007">
            <text:p>Fri Sep 28 13:37:45 2007</text:p>
          </table:table-cell>
          <table:table-cell table:style-name="ce5" table:formula="oooc:=[$ROGUE.F6]" office:value-type="float" office:value="6226">
            <text:p>6226</text:p>
          </table:table-cell>
          <table:table-cell table:style-name="ce5" table:formula="oooc:=[$ROGUE.G6]" office:value-type="float" office:value="5845">
            <text:p>5845</text:p>
          </table:table-cell>
          <table:table-cell table:style-name="ce5" table:formula="oooc:=[$ROGUE.H6]" office:value-type="float" office:value="22467">
            <text:p>22467</text:p>
          </table:table-cell>
          <table:table-cell table:style-name="ce5" table:formula="oooc:=[$ROGUE.I6]" office:value-type="float" office:value="9518">
            <text:p>9518</text:p>
          </table:table-cell>
          <table:table-cell office:value-type="float" office:value="1">
            <text:p>1</text:p>
          </table:table-cell>
          <table:table-cell table:style-name="ce5" table:formula="oooc:=(([.F4]-[.G4])*100)/MAX([.F4];[.G4])*[.H4]" office:value-type="float" office:value="57.6356433880803">
            <text:p>57.64</text:p>
          </table:table-cell>
          <table:table-cell office:value-type="float" office:value="30">
            <text:p>30</text:p>
          </table:table-cell>
          <table:table-cell table:style-name="ce5" table:formula="oooc:=[.I4]-[.J4]" office:value-type="float" office:value="27.6356433880803">
            <text:p>27.64</text:p>
          </table:table-cell>
          <table:table-cell table:number-columns-repeated="245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formula="oooc:=[$ROGUE.J7]" office:value-type="string" office:string-value="Fri Sep 28 14:06:05 2007">
            <text:p>Fri Sep 28 14:06:05 2007</text:p>
          </table:table-cell>
          <table:table-cell table:style-name="ce6" table:formula="oooc:=[$ROGUE.J6]" office:value-type="float" office:value="37213">
            <text:p>37213</text:p>
          </table:table-cell>
          <table:table-cell table:style-name="ce6" table:formula="oooc:=[$ROGUE.K6]" office:value-type="float" office:value="39787">
            <text:p>39787</text:p>
          </table:table-cell>
          <table:table-cell table:style-name="ce6" table:formula="oooc:=[$ROGUE.L6]" office:value-type="float" office:value="188312">
            <text:p>188312</text:p>
          </table:table-cell>
          <table:table-cell table:style-name="ce5" table:formula="oooc:=[$ROGUE.M6]" office:value-type="float" office:value="84469">
            <text:p>84469</text:p>
          </table:table-cell>
          <table:table-cell office:value-type="float" office:value="1">
            <text:p>1</text:p>
          </table:table-cell>
          <table:table-cell table:style-name="ce5" table:formula="oooc:=(([.F5]-[.G5])*100)/MAX([.F5];[.G5])*[.H5]" office:value-type="float" office:value="55.1441225200731">
            <text:p>55.14</text:p>
          </table:table-cell>
          <table:table-cell office:value-type="float" office:value="30">
            <text:p>30</text:p>
          </table:table-cell>
          <table:table-cell table:style-name="ce5" table:formula="oooc:=[.I5]-[.J5]" office:value-type="float" office:value="25.1441225200731">
            <text:p>25.14</text:p>
          </table:table-cell>
          <table:table-cell table:number-columns-repeated="24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ooc:=[$ROGUE.N7]" office:value-type="string" office:string-value="Mon Oct  1 10:42:05 2007">
            <text:p>Mon Oct <text:s/>1 10:42:05 2007</text:p>
          </table:table-cell>
          <table:table-cell table:style-name="ce6" table:formula="oooc:=[$ROGUE.N6]" office:value-type="float" office:value="70724">
            <text:p>70724</text:p>
          </table:table-cell>
          <table:table-cell/>
          <table:table-cell table:style-name="ce5" table:formula="oooc:=[$ROGUE.O6]" office:value-type="float" office:value="7790">
            <text:p>7790</text:p>
          </table:table-cell>
          <table:table-cell table:style-name="ce5" table:formula="oooc:=[$ROGUE.P6]" office:value-type="float" office:value="14488">
            <text:p>14488</text:p>
          </table:table-cell>
          <table:table-cell office:value-type="float" office:value="1">
            <text:p>1</text:p>
          </table:table-cell>
          <table:table-cell table:style-name="ce5" table:formula="oooc:=(([.F6]-[.G6])*100)/MAX([.F6];[.G6])*[.H6]" office:value-type="float" office:value="-46.2313638873551">
            <text:p>-46.23</text:p>
          </table:table-cell>
          <table:table-cell office:value-type="float" office:value="20">
            <text:p>20</text:p>
          </table:table-cell>
          <table:table-cell table:style-name="ce5" table:formula="oooc:=[.I6]-[.J6]" office:value-type="float" office:value="-66.2313638873551">
            <text:p>-66.23</text:p>
          </table:table-cell>
          <table:table-cell table:number-columns-repeated="24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formula="oooc:=[$ROGUE.Q7]" office:value-type="string" office:string-value="Fri Sep 28 14:17:15 2007">
            <text:p>Fri Sep 28 14:17:15 2007</text:p>
          </table:table-cell>
          <table:table-cell table:style-name="ce6" table:formula="oooc:=[$ROGUE.Q6]" office:value-type="float" office:value="23826">
            <text:p>23826</text:p>
          </table:table-cell>
          <table:table-cell/>
          <table:table-cell table:style-name="ce5" table:formula="oooc:=[$ROGUE.R6]" office:value-type="float" office:value="23826">
            <text:p>23826</text:p>
          </table:table-cell>
          <table:table-cell table:style-name="ce5" table:formula="oooc:=[$ROGUE.S6]" office:value-type="float" office:value="1115">
            <text:p>1115</text:p>
          </table:table-cell>
          <table:table-cell office:value-type="float" office:value="1">
            <text:p>1</text:p>
          </table:table-cell>
          <table:table-cell table:style-name="ce5" table:formula="oooc:=(([.F7]-[.G7])*100)/MAX([.F7];[.G7])*[.H7]" office:value-type="float" office:value="95.3202383950306">
            <text:p>95.32</text:p>
          </table:table-cell>
          <table:table-cell office:value-type="float" office:value="20">
            <text:p>20</text:p>
          </table:table-cell>
          <table:table-cell table:style-name="ce5" table:formula="oooc:=[.I7]-[.J7]" office:value-type="float" office:value="75.3202383950306">
            <text:p>75.32</text:p>
          </table:table-cell>
          <table:table-cell table:number-columns-repeated="24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ooc:=[$ROGUE.T7]" office:value-type="string" office:string-value="Fri Sep 28 13:55:11 2007">
            <text:p>Fri Sep 28 13:55:11 2007</text:p>
          </table:table-cell>
          <table:table-cell table:style-name="ce5" table:formula="oooc:=[$ROGUE.T6]" office:value-type="float" office:value="3960">
            <text:p>3960</text:p>
          </table:table-cell>
          <table:table-cell/>
          <table:table-cell table:style-name="ce5" table:formula="oooc:=[$ROGUE.U6]" office:value-type="float" office:value="5656">
            <text:p>5656</text:p>
          </table:table-cell>
          <table:table-cell table:style-name="ce5" table:formula="oooc:=[$ROGUE.V6]" office:value-type="float" office:value="1296">
            <text:p>1296</text:p>
          </table:table-cell>
          <table:table-cell office:value-type="float" office:value="1">
            <text:p>1</text:p>
          </table:table-cell>
          <table:table-cell table:style-name="ce5" table:formula="oooc:=(([.F8]-[.G8])*100)/MAX([.F8];[.G8])*[.H8]" office:value-type="float" office:value="77.0862800565771">
            <text:p>77.09</text:p>
          </table:table-cell>
          <table:table-cell office:value-type="float" office:value="20">
            <text:p>20</text:p>
          </table:table-cell>
          <table:table-cell table:style-name="ce5" table:formula="oooc:=[.I8]-[.J8]" office:value-type="float" office:value="57.0862800565771">
            <text:p>57.09</text:p>
          </table:table-cell>
          <table:table-cell table:number-columns-repeated="24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formula="oooc:=[$ROGUE.W7]" office:value-type="string" office:string-value="Fri Sep 28 13:55:34 2007">
            <text:p>Fri Sep 28 13:55:34 2007</text:p>
          </table:table-cell>
          <table:table-cell table:style-name="ce5" table:formula="oooc:=[$ROGUE.W6]" office:value-type="float" office:value="6226">
            <text:p>6226</text:p>
          </table:table-cell>
          <table:table-cell/>
          <table:table-cell table:style-name="ce6" table:formula="oooc:=[$ROGUE.X6]" office:value-type="float" office:value="9665">
            <text:p>9665</text:p>
          </table:table-cell>
          <table:table-cell table:style-name="ce5" table:formula="oooc:=[$ROGUE.Y6]" office:value-type="float" office:value="2546">
            <text:p>2546</text:p>
          </table:table-cell>
          <table:table-cell office:value-type="float" office:value="1">
            <text:p>1</text:p>
          </table:table-cell>
          <table:table-cell table:style-name="ce5" table:formula="oooc:=(([.F9]-[.G9])*100)/MAX([.F9];[.G9])*[.H9]" office:value-type="float" office:value="73.6575271598551">
            <text:p>73.66</text:p>
          </table:table-cell>
          <table:table-cell office:value-type="float" office:value="20">
            <text:p>20</text:p>
          </table:table-cell>
          <table:table-cell table:style-name="ce5" table:formula="oooc:=[.I9]-[.J9]" office:value-type="float" office:value="53.6575271598551">
            <text:p>53.66</text:p>
          </table:table-cell>
          <table:table-cell table:number-columns-repeated="24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WARGAME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level</text:p>
          </table:table-cell>
          <table:table-cell table:style-name="ce4" office:value-type="string">
            <text:p>scenario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source1</text:p>
          </table:table-cell>
          <table:table-cell table:style-name="ce2" office:value-type="string">
            <text:p>source2</text:p>
          </table:table-cell>
          <table:table-cell table:style-name="ce2" office:value-type="string">
            <text:p>t/ns</text:p>
          </table:table-cell>
          <table:table-cell table:style-name="ce2" office:value-type="string">
            <text:p>t/s</text:p>
          </table:table-cell>
          <table:table-cell table:style-name="ce9" office:value-type="string">
            <text:p>valid?</text:p>
          </table:table-cell>
          <table:table-cell table:style-name="ce9" office:value-type="string">
            <text:p>regret</text:p>
          </table:table-cell>
          <table:table-cell table:style-name="ce9" office:value-type="string">
            <text:p>needed regret</text:p>
          </table:table-cell>
          <table:table-cell table:style-name="ce9" office:value-type="string">
            <text:p>excess regret</text:p>
          </table:table-cell>
          <table:table-cell table:style-name="ce2" table:number-columns-repeated="244"/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ooc:=[$WARGAME.B8]" office:value-type="string" office:string-value="Fri Sep 28 13:19:18 2007">
            <text:p>Fri Sep 28 13:19:18 2007</text:p>
          </table:table-cell>
          <table:table-cell table:style-name="ce5" table:formula="oooc:=[$WARGAME.B7]" office:value-type="float" office:value="3824">
            <text:p>3824</text:p>
          </table:table-cell>
          <table:table-cell table:style-name="ce6" table:formula="oooc:=[$WARGAME.C7]" office:value-type="float" office:value="3680">
            <text:p>3680</text:p>
          </table:table-cell>
          <table:table-cell table:style-name="ce6" table:formula="oooc:=[$WARGAME.D7]" office:value-type="float" office:value="6674">
            <text:p>6674</text:p>
          </table:table-cell>
          <table:table-cell table:style-name="ce5" table:formula="oooc:=[$WARGAME.E7]" office:value-type="float" office:value="4558">
            <text:p>4558</text:p>
          </table:table-cell>
          <table:table-cell office:value-type="float" office:value="1">
            <text:p>1</text:p>
          </table:table-cell>
          <table:table-cell table:style-name="ce5" table:formula="oooc:=(([.F13]-[.G13])*100)/MAX([.F13];[.G13])*[.H13]" office:value-type="float" office:value="31.7051243632005">
            <text:p>31.71</text:p>
          </table:table-cell>
          <table:table-cell office:value-type="float" office:value="30">
            <text:p>30</text:p>
          </table:table-cell>
          <table:table-cell table:style-name="ce5" table:formula="oooc:=[.I13]-[.J13]" office:value-type="float" office:value="1.70512436320048">
            <text:p>1.71</text:p>
          </table:table-cell>
          <table:table-cell table:number-columns-repeated="245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ooc:=[$WARGAME.F8]" office:value-type="string" office:string-value="Fri Sep 28 13:18:10 2007">
            <text:p>Fri Sep 28 13:18:10 2007</text:p>
          </table:table-cell>
          <table:table-cell table:style-name="ce6" table:formula="oooc:=[$WARGAME.F7]" office:value-type="float" office:value="1123">
            <text:p>1123</text:p>
          </table:table-cell>
          <table:table-cell table:style-name="ce6" table:formula="oooc:=[$WARGAME.G7]" office:value-type="float" office:value="5074">
            <text:p>5074</text:p>
          </table:table-cell>
          <table:table-cell table:style-name="ce6" table:formula="oooc:=[$WARGAME.H7]" office:value-type="float" office:value="5339">
            <text:p>5339</text:p>
          </table:table-cell>
          <table:table-cell table:style-name="ce5" table:formula="oooc:=[$WARGAME.I7]" office:value-type="float" office:value="3379">
            <text:p>3379</text:p>
          </table:table-cell>
          <table:table-cell office:value-type="float" office:value="1">
            <text:p>1</text:p>
          </table:table-cell>
          <table:table-cell table:style-name="ce5" table:formula="oooc:=(([.F14]-[.G14])*100)/MAX([.F14];[.G14])*[.H14]" office:value-type="float" office:value="36.7109945682712">
            <text:p>36.71</text:p>
          </table:table-cell>
          <table:table-cell office:value-type="float" office:value="30">
            <text:p>30</text:p>
          </table:table-cell>
          <table:table-cell table:style-name="ce5" table:formula="oooc:=[.I14]-[.J14]" office:value-type="float" office:value="6.71099456827121">
            <text:p>6.71</text:p>
          </table:table-cell>
          <table:table-cell table:number-columns-repeated="245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ooc:=[$WARGAME.J8]" office:value-type="string" office:string-value="Fri Sep 28 13:26:46 2007">
            <text:p>Fri Sep 28 13:26:46 2007</text:p>
          </table:table-cell>
          <table:table-cell table:style-name="ce5" table:formula="oooc:=[$WARGAME.J7]" office:value-type="float" office:value="10176">
            <text:p>10176</text:p>
          </table:table-cell>
          <table:table-cell/>
          <table:table-cell table:style-name="ce5" table:formula="oooc:=[$WARGAME.K7]" office:value-type="float" office:value="5436">
            <text:p>5436</text:p>
          </table:table-cell>
          <table:table-cell table:style-name="ce5" table:formula="oooc:=[$WARGAME.L7]" office:value-type="float" office:value="2244">
            <text:p>2244</text:p>
          </table:table-cell>
          <table:table-cell office:value-type="float" office:value="1">
            <text:p>1</text:p>
          </table:table-cell>
          <table:table-cell table:style-name="ce5" table:formula="oooc:=(([.F15]-[.G15])*100)/MAX([.F15];[.G15])*[.H15]" office:value-type="float" office:value="58.719646799117">
            <text:p>58.72</text:p>
          </table:table-cell>
          <table:table-cell office:value-type="float" office:value="30">
            <text:p>30</text:p>
          </table:table-cell>
          <table:table-cell table:style-name="ce5" table:formula="oooc:=[.I15]-[.J15]" office:value-type="float" office:value="28.719646799117">
            <text:p>28.72</text:p>
          </table:table-cell>
          <table:table-cell table:number-columns-repeated="245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formula="oooc:=[$WARGAME.M8]" office:value-type="string" office:string-value="Fri Sep 28 13:27:48 2007">
            <text:p>Fri Sep 28 13:27:48 2007</text:p>
          </table:table-cell>
          <table:table-cell table:style-name="ce5" table:formula="oooc:=[$WARGAME.M7]" office:value-type="float" office:value="7476">
            <text:p>7476</text:p>
          </table:table-cell>
          <table:table-cell/>
          <table:table-cell table:style-name="ce5" table:formula="oooc:=[$WARGAME.N7]" office:value-type="float" office:value="2897">
            <text:p>2897</text:p>
          </table:table-cell>
          <table:table-cell table:style-name="ce5" table:formula="oooc:=[$WARGAME.O7]" office:value-type="float" office:value="2118">
            <text:p>2118</text:p>
          </table:table-cell>
          <table:table-cell office:value-type="float" office:value="1">
            <text:p>1</text:p>
          </table:table-cell>
          <table:table-cell table:style-name="ce5" table:formula="oooc:=(([.F16]-[.G16])*100)/MAX([.F16];[.G16])*[.H16]" office:value-type="float" office:value="26.8898860890576">
            <text:p>26.89</text:p>
          </table:table-cell>
          <table:table-cell office:value-type="float" office:value="30">
            <text:p>30</text:p>
          </table:table-cell>
          <table:table-cell table:style-name="ce5" table:formula="oooc:=[.I16]-[.J16]" office:value-type="float" office:value="-3.11011391094235">
            <text:p>-3.11</text:p>
          </table:table-cell>
          <table:table-cell table:number-columns-repeated="24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ooc:=[$WARGAME.P8]" office:value-type="string" office:string-value="Fri Sep 28 13:27:17 2007">
            <text:p>Fri Sep 28 13:27:17 2007</text:p>
          </table:table-cell>
          <table:table-cell table:style-name="ce7" table:formula="oooc:=[$WARGAME.P7]" office:value-type="float" office:value="18889">
            <text:p>18889</text:p>
          </table:table-cell>
          <table:table-cell/>
          <table:table-cell table:style-name="ce6" table:formula="oooc:=[$WARGAME.Q7]" office:value-type="float" office:value="5299">
            <text:p>5299</text:p>
          </table:table-cell>
          <table:table-cell table:style-name="ce5" table:formula="oooc:=[$WARGAME.R7]" office:value-type="float" office:value="6293">
            <text:p>6293</text:p>
          </table:table-cell>
          <table:table-cell office:value-type="float" office:value="1">
            <text:p>1</text:p>
          </table:table-cell>
          <table:table-cell table:style-name="ce5" table:formula="oooc:=(([.F17]-[.G17])*100)/MAX([.F17];[.G17])*[.H17]" office:value-type="float" office:value="-15.7953281423804">
            <text:p>-15.8</text:p>
          </table:table-cell>
          <table:table-cell office:value-type="float" office:value="20">
            <text:p>20</text:p>
          </table:table-cell>
          <table:table-cell table:style-name="ce5" table:formula="oooc:=[.I17]-[.J17]" office:value-type="float" office:value="-35.7953281423804">
            <text:p>-35.8</text:p>
          </table:table-cell>
          <table:table-cell/>
          <table:table-cell office:value-type="string">
            <text:p>loses goal antecedents- would need to know if predicates removed from goal, remove from goodthings</text:p>
          </table:table-cell>
          <table:table-cell table:number-columns-repeated="24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formula="oooc:=[$WARGAME.S8]" office:value-type="string" office:string-value="Fri Sep 28 13:48:52 2007">
            <text:p>Fri Sep 28 13:48:52 2007</text:p>
          </table:table-cell>
          <table:table-cell table:style-name="ce6" table:formula="oooc:=[$WARGAME.S7]" office:value-type="float" office:value="20553">
            <text:p>20553</text:p>
          </table:table-cell>
          <table:table-cell/>
          <table:table-cell table:style-name="ce6" table:formula="oooc:=[$WARGAME.T7]" office:value-type="float" office:value="7642">
            <text:p>7642</text:p>
          </table:table-cell>
          <table:table-cell table:style-name="ce5" table:formula="oooc:=[$WARGAME.U7]" office:value-type="float" office:value="2292">
            <text:p>2292</text:p>
          </table:table-cell>
          <table:table-cell office:value-type="float" office:value="1">
            <text:p>1</text:p>
          </table:table-cell>
          <table:table-cell table:style-name="ce5" table:formula="oooc:=(([.F18]-[.G18])*100)/MAX([.F18];[.G18])*[.H18]" office:value-type="float" office:value="70.0078513478147">
            <text:p>70.01</text:p>
          </table:table-cell>
          <table:table-cell office:value-type="float" office:value="20">
            <text:p>20</text:p>
          </table:table-cell>
          <table:table-cell table:style-name="ce5" table:formula="oooc:=[.I18]-[.J18]" office:value-type="float" office:value="50.0078513478147">
            <text:p>50.01</text:p>
          </table:table-cell>
          <table:table-cell table:number-columns-repeated="24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ooc:=[$WARGAME.V8]" office:value-type="string" office:string-value="Fri Sep 28 13:39:33 2007">
            <text:p>Fri Sep 28 13:39:33 2007</text:p>
          </table:table-cell>
          <table:table-cell table:style-name="ce6" table:formula="oooc:=[$WARGAME.V7]" office:value-type="float" office:value="10176">
            <text:p>10176</text:p>
          </table:table-cell>
          <table:table-cell/>
          <table:table-cell table:style-name="ce5" table:formula="oooc:=[$WARGAME.W7]" office:value-type="float" office:value="8813">
            <text:p>8813</text:p>
          </table:table-cell>
          <table:table-cell table:style-name="ce5" table:formula="oooc:=[$WARGAME.X7]" office:value-type="float" office:value="6113">
            <text:p>6113</text:p>
          </table:table-cell>
          <table:table-cell office:value-type="float" office:value="1">
            <text:p>1</text:p>
          </table:table-cell>
          <table:table-cell table:style-name="ce5" table:formula="oooc:=(([.F19]-[.G19])*100)/MAX([.F19];[.G19])*[.H19]" office:value-type="float" office:value="30.6365596278225">
            <text:p>30.64</text:p>
          </table:table-cell>
          <table:table-cell office:value-type="float" office:value="20">
            <text:p>20</text:p>
          </table:table-cell>
          <table:table-cell table:style-name="ce5" table:formula="oooc:=[.I19]-[.J19]" office:value-type="float" office:value="10.6365596278225">
            <text:p>10.64</text:p>
          </table:table-cell>
          <table:table-cell table:number-columns-repeated="24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formula="oooc:=[$WARGAME.Y8]" office:value-type="string" office:string-value="Fri Sep 28 13:36:09 2007">
            <text:p>Fri Sep 28 13:36:09 2007</text:p>
          </table:table-cell>
          <table:table-cell table:style-name="ce5" table:formula="oooc:=[$WARGAME.Y7]" office:value-type="float" office:value="7476">
            <text:p>7476</text:p>
          </table:table-cell>
          <table:table-cell/>
          <table:table-cell table:style-name="ce6" table:formula="oooc:=[$WARGAME.Z7]" office:value-type="float" office:value="7722">
            <text:p>7722</text:p>
          </table:table-cell>
          <table:table-cell table:style-name="ce5" table:formula="oooc:=[$WARGAME.AA7]" office:value-type="float" office:value="5347">
            <text:p>5347</text:p>
          </table:table-cell>
          <table:table-cell office:value-type="float" office:value="1">
            <text:p>1</text:p>
          </table:table-cell>
          <table:table-cell table:style-name="ce5" table:formula="oooc:=(([.F20]-[.G20])*100)/MAX([.F20];[.G20])*[.H20]" office:value-type="float" office:value="30.7562807562808">
            <text:p>30.76</text:p>
          </table:table-cell>
          <table:table-cell office:value-type="float" office:value="20">
            <text:p>20</text:p>
          </table:table-cell>
          <table:table-cell table:style-name="ce5" table:formula="oooc:=[.I20]-[.J20]" office:value-type="float" office:value="10.7562807562808">
            <text:p>10.76</text:p>
          </table:table-cell>
          <table:table-cell table:number-columns-repeated="24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ESCAPE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level</text:p>
          </table:table-cell>
          <table:table-cell table:style-name="ce4" office:value-type="string">
            <text:p>scenario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source1</text:p>
          </table:table-cell>
          <table:table-cell table:style-name="ce2" office:value-type="string">
            <text:p>source2</text:p>
          </table:table-cell>
          <table:table-cell table:style-name="ce2" office:value-type="string">
            <text:p>t/ns</text:p>
          </table:table-cell>
          <table:table-cell table:style-name="ce2" office:value-type="string">
            <text:p>t/s</text:p>
          </table:table-cell>
          <table:table-cell table:style-name="ce9" office:value-type="string">
            <text:p>valid?</text:p>
          </table:table-cell>
          <table:table-cell table:style-name="ce9" office:value-type="string">
            <text:p>regret</text:p>
          </table:table-cell>
          <table:table-cell table:style-name="ce9" office:value-type="string">
            <text:p>needed regret</text:p>
          </table:table-cell>
          <table:table-cell table:style-name="ce9" office:value-type="string">
            <text:p>excess regret</text:p>
          </table:table-cell>
          <table:table-cell table:style-name="ce2" table:number-columns-repeated="244"/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ooc:=[$ESCAPE.B8]" office:value-type="string" office:string-value="Fri Sep 28 13:19:34 2007">
            <text:p>Fri Sep 28 13:19:34 2007</text:p>
          </table:table-cell>
          <table:table-cell table:style-name="ce5" table:formula="oooc:=[$ESCAPE.B7]" office:value-type="float" office:value="21085">
            <text:p>21085</text:p>
          </table:table-cell>
          <table:table-cell table:style-name="ce5" table:formula="oooc:=[$ESCAPE.C7]" office:value-type="float" office:value="1659">
            <text:p>1659</text:p>
          </table:table-cell>
          <table:table-cell table:style-name="ce6" table:formula="oooc:=[$ESCAPE.D7]" office:value-type="float" office:value="13714">
            <text:p>13714</text:p>
          </table:table-cell>
          <table:table-cell table:style-name="ce6" table:formula="oooc:=[$ESCAPE.E7]" office:value-type="float" office:value="2302">
            <text:p>2302</text:p>
          </table:table-cell>
          <table:table-cell office:value-type="float" office:value="1">
            <text:p>1</text:p>
          </table:table-cell>
          <table:table-cell table:style-name="ce5" table:formula="oooc:=(([.F24]-[.G24])*100)/MAX([.F24];[.G24])*[.H24]" office:value-type="float" office:value="83.2142336298673">
            <text:p>83.21</text:p>
          </table:table-cell>
          <table:table-cell office:value-type="float" office:value="30">
            <text:p>30</text:p>
          </table:table-cell>
          <table:table-cell table:style-name="ce5" table:formula="oooc:=[.I24]-[.J24]" office:value-type="float" office:value="53.2142336298673">
            <text:p>53.21</text:p>
          </table:table-cell>
          <table:table-cell table:number-columns-repeated="245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ooc:=[$ESCAPE.F8]" office:value-type="string" office:string-value="Fri Sep 28 13:16:44 2007">
            <text:p>Fri Sep 28 13:16:44 2007</text:p>
          </table:table-cell>
          <table:table-cell table:style-name="ce5" table:formula="oooc:=[$ESCAPE.F7]" office:value-type="float" office:value="4780">
            <text:p>4780</text:p>
          </table:table-cell>
          <table:table-cell table:style-name="ce5" table:formula="oooc:=[$ESCAPE.G7]" office:value-type="float" office:value="10588">
            <text:p>10588</text:p>
          </table:table-cell>
          <table:table-cell table:style-name="ce5" table:formula="oooc:=[$ESCAPE.H7]" office:value-type="float" office:value="27928">
            <text:p>27928</text:p>
          </table:table-cell>
          <table:table-cell table:style-name="ce5" table:formula="oooc:=[$ESCAPE.I7]" office:value-type="float" office:value="3637">
            <text:p>3637</text:p>
          </table:table-cell>
          <table:table-cell office:value-type="float" office:value="1">
            <text:p>1</text:p>
          </table:table-cell>
          <table:table-cell table:style-name="ce5" table:formula="oooc:=(([.F25]-[.G25])*100)/MAX([.F25];[.G25])*[.H25]" office:value-type="float" office:value="86.9772271555428">
            <text:p>86.98</text:p>
          </table:table-cell>
          <table:table-cell office:value-type="float" office:value="30">
            <text:p>30</text:p>
          </table:table-cell>
          <table:table-cell table:style-name="ce5" table:formula="oooc:=[.I25]-[.J25]" office:value-type="float" office:value="56.9772271555428">
            <text:p>56.98</text:p>
          </table:table-cell>
          <table:table-cell table:number-columns-repeated="245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ooc:=[$ESCAPE.J8]" office:value-type="string" office:string-value="Fri Sep 28 13:16:55 2007">
            <text:p>Fri Sep 28 13:16:55 2007</text:p>
          </table:table-cell>
          <table:table-cell table:style-name="ce5" table:formula="oooc:=[$ESCAPE.J7]" office:value-type="float" office:value="9261">
            <text:p>9261</text:p>
          </table:table-cell>
          <table:table-cell/>
          <table:table-cell table:style-name="ce5" table:formula="oooc:=[$ESCAPE.K7]" office:value-type="float" office:value="6812">
            <text:p>6812</text:p>
          </table:table-cell>
          <table:table-cell table:style-name="ce5" table:formula="oooc:=[$ESCAPE.L7]" office:value-type="float" office:value="2445">
            <text:p>2445</text:p>
          </table:table-cell>
          <table:table-cell office:value-type="float" office:value="1">
            <text:p>1</text:p>
          </table:table-cell>
          <table:table-cell table:style-name="ce5" table:formula="oooc:=(([.F26]-[.G26])*100)/MAX([.F26];[.G26])*[.H26]" office:value-type="float" office:value="64.1074574280681">
            <text:p>64.11</text:p>
          </table:table-cell>
          <table:table-cell office:value-type="float" office:value="30">
            <text:p>30</text:p>
          </table:table-cell>
          <table:table-cell table:style-name="ce5" table:formula="oooc:=[.I26]-[.J26]" office:value-type="float" office:value="34.1074574280681">
            <text:p>34.11</text:p>
          </table:table-cell>
          <table:table-cell table:number-columns-repeated="245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formula="oooc:=[$ESCAPE.M8]" office:value-type="string" office:string-value="Fri Sep 28 13:17:30 2007">
            <text:p>Fri Sep 28 13:17:30 2007</text:p>
          </table:table-cell>
          <table:table-cell table:style-name="ce5" table:formula="oooc:=[$ESCAPE.M7]" office:value-type="float" office:value="9261">
            <text:p>9261</text:p>
          </table:table-cell>
          <table:table-cell/>
          <table:table-cell table:style-name="ce5" table:formula="oooc:=[$ESCAPE.N7]" office:value-type="float" office:value="10890">
            <text:p>10890</text:p>
          </table:table-cell>
          <table:table-cell table:style-name="ce5" table:formula="oooc:=[$ESCAPE.O7]" office:value-type="float" office:value="2068">
            <text:p>2068</text:p>
          </table:table-cell>
          <table:table-cell office:value-type="float" office:value="1">
            <text:p>1</text:p>
          </table:table-cell>
          <table:table-cell table:style-name="ce5" table:formula="oooc:=(([.F27]-[.G27])*100)/MAX([.F27];[.G27])*[.H27]" office:value-type="float" office:value="81.010101010101">
            <text:p>81.01</text:p>
          </table:table-cell>
          <table:table-cell office:value-type="float" office:value="30">
            <text:p>30</text:p>
          </table:table-cell>
          <table:table-cell table:style-name="ce5" table:formula="oooc:=[.I27]-[.J27]" office:value-type="float" office:value="51.010101010101">
            <text:p>51.01</text:p>
          </table:table-cell>
          <table:table-cell table:number-columns-repeated="24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ooc:=[$ESCAPE.P8]" office:value-type="string" office:string-value="Fri Sep 28 15:07:01 2007">
            <text:p>Fri Sep 28 15:07:01 2007</text:p>
          </table:table-cell>
          <table:table-cell table:style-name="ce7" table:formula="oooc:=[$ESCAPE.P7]" office:value-type="float" office:value="157096">
            <text:p>157096</text:p>
          </table:table-cell>
          <table:table-cell/>
          <table:table-cell table:style-name="ce5" table:formula="oooc:=[$ESCAPE.Q7]" office:value-type="float" office:value="24561">
            <text:p>24561</text:p>
          </table:table-cell>
          <table:table-cell table:style-name="ce6" table:formula="oooc:=[$ESCAPE.R7]" office:value-type="float" office:value="5101">
            <text:p>5101</text:p>
          </table:table-cell>
          <table:table-cell office:value-type="float" office:value="1">
            <text:p>1</text:p>
          </table:table-cell>
          <table:table-cell table:style-name="ce5" table:formula="oooc:=(([.F28]-[.G28])*100)/MAX([.F28];[.G28])*[.H28]" office:value-type="float" office:value="79.2313016570987">
            <text:p>79.23</text:p>
          </table:table-cell>
          <table:table-cell office:value-type="float" office:value="20">
            <text:p>20</text:p>
          </table:table-cell>
          <table:table-cell table:style-name="ce5" table:formula="oooc:=[.I28]-[.J28]" office:value-type="float" office:value="59.2313016570987">
            <text:p>59.23</text:p>
          </table:table-cell>
          <table:table-cell table:number-columns-repeated="24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formula="oooc:=[$ESCAPE.S8]" office:value-type="string" office:string-value="Fri Sep 28 13:24:43 2007">
            <text:p>Fri Sep 28 13:24:43 2007</text:p>
          </table:table-cell>
          <table:table-cell table:style-name="ce6" table:formula="oooc:=[$ESCAPE.S7]" office:value-type="float" office:value="52969">
            <text:p>52969</text:p>
          </table:table-cell>
          <table:table-cell/>
          <table:table-cell table:style-name="ce5" table:formula="oooc:=[$ESCAPE.T7]" office:value-type="float" office:value="1497">
            <text:p>1497</text:p>
          </table:table-cell>
          <table:table-cell table:style-name="ce5" table:formula="oooc:=[$ESCAPE.U7]" office:value-type="float" office:value="980">
            <text:p>980</text:p>
          </table:table-cell>
          <table:table-cell office:value-type="float" office:value="1">
            <text:p>1</text:p>
          </table:table-cell>
          <table:table-cell table:style-name="ce5" table:formula="oooc:=(([.F29]-[.G29])*100)/MAX([.F29];[.G29])*[.H29]" office:value-type="float" office:value="34.5357381429526">
            <text:p>34.54</text:p>
          </table:table-cell>
          <table:table-cell office:value-type="float" office:value="20">
            <text:p>20</text:p>
          </table:table-cell>
          <table:table-cell table:style-name="ce5" table:formula="oooc:=[.I29]-[.J29]" office:value-type="float" office:value="14.5357381429526">
            <text:p>14.54</text:p>
          </table:table-cell>
          <table:table-cell table:number-columns-repeated="24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ooc:=[$ESCAPE.V8]" office:value-type="string" office:string-value="Fri Sep 28 13:28:12 2007">
            <text:p>Fri Sep 28 13:28:12 2007</text:p>
          </table:table-cell>
          <table:table-cell table:style-name="ce5" table:formula="oooc:=[$ESCAPE.V7]" office:value-type="float" office:value="21441">
            <text:p>21441</text:p>
          </table:table-cell>
          <table:table-cell/>
          <table:table-cell table:style-name="ce6" table:formula="oooc:=[$ESCAPE.W7]" office:value-type="float" office:value="21539">
            <text:p>21539</text:p>
          </table:table-cell>
          <table:table-cell table:style-name="ce5" table:formula="oooc:=[$ESCAPE.X7]" office:value-type="float" office:value="5528">
            <text:p>5528</text:p>
          </table:table-cell>
          <table:table-cell office:value-type="float" office:value="1">
            <text:p>1</text:p>
          </table:table-cell>
          <table:table-cell table:style-name="ce5" table:formula="oooc:=(([.F30]-[.G30])*100)/MAX([.F30];[.G30])*[.H30]" office:value-type="float" office:value="74.3349273411022">
            <text:p>74.33</text:p>
          </table:table-cell>
          <table:table-cell office:value-type="float" office:value="20">
            <text:p>20</text:p>
          </table:table-cell>
          <table:table-cell table:style-name="ce5" table:formula="oooc:=[.I30]-[.J30]" office:value-type="float" office:value="54.3349273411022">
            <text:p>54.33</text:p>
          </table:table-cell>
          <table:table-cell table:number-columns-repeated="245"/>
        </table:table-row>
        <table:table-row table:style-name="ro1">
          <table:table-cell table:number-columns-repeated="256"/>
        </table:table-row>
        <table:table-row table:style-name="ro1">
          <table:table-cell table:style-name="ce1"/>
          <table:table-cell table:number-columns-repeated="255"/>
        </table:table-row>
        <table:table-row table:style-name="ro1">
          <table:table-cell table:style-name="ce1" office:value-type="string">
            <text:p>LEVEL 10</text:p>
          </table:table-cell>
          <table:table-cell table:number-columns-repeated="255"/>
        </table:table-row>
        <table:table-row table:style-name="ro1">
          <table:table-cell/>
          <table:table-cell table:style-name="ce4" office:value-type="string">
            <text:p>scenario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source</text:p>
          </table:table-cell>
          <table:table-cell/>
          <table:table-cell table:style-name="ce1" office:value-type="string">
            <text:p>t/ns</text:p>
          </table:table-cell>
          <table:table-cell table:style-name="ce2" office:value-type="string">
            <text:p>t/s</text:p>
          </table:table-cell>
          <table:table-cell table:style-name="ce9" office:value-type="string">
            <text:p>valid?</text:p>
          </table:table-cell>
          <table:table-cell table:style-name="ce9" office:value-type="string">
            <text:p>regret</text:p>
          </table:table-cell>
          <table:table-cell table:style-name="ce9" office:value-type="string">
            <text:p>needed regret</text:p>
          </table:table-cell>
          <table:table-cell table:style-name="ce9" office:value-type="string">
            <text:p>excess regret</text:p>
          </table:table-cell>
          <table:table-cell table:number-columns-repeated="245"/>
        </table:table-row>
        <table:table-row table:style-name="ro1">
          <table:table-cell/>
          <table:table-cell office:value-type="float" office:value="1">
            <text:p>1</text:p>
          </table:table-cell>
          <table:table-cell table:formula="oooc:=[$LEVEL10.B8]" office:value-type="string" office:string-value="Fri Sep 28 13:57:12 2007">
            <text:p>Fri Sep 28 13:57:12 2007</text:p>
          </table:table-cell>
          <table:table-cell table:style-name="ce5" table:formula="oooc:=[$LEVEL10.B7]" office:value-type="float" office:value="3307">
            <text:p>3307</text:p>
          </table:table-cell>
          <table:table-cell/>
          <table:table-cell table:style-name="ce5" table:formula="oooc:=[$LEVEL10.C7]" office:value-type="float" office:value="1754">
            <text:p>1754</text:p>
          </table:table-cell>
          <table:table-cell table:style-name="ce5" table:formula="oooc:=[$LEVEL10.D7]" office:value-type="float" office:value="334">
            <text:p>334</text:p>
          </table:table-cell>
          <table:table-cell office:value-type="float" office:value="1">
            <text:p>1</text:p>
          </table:table-cell>
          <table:table-cell table:style-name="ce5" table:formula="oooc:=(([.F35]-[.G35])*100)/MAX([.F35];[.G35])*[.H35]" office:value-type="float" office:value="80.957810718358">
            <text:p>80.96</text:p>
          </table:table-cell>
          <table:table-cell office:value-type="float" office:value="20">
            <text:p>20</text:p>
          </table:table-cell>
          <table:table-cell table:style-name="ce5" table:formula="oooc:=[.I35]-[.J35]" office:value-type="float" office:value="60.957810718358">
            <text:p>60.96</text:p>
          </table:table-cell>
          <table:table-cell/>
          <table:table-cell office:value-type="string">
            <text:p>health changes</text:p>
          </table:table-cell>
          <table:table-cell table:number-columns-repeated="243"/>
        </table:table-row>
        <table:table-row table:style-name="ro1">
          <table:table-cell/>
          <table:table-cell office:value-type="float" office:value="2">
            <text:p>2</text:p>
          </table:table-cell>
          <table:table-cell table:formula="oooc:=[$LEVEL10.E8]" office:value-type="string" office:string-value="Fri Sep 28 15:16:28 2007">
            <text:p>Fri Sep 28 15:16:28 2007</text:p>
          </table:table-cell>
          <table:table-cell table:style-name="ce5" table:formula="oooc:=[$LEVEL10.E7]" office:value-type="float" office:value="19605">
            <text:p>19605</text:p>
          </table:table-cell>
          <table:table-cell/>
          <table:table-cell table:style-name="ce5" table:formula="oooc:=[$LEVEL10.F7]" office:value-type="float" office:value="4153">
            <text:p>4153</text:p>
          </table:table-cell>
          <table:table-cell table:style-name="ce5" table:formula="oooc:=[$LEVEL10.G7]" office:value-type="float" office:value="2029">
            <text:p>2029</text:p>
          </table:table-cell>
          <table:table-cell office:value-type="float" office:value="1">
            <text:p>1</text:p>
          </table:table-cell>
          <table:table-cell table:style-name="ce5" table:formula="oooc:=(([.F36]-[.G36])*100)/MAX([.F36];[.G36])*[.H36]" office:value-type="float" office:value="51.1437515049362">
            <text:p>51.14</text:p>
          </table:table-cell>
          <table:table-cell office:value-type="float" office:value="20">
            <text:p>20</text:p>
          </table:table-cell>
          <table:table-cell table:style-name="ce5" table:formula="oooc:=[.I36]-[.J36]" office:value-type="float" office:value="31.1437515049362">
            <text:p>31.14</text:p>
          </table:table-cell>
          <table:table-cell/>
          <table:table-cell office:value-type="string">
            <text:p>decrease health terrorist</text:p>
          </table:table-cell>
          <table:table-cell table:number-columns-repeated="243"/>
        </table:table-row>
        <table:table-row table:style-name="ro1">
          <table:table-cell/>
          <table:table-cell office:value-type="float" office:value="3">
            <text:p>3</text:p>
          </table:table-cell>
          <table:table-cell table:formula="oooc:=[$LEVEL10.H8]" office:value-type="string" office:string-value="Fri Sep 28 13:59:15 2007">
            <text:p>Fri Sep 28 13:59:15 2007</text:p>
          </table:table-cell>
          <table:table-cell table:style-name="ce5" table:formula="oooc:=[$LEVEL10.H7]" office:value-type="float" office:value="4729">
            <text:p>4729</text:p>
          </table:table-cell>
          <table:table-cell/>
          <table:table-cell table:style-name="ce5" table:formula="oooc:=[$LEVEL10.I7]" office:value-type="float" office:value="9676">
            <text:p>9676</text:p>
          </table:table-cell>
          <table:table-cell table:style-name="ce5" table:formula="oooc:=[$LEVEL10.J7]" office:value-type="float" office:value="7486">
            <text:p>7486</text:p>
          </table:table-cell>
          <table:table-cell office:value-type="float" office:value="1">
            <text:p>1</text:p>
          </table:table-cell>
          <table:table-cell table:style-name="ce5" table:formula="oooc:=(([.F37]-[.G37])*100)/MAX([.F37];[.G37])*[.H37]" office:value-type="float" office:value="22.6333195535345">
            <text:p>22.63</text:p>
          </table:table-cell>
          <table:table-cell office:value-type="float" office:value="20">
            <text:p>20</text:p>
          </table:table-cell>
          <table:table-cell table:style-name="ce5" table:formula="oooc:=[.I37]-[.J37]" office:value-type="float" office:value="2.63331955353452">
            <text:p>2.63</text:p>
          </table:table-cell>
          <table:table-cell/>
          <table:table-cell office:value-type="string">
            <text:p>wielding weapon1</text:p>
          </table:table-cell>
          <table:table-cell table:number-columns-repeated="243"/>
        </table:table-row>
        <table:table-row table:style-name="ro1">
          <table:table-cell/>
          <table:table-cell office:value-type="float" office:value="4">
            <text:p>4</text:p>
          </table:table-cell>
          <table:table-cell table:formula="oooc:=[$LEVEL10.K8]" office:value-type="string" office:string-value="Fri Sep 28 14:51:53 2007">
            <text:p>Fri Sep 28 14:51:53 2007</text:p>
          </table:table-cell>
          <table:table-cell table:style-name="ce5" table:formula="oooc:=[$LEVEL10.K7]" office:value-type="float" office:value="17941">
            <text:p>17941</text:p>
          </table:table-cell>
          <table:table-cell/>
          <table:table-cell table:style-name="ce5" table:formula="oooc:=[$LEVEL10.L7]" office:value-type="float" office:value="1123">
            <text:p>1123</text:p>
          </table:table-cell>
          <table:table-cell table:style-name="ce5" table:formula="oooc:=[$LEVEL10.M7]" office:value-type="float" office:value="534">
            <text:p>534</text:p>
          </table:table-cell>
          <table:table-cell office:value-type="float" office:value="1">
            <text:p>1</text:p>
          </table:table-cell>
          <table:table-cell table:style-name="ce5" table:formula="oooc:=(([.F38]-[.G38])*100)/MAX([.F38];[.G38])*[.H38]" office:value-type="float" office:value="52.4487978628673">
            <text:p>52.45</text:p>
          </table:table-cell>
          <table:table-cell office:value-type="float" office:value="20">
            <text:p>20</text:p>
          </table:table-cell>
          <table:table-cell table:style-name="ce5" table:formula="oooc:=[.I38]-[.J38]" office:value-type="float" office:value="32.4487978628673">
            <text:p>32.45</text:p>
          </table:table-cell>
          <table:table-cell/>
          <table:table-cell office:value-type="string">
            <text:p>decrease health</text:p>
          </table:table-cell>
          <table:table-cell table:number-columns-repeated="243"/>
        </table:table-row>
        <table:table-row table:style-name="ro1">
          <table:table-cell/>
          <table:table-cell office:value-type="float" office:value="5">
            <text:p>5</text:p>
          </table:table-cell>
          <table:table-cell table:formula="oooc:=[$LEVEL10.N8]" office:value-type="string" office:string-value="Fri Sep 28 14:13:35 2007">
            <text:p>Fri Sep 28 14:13:35 2007</text:p>
          </table:table-cell>
          <table:table-cell table:style-name="ce5" table:formula="oooc:=[$LEVEL10.N7]" office:value-type="float" office:value="52969">
            <text:p>52969</text:p>
          </table:table-cell>
          <table:table-cell/>
          <table:table-cell table:style-name="ce5" table:formula="oooc:=[$LEVEL10.O7]" office:value-type="float" office:value="7565">
            <text:p>7565</text:p>
          </table:table-cell>
          <table:table-cell table:style-name="ce5" table:formula="oooc:=[$LEVEL10.P7]" office:value-type="float" office:value="5683">
            <text:p>5683</text:p>
          </table:table-cell>
          <table:table-cell office:value-type="float" office:value="1">
            <text:p>1</text:p>
          </table:table-cell>
          <table:table-cell table:style-name="ce5" table:formula="oooc:=(([.F39]-[.G39])*100)/MAX([.F39];[.G39])*[.H39]" office:value-type="float" office:value="24.8777263714475">
            <text:p>24.88</text:p>
          </table:table-cell>
          <table:table-cell office:value-type="float" office:value="20">
            <text:p>20</text:p>
          </table:table-cell>
          <table:table-cell table:style-name="ce5" table:formula="oooc:=[.I39]-[.J39]" office:value-type="float" office:value="4.87772637144746">
            <text:p>4.88</text:p>
          </table:table-cell>
          <table:table-cell/>
          <table:table-cell office:value-type="string">
            <text:p>carrying log1 -&gt; holding soldier</text:p>
          </table:table-cell>
          <table:table-cell table:number-columns-repeated="243"/>
        </table:table-row>
        <table:table-row table:style-name="ro1">
          <table:table-cell/>
          <table:table-cell office:value-type="float" office:value="6">
            <text:p>6</text:p>
          </table:table-cell>
          <table:table-cell table:formula="oooc:=[$LEVEL10.Q8]" office:value-type="string" office:string-value="Fri Sep 28 14:24:45 2007">
            <text:p>Fri Sep 28 14:24:45 2007</text:p>
          </table:table-cell>
          <table:table-cell table:style-name="ce5" table:formula="oooc:=[$LEVEL10.Q7]" office:value-type="float" office:value="13621">
            <text:p>13621</text:p>
          </table:table-cell>
          <table:table-cell/>
          <table:table-cell table:style-name="ce5" table:formula="oooc:=[$LEVEL10.R7]" office:value-type="float" office:value="3329">
            <text:p>3329</text:p>
          </table:table-cell>
          <table:table-cell table:style-name="ce5" table:formula="oooc:=[$LEVEL10.S7]" office:value-type="float" office:value="1878">
            <text:p>1878</text:p>
          </table:table-cell>
          <table:table-cell office:value-type="float" office:value="1">
            <text:p>1</text:p>
          </table:table-cell>
          <table:table-cell table:style-name="ce5" table:formula="oooc:=(([.F40]-[.G40])*100)/MAX([.F40];[.G40])*[.H40]" office:value-type="float" office:value="43.5866626614599">
            <text:p>43.59</text:p>
          </table:table-cell>
          <table:table-cell office:value-type="float" office:value="20">
            <text:p>20</text:p>
          </table:table-cell>
          <table:table-cell table:style-name="ce5" table:formula="oooc:=[.I40]-[.J40]" office:value-type="float" office:value="23.5866626614599">
            <text:p>23.59</text:p>
          </table:table-cell>
          <table:table-cell table:number-columns-repeated="245"/>
        </table:table-row>
        <table:table-row table:style-name="ro1">
          <table:table-cell/>
          <table:table-cell office:value-type="float" office:value="7">
            <text:p>7</text:p>
          </table:table-cell>
          <table:table-cell table:formula="oooc:=[$LEVEL10.T8]" office:value-type="string" office:string-value="Fri Sep 28 14:17:29 2007">
            <text:p>Fri Sep 28 14:17:29 2007</text:p>
          </table:table-cell>
          <table:table-cell table:style-name="ce5" table:formula="oooc:=[$LEVEL10.T7]" office:value-type="float" office:value="16375">
            <text:p>16375</text:p>
          </table:table-cell>
          <table:table-cell/>
          <table:table-cell table:style-name="ce5" table:formula="oooc:=[$LEVEL10.U7]" office:value-type="float" office:value="3336">
            <text:p>3336</text:p>
          </table:table-cell>
          <table:table-cell table:style-name="ce5" table:formula="oooc:=[$LEVEL10.V7]" office:value-type="float" office:value="953">
            <text:p>953</text:p>
          </table:table-cell>
          <table:table-cell office:value-type="float" office:value="1">
            <text:p>1</text:p>
          </table:table-cell>
          <table:table-cell table:style-name="ce5" table:formula="oooc:=(([.F41]-[.G41])*100)/MAX([.F41];[.G41])*[.H41]" office:value-type="float" office:value="71.4328537170264">
            <text:p>71.43</text:p>
          </table:table-cell>
          <table:table-cell office:value-type="float" office:value="20">
            <text:p>20</text:p>
          </table:table-cell>
          <table:table-cell table:style-name="ce5" table:formula="oooc:=[.I41]-[.J41]" office:value-type="float" office:value="51.4328537170264">
            <text:p>51.43</text:p>
          </table:table-cell>
          <table:table-cell/>
          <table:table-cell office:value-type="string">
            <text:p>health changes</text:p>
          </table:table-cell>
          <table:table-cell table:number-columns-repeated="243"/>
        </table:table-row>
        <table:table-row table:style-name="ro1">
          <table:table-cell/>
          <table:table-cell office:value-type="float" office:value="8">
            <text:p>8</text:p>
          </table:table-cell>
          <table:table-cell table:formula="oooc:=[LEVEL10.W8]" office:value-type="string" office:string-value="Fri Sep 28 20:37:08 2007">
            <text:p>Fri Sep 28 20:37:08 2007</text:p>
          </table:table-cell>
          <table:table-cell table:formula="oooc:=[LEVEL10.W7]" office:value-type="float" office:value="188213">
            <text:p>188213</text:p>
          </table:table-cell>
          <table:table-cell/>
          <table:table-cell table:formula="oooc:=[LEVEL10.X7]" office:value-type="float" office:value="1497">
            <text:p>1497</text:p>
          </table:table-cell>
          <table:table-cell table:formula="oooc:=[LEVEL10.Y7]" office:value-type="float" office:value="980">
            <text:p>980</text:p>
          </table:table-cell>
          <table:table-cell office:value-type="float" office:value="1">
            <text:p>1</text:p>
          </table:table-cell>
          <table:table-cell table:style-name="ce5" table:formula="oooc:=(([.F42]-[.G42])*100)/MAX([.F42];[.G42])*[.H42]" office:value-type="float" office:value="34.5357381429526">
            <text:p>34.54</text:p>
          </table:table-cell>
          <table:table-cell office:value-type="float" office:value="20">
            <text:p>20</text:p>
          </table:table-cell>
          <table:table-cell table:style-name="ce5" table:formula="oooc:=[.I42]-[.J42]" office:value-type="float" office:value="14.5357381429526">
            <text:p>14.54</text:p>
          </table:table-cell>
          <table:table-cell table:number-columns-repeated="245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"/>
          <table:table-cell table:style-name="ce2" office:value-type="string">
            <text:p>level</text:p>
          </table:table-cell>
          <table:table-cell table:style-name="ce2" office:value-type="string">
            <text:p>average excess regret</text:p>
          </table:table-cell>
          <table:table-cell table:number-columns-repeated="5"/>
          <table:table-cell office:value-type="string">
            <text:p>relevant emails:</text:p>
          </table:table-cell>
          <table:table-cell table:number-columns-repeated="246"/>
        </table:table-row>
        <table:table-row table:style-name="ro2">
          <table:table-cell table:number-columns-repeated="2"/>
          <table:table-cell office:value-type="float" office:value="6">
            <text:p>6</text:p>
          </table:table-cell>
          <table:table-cell table:style-name="ce5" table:formula="oooc:=AVERAGE([.K3];[.K4];[.K5];[.K13];[.K14];[.K24];[.K25])" office:value-type="float" office:value="34.3195690437421">
            <text:p>34.32</text:p>
          </table:table-cell>
          <table:table-cell table:number-columns-repeated="5"/>
          <table:table-cell office:value-type="string">
            <text:p>regret definition</text:p>
          </table:table-cell>
          <table:table-cell table:style-name="ce10" office:value-type="string">
            <text:p>FW: experimental protocol  </text:p>
          </table:table-cell>
          <table:table-cell table:style-name="ce11" office:value-type="date" office:date-value="2007-06-14">
            <text:p>06/14/07</text:p>
          </table:table-cell>
          <table:table-cell table:number-columns-repeated="244"/>
        </table:table-row>
        <table:table-row table:style-name="ro2">
          <table:table-cell table:number-columns-repeated="2"/>
          <table:table-cell office:value-type="float" office:value="7">
            <text:p>7</text:p>
          </table:table-cell>
          <table:table-cell table:style-name="ce5" table:formula="oooc:=AVERAGE([.K15];[.K16];[.K26];[.K27])" office:value-type="float" office:value="27.6817728315859">
            <text:p>27.68</text:p>
          </table:table-cell>
          <table:table-cell table:number-columns-repeated="5"/>
          <table:table-cell office:value-type="string">
            <text:p>needed regrets</text:p>
          </table:table-cell>
          <table:table-cell table:style-name="ce10" office:value-type="string">
            <text:p>Definition of Regret</text:p>
          </table:table-cell>
          <table:table-cell table:style-name="ce11" office:value-type="date" office:date-value="2007-08-09">
            <text:p>08/09/07</text:p>
          </table:table-cell>
          <table:table-cell table:number-columns-repeated="244"/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table:style-name="ce5" table:formula="oooc:=AVERAGE([.K6];[.K7];[.K17];[.K18];[.K28];[.K29])" office:value-type="float" office:value="16.1780729188602">
            <text:p>16.18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table:style-name="ce5" table:formula="oooc:=AVERAGE([.K8];[.K9];[.K19];[.K20];[.K30])" office:value-type="float" office:value="37.2943149883275">
            <text:p>37.29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table:style-name="ce5" table:formula="oooc:=AVERAGE([.K35:.K41])" office:value-type="float" office:value="29.5829889128043">
            <text:p>29.58</text:p>
          </table:table-cell>
          <table:table-cell table:number-columns-repeated="252"/>
        </table:table-row>
        <table:table-row table:style-name="ro1" table:number-rows-repeated="6548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RESULTS_time" table:style-name="ta2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1" table:number-columns-repeated="4" table:default-cell-style-name="Default"/>
        <table:table-column table:style-name="co1" table:default-cell-style-name="ce8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43" table:default-cell-style-name="Default"/>
        <table:table-row table:style-name="ro1">
          <table:table-cell table:style-name="ce1" office:value-type="string">
            <text:p>ROGUE</text:p>
          </table:table-cell>
          <table:table-cell table:number-columns-repeated="3"/>
          <table:table-cell table:style-name="ce1"/>
          <table:table-cell table:number-columns-repeated="251"/>
        </table:table-row>
        <table:table-row table:style-name="ro1">
          <table:table-cell table:style-name="ce2" office:value-type="string">
            <text:p>level</text:p>
          </table:table-cell>
          <table:table-cell table:style-name="ce4" office:value-type="string">
            <text:p>scenario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source1</text:p>
          </table:table-cell>
          <table:table-cell table:style-name="ce2" office:value-type="string">
            <text:p>source2</text:p>
          </table:table-cell>
          <table:table-cell table:style-name="ce2" office:value-type="string">
            <text:p>t/ns</text:p>
          </table:table-cell>
          <table:table-cell table:style-name="ce2" office:value-type="string">
            <text:p>t/s</text:p>
          </table:table-cell>
          <table:table-cell table:style-name="ce9" office:value-type="string">
            <text:p>valid?</text:p>
          </table:table-cell>
          <table:table-cell table:style-name="ce9" office:value-type="string">
            <text:p>regret</text:p>
          </table:table-cell>
          <table:table-cell table:style-name="ce9" office:value-type="string">
            <text:p>needed regret</text:p>
          </table:table-cell>
          <table:table-cell table:style-name="ce9" office:value-type="string">
            <text:p>excess regret</text:p>
          </table:table-cell>
          <table:table-cell table:style-name="ce2"/>
          <table:table-cell table:style-name="ce2" office:value-type="string">
            <text:p>notes</text:p>
          </table:table-cell>
          <table:table-cell table:style-name="ce2" table:number-columns-repeated="242"/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ooc:=[$ROGUE.B7]" office:value-type="string" office:string-value="Fri Sep 28 13:32:12 2007">
            <text:p>Fri Sep 28 13:32:12 2007</text:p>
          </table:table-cell>
          <table:table-cell table:style-name="ce5" table:formula="oooc:=[$ROGUE.B6]*[$ROGUE.B10]*0.001" office:value-type="float" office:value="220.29927">
            <text:p>220.3</text:p>
          </table:table-cell>
          <table:table-cell table:style-name="ce5" table:formula="oooc:=[$ROGUE.C6]*[$ROGUE.C10]*0.001" office:value-type="float" office:value="240.134308">
            <text:p>240.13</text:p>
          </table:table-cell>
          <table:table-cell table:style-name="ce5" table:formula="oooc:=[$ROGUE.D6]*[$ROGUE.D10]*0.001" office:value-type="float" office:value="5342.71968">
            <text:p>5342.72</text:p>
          </table:table-cell>
          <table:table-cell table:style-name="ce5" table:formula="oooc:=[$ROGUE.E6]*[$ROGUE.E10]*0.001" office:value-type="float" office:value="81.860898">
            <text:p>81.86</text:p>
          </table:table-cell>
          <table:table-cell office:value-type="float" office:value="1">
            <text:p>1</text:p>
          </table:table-cell>
          <table:table-cell table:style-name="ce5" table:formula="oooc:=(([.F3]-[.G3])*100)/MAX([.F3];[.G3])*[.H3]" office:value-type="float" office:value="98.467804734236">
            <text:p>98.47</text:p>
          </table:table-cell>
          <table:table-cell office:value-type="float" office:value="30">
            <text:p>30</text:p>
          </table:table-cell>
          <table:table-cell table:style-name="ce5" table:formula="oooc:=[.I3]-[.J3]" office:value-type="float" office:value="68.467804734236">
            <text:p>68.47</text:p>
          </table:table-cell>
          <table:table-cell table:number-columns-repeated="245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ooc:=[$ROGUE.F7]" office:value-type="string" office:string-value="Fri Sep 28 13:37:45 2007">
            <text:p>Fri Sep 28 13:37:45 2007</text:p>
          </table:table-cell>
          <table:table-cell table:style-name="ce5" table:formula="oooc:=[$ROGUE.F6]*[$ROGUE.F10]*0.001" office:value-type="float" office:value="271.895646">
            <text:p>271.9</text:p>
          </table:table-cell>
          <table:table-cell table:style-name="ce5" table:formula="oooc:=[$ROGUE.G6]*[$ROGUE.G10]*0.001" office:value-type="float" office:value="251.855205">
            <text:p>251.86</text:p>
          </table:table-cell>
          <table:table-cell table:style-name="ce5" table:formula="oooc:=[$ROGUE.H6]*[$ROGUE.H10]*0.001" office:value-type="float" office:value="867.720474">
            <text:p>867.72</text:p>
          </table:table-cell>
          <table:table-cell table:style-name="ce5" table:formula="oooc:=[$ROGUE.I6]*[$ROGUE.I10]*0.001" office:value-type="float" office:value="336.261422">
            <text:p>336.26</text:p>
          </table:table-cell>
          <table:table-cell office:value-type="float" office:value="1">
            <text:p>1</text:p>
          </table:table-cell>
          <table:table-cell table:style-name="ce5" table:formula="oooc:=(([.F4]-[.G4])*100)/MAX([.F4];[.G4])*[.H4]" office:value-type="float" office:value="61.2477252668813">
            <text:p>61.25</text:p>
          </table:table-cell>
          <table:table-cell office:value-type="float" office:value="30">
            <text:p>30</text:p>
          </table:table-cell>
          <table:table-cell table:style-name="ce5" table:formula="oooc:=[.I4]-[.J4]" office:value-type="float" office:value="31.2477252668813">
            <text:p>31.25</text:p>
          </table:table-cell>
          <table:table-cell table:number-columns-repeated="245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formula="oooc:=[$ROGUE.J7]" office:value-type="string" office:string-value="Fri Sep 28 14:06:05 2007">
            <text:p>Fri Sep 28 14:06:05 2007</text:p>
          </table:table-cell>
          <table:table-cell table:style-name="ce6" table:formula="oooc:=[$ROGUE.J6]*[$ROGUE.J10]*0.001" office:value-type="float" office:value="1974.89391">
            <text:p>1974.89</text:p>
          </table:table-cell>
          <table:table-cell table:style-name="ce6" table:formula="oooc:=[$ROGUE.K6]*[$ROGUE.K10]*0.001" office:value-type="float" office:value="2147.025881">
            <text:p>2147.03</text:p>
          </table:table-cell>
          <table:table-cell table:style-name="ce6" table:formula="oooc:=[$ROGUE.L6]*[$ROGUE.L10]*0.001" office:value-type="float" office:value="6956.056968">
            <text:p>6956.06</text:p>
          </table:table-cell>
          <table:table-cell table:style-name="ce5" table:formula="oooc:=[$ROGUE.M6]*[$ROGUE.M10]*0.001" office:value-type="float" office:value="2733.923654">
            <text:p>2733.92</text:p>
          </table:table-cell>
          <table:table-cell office:value-type="float" office:value="1">
            <text:p>1</text:p>
          </table:table-cell>
          <table:table-cell table:style-name="ce5" table:formula="oooc:=(([.F5]-[.G5])*100)/MAX([.F5];[.G5])*[.H5]" office:value-type="float" office:value="60.6972216217192">
            <text:p>60.7</text:p>
          </table:table-cell>
          <table:table-cell office:value-type="float" office:value="30">
            <text:p>30</text:p>
          </table:table-cell>
          <table:table-cell table:style-name="ce5" table:formula="oooc:=[.I5]-[.J5]" office:value-type="float" office:value="30.6972216217192">
            <text:p>30.7</text:p>
          </table:table-cell>
          <table:table-cell table:number-columns-repeated="24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ooc:=[$ROGUE.N7]" office:value-type="string" office:string-value="Mon Oct  1 10:42:05 2007">
            <text:p>Mon Oct <text:s/>1 10:42:05 2007</text:p>
          </table:table-cell>
          <table:table-cell table:style-name="ce6" table:formula="oooc:=[$ROGUE.N6]*[$ROGUE.N10]*0.001" office:value-type="float" office:value="2857.461772">
            <text:p>2857.46</text:p>
          </table:table-cell>
          <table:table-cell/>
          <table:table-cell table:style-name="ce5" table:formula="oooc:=[$ROGUE.O6]*[$ROGUE.O10]*0.001" office:value-type="float" office:value="210.49359">
            <text:p>210.49</text:p>
          </table:table-cell>
          <table:table-cell table:style-name="ce5" table:formula="oooc:=[$ROGUE.P6]*[$ROGUE.P10]*0.001" office:value-type="float" office:value="1292.880144">
            <text:p>1292.88</text:p>
          </table:table-cell>
          <table:table-cell office:value-type="float" office:value="1">
            <text:p>1</text:p>
          </table:table-cell>
          <table:table-cell table:style-name="ce5" table:formula="oooc:=(([.F6]-[.G6])*100)/MAX([.F6];[.G6])*[.H6]" office:value-type="float" office:value="-83.7190174992741">
            <text:p>-83.72</text:p>
          </table:table-cell>
          <table:table-cell office:value-type="float" office:value="20">
            <text:p>20</text:p>
          </table:table-cell>
          <table:table-cell table:style-name="ce5" table:formula="oooc:=[.I6]-[.J6]" office:value-type="float" office:value="-103.719017499274">
            <text:p>-103.72</text:p>
          </table:table-cell>
          <table:table-cell table:number-columns-repeated="24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formula="oooc:=[$ROGUE.Q7]" office:value-type="string" office:string-value="Fri Sep 28 14:17:15 2007">
            <text:p>Fri Sep 28 14:17:15 2007</text:p>
          </table:table-cell>
          <table:table-cell table:style-name="ce6" table:formula="oooc:=[$ROGUE.Q6]*[$ROGUE.Q10]*0.001" office:value-type="float" office:value="900.694278">
            <text:p>900.69</text:p>
          </table:table-cell>
          <table:table-cell/>
          <table:table-cell table:style-name="ce5" table:formula="oooc:=[$ROGUE.R6]*[$ROGUE.R10]*0.001" office:value-type="float" office:value="904.91148">
            <text:p>904.91</text:p>
          </table:table-cell>
          <table:table-cell table:style-name="ce5" table:formula="oooc:=[$ROGUE.S6]*[$ROGUE.S10]*0.001" office:value-type="float" office:value="50.439255">
            <text:p>50.44</text:p>
          </table:table-cell>
          <table:table-cell office:value-type="float" office:value="1">
            <text:p>1</text:p>
          </table:table-cell>
          <table:table-cell table:style-name="ce5" table:formula="oooc:=(([.F7]-[.G7])*100)/MAX([.F7];[.G7])*[.H7]" office:value-type="float" office:value="94.4260564580306">
            <text:p>94.43</text:p>
          </table:table-cell>
          <table:table-cell office:value-type="float" office:value="20">
            <text:p>20</text:p>
          </table:table-cell>
          <table:table-cell table:style-name="ce5" table:formula="oooc:=[.I7]-[.J7]" office:value-type="float" office:value="74.4260564580306">
            <text:p>74.43</text:p>
          </table:table-cell>
          <table:table-cell table:number-columns-repeated="24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ooc:=[$ROGUE.T7]" office:value-type="string" office:string-value="Fri Sep 28 13:55:11 2007">
            <text:p>Fri Sep 28 13:55:11 2007</text:p>
          </table:table-cell>
          <table:table-cell table:style-name="ce5" table:formula="oooc:=[$ROGUE.T6]*[$ROGUE.T10]*0.001" office:value-type="float" office:value="145.37556">
            <text:p>145.38</text:p>
          </table:table-cell>
          <table:table-cell/>
          <table:table-cell table:style-name="ce5" table:formula="oooc:=[$ROGUE.U6]*[$ROGUE.U10]*0.001" office:value-type="float" office:value="230.012552">
            <text:p>230.01</text:p>
          </table:table-cell>
          <table:table-cell table:style-name="ce5" table:formula="oooc:=[$ROGUE.V6]*[$ROGUE.V10]*0.001" office:value-type="float" office:value="79.876368">
            <text:p>79.88</text:p>
          </table:table-cell>
          <table:table-cell office:value-type="float" office:value="1">
            <text:p>1</text:p>
          </table:table-cell>
          <table:table-cell table:style-name="ce5" table:formula="oooc:=(([.F8]-[.G8])*100)/MAX([.F8];[.G8])*[.H8]" office:value-type="float" office:value="65.2730395339468">
            <text:p>65.27</text:p>
          </table:table-cell>
          <table:table-cell office:value-type="float" office:value="20">
            <text:p>20</text:p>
          </table:table-cell>
          <table:table-cell table:style-name="ce5" table:formula="oooc:=[.I8]-[.J8]" office:value-type="float" office:value="45.2730395339468">
            <text:p>45.27</text:p>
          </table:table-cell>
          <table:table-cell table:number-columns-repeated="24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formula="oooc:=[$ROGUE.W7]" office:value-type="string" office:string-value="Fri Sep 28 13:55:34 2007">
            <text:p>Fri Sep 28 13:55:34 2007</text:p>
          </table:table-cell>
          <table:table-cell table:style-name="ce5" table:formula="oooc:=[$ROGUE.W6]*[$ROGUE.W10]*0.001" office:value-type="float" office:value="425.783688">
            <text:p>425.78</text:p>
          </table:table-cell>
          <table:table-cell/>
          <table:table-cell table:style-name="ce6" table:formula="oooc:=[$ROGUE.X6]*[$ROGUE.X10]*0.001" office:value-type="float" office:value="756.69218">
            <text:p>756.69</text:p>
          </table:table-cell>
          <table:table-cell table:style-name="ce5" table:formula="oooc:=[$ROGUE.Y6]*[$ROGUE.Y10]*0.001" office:value-type="float" office:value="178.663004">
            <text:p>178.66</text:p>
          </table:table-cell>
          <table:table-cell office:value-type="float" office:value="1">
            <text:p>1</text:p>
          </table:table-cell>
          <table:table-cell table:style-name="ce5" table:formula="oooc:=(([.F9]-[.G9])*100)/MAX([.F9];[.G9])*[.H9]" office:value-type="float" office:value="76.3889453700975">
            <text:p>76.39</text:p>
          </table:table-cell>
          <table:table-cell office:value-type="float" office:value="20">
            <text:p>20</text:p>
          </table:table-cell>
          <table:table-cell table:style-name="ce5" table:formula="oooc:=[.I9]-[.J9]" office:value-type="float" office:value="56.3889453700975">
            <text:p>56.39</text:p>
          </table:table-cell>
          <table:table-cell table:number-columns-repeated="24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WARGAME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level</text:p>
          </table:table-cell>
          <table:table-cell table:style-name="ce4" office:value-type="string">
            <text:p>scenario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source1</text:p>
          </table:table-cell>
          <table:table-cell table:style-name="ce2" office:value-type="string">
            <text:p>source2</text:p>
          </table:table-cell>
          <table:table-cell table:style-name="ce2" office:value-type="string">
            <text:p>t/ns</text:p>
          </table:table-cell>
          <table:table-cell table:style-name="ce2" office:value-type="string">
            <text:p>t/s</text:p>
          </table:table-cell>
          <table:table-cell table:style-name="ce9" office:value-type="string">
            <text:p>valid?</text:p>
          </table:table-cell>
          <table:table-cell table:style-name="ce9" office:value-type="string">
            <text:p>regret</text:p>
          </table:table-cell>
          <table:table-cell table:style-name="ce9" office:value-type="string">
            <text:p>needed regret</text:p>
          </table:table-cell>
          <table:table-cell table:style-name="ce9" office:value-type="string">
            <text:p>excess regret</text:p>
          </table:table-cell>
          <table:table-cell table:style-name="ce2" table:number-columns-repeated="244"/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ooc:=[$WARGAME.B8]" office:value-type="string" office:string-value="Fri Sep 28 13:19:18 2007">
            <text:p>Fri Sep 28 13:19:18 2007</text:p>
          </table:table-cell>
          <table:table-cell table:style-name="ce5" table:formula="oooc:=[$WARGAME.B7]*[$WARGAME.B11]*0.001" office:value-type="float" office:value="133.851472">
            <text:p>133.85</text:p>
          </table:table-cell>
          <table:table-cell table:style-name="ce6" table:formula="oooc:=[$WARGAME.C7]*[$WARGAME.C11]*0.001" office:value-type="float" office:value="237.88624">
            <text:p>237.89</text:p>
          </table:table-cell>
          <table:table-cell table:style-name="ce6" table:formula="oooc:=[$WARGAME.D7]*[$WARGAME.D11]*0.001" office:value-type="float" office:value="772.48213">
            <text:p>772.48</text:p>
          </table:table-cell>
          <table:table-cell table:style-name="ce5" table:formula="oooc:=[$WARGAME.E7]*[$WARGAME.E11]*0.001" office:value-type="float" office:value="547.71207">
            <text:p>547.71</text:p>
          </table:table-cell>
          <table:table-cell office:value-type="float" office:value="1">
            <text:p>1</text:p>
          </table:table-cell>
          <table:table-cell table:style-name="ce5" table:formula="oooc:=(([.F13]-[.G13])*100)/MAX([.F13];[.G13])*[.H13]" office:value-type="float" office:value="29.097120991006">
            <text:p>29.1</text:p>
          </table:table-cell>
          <table:table-cell office:value-type="float" office:value="30">
            <text:p>30</text:p>
          </table:table-cell>
          <table:table-cell table:style-name="ce5" table:formula="oooc:=[.I13]-[.J13]" office:value-type="float" office:value="-0.902879008994041">
            <text:p>-0.9</text:p>
          </table:table-cell>
          <table:table-cell table:number-columns-repeated="245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ooc:=[$WARGAME.F8]" office:value-type="string" office:string-value="Fri Sep 28 13:18:10 2007">
            <text:p>Fri Sep 28 13:18:10 2007</text:p>
          </table:table-cell>
          <table:table-cell table:style-name="ce6" table:formula="oooc:=[$WARGAME.F7]*[$WARGAME.F11]*0.001" office:value-type="float" office:value="17.669282">
            <text:p>17.67</text:p>
          </table:table-cell>
          <table:table-cell table:style-name="ce6" table:formula="oooc:=[$WARGAME.G7]*[$WARGAME.G11]*0.001" office:value-type="float" office:value="76.835582">
            <text:p>76.84</text:p>
          </table:table-cell>
          <table:table-cell table:style-name="ce6" table:formula="oooc:=[$WARGAME.H7]*[$WARGAME.H11]*0.001" office:value-type="float" office:value="218.119506">
            <text:p>218.12</text:p>
          </table:table-cell>
          <table:table-cell table:style-name="ce5" table:formula="oooc:=[$WARGAME.I7]*[$WARGAME.I11]*0.001" office:value-type="float" office:value="137.880095">
            <text:p>137.88</text:p>
          </table:table-cell>
          <table:table-cell office:value-type="float" office:value="1">
            <text:p>1</text:p>
          </table:table-cell>
          <table:table-cell table:style-name="ce5" table:formula="oooc:=(([.F14]-[.G14])*100)/MAX([.F14];[.G14])*[.H14]" office:value-type="float" office:value="36.7869029558503">
            <text:p>36.79</text:p>
          </table:table-cell>
          <table:table-cell office:value-type="float" office:value="30">
            <text:p>30</text:p>
          </table:table-cell>
          <table:table-cell table:style-name="ce5" table:formula="oooc:=[.I14]-[.J14]" office:value-type="float" office:value="6.78690295585026">
            <text:p>6.79</text:p>
          </table:table-cell>
          <table:table-cell table:number-columns-repeated="245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ooc:=[$WARGAME.J8]" office:value-type="string" office:string-value="Fri Sep 28 13:26:46 2007">
            <text:p>Fri Sep 28 13:26:46 2007</text:p>
          </table:table-cell>
          <table:table-cell table:style-name="ce5" table:formula="oooc:=[$WARGAME.J7]*[$WARGAME.J11]*0.001" office:value-type="float" office:value="489.831936">
            <text:p>489.83</text:p>
          </table:table-cell>
          <table:table-cell/>
          <table:table-cell table:style-name="ce5" table:formula="oooc:=[$WARGAME.K7]*[$WARGAME.K11]*0.001" office:value-type="float" office:value="227.284596">
            <text:p>227.28</text:p>
          </table:table-cell>
          <table:table-cell table:style-name="ce5" table:formula="oooc:=[$WARGAME.L7]*[$WARGAME.L11]*0.001" office:value-type="float" office:value="103.690752">
            <text:p>103.69</text:p>
          </table:table-cell>
          <table:table-cell office:value-type="float" office:value="1">
            <text:p>1</text:p>
          </table:table-cell>
          <table:table-cell table:style-name="ce5" table:formula="oooc:=(([.F15]-[.G15])*100)/MAX([.F15];[.G15])*[.H15]" office:value-type="float" office:value="54.3784515867499">
            <text:p>54.38</text:p>
          </table:table-cell>
          <table:table-cell office:value-type="float" office:value="30">
            <text:p>30</text:p>
          </table:table-cell>
          <table:table-cell table:style-name="ce5" table:formula="oooc:=[.I15]-[.J15]" office:value-type="float" office:value="24.3784515867499">
            <text:p>24.38</text:p>
          </table:table-cell>
          <table:table-cell table:number-columns-repeated="245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formula="oooc:=[$WARGAME.M8]" office:value-type="string" office:string-value="Fri Sep 28 13:27:48 2007">
            <text:p>Fri Sep 28 13:27:48 2007</text:p>
          </table:table-cell>
          <table:table-cell table:style-name="ce5" table:formula="oooc:=[$WARGAME.M7]*[$WARGAME.M11]*0.001" office:value-type="float" office:value="538.668228">
            <text:p>538.67</text:p>
          </table:table-cell>
          <table:table-cell/>
          <table:table-cell table:style-name="ce5" table:formula="oooc:=[$WARGAME.N7]*[$WARGAME.N11]*0.001" office:value-type="float" office:value="70.124782">
            <text:p>70.12</text:p>
          </table:table-cell>
          <table:table-cell table:style-name="ce5" table:formula="oooc:=[$WARGAME.O7]*[$WARGAME.O11]*0.001" office:value-type="float" office:value="47.59146">
            <text:p>47.59</text:p>
          </table:table-cell>
          <table:table-cell office:value-type="float" office:value="1">
            <text:p>1</text:p>
          </table:table-cell>
          <table:table-cell table:style-name="ce5" table:formula="oooc:=(([.F16]-[.G16])*100)/MAX([.F16];[.G16])*[.H16]" office:value-type="float" office:value="32.1331793944115">
            <text:p>32.13</text:p>
          </table:table-cell>
          <table:table-cell office:value-type="float" office:value="30">
            <text:p>30</text:p>
          </table:table-cell>
          <table:table-cell table:style-name="ce5" table:formula="oooc:=[.I16]-[.J16]" office:value-type="float" office:value="2.13317939441152">
            <text:p>2.13</text:p>
          </table:table-cell>
          <table:table-cell table:number-columns-repeated="24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ooc:=[$WARGAME.P8]" office:value-type="string" office:string-value="Fri Sep 28 13:27:17 2007">
            <text:p>Fri Sep 28 13:27:17 2007</text:p>
          </table:table-cell>
          <table:table-cell table:style-name="ce7" table:formula="oooc:=[$WARGAME.P7]*[$WARGAME.P11]*0.001" office:value-type="float" office:value="478.193924">
            <text:p>478.19</text:p>
          </table:table-cell>
          <table:table-cell/>
          <table:table-cell table:style-name="ce6" table:formula="oooc:=[$WARGAME.Q7]*[$WARGAME.Q11]*0.001" office:value-type="float" office:value="98.142779">
            <text:p>98.14</text:p>
          </table:table-cell>
          <table:table-cell table:style-name="ce5" table:formula="oooc:=[$WARGAME.R7]*[$WARGAME.R11]*0.001" office:value-type="float" office:value="102.569607">
            <text:p>102.57</text:p>
          </table:table-cell>
          <table:table-cell office:value-type="float" office:value="1">
            <text:p>1</text:p>
          </table:table-cell>
          <table:table-cell table:style-name="ce5" table:formula="oooc:=(([.F17]-[.G17])*100)/MAX([.F17];[.G17])*[.H17]" office:value-type="float" office:value="-4.31592567182205">
            <text:p>-4.32</text:p>
          </table:table-cell>
          <table:table-cell office:value-type="float" office:value="20">
            <text:p>20</text:p>
          </table:table-cell>
          <table:table-cell table:style-name="ce5" table:formula="oooc:=[.I17]-[.J17]" office:value-type="float" office:value="-24.3159256718221">
            <text:p>-24.32</text:p>
          </table:table-cell>
          <table:table-cell/>
          <table:table-cell office:value-type="string">
            <text:p>loses goal antecedents- would need to know if predicates removed from goal, remove from goodthings</text:p>
          </table:table-cell>
          <table:table-cell table:number-columns-repeated="24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formula="oooc:=[$WARGAME.S8]" office:value-type="string" office:string-value="Fri Sep 28 13:48:52 2007">
            <text:p>Fri Sep 28 13:48:52 2007</text:p>
          </table:table-cell>
          <table:table-cell table:style-name="ce6" table:formula="oooc:=[$WARGAME.S7]*[$WARGAME.S11]*0.001" office:value-type="float" office:value="1189.032156">
            <text:p>1189.03</text:p>
          </table:table-cell>
          <table:table-cell/>
          <table:table-cell table:style-name="ce6" table:formula="oooc:=[$WARGAME.T7]*[$WARGAME.T11]*0.001" office:value-type="float" office:value="233.356112">
            <text:p>233.36</text:p>
          </table:table-cell>
          <table:table-cell table:style-name="ce5" table:formula="oooc:=[$WARGAME.U7]*[$WARGAME.U11]*0.001" office:value-type="float" office:value="70.440036">
            <text:p>70.44</text:p>
          </table:table-cell>
          <table:table-cell office:value-type="float" office:value="1">
            <text:p>1</text:p>
          </table:table-cell>
          <table:table-cell table:style-name="ce5" table:formula="oooc:=(([.F18]-[.G18])*100)/MAX([.F18];[.G18])*[.H18]" office:value-type="float" office:value="69.8143599512834">
            <text:p>69.81</text:p>
          </table:table-cell>
          <table:table-cell office:value-type="float" office:value="20">
            <text:p>20</text:p>
          </table:table-cell>
          <table:table-cell table:style-name="ce5" table:formula="oooc:=[.I18]-[.J18]" office:value-type="float" office:value="49.8143599512834">
            <text:p>49.81</text:p>
          </table:table-cell>
          <table:table-cell table:number-columns-repeated="24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ooc:=[$WARGAME.V8]" office:value-type="string" office:string-value="Fri Sep 28 13:39:33 2007">
            <text:p>Fri Sep 28 13:39:33 2007</text:p>
          </table:table-cell>
          <table:table-cell table:style-name="ce6" table:formula="oooc:=[$WARGAME.V7]*[$WARGAME.V11]*0.001" office:value-type="float" office:value="638.788224">
            <text:p>638.79</text:p>
          </table:table-cell>
          <table:table-cell/>
          <table:table-cell table:style-name="ce5" table:formula="oooc:=[$WARGAME.W7]*[$WARGAME.W11]*0.001" office:value-type="float" office:value="524.81415">
            <text:p>524.81</text:p>
          </table:table-cell>
          <table:table-cell table:style-name="ce5" table:formula="oooc:=[$WARGAME.X7]*[$WARGAME.X11]*0.001" office:value-type="float" office:value="373.253667">
            <text:p>373.25</text:p>
          </table:table-cell>
          <table:table-cell office:value-type="float" office:value="1">
            <text:p>1</text:p>
          </table:table-cell>
          <table:table-cell table:style-name="ce5" table:formula="oooc:=(([.F19]-[.G19])*100)/MAX([.F19];[.G19])*[.H19]" office:value-type="float" office:value="28.8788865544117">
            <text:p>28.88</text:p>
          </table:table-cell>
          <table:table-cell office:value-type="float" office:value="20">
            <text:p>20</text:p>
          </table:table-cell>
          <table:table-cell table:style-name="ce5" table:formula="oooc:=[.I19]-[.J19]" office:value-type="float" office:value="8.87888655441171">
            <text:p>8.88</text:p>
          </table:table-cell>
          <table:table-cell table:number-columns-repeated="24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formula="oooc:=[$WARGAME.Y8]" office:value-type="string" office:string-value="Fri Sep 28 13:36:09 2007">
            <text:p>Fri Sep 28 13:36:09 2007</text:p>
          </table:table-cell>
          <table:table-cell table:style-name="ce5" table:formula="oooc:=[$WARGAME.Y7]*[$WARGAME.Y11]*0.001" office:value-type="float" office:value="440.575632">
            <text:p>440.58</text:p>
          </table:table-cell>
          <table:table-cell/>
          <table:table-cell table:style-name="ce6" table:formula="oooc:=[$WARGAME.Z7]*[$WARGAME.Z11]*0.001" office:value-type="float" office:value="486.354726">
            <text:p>486.35</text:p>
          </table:table-cell>
          <table:table-cell table:style-name="ce5" table:formula="oooc:=[$WARGAME.AA7]*[$WARGAME.AA11]*0.001" office:value-type="float" office:value="310.297104">
            <text:p>310.3</text:p>
          </table:table-cell>
          <table:table-cell office:value-type="float" office:value="1">
            <text:p>1</text:p>
          </table:table-cell>
          <table:table-cell table:style-name="ce5" table:formula="oooc:=(([.F20]-[.G20])*100)/MAX([.F20];[.G20])*[.H20]" office:value-type="float" office:value="36.1994265888968">
            <text:p>36.2</text:p>
          </table:table-cell>
          <table:table-cell office:value-type="float" office:value="20">
            <text:p>20</text:p>
          </table:table-cell>
          <table:table-cell table:style-name="ce5" table:formula="oooc:=[.I20]-[.J20]" office:value-type="float" office:value="16.1994265888968">
            <text:p>16.2</text:p>
          </table:table-cell>
          <table:table-cell table:number-columns-repeated="24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ESCAPE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level</text:p>
          </table:table-cell>
          <table:table-cell table:style-name="ce4" office:value-type="string">
            <text:p>scenario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source1</text:p>
          </table:table-cell>
          <table:table-cell table:style-name="ce2" office:value-type="string">
            <text:p>source2</text:p>
          </table:table-cell>
          <table:table-cell table:style-name="ce2" office:value-type="string">
            <text:p>t/ns</text:p>
          </table:table-cell>
          <table:table-cell table:style-name="ce2" office:value-type="string">
            <text:p>t/s</text:p>
          </table:table-cell>
          <table:table-cell table:style-name="ce9" office:value-type="string">
            <text:p>valid?</text:p>
          </table:table-cell>
          <table:table-cell table:style-name="ce9" office:value-type="string">
            <text:p>regret</text:p>
          </table:table-cell>
          <table:table-cell table:style-name="ce9" office:value-type="string">
            <text:p>needed regret</text:p>
          </table:table-cell>
          <table:table-cell table:style-name="ce9" office:value-type="string">
            <text:p>excess regret</text:p>
          </table:table-cell>
          <table:table-cell table:style-name="ce2" table:number-columns-repeated="244"/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ooc:=[$ESCAPE.B8]" office:value-type="string" office:string-value="Fri Sep 28 13:19:34 2007">
            <text:p>Fri Sep 28 13:19:34 2007</text:p>
          </table:table-cell>
          <table:table-cell table:style-name="ce5" table:formula="oooc:=[$ESCAPE.B7]*[$ESCAPE.B11]*0.001" office:value-type="float" office:value="170.556565">
            <text:p>170.56</text:p>
          </table:table-cell>
          <table:table-cell table:style-name="ce5" table:formula="oooc:=[$ESCAPE.C7]*[$ESCAPE.C11]*0.001" office:value-type="float" office:value="5.745117">
            <text:p>5.75</text:p>
          </table:table-cell>
          <table:table-cell table:style-name="ce6" table:formula="oooc:=[$ESCAPE.D7]*[$ESCAPE.D11]*0.001" office:value-type="float" office:value="176.2249">
            <text:p>176.22</text:p>
          </table:table-cell>
          <table:table-cell table:style-name="ce6" table:formula="oooc:=[$ESCAPE.E7]*[$ESCAPE.E11]*0.001" office:value-type="float" office:value="21.392486">
            <text:p>21.39</text:p>
          </table:table-cell>
          <table:table-cell office:value-type="float" office:value="1">
            <text:p>1</text:p>
          </table:table-cell>
          <table:table-cell table:style-name="ce5" table:formula="oooc:=(([.F24]-[.G24])*100)/MAX([.F24];[.G24])*[.H24]" office:value-type="float" office:value="87.8606905153585">
            <text:p>87.86</text:p>
          </table:table-cell>
          <table:table-cell office:value-type="float" office:value="30">
            <text:p>30</text:p>
          </table:table-cell>
          <table:table-cell table:style-name="ce5" table:formula="oooc:=[.I24]-[.J24]" office:value-type="float" office:value="57.8606905153585">
            <text:p>57.86</text:p>
          </table:table-cell>
          <table:table-cell table:number-columns-repeated="245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ooc:=[$ESCAPE.F8]" office:value-type="string" office:string-value="Fri Sep 28 13:16:44 2007">
            <text:p>Fri Sep 28 13:16:44 2007</text:p>
          </table:table-cell>
          <table:table-cell table:style-name="ce5" table:formula="oooc:=[$ESCAPE.F7]*[$ESCAPE.F11]*0.001" office:value-type="float" office:value="10.70242">
            <text:p>10.7</text:p>
          </table:table-cell>
          <table:table-cell table:style-name="ce5" table:formula="oooc:=[$ESCAPE.G7]*[$ESCAPE.G11]*0.001" office:value-type="float" office:value="57.111672">
            <text:p>57.11</text:p>
          </table:table-cell>
          <table:table-cell table:style-name="ce5" table:formula="oooc:=[$ESCAPE.H7]*[$ESCAPE.H11]*0.001" office:value-type="float" office:value="292.797152">
            <text:p>292.8</text:p>
          </table:table-cell>
          <table:table-cell table:style-name="ce5" table:formula="oooc:=[$ESCAPE.I7]*[$ESCAPE.I11]*0.001" office:value-type="float" office:value="36.970105">
            <text:p>36.97</text:p>
          </table:table-cell>
          <table:table-cell office:value-type="float" office:value="1">
            <text:p>1</text:p>
          </table:table-cell>
          <table:table-cell table:style-name="ce5" table:formula="oooc:=(([.F25]-[.G25])*100)/MAX([.F25];[.G25])*[.H25]" office:value-type="float" office:value="87.3734752037479">
            <text:p>87.37</text:p>
          </table:table-cell>
          <table:table-cell office:value-type="float" office:value="30">
            <text:p>30</text:p>
          </table:table-cell>
          <table:table-cell table:style-name="ce5" table:formula="oooc:=[.I25]-[.J25]" office:value-type="float" office:value="57.3734752037479">
            <text:p>57.37</text:p>
          </table:table-cell>
          <table:table-cell table:number-columns-repeated="245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ooc:=[$ESCAPE.J8]" office:value-type="string" office:string-value="Fri Sep 28 13:16:55 2007">
            <text:p>Fri Sep 28 13:16:55 2007</text:p>
          </table:table-cell>
          <table:table-cell table:style-name="ce5" table:formula="oooc:=[$ESCAPE.J7]*[$ESCAPE.J11]*0.001" office:value-type="float" office:value="20.661291">
            <text:p>20.66</text:p>
          </table:table-cell>
          <table:table-cell/>
          <table:table-cell table:style-name="ce5" table:formula="oooc:=[$ESCAPE.K7]*[$ESCAPE.K11]*0.001" office:value-type="float" office:value="15.749344">
            <text:p>15.75</text:p>
          </table:table-cell>
          <table:table-cell table:style-name="ce5" table:formula="oooc:=[$ESCAPE.L7]*[$ESCAPE.L11]*0.001" office:value-type="float" office:value="4.1076">
            <text:p>4.11</text:p>
          </table:table-cell>
          <table:table-cell office:value-type="float" office:value="1">
            <text:p>1</text:p>
          </table:table-cell>
          <table:table-cell table:style-name="ce5" table:formula="oooc:=(([.F26]-[.G26])*100)/MAX([.F26];[.G26])*[.H26]" office:value-type="float" office:value="73.9189137020564">
            <text:p>73.92</text:p>
          </table:table-cell>
          <table:table-cell office:value-type="float" office:value="30">
            <text:p>30</text:p>
          </table:table-cell>
          <table:table-cell table:style-name="ce5" table:formula="oooc:=[.I26]-[.J26]" office:value-type="float" office:value="43.9189137020564">
            <text:p>43.92</text:p>
          </table:table-cell>
          <table:table-cell table:number-columns-repeated="245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formula="oooc:=[$ESCAPE.M8]" office:value-type="string" office:string-value="Fri Sep 28 13:17:30 2007">
            <text:p>Fri Sep 28 13:17:30 2007</text:p>
          </table:table-cell>
          <table:table-cell table:style-name="ce5" table:formula="oooc:=[$ESCAPE.M7]*[$ESCAPE.M11]*0.001" office:value-type="float" office:value="23.810031">
            <text:p>23.81</text:p>
          </table:table-cell>
          <table:table-cell/>
          <table:table-cell table:style-name="ce5" table:formula="oooc:=[$ESCAPE.N7]*[$ESCAPE.N11]*0.001" office:value-type="float" office:value="27.3339">
            <text:p>27.33</text:p>
          </table:table-cell>
          <table:table-cell table:style-name="ce5" table:formula="oooc:=[$ESCAPE.O7]*[$ESCAPE.O11]*0.001" office:value-type="float" office:value="4.452404">
            <text:p>4.45</text:p>
          </table:table-cell>
          <table:table-cell office:value-type="float" office:value="1">
            <text:p>1</text:p>
          </table:table-cell>
          <table:table-cell table:style-name="ce5" table:formula="oooc:=(([.F27]-[.G27])*100)/MAX([.F27];[.G27])*[.H27]" office:value-type="float" office:value="83.7110547708157">
            <text:p>83.71</text:p>
          </table:table-cell>
          <table:table-cell office:value-type="float" office:value="30">
            <text:p>30</text:p>
          </table:table-cell>
          <table:table-cell table:style-name="ce5" table:formula="oooc:=[.I27]-[.J27]" office:value-type="float" office:value="53.7110547708157">
            <text:p>53.71</text:p>
          </table:table-cell>
          <table:table-cell table:number-columns-repeated="24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ooc:=[$ESCAPE.P8]" office:value-type="string" office:string-value="Fri Sep 28 15:07:01 2007">
            <text:p>Fri Sep 28 15:07:01 2007</text:p>
          </table:table-cell>
          <table:table-cell table:style-name="ce7" table:formula="oooc:=[$ESCAPE.P7]*[$ESCAPE.P11]*0.001" office:value-type="float" office:value="5893.45644">
            <text:p>5893.46</text:p>
          </table:table-cell>
          <table:table-cell/>
          <table:table-cell table:style-name="ce5" table:formula="oooc:=[$ESCAPE.Q7]*[$ESCAPE.Q11]*0.001" office:value-type="float" office:value="381.948111">
            <text:p>381.95</text:p>
          </table:table-cell>
          <table:table-cell table:style-name="ce6" table:formula="oooc:=[$ESCAPE.R7]*[$ESCAPE.R11]*0.001" office:value-type="float" office:value="134.543976">
            <text:p>134.54</text:p>
          </table:table-cell>
          <table:table-cell office:value-type="float" office:value="1">
            <text:p>1</text:p>
          </table:table-cell>
          <table:table-cell table:style-name="ce5" table:formula="oooc:=(([.F28]-[.G28])*100)/MAX([.F28];[.G28])*[.H28]" office:value-type="float" office:value="64.7742789857652">
            <text:p>64.77</text:p>
          </table:table-cell>
          <table:table-cell office:value-type="float" office:value="20">
            <text:p>20</text:p>
          </table:table-cell>
          <table:table-cell table:style-name="ce5" table:formula="oooc:=[.I28]-[.J28]" office:value-type="float" office:value="44.7742789857652">
            <text:p>44.77</text:p>
          </table:table-cell>
          <table:table-cell table:number-columns-repeated="24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formula="oooc:=[$ESCAPE.S8]" office:value-type="string" office:string-value="Fri Sep 28 13:24:43 2007">
            <text:p>Fri Sep 28 13:24:43 2007</text:p>
          </table:table-cell>
          <table:table-cell table:style-name="ce6" table:formula="oooc:=[$ESCAPE.S7]*[$ESCAPE.S11]*0.001" office:value-type="float" office:value="477.409597">
            <text:p>477.41</text:p>
          </table:table-cell>
          <table:table-cell/>
          <table:table-cell table:style-name="ce5" table:formula="oooc:=[$ESCAPE.T7]*[$ESCAPE.T11]*0.001" office:value-type="float" office:value="5.10477">
            <text:p>5.1</text:p>
          </table:table-cell>
          <table:table-cell table:style-name="ce5" table:formula="oooc:=[$ESCAPE.U7]*[$ESCAPE.U11]*0.001" office:value-type="float" office:value="3.50056">
            <text:p>3.5</text:p>
          </table:table-cell>
          <table:table-cell office:value-type="float" office:value="1">
            <text:p>1</text:p>
          </table:table-cell>
          <table:table-cell table:style-name="ce5" table:formula="oooc:=(([.F29]-[.G29])*100)/MAX([.F29];[.G29])*[.H29]" office:value-type="float" office:value="31.4257057614741">
            <text:p>31.43</text:p>
          </table:table-cell>
          <table:table-cell office:value-type="float" office:value="20">
            <text:p>20</text:p>
          </table:table-cell>
          <table:table-cell table:style-name="ce5" table:formula="oooc:=[.I29]-[.J29]" office:value-type="float" office:value="11.4257057614741">
            <text:p>11.43</text:p>
          </table:table-cell>
          <table:table-cell table:number-columns-repeated="24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ooc:=[$ESCAPE.V8]" office:value-type="string" office:string-value="Fri Sep 28 13:28:12 2007">
            <text:p>Fri Sep 28 13:28:12 2007</text:p>
          </table:table-cell>
          <table:table-cell table:style-name="ce5" table:formula="oooc:=[$ESCAPE.V7]*[$ESCAPE.V11]*0.001" office:value-type="float" office:value="661.047471">
            <text:p>661.05</text:p>
          </table:table-cell>
          <table:table-cell/>
          <table:table-cell table:style-name="ce6" table:formula="oooc:=[$ESCAPE.W7]*[$ESCAPE.W11]*0.001" office:value-type="float" office:value="982.372251">
            <text:p>982.37</text:p>
          </table:table-cell>
          <table:table-cell table:style-name="ce5" table:formula="oooc:=[$ESCAPE.X7]*[$ESCAPE.X11]*0.001" office:value-type="float" office:value="227.67068">
            <text:p>227.67</text:p>
          </table:table-cell>
          <table:table-cell office:value-type="float" office:value="1">
            <text:p>1</text:p>
          </table:table-cell>
          <table:table-cell table:style-name="ce5" table:formula="oooc:=(([.F30]-[.G30])*100)/MAX([.F30];[.G30])*[.H30]" office:value-type="float" office:value="76.8243983104934">
            <text:p>76.82</text:p>
          </table:table-cell>
          <table:table-cell office:value-type="float" office:value="20">
            <text:p>20</text:p>
          </table:table-cell>
          <table:table-cell table:style-name="ce5" table:formula="oooc:=[.I30]-[.J30]" office:value-type="float" office:value="56.8243983104934">
            <text:p>56.82</text:p>
          </table:table-cell>
          <table:table-cell table:number-columns-repeated="245"/>
        </table:table-row>
        <table:table-row table:style-name="ro1">
          <table:table-cell table:number-columns-repeated="256"/>
        </table:table-row>
        <table:table-row table:style-name="ro1">
          <table:table-cell table:style-name="ce1"/>
          <table:table-cell table:number-columns-repeated="255"/>
        </table:table-row>
        <table:table-row table:style-name="ro1">
          <table:table-cell table:style-name="ce1" office:value-type="string">
            <text:p>LEVEL 10</text:p>
          </table:table-cell>
          <table:table-cell table:number-columns-repeated="255"/>
        </table:table-row>
        <table:table-row table:style-name="ro1">
          <table:table-cell/>
          <table:table-cell table:style-name="ce4" office:value-type="string">
            <text:p>scenario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source</text:p>
          </table:table-cell>
          <table:table-cell/>
          <table:table-cell table:style-name="ce1" office:value-type="string">
            <text:p>t/ns</text:p>
          </table:table-cell>
          <table:table-cell table:style-name="ce2" office:value-type="string">
            <text:p>t/s</text:p>
          </table:table-cell>
          <table:table-cell table:style-name="ce9" office:value-type="string">
            <text:p>valid?</text:p>
          </table:table-cell>
          <table:table-cell table:style-name="ce9" office:value-type="string">
            <text:p>regret</text:p>
          </table:table-cell>
          <table:table-cell table:style-name="ce9" office:value-type="string">
            <text:p>needed regret</text:p>
          </table:table-cell>
          <table:table-cell table:style-name="ce9" office:value-type="string">
            <text:p>excess regret</text:p>
          </table:table-cell>
          <table:table-cell table:number-columns-repeated="245"/>
        </table:table-row>
        <table:table-row table:style-name="ro1">
          <table:table-cell/>
          <table:table-cell office:value-type="float" office:value="1">
            <text:p>1</text:p>
          </table:table-cell>
          <table:table-cell table:formula="oooc:=[$LEVEL10.B8]" office:value-type="string" office:string-value="Fri Sep 28 13:57:12 2007">
            <text:p>Fri Sep 28 13:57:12 2007</text:p>
          </table:table-cell>
          <table:table-cell table:style-name="ce5" table:formula="oooc:=[$LEVEL10.B7]*[$LEVEL10.B11]*0.001" office:value-type="float" office:value="220.183367">
            <text:p>220.18</text:p>
          </table:table-cell>
          <table:table-cell/>
          <table:table-cell table:style-name="ce5" table:formula="oooc:=[$LEVEL10.C7]*[$LEVEL10.C11]*0.001" office:value-type="float" office:value="388.628518">
            <text:p>388.63</text:p>
          </table:table-cell>
          <table:table-cell table:style-name="ce5" table:formula="oooc:=[$LEVEL10.D7]*[$LEVEL10.D11]*0.001" office:value-type="float" office:value="49.191186">
            <text:p>49.19</text:p>
          </table:table-cell>
          <table:table-cell office:value-type="float" office:value="1">
            <text:p>1</text:p>
          </table:table-cell>
          <table:table-cell table:style-name="ce5" table:formula="oooc:=(([.F35]-[.G35])*100)/MAX([.F35];[.G35])*[.H35]" office:value-type="float" office:value="87.3423632796809">
            <text:p>87.34</text:p>
          </table:table-cell>
          <table:table-cell office:value-type="float" office:value="20">
            <text:p>20</text:p>
          </table:table-cell>
          <table:table-cell table:style-name="ce5" table:formula="oooc:=[.I35]-[.J35]" office:value-type="float" office:value="67.3423632796809">
            <text:p>67.34</text:p>
          </table:table-cell>
          <table:table-cell/>
          <table:table-cell office:value-type="string">
            <text:p>health changes</text:p>
          </table:table-cell>
          <table:table-cell table:number-columns-repeated="243"/>
        </table:table-row>
        <table:table-row table:style-name="ro1">
          <table:table-cell/>
          <table:table-cell office:value-type="float" office:value="2">
            <text:p>2</text:p>
          </table:table-cell>
          <table:table-cell table:formula="oooc:=[$LEVEL10.E8]" office:value-type="string" office:string-value="Fri Sep 28 15:16:28 2007">
            <text:p>Fri Sep 28 15:16:28 2007</text:p>
          </table:table-cell>
          <table:table-cell table:style-name="ce5" table:formula="oooc:=[$LEVEL10.E7]*[$LEVEL10.E11]*0.001" office:value-type="float" office:value="3576.03042">
            <text:p>3576.03</text:p>
          </table:table-cell>
          <table:table-cell/>
          <table:table-cell table:style-name="ce5" table:formula="oooc:=[$LEVEL10.F7]*[$LEVEL10.F11]*0.001" office:value-type="float" office:value="279.74608">
            <text:p>279.75</text:p>
          </table:table-cell>
          <table:table-cell table:style-name="ce5" table:formula="oooc:=[$LEVEL10.G7]*[$LEVEL10.G11]*0.001" office:value-type="float" office:value="127.212213">
            <text:p>127.21</text:p>
          </table:table-cell>
          <table:table-cell office:value-type="float" office:value="1">
            <text:p>1</text:p>
          </table:table-cell>
          <table:table-cell table:style-name="ce5" table:formula="oooc:=(([.F36]-[.G36])*100)/MAX([.F36];[.G36])*[.H36]" office:value-type="float" office:value="54.5258282082094">
            <text:p>54.53</text:p>
          </table:table-cell>
          <table:table-cell office:value-type="float" office:value="20">
            <text:p>20</text:p>
          </table:table-cell>
          <table:table-cell table:style-name="ce5" table:formula="oooc:=[.I36]-[.J36]" office:value-type="float" office:value="34.5258282082094">
            <text:p>34.53</text:p>
          </table:table-cell>
          <table:table-cell table:number-columns-repeated="245"/>
        </table:table-row>
        <table:table-row table:style-name="ro1">
          <table:table-cell/>
          <table:table-cell office:value-type="float" office:value="3">
            <text:p>3</text:p>
          </table:table-cell>
          <table:table-cell table:formula="oooc:=[$LEVEL10.H8]" office:value-type="string" office:string-value="Fri Sep 28 13:59:15 2007">
            <text:p>Fri Sep 28 13:59:15 2007</text:p>
          </table:table-cell>
          <table:table-cell table:style-name="ce5" table:formula="oooc:=[$LEVEL10.H7]*[$LEVEL10.H11]*0.001" office:value-type="float" office:value="195.567795">
            <text:p>195.57</text:p>
          </table:table-cell>
          <table:table-cell/>
          <table:table-cell table:style-name="ce5" table:formula="oooc:=[$LEVEL10.I7]*[$LEVEL10.I11]*0.001" office:value-type="float" office:value="304.416636">
            <text:p>304.42</text:p>
          </table:table-cell>
          <table:table-cell table:style-name="ce5" table:formula="oooc:=[$LEVEL10.J7]*[$LEVEL10.J11]*0.001" office:value-type="float" office:value="234.483978">
            <text:p>234.48</text:p>
          </table:table-cell>
          <table:table-cell office:value-type="float" office:value="1">
            <text:p>1</text:p>
          </table:table-cell>
          <table:table-cell table:style-name="ce5" table:formula="oooc:=(([.F37]-[.G37])*100)/MAX([.F37];[.G37])*[.H37]" office:value-type="float" office:value="22.9726794563225">
            <text:p>22.97</text:p>
          </table:table-cell>
          <table:table-cell office:value-type="float" office:value="20">
            <text:p>20</text:p>
          </table:table-cell>
          <table:table-cell table:style-name="ce5" table:formula="oooc:=[.I37]-[.J37]" office:value-type="float" office:value="2.97267945632248">
            <text:p>2.97</text:p>
          </table:table-cell>
          <table:table-cell table:number-columns-repeated="245"/>
        </table:table-row>
        <table:table-row table:style-name="ro1">
          <table:table-cell/>
          <table:table-cell office:value-type="float" office:value="4">
            <text:p>4</text:p>
          </table:table-cell>
          <table:table-cell table:formula="oooc:=[$LEVEL10.K8]" office:value-type="string" office:string-value="Fri Sep 28 14:51:53 2007">
            <text:p>Fri Sep 28 14:51:53 2007</text:p>
          </table:table-cell>
          <table:table-cell table:style-name="ce5" table:formula="oooc:=[$LEVEL10.K7]*[$LEVEL10.K11]*0.001" office:value-type="float" office:value="2679.506291">
            <text:p>2679.51</text:p>
          </table:table-cell>
          <table:table-cell/>
          <table:table-cell table:style-name="ce5" table:formula="oooc:=[$LEVEL10.L7]*[$LEVEL10.L11]*0.001" office:value-type="float" office:value="77.661065">
            <text:p>77.66</text:p>
          </table:table-cell>
          <table:table-cell table:style-name="ce5" table:formula="oooc:=[$LEVEL10.M7]*[$LEVEL10.M11]*0.001" office:value-type="float" office:value="40.854738">
            <text:p>40.85</text:p>
          </table:table-cell>
          <table:table-cell office:value-type="float" office:value="1">
            <text:p>1</text:p>
          </table:table-cell>
          <table:table-cell table:style-name="ce5" table:formula="oooc:=(([.F38]-[.G38])*100)/MAX([.F38];[.G38])*[.H38]" office:value-type="float" office:value="47.3935388344211">
            <text:p>47.39</text:p>
          </table:table-cell>
          <table:table-cell office:value-type="float" office:value="20">
            <text:p>20</text:p>
          </table:table-cell>
          <table:table-cell table:style-name="ce5" table:formula="oooc:=[.I38]-[.J38]" office:value-type="float" office:value="27.3935388344211">
            <text:p>27.39</text:p>
          </table:table-cell>
          <table:table-cell table:number-columns-repeated="245"/>
        </table:table-row>
        <table:table-row table:style-name="ro1">
          <table:table-cell/>
          <table:table-cell office:value-type="float" office:value="5">
            <text:p>5</text:p>
          </table:table-cell>
          <table:table-cell table:formula="oooc:=[$LEVEL10.N8]" office:value-type="string" office:string-value="Fri Sep 28 14:13:35 2007">
            <text:p>Fri Sep 28 14:13:35 2007</text:p>
          </table:table-cell>
          <table:table-cell table:style-name="ce5" table:formula="oooc:=[$LEVEL10.N7]*[$LEVEL10.N11]*0.001" office:value-type="float" office:value="380.529296">
            <text:p>380.53</text:p>
          </table:table-cell>
          <table:table-cell/>
          <table:table-cell table:style-name="ce5" table:formula="oooc:=[$LEVEL10.O7]*[$LEVEL10.O11]*0.001" office:value-type="float" office:value="45.9952">
            <text:p>46</text:p>
          </table:table-cell>
          <table:table-cell table:style-name="ce5" table:formula="oooc:=[$LEVEL10.P7]*[$LEVEL10.P11]*0.001" office:value-type="float" office:value="33.023913">
            <text:p>33.02</text:p>
          </table:table-cell>
          <table:table-cell office:value-type="float" office:value="1">
            <text:p>1</text:p>
          </table:table-cell>
          <table:table-cell table:style-name="ce5" table:formula="oooc:=(([.F39]-[.G39])*100)/MAX([.F39];[.G39])*[.H39]" office:value-type="float" office:value="28.2013927540265">
            <text:p>28.2</text:p>
          </table:table-cell>
          <table:table-cell office:value-type="float" office:value="20">
            <text:p>20</text:p>
          </table:table-cell>
          <table:table-cell table:style-name="ce5" table:formula="oooc:=[.I39]-[.J39]" office:value-type="float" office:value="8.2013927540265">
            <text:p>8.2</text:p>
          </table:table-cell>
          <table:table-cell/>
          <table:table-cell office:value-type="string">
            <text:p>carrying log1 -&gt; holding soldier</text:p>
          </table:table-cell>
          <table:table-cell table:number-columns-repeated="243"/>
        </table:table-row>
        <table:table-row table:style-name="ro1">
          <table:table-cell/>
          <table:table-cell office:value-type="float" office:value="6">
            <text:p>6</text:p>
          </table:table-cell>
          <table:table-cell table:formula="oooc:=[$LEVEL10.Q8]" office:value-type="string" office:string-value="Fri Sep 28 14:24:45 2007">
            <text:p>Fri Sep 28 14:24:45 2007</text:p>
          </table:table-cell>
          <table:table-cell table:style-name="ce5" table:formula="oooc:=[$LEVEL10.Q7]*[$LEVEL10.Q11]*0.001" office:value-type="float" office:value="440.63935">
            <text:p>440.64</text:p>
          </table:table-cell>
          <table:table-cell/>
          <table:table-cell table:style-name="ce5" table:formula="oooc:=[$LEVEL10.R7]*[$LEVEL10.R11]*0.001" office:value-type="float" office:value="5.576075">
            <text:p>5.58</text:p>
          </table:table-cell>
          <table:table-cell table:style-name="ce5" table:formula="oooc:=[$LEVEL10.S7]*[$LEVEL10.S11]*0.001" office:value-type="float" office:value="2.803854">
            <text:p>2.8</text:p>
          </table:table-cell>
          <table:table-cell office:value-type="float" office:value="1">
            <text:p>1</text:p>
          </table:table-cell>
          <table:table-cell table:style-name="ce5" table:formula="oooc:=(([.F40]-[.G40])*100)/MAX([.F40];[.G40])*[.H40]" office:value-type="float" office:value="49.7163506588416">
            <text:p>49.72</text:p>
          </table:table-cell>
          <table:table-cell office:value-type="float" office:value="20">
            <text:p>20</text:p>
          </table:table-cell>
          <table:table-cell table:style-name="ce5" table:formula="oooc:=[.I40]-[.J40]" office:value-type="float" office:value="29.7163506588416">
            <text:p>29.72</text:p>
          </table:table-cell>
          <table:table-cell table:number-columns-repeated="245"/>
        </table:table-row>
        <table:table-row table:style-name="ro1">
          <table:table-cell/>
          <table:table-cell office:value-type="float" office:value="7">
            <text:p>7</text:p>
          </table:table-cell>
          <table:table-cell table:formula="oooc:=[$LEVEL10.T8]" office:value-type="string" office:string-value="Fri Sep 28 14:17:29 2007">
            <text:p>Fri Sep 28 14:17:29 2007</text:p>
          </table:table-cell>
          <table:table-cell table:style-name="ce5" table:formula="oooc:=[$LEVEL10.T7]*[$LEVEL10.T11]*0.001" office:value-type="float" office:value="348.9185">
            <text:p>348.92</text:p>
          </table:table-cell>
          <table:table-cell/>
          <table:table-cell table:style-name="ce5" table:formula="oooc:=[$LEVEL10.U7]*[$LEVEL10.U11]*0.001" office:value-type="float" office:value="60.151416">
            <text:p>60.15</text:p>
          </table:table-cell>
          <table:table-cell table:style-name="ce5" table:formula="oooc:=[$LEVEL10.V7]*[$LEVEL10.V11]*0.001" office:value-type="float" office:value="14.479882">
            <text:p>14.48</text:p>
          </table:table-cell>
          <table:table-cell office:value-type="float" office:value="1">
            <text:p>1</text:p>
          </table:table-cell>
          <table:table-cell table:style-name="ce5" table:formula="oooc:=(([.F41]-[.G41])*100)/MAX([.F41];[.G41])*[.H41]" office:value-type="float" office:value="75.9276124106538">
            <text:p>75.93</text:p>
          </table:table-cell>
          <table:table-cell office:value-type="float" office:value="20">
            <text:p>20</text:p>
          </table:table-cell>
          <table:table-cell table:style-name="ce5" table:formula="oooc:=[.I41]-[.J41]" office:value-type="float" office:value="55.9276124106538">
            <text:p>55.93</text:p>
          </table:table-cell>
          <table:table-cell/>
          <table:table-cell office:value-type="string">
            <text:p>health changes</text:p>
          </table:table-cell>
          <table:table-cell table:number-columns-repeated="243"/>
        </table:table-row>
        <table:table-row table:style-name="ro1">
          <table:table-cell/>
          <table:table-cell office:value-type="float" office:value="8">
            <text:p>8</text:p>
          </table:table-cell>
          <table:table-cell table:formula="oooc:=[$LEVEL10.W8]" office:value-type="string" office:string-value="Fri Sep 28 20:37:08 2007">
            <text:p>Fri Sep 28 20:37:08 2007</text:p>
          </table:table-cell>
          <table:table-cell table:formula="oooc:=[$LEVEL10.W7]*[$LEVEL10.W11]*0.001" office:value-type="float" office:value="23047.246489">
            <text:p>23047.25</text:p>
          </table:table-cell>
          <table:table-cell/>
          <table:table-cell table:formula="oooc:=[$LEVEL10.X7]*[$LEVEL10.X11]*0.001" office:value-type="float" office:value="2.58981">
            <text:p>2.59</text:p>
          </table:table-cell>
          <table:table-cell table:formula="oooc:=[$LEVEL10.Y7]*[$LEVEL10.Y11]*0.001" office:value-type="float" office:value="1.91982">
            <text:p>1.92</text:p>
          </table:table-cell>
          <table:table-cell office:value-type="float" office:value="1">
            <text:p>1</text:p>
          </table:table-cell>
          <table:table-cell table:style-name="ce5" table:formula="oooc:=(([.F42]-[.G42])*100)/MAX([.F42];[.G42])*[.H42]" office:value-type="float" office:value="25.8702375849966">
            <text:p>25.87</text:p>
          </table:table-cell>
          <table:table-cell office:value-type="float" office:value="20">
            <text:p>20</text:p>
          </table:table-cell>
          <table:table-cell table:style-name="ce5" table:formula="oooc:=[.I42]-[.J42]" office:value-type="float" office:value="5.87023758499657">
            <text:p>5.87</text:p>
          </table:table-cell>
          <table:table-cell table:number-columns-repeated="245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"/>
          <table:table-cell table:style-name="ce2" office:value-type="string">
            <text:p>level</text:p>
          </table:table-cell>
          <table:table-cell table:style-name="ce2" office:value-type="string">
            <text:p>average excess regret</text:p>
          </table:table-cell>
          <table:table-cell table:number-columns-repeated="5"/>
          <table:table-cell office:value-type="string">
            <text:p>relevant emails:</text:p>
          </table:table-cell>
          <table:table-cell table:number-columns-repeated="246"/>
        </table:table-row>
        <table:table-row table:style-name="ro2">
          <table:table-cell table:number-columns-repeated="2"/>
          <table:table-cell office:value-type="float" office:value="6">
            <text:p>6</text:p>
          </table:table-cell>
          <table:table-cell table:style-name="ce5" table:formula="oooc:=AVERAGE([.K3];[.K4];[.K5];[.K13];[.K14];[.K24];[.K25])" office:value-type="float" office:value="35.9329916126856">
            <text:p>35.93</text:p>
          </table:table-cell>
          <table:table-cell table:number-columns-repeated="5"/>
          <table:table-cell office:value-type="string">
            <text:p>regret definition</text:p>
          </table:table-cell>
          <table:table-cell table:style-name="ce10" office:value-type="string">
            <text:p>FW: experimental protocol  </text:p>
          </table:table-cell>
          <table:table-cell table:style-name="ce11" office:value-type="date" office:date-value="2007-06-14">
            <text:p>06/14/07</text:p>
          </table:table-cell>
          <table:table-cell table:number-columns-repeated="244"/>
        </table:table-row>
        <table:table-row table:style-name="ro2">
          <table:table-cell table:number-columns-repeated="2"/>
          <table:table-cell office:value-type="float" office:value="7">
            <text:p>7</text:p>
          </table:table-cell>
          <table:table-cell table:style-name="ce5" table:formula="oooc:=AVERAGE([.K15];[.K16];[.K26];[.K27])" office:value-type="float" office:value="31.0353998635084">
            <text:p>31.04</text:p>
          </table:table-cell>
          <table:table-cell table:number-columns-repeated="5"/>
          <table:table-cell office:value-type="string">
            <text:p>needed regrets</text:p>
          </table:table-cell>
          <table:table-cell table:style-name="ce10" office:value-type="string">
            <text:p>Definition of Regret</text:p>
          </table:table-cell>
          <table:table-cell table:style-name="ce11" office:value-type="date" office:date-value="2007-08-09">
            <text:p>08/09/07</text:p>
          </table:table-cell>
          <table:table-cell table:number-columns-repeated="244"/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table:style-name="ce5" table:formula="oooc:=AVERAGE([.K6];[.K7];[.K17];[.K18];[.K28];[.K29])" office:value-type="float" office:value="8.73424299757618">
            <text:p>8.73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table:style-name="ce5" table:formula="oooc:=AVERAGE([.K8];[.K9];[.K19];[.K20];[.K30])" office:value-type="float" office:value="36.7129392715692">
            <text:p>36.71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table:style-name="ce5" table:formula="oooc:=AVERAGE([.K35:.K41])" office:value-type="float" office:value="32.2971093717365">
            <text:p>32.3</text:p>
          </table:table-cell>
          <table:table-cell table:number-columns-repeated="252"/>
        </table:table-row>
        <table:table-row table:style-name="ro1" table:number-rows-repeated="6548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RESULTS_maptime" table:style-name="ta3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1" table:number-columns-repeated="4" table:default-cell-style-name="Default"/>
        <table:table-column table:style-name="co1" table:default-cell-style-name="ce8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43" table:default-cell-style-name="Default"/>
        <table:table-row table:style-name="ro1">
          <table:table-cell table:style-name="ce1" office:value-type="string">
            <text:p>ROGUE</text:p>
          </table:table-cell>
          <table:table-cell table:number-columns-repeated="3"/>
          <table:table-cell table:style-name="ce1"/>
          <table:table-cell table:number-columns-repeated="251"/>
        </table:table-row>
        <table:table-row table:style-name="ro1">
          <table:table-cell table:style-name="ce2" office:value-type="string">
            <text:p>level</text:p>
          </table:table-cell>
          <table:table-cell table:style-name="ce4" office:value-type="string">
            <text:p>scenario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source1</text:p>
          </table:table-cell>
          <table:table-cell table:style-name="ce2" office:value-type="string">
            <text:p>source2</text:p>
          </table:table-cell>
          <table:table-cell table:style-name="ce2" office:value-type="string">
            <text:p>t/ns</text:p>
          </table:table-cell>
          <table:table-cell table:style-name="ce2" office:value-type="string">
            <text:p>t/s</text:p>
          </table:table-cell>
          <table:table-cell table:style-name="ce9" office:value-type="string">
            <text:p>valid?</text:p>
          </table:table-cell>
          <table:table-cell table:style-name="ce9" office:value-type="string">
            <text:p>regret</text:p>
          </table:table-cell>
          <table:table-cell table:style-name="ce9" office:value-type="string">
            <text:p>needed regret</text:p>
          </table:table-cell>
          <table:table-cell table:style-name="ce9" office:value-type="string">
            <text:p>excess regret</text:p>
          </table:table-cell>
          <table:table-cell table:style-name="ce2"/>
          <table:table-cell table:style-name="ce2" office:value-type="string">
            <text:p>notes</text:p>
          </table:table-cell>
          <table:table-cell table:style-name="ce2" table:number-columns-repeated="242"/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ooc:=[$ROGUE.B7]" office:value-type="string" office:string-value="Fri Sep 28 13:32:12 2007">
            <text:p>Fri Sep 28 13:32:12 2007</text:p>
          </table:table-cell>
          <table:table-cell table:style-name="ce5" table:formula="oooc:=[$ROGUE.B6]*[$ROGUE.B10]*0.001" office:value-type="float" office:value="220.29927">
            <text:p>220.3</text:p>
          </table:table-cell>
          <table:table-cell table:style-name="ce5" table:formula="oooc:=[$ROGUE.C6]*[$ROGUE.C10]*0.001" office:value-type="float" office:value="240.134308">
            <text:p>240.13</text:p>
          </table:table-cell>
          <table:table-cell table:style-name="ce5" table:formula="oooc:=[$ROGUE.D6]*[$ROGUE.D10]*0.001" office:value-type="float" office:value="5342.71968">
            <text:p>5342.72</text:p>
          </table:table-cell>
          <table:table-cell table:style-name="ce5" table:formula="oooc:=[$ROGUE.E6]*[$ROGUE.E10]*0.001+[$ROGUE.C11]" office:value-type="float" office:value="102.420898">
            <text:p>102.42</text:p>
          </table:table-cell>
          <table:table-cell office:value-type="float" office:value="1">
            <text:p>1</text:p>
          </table:table-cell>
          <table:table-cell table:style-name="ce5" table:formula="oooc:=(([.F3]-[.G3])*100)/MAX([.F3];[.G3])*[.H3]" office:value-type="float" office:value="98.0829819991604">
            <text:p>98.08</text:p>
          </table:table-cell>
          <table:table-cell office:value-type="float" office:value="30">
            <text:p>30</text:p>
          </table:table-cell>
          <table:table-cell table:style-name="ce5" table:formula="oooc:=[.I3]-[.J3]" office:value-type="float" office:value="68.0829819991604">
            <text:p>68.08</text:p>
          </table:table-cell>
          <table:table-cell table:number-columns-repeated="245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ooc:=[$ROGUE.F7]" office:value-type="string" office:string-value="Fri Sep 28 13:37:45 2007">
            <text:p>Fri Sep 28 13:37:45 2007</text:p>
          </table:table-cell>
          <table:table-cell table:style-name="ce5" table:formula="oooc:=[$ROGUE.F6]*[$ROGUE.F10]*0.001" office:value-type="float" office:value="271.895646">
            <text:p>271.9</text:p>
          </table:table-cell>
          <table:table-cell table:style-name="ce5" table:formula="oooc:=[$ROGUE.G6]*[$ROGUE.G10]*0.001" office:value-type="float" office:value="251.855205">
            <text:p>251.86</text:p>
          </table:table-cell>
          <table:table-cell table:style-name="ce5" table:formula="oooc:=[$ROGUE.H6]*[$ROGUE.H10]*0.001" office:value-type="float" office:value="867.720474">
            <text:p>867.72</text:p>
          </table:table-cell>
          <table:table-cell table:style-name="ce5" table:formula="oooc:=[$ROGUE.I6]*[$ROGUE.I10]*0.001+[$ROGUE.G11]" office:value-type="float" office:value="348.581422">
            <text:p>348.58</text:p>
          </table:table-cell>
          <table:table-cell office:value-type="float" office:value="1">
            <text:p>1</text:p>
          </table:table-cell>
          <table:table-cell table:style-name="ce5" table:formula="oooc:=(([.F4]-[.G4])*100)/MAX([.F4];[.G4])*[.H4]" office:value-type="float" office:value="59.8279131996141">
            <text:p>59.83</text:p>
          </table:table-cell>
          <table:table-cell office:value-type="float" office:value="30">
            <text:p>30</text:p>
          </table:table-cell>
          <table:table-cell table:style-name="ce5" table:formula="oooc:=[.I4]-[.J4]" office:value-type="float" office:value="29.8279131996141">
            <text:p>29.83</text:p>
          </table:table-cell>
          <table:table-cell table:number-columns-repeated="245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formula="oooc:=[$ROGUE.J7]" office:value-type="string" office:string-value="Fri Sep 28 14:06:05 2007">
            <text:p>Fri Sep 28 14:06:05 2007</text:p>
          </table:table-cell>
          <table:table-cell table:style-name="ce6" table:formula="oooc:=[$ROGUE.J6]*[$ROGUE.J10]*0.001" office:value-type="float" office:value="1974.89391">
            <text:p>1974.89</text:p>
          </table:table-cell>
          <table:table-cell table:style-name="ce6" table:formula="oooc:=[$ROGUE.K6]*[$ROGUE.K10]*0.001" office:value-type="float" office:value="2147.025881">
            <text:p>2147.03</text:p>
          </table:table-cell>
          <table:table-cell table:style-name="ce6" table:formula="oooc:=[$ROGUE.L6]*[$ROGUE.L10]*0.001" office:value-type="float" office:value="6956.056968">
            <text:p>6956.06</text:p>
          </table:table-cell>
          <table:table-cell table:style-name="ce5" table:formula="oooc:=[$ROGUE.M6]*[$ROGUE.M10]*0.001+[$ROGUE.K11]" office:value-type="float" office:value="2744.923654">
            <text:p>2744.92</text:p>
          </table:table-cell>
          <table:table-cell office:value-type="float" office:value="1">
            <text:p>1</text:p>
          </table:table-cell>
          <table:table-cell table:style-name="ce5" table:formula="oooc:=(([.F5]-[.G5])*100)/MAX([.F5];[.G5])*[.H5]" office:value-type="float" office:value="60.5390860565477">
            <text:p>60.54</text:p>
          </table:table-cell>
          <table:table-cell office:value-type="float" office:value="30">
            <text:p>30</text:p>
          </table:table-cell>
          <table:table-cell table:style-name="ce5" table:formula="oooc:=[.I5]-[.J5]" office:value-type="float" office:value="30.5390860565477">
            <text:p>30.54</text:p>
          </table:table-cell>
          <table:table-cell table:number-columns-repeated="24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ooc:=[$ROGUE.N7]" office:value-type="string" office:string-value="Mon Oct  1 10:42:05 2007">
            <text:p>Mon Oct <text:s/>1 10:42:05 2007</text:p>
          </table:table-cell>
          <table:table-cell table:style-name="ce6" table:formula="oooc:=[$ROGUE.N6]*[$ROGUE.N10]*0.001" office:value-type="float" office:value="2857.461772">
            <text:p>2857.46</text:p>
          </table:table-cell>
          <table:table-cell/>
          <table:table-cell table:style-name="ce5" table:formula="oooc:=[$ROGUE.O6]*[$ROGUE.O10]*0.001" office:value-type="float" office:value="210.49359">
            <text:p>210.49</text:p>
          </table:table-cell>
          <table:table-cell table:style-name="ce5" table:formula="oooc:=[$ROGUE.P6]*[$ROGUE.P10]*0.001+[$ROGUE.N11]" office:value-type="float" office:value="1304.180144">
            <text:p>1304.18</text:p>
          </table:table-cell>
          <table:table-cell office:value-type="float" office:value="1">
            <text:p>1</text:p>
          </table:table-cell>
          <table:table-cell table:style-name="ce5" table:formula="oooc:=(([.F6]-[.G6])*100)/MAX([.F6];[.G6])*[.H6]" office:value-type="float" office:value="-83.8600832125535">
            <text:p>-83.86</text:p>
          </table:table-cell>
          <table:table-cell office:value-type="float" office:value="20">
            <text:p>20</text:p>
          </table:table-cell>
          <table:table-cell table:style-name="ce5" table:formula="oooc:=[.I6]-[.J6]" office:value-type="float" office:value="-103.860083212554">
            <text:p>-103.86</text:p>
          </table:table-cell>
          <table:table-cell table:number-columns-repeated="24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formula="oooc:=[$ROGUE.Q7]" office:value-type="string" office:string-value="Fri Sep 28 14:17:15 2007">
            <text:p>Fri Sep 28 14:17:15 2007</text:p>
          </table:table-cell>
          <table:table-cell table:style-name="ce6" table:formula="oooc:=[$ROGUE.Q6]*[$ROGUE.Q10]*0.001" office:value-type="float" office:value="900.694278">
            <text:p>900.69</text:p>
          </table:table-cell>
          <table:table-cell/>
          <table:table-cell table:style-name="ce5" table:formula="oooc:=[$ROGUE.R6]*[$ROGUE.R10]*0.001" office:value-type="float" office:value="904.91148">
            <text:p>904.91</text:p>
          </table:table-cell>
          <table:table-cell table:style-name="ce5" table:formula="oooc:=[$ROGUE.S6]*[$ROGUE.S10]*0.001+[$ROGUE.Q11]" office:value-type="float" office:value="62.569255">
            <text:p>62.57</text:p>
          </table:table-cell>
          <table:table-cell office:value-type="float" office:value="1">
            <text:p>1</text:p>
          </table:table-cell>
          <table:table-cell table:style-name="ce5" table:formula="oooc:=(([.F7]-[.G7])*100)/MAX([.F7];[.G7])*[.H7]" office:value-type="float" office:value="93.0855938527822">
            <text:p>93.09</text:p>
          </table:table-cell>
          <table:table-cell office:value-type="float" office:value="20">
            <text:p>20</text:p>
          </table:table-cell>
          <table:table-cell table:style-name="ce5" table:formula="oooc:=[.I7]-[.J7]" office:value-type="float" office:value="73.0855938527822">
            <text:p>73.09</text:p>
          </table:table-cell>
          <table:table-cell table:number-columns-repeated="24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ooc:=[$ROGUE.T7]" office:value-type="string" office:string-value="Fri Sep 28 13:55:11 2007">
            <text:p>Fri Sep 28 13:55:11 2007</text:p>
          </table:table-cell>
          <table:table-cell table:style-name="ce5" table:formula="oooc:=[$ROGUE.T6]*[$ROGUE.T10]*0.001" office:value-type="float" office:value="145.37556">
            <text:p>145.38</text:p>
          </table:table-cell>
          <table:table-cell/>
          <table:table-cell table:style-name="ce5" table:formula="oooc:=[$ROGUE.U6]*[$ROGUE.U10]*0.001" office:value-type="float" office:value="230.012552">
            <text:p>230.01</text:p>
          </table:table-cell>
          <table:table-cell table:style-name="ce5" table:formula="oooc:=[$ROGUE.V6]*[$ROGUE.V10]*0.001+[$ROGUE.T11]" office:value-type="float" office:value="101.166368">
            <text:p>101.17</text:p>
          </table:table-cell>
          <table:table-cell office:value-type="float" office:value="1">
            <text:p>1</text:p>
          </table:table-cell>
          <table:table-cell table:style-name="ce5" table:formula="oooc:=(([.F8]-[.G8])*100)/MAX([.F8];[.G8])*[.H8]" office:value-type="float" office:value="56.0170229318616">
            <text:p>56.02</text:p>
          </table:table-cell>
          <table:table-cell office:value-type="float" office:value="20">
            <text:p>20</text:p>
          </table:table-cell>
          <table:table-cell table:style-name="ce5" table:formula="oooc:=[.I8]-[.J8]" office:value-type="float" office:value="36.0170229318616">
            <text:p>36.02</text:p>
          </table:table-cell>
          <table:table-cell table:number-columns-repeated="24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formula="oooc:=[$ROGUE.W7]" office:value-type="string" office:string-value="Fri Sep 28 13:55:34 2007">
            <text:p>Fri Sep 28 13:55:34 2007</text:p>
          </table:table-cell>
          <table:table-cell table:style-name="ce5" table:formula="oooc:=[$ROGUE.W6]*[$ROGUE.W10]*0.001" office:value-type="float" office:value="425.783688">
            <text:p>425.78</text:p>
          </table:table-cell>
          <table:table-cell/>
          <table:table-cell table:style-name="ce6" table:formula="oooc:=[$ROGUE.X6]*[$ROGUE.X10]*0.001" office:value-type="float" office:value="756.69218">
            <text:p>756.69</text:p>
          </table:table-cell>
          <table:table-cell table:style-name="ce5" table:formula="oooc:=[$ROGUE.Y6]*[$ROGUE.Y10]*0.001+[$ROGUE.W11]" office:value-type="float" office:value="216.513004">
            <text:p>216.51</text:p>
          </table:table-cell>
          <table:table-cell office:value-type="float" office:value="1">
            <text:p>1</text:p>
          </table:table-cell>
          <table:table-cell table:style-name="ce5" table:formula="oooc:=(([.F9]-[.G9])*100)/MAX([.F9];[.G9])*[.H9]" office:value-type="float" office:value="71.3869113858161">
            <text:p>71.39</text:p>
          </table:table-cell>
          <table:table-cell office:value-type="float" office:value="20">
            <text:p>20</text:p>
          </table:table-cell>
          <table:table-cell table:style-name="ce5" table:formula="oooc:=[.I9]-[.J9]" office:value-type="float" office:value="51.3869113858161">
            <text:p>51.39</text:p>
          </table:table-cell>
          <table:table-cell table:number-columns-repeated="24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WARGAME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level</text:p>
          </table:table-cell>
          <table:table-cell table:style-name="ce4" office:value-type="string">
            <text:p>scenario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source1</text:p>
          </table:table-cell>
          <table:table-cell table:style-name="ce2" office:value-type="string">
            <text:p>source2</text:p>
          </table:table-cell>
          <table:table-cell table:style-name="ce2" office:value-type="string">
            <text:p>t/ns</text:p>
          </table:table-cell>
          <table:table-cell table:style-name="ce2" office:value-type="string">
            <text:p>t/s</text:p>
          </table:table-cell>
          <table:table-cell table:style-name="ce9" office:value-type="string">
            <text:p>valid?</text:p>
          </table:table-cell>
          <table:table-cell table:style-name="ce9" office:value-type="string">
            <text:p>regret</text:p>
          </table:table-cell>
          <table:table-cell table:style-name="ce9" office:value-type="string">
            <text:p>needed regret</text:p>
          </table:table-cell>
          <table:table-cell table:style-name="ce9" office:value-type="string">
            <text:p>excess regret</text:p>
          </table:table-cell>
          <table:table-cell table:style-name="ce2" table:number-columns-repeated="244"/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ooc:=[$WARGAME.B8]" office:value-type="string" office:string-value="Fri Sep 28 13:19:18 2007">
            <text:p>Fri Sep 28 13:19:18 2007</text:p>
          </table:table-cell>
          <table:table-cell table:style-name="ce5" table:formula="oooc:=[$WARGAME.B7]*[$WARGAME.B11]*0.001" office:value-type="float" office:value="133.851472">
            <text:p>133.85</text:p>
          </table:table-cell>
          <table:table-cell table:style-name="ce6" table:formula="oooc:=[$WARGAME.C7]*[$WARGAME.C11]*0.001" office:value-type="float" office:value="237.88624">
            <text:p>237.89</text:p>
          </table:table-cell>
          <table:table-cell table:style-name="ce6" table:formula="oooc:=[$WARGAME.D7]*[$WARGAME.D11]*0.001" office:value-type="float" office:value="772.48213">
            <text:p>772.48</text:p>
          </table:table-cell>
          <table:table-cell table:style-name="ce5" table:formula="oooc:=[$WARGAME.E7]*[$WARGAME.E11]*0.001+[$WARGAME.C11]" office:value-type="float" office:value="612.35507">
            <text:p>612.36</text:p>
          </table:table-cell>
          <table:table-cell office:value-type="float" office:value="1">
            <text:p>1</text:p>
          </table:table-cell>
          <table:table-cell table:style-name="ce5" table:formula="oooc:=(([.F13]-[.G13])*100)/MAX([.F13];[.G13])*[.H13]" office:value-type="float" office:value="20.7289015216443">
            <text:p>20.73</text:p>
          </table:table-cell>
          <table:table-cell office:value-type="float" office:value="30">
            <text:p>30</text:p>
          </table:table-cell>
          <table:table-cell table:style-name="ce5" table:formula="oooc:=[.I13]-[.J13]" office:value-type="float" office:value="-9.27109847835575">
            <text:p>-9.27</text:p>
          </table:table-cell>
          <table:table-cell table:number-columns-repeated="245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ooc:=[$WARGAME.F8]" office:value-type="string" office:string-value="Fri Sep 28 13:18:10 2007">
            <text:p>Fri Sep 28 13:18:10 2007</text:p>
          </table:table-cell>
          <table:table-cell table:style-name="ce6" table:formula="oooc:=[$WARGAME.F7]*[$WARGAME.F11]*0.001" office:value-type="float" office:value="17.669282">
            <text:p>17.67</text:p>
          </table:table-cell>
          <table:table-cell table:style-name="ce6" table:formula="oooc:=[$WARGAME.G7]*[$WARGAME.G11]*0.001" office:value-type="float" office:value="76.835582">
            <text:p>76.84</text:p>
          </table:table-cell>
          <table:table-cell table:style-name="ce6" table:formula="oooc:=[$WARGAME.H7]*[$WARGAME.H11]*0.001" office:value-type="float" office:value="218.119506">
            <text:p>218.12</text:p>
          </table:table-cell>
          <table:table-cell table:style-name="ce5" table:formula="oooc:=[$WARGAME.I7]*[$WARGAME.I11]*0.001+[$WARGAME.G12]" office:value-type="float" office:value="139.920095">
            <text:p>139.92</text:p>
          </table:table-cell>
          <table:table-cell office:value-type="float" office:value="1">
            <text:p>1</text:p>
          </table:table-cell>
          <table:table-cell table:style-name="ce5" table:formula="oooc:=(([.F14]-[.G14])*100)/MAX([.F14];[.G14])*[.H14]" office:value-type="float" office:value="35.8516358459018">
            <text:p>35.85</text:p>
          </table:table-cell>
          <table:table-cell office:value-type="float" office:value="30">
            <text:p>30</text:p>
          </table:table-cell>
          <table:table-cell table:style-name="ce5" table:formula="oooc:=[.I14]-[.J14]" office:value-type="float" office:value="5.85163584590183">
            <text:p>5.85</text:p>
          </table:table-cell>
          <table:table-cell table:number-columns-repeated="245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ooc:=[$WARGAME.J8]" office:value-type="string" office:string-value="Fri Sep 28 13:26:46 2007">
            <text:p>Fri Sep 28 13:26:46 2007</text:p>
          </table:table-cell>
          <table:table-cell table:style-name="ce5" table:formula="oooc:=[$WARGAME.J7]*[$WARGAME.J11]*0.001" office:value-type="float" office:value="489.831936">
            <text:p>489.83</text:p>
          </table:table-cell>
          <table:table-cell/>
          <table:table-cell table:style-name="ce5" table:formula="oooc:=[$WARGAME.K7]*[$WARGAME.K11]*0.001" office:value-type="float" office:value="227.284596">
            <text:p>227.28</text:p>
          </table:table-cell>
          <table:table-cell table:style-name="ce5" table:formula="oooc:=[$WARGAME.L7]*[$WARGAME.L11]*0.001+[$WARGAME.J12]" office:value-type="float" office:value="105.940752">
            <text:p>105.94</text:p>
          </table:table-cell>
          <table:table-cell office:value-type="float" office:value="1">
            <text:p>1</text:p>
          </table:table-cell>
          <table:table-cell table:style-name="ce5" table:formula="oooc:=(([.F15]-[.G15])*100)/MAX([.F15];[.G15])*[.H15]" office:value-type="float" office:value="53.3885032842261">
            <text:p>53.39</text:p>
          </table:table-cell>
          <table:table-cell office:value-type="float" office:value="30">
            <text:p>30</text:p>
          </table:table-cell>
          <table:table-cell table:style-name="ce5" table:formula="oooc:=[.I15]-[.J15]" office:value-type="float" office:value="23.3885032842261">
            <text:p>23.39</text:p>
          </table:table-cell>
          <table:table-cell table:number-columns-repeated="245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formula="oooc:=[$WARGAME.M8]" office:value-type="string" office:string-value="Fri Sep 28 13:27:48 2007">
            <text:p>Fri Sep 28 13:27:48 2007</text:p>
          </table:table-cell>
          <table:table-cell table:style-name="ce5" table:formula="oooc:=[$WARGAME.M7]*[$WARGAME.M11]*0.001" office:value-type="float" office:value="538.668228">
            <text:p>538.67</text:p>
          </table:table-cell>
          <table:table-cell/>
          <table:table-cell table:style-name="ce5" table:formula="oooc:=[$WARGAME.N7]*[$WARGAME.N11]*0.001" office:value-type="float" office:value="70.124782">
            <text:p>70.12</text:p>
          </table:table-cell>
          <table:table-cell table:style-name="ce5" table:formula="oooc:=[$WARGAME.O7]*[$WARGAME.O11]*0.001+[$WARGAME.M12]" office:value-type="float" office:value="49.86146">
            <text:p>49.86</text:p>
          </table:table-cell>
          <table:table-cell office:value-type="float" office:value="1">
            <text:p>1</text:p>
          </table:table-cell>
          <table:table-cell table:style-name="ce5" table:formula="oooc:=(([.F16]-[.G16])*100)/MAX([.F16];[.G16])*[.H16]" office:value-type="float" office:value="28.8960926823273">
            <text:p>28.9</text:p>
          </table:table-cell>
          <table:table-cell office:value-type="float" office:value="30">
            <text:p>30</text:p>
          </table:table-cell>
          <table:table-cell table:style-name="ce5" table:formula="oooc:=[.I16]-[.J16]" office:value-type="float" office:value="-1.10390731767266">
            <text:p>-1.1</text:p>
          </table:table-cell>
          <table:table-cell table:number-columns-repeated="24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ooc:=[$WARGAME.P8]" office:value-type="string" office:string-value="Fri Sep 28 13:27:17 2007">
            <text:p>Fri Sep 28 13:27:17 2007</text:p>
          </table:table-cell>
          <table:table-cell table:style-name="ce7" table:formula="oooc:=[$WARGAME.P7]*[$WARGAME.P11]*0.001" office:value-type="float" office:value="478.193924">
            <text:p>478.19</text:p>
          </table:table-cell>
          <table:table-cell/>
          <table:table-cell table:style-name="ce6" table:formula="oooc:=[$WARGAME.Q7]*[$WARGAME.Q11]*0.001" office:value-type="float" office:value="98.142779">
            <text:p>98.14</text:p>
          </table:table-cell>
          <table:table-cell table:style-name="ce5" table:formula="oooc:=[$WARGAME.R7]*[$WARGAME.R11]*0.001+[$WARGAME.P12]" office:value-type="float" office:value="104.569607">
            <text:p>104.57</text:p>
          </table:table-cell>
          <table:table-cell office:value-type="float" office:value="1">
            <text:p>1</text:p>
          </table:table-cell>
          <table:table-cell table:style-name="ce5" table:formula="oooc:=(([.F17]-[.G17])*100)/MAX([.F17];[.G17])*[.H17]" office:value-type="float" office:value="-6.14598082978354">
            <text:p>-6.15</text:p>
          </table:table-cell>
          <table:table-cell office:value-type="float" office:value="20">
            <text:p>20</text:p>
          </table:table-cell>
          <table:table-cell table:style-name="ce5" table:formula="oooc:=[.I17]-[.J17]" office:value-type="float" office:value="-26.1459808297835">
            <text:p>-26.15</text:p>
          </table:table-cell>
          <table:table-cell/>
          <table:table-cell office:value-type="string">
            <text:p>loses goal antecedents- would need to know if predicates removed from goal, remove from goodthings</text:p>
          </table:table-cell>
          <table:table-cell table:number-columns-repeated="24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formula="oooc:=[$WARGAME.S8]" office:value-type="string" office:string-value="Fri Sep 28 13:48:52 2007">
            <text:p>Fri Sep 28 13:48:52 2007</text:p>
          </table:table-cell>
          <table:table-cell table:style-name="ce6" table:formula="oooc:=[$WARGAME.S7]*[$WARGAME.S11]*0.001" office:value-type="float" office:value="1189.032156">
            <text:p>1189.03</text:p>
          </table:table-cell>
          <table:table-cell/>
          <table:table-cell table:style-name="ce6" table:formula="oooc:=[$WARGAME.T7]*[$WARGAME.T11]*0.001" office:value-type="float" office:value="233.356112">
            <text:p>233.36</text:p>
          </table:table-cell>
          <table:table-cell table:style-name="ce5" table:formula="oooc:=[$WARGAME.U7]*[$WARGAME.U11]*0.001+[$WARGAME.S12]" office:value-type="float" office:value="72.820036">
            <text:p>72.82</text:p>
          </table:table-cell>
          <table:table-cell office:value-type="float" office:value="1">
            <text:p>1</text:p>
          </table:table-cell>
          <table:table-cell table:style-name="ce5" table:formula="oooc:=(([.F18]-[.G18])*100)/MAX([.F18];[.G18])*[.H18]" office:value-type="float" office:value="68.7944595168778">
            <text:p>68.79</text:p>
          </table:table-cell>
          <table:table-cell office:value-type="float" office:value="20">
            <text:p>20</text:p>
          </table:table-cell>
          <table:table-cell table:style-name="ce5" table:formula="oooc:=[.I18]-[.J18]" office:value-type="float" office:value="48.7944595168778">
            <text:p>48.79</text:p>
          </table:table-cell>
          <table:table-cell table:number-columns-repeated="24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ooc:=[$WARGAME.V8]" office:value-type="string" office:string-value="Fri Sep 28 13:39:33 2007">
            <text:p>Fri Sep 28 13:39:33 2007</text:p>
          </table:table-cell>
          <table:table-cell table:style-name="ce6" table:formula="oooc:=[$WARGAME.V7]*[$WARGAME.V11]*0.001" office:value-type="float" office:value="638.788224">
            <text:p>638.79</text:p>
          </table:table-cell>
          <table:table-cell/>
          <table:table-cell table:style-name="ce5" table:formula="oooc:=[$WARGAME.W7]*[$WARGAME.W11]*0.001" office:value-type="float" office:value="524.81415">
            <text:p>524.81</text:p>
          </table:table-cell>
          <table:table-cell table:style-name="ce5" table:formula="oooc:=[$WARGAME.X7]*[$WARGAME.X11]*0.001+[$WARGAME.V12]" office:value-type="float" office:value="376.263667">
            <text:p>376.26</text:p>
          </table:table-cell>
          <table:table-cell office:value-type="float" office:value="1">
            <text:p>1</text:p>
          </table:table-cell>
          <table:table-cell table:style-name="ce5" table:formula="oooc:=(([.F19]-[.G19])*100)/MAX([.F19];[.G19])*[.H19]" office:value-type="float" office:value="28.3053501892051">
            <text:p>28.31</text:p>
          </table:table-cell>
          <table:table-cell office:value-type="float" office:value="20">
            <text:p>20</text:p>
          </table:table-cell>
          <table:table-cell table:style-name="ce5" table:formula="oooc:=[.I19]-[.J19]" office:value-type="float" office:value="8.30535018920509">
            <text:p>8.31</text:p>
          </table:table-cell>
          <table:table-cell table:number-columns-repeated="24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formula="oooc:=[$WARGAME.Y8]" office:value-type="string" office:string-value="Fri Sep 28 13:36:09 2007">
            <text:p>Fri Sep 28 13:36:09 2007</text:p>
          </table:table-cell>
          <table:table-cell table:style-name="ce5" table:formula="oooc:=[$WARGAME.Y7]*[$WARGAME.Y11]*0.001" office:value-type="float" office:value="440.575632">
            <text:p>440.58</text:p>
          </table:table-cell>
          <table:table-cell/>
          <table:table-cell table:style-name="ce6" table:formula="oooc:=[$WARGAME.Z7]*[$WARGAME.Z11]*0.001" office:value-type="float" office:value="486.354726">
            <text:p>486.35</text:p>
          </table:table-cell>
          <table:table-cell table:style-name="ce5" table:formula="oooc:=[$WARGAME.AA7]*[$WARGAME.AA11]*0.001+[$WARGAME.Y12]" office:value-type="float" office:value="312.917104">
            <text:p>312.92</text:p>
          </table:table-cell>
          <table:table-cell office:value-type="float" office:value="1">
            <text:p>1</text:p>
          </table:table-cell>
          <table:table-cell table:style-name="ce5" table:formula="oooc:=(([.F20]-[.G20])*100)/MAX([.F20];[.G20])*[.H20]" office:value-type="float" office:value="35.6607251308996">
            <text:p>35.66</text:p>
          </table:table-cell>
          <table:table-cell office:value-type="float" office:value="20">
            <text:p>20</text:p>
          </table:table-cell>
          <table:table-cell table:style-name="ce5" table:formula="oooc:=[.I20]-[.J20]" office:value-type="float" office:value="15.6607251308996">
            <text:p>15.66</text:p>
          </table:table-cell>
          <table:table-cell table:number-columns-repeated="24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ESCAPE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level</text:p>
          </table:table-cell>
          <table:table-cell table:style-name="ce4" office:value-type="string">
            <text:p>scenario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source1</text:p>
          </table:table-cell>
          <table:table-cell table:style-name="ce2" office:value-type="string">
            <text:p>source2</text:p>
          </table:table-cell>
          <table:table-cell table:style-name="ce2" office:value-type="string">
            <text:p>t/ns</text:p>
          </table:table-cell>
          <table:table-cell table:style-name="ce2" office:value-type="string">
            <text:p>t/s</text:p>
          </table:table-cell>
          <table:table-cell table:style-name="ce9" office:value-type="string">
            <text:p>valid?</text:p>
          </table:table-cell>
          <table:table-cell table:style-name="ce9" office:value-type="string">
            <text:p>regret</text:p>
          </table:table-cell>
          <table:table-cell table:style-name="ce9" office:value-type="string">
            <text:p>needed regret</text:p>
          </table:table-cell>
          <table:table-cell table:style-name="ce9" office:value-type="string">
            <text:p>excess regret</text:p>
          </table:table-cell>
          <table:table-cell table:style-name="ce2" table:number-columns-repeated="244"/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ooc:=[$ESCAPE.B8]" office:value-type="string" office:string-value="Fri Sep 28 13:19:34 2007">
            <text:p>Fri Sep 28 13:19:34 2007</text:p>
          </table:table-cell>
          <table:table-cell table:style-name="ce5" table:formula="oooc:=[$ESCAPE.B7]*[$ESCAPE.B11]*0.001" office:value-type="float" office:value="170.556565">
            <text:p>170.56</text:p>
          </table:table-cell>
          <table:table-cell table:style-name="ce5" table:formula="oooc:=[$ESCAPE.C7]*[$ESCAPE.C11]*0.001" office:value-type="float" office:value="5.745117">
            <text:p>5.75</text:p>
          </table:table-cell>
          <table:table-cell table:style-name="ce6" table:formula="oooc:=[$ESCAPE.D7]*[$ESCAPE.D11]*0.001" office:value-type="float" office:value="176.2249">
            <text:p>176.22</text:p>
          </table:table-cell>
          <table:table-cell table:style-name="ce6" table:formula="oooc:=[$ESCAPE.E7]*[$ESCAPE.E11]*0.001+[$ESCAPE.C12]" office:value-type="float" office:value="22.462486">
            <text:p>22.46</text:p>
          </table:table-cell>
          <table:table-cell office:value-type="float" office:value="1">
            <text:p>1</text:p>
          </table:table-cell>
          <table:table-cell table:style-name="ce5" table:formula="oooc:=(([.F24]-[.G24])*100)/MAX([.F24];[.G24])*[.H24]" office:value-type="float" office:value="87.2535118476447">
            <text:p>87.25</text:p>
          </table:table-cell>
          <table:table-cell office:value-type="float" office:value="30">
            <text:p>30</text:p>
          </table:table-cell>
          <table:table-cell table:style-name="ce5" table:formula="oooc:=[.I24]-[.J24]" office:value-type="float" office:value="57.2535118476447">
            <text:p>57.25</text:p>
          </table:table-cell>
          <table:table-cell table:number-columns-repeated="245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ooc:=[$ESCAPE.F8]" office:value-type="string" office:string-value="Fri Sep 28 13:16:44 2007">
            <text:p>Fri Sep 28 13:16:44 2007</text:p>
          </table:table-cell>
          <table:table-cell table:style-name="ce5" table:formula="oooc:=[$ESCAPE.F7]*[$ESCAPE.F11]*0.001" office:value-type="float" office:value="10.70242">
            <text:p>10.7</text:p>
          </table:table-cell>
          <table:table-cell table:style-name="ce5" table:formula="oooc:=[$ESCAPE.G7]*[$ESCAPE.G11]*0.001" office:value-type="float" office:value="57.111672">
            <text:p>57.11</text:p>
          </table:table-cell>
          <table:table-cell table:style-name="ce5" table:formula="oooc:=[$ESCAPE.H7]*[$ESCAPE.H11]*0.001" office:value-type="float" office:value="292.797152">
            <text:p>292.8</text:p>
          </table:table-cell>
          <table:table-cell table:style-name="ce5" table:formula="oooc:=[$ESCAPE.I7]*[$ESCAPE.I11]*0.001+[$ESCAPE.G12]" office:value-type="float" office:value="38.140105">
            <text:p>38.14</text:p>
          </table:table-cell>
          <table:table-cell office:value-type="float" office:value="1">
            <text:p>1</text:p>
          </table:table-cell>
          <table:table-cell table:style-name="ce5" table:formula="oooc:=(([.F25]-[.G25])*100)/MAX([.F25];[.G25])*[.H25]" office:value-type="float" office:value="86.9738811530517">
            <text:p>86.97</text:p>
          </table:table-cell>
          <table:table-cell office:value-type="float" office:value="30">
            <text:p>30</text:p>
          </table:table-cell>
          <table:table-cell table:style-name="ce5" table:formula="oooc:=[.I25]-[.J25]" office:value-type="float" office:value="56.9738811530517">
            <text:p>56.97</text:p>
          </table:table-cell>
          <table:table-cell table:number-columns-repeated="245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ooc:=[$ESCAPE.J8]" office:value-type="string" office:string-value="Fri Sep 28 13:16:55 2007">
            <text:p>Fri Sep 28 13:16:55 2007</text:p>
          </table:table-cell>
          <table:table-cell table:style-name="ce5" table:formula="oooc:=[$ESCAPE.J7]*[$ESCAPE.J11]*0.001" office:value-type="float" office:value="20.661291">
            <text:p>20.66</text:p>
          </table:table-cell>
          <table:table-cell/>
          <table:table-cell table:style-name="ce5" table:formula="oooc:=[$ESCAPE.K7]*[$ESCAPE.K11]*0.001" office:value-type="float" office:value="15.749344">
            <text:p>15.75</text:p>
          </table:table-cell>
          <table:table-cell table:style-name="ce5" table:formula="oooc:=[$ESCAPE.L7]*[$ESCAPE.L11]*0.001+[$ESCAPE.J12]" office:value-type="float" office:value="4.9076">
            <text:p>4.91</text:p>
          </table:table-cell>
          <table:table-cell office:value-type="float" office:value="1">
            <text:p>1</text:p>
          </table:table-cell>
          <table:table-cell table:style-name="ce5" table:formula="oooc:=(([.F26]-[.G26])*100)/MAX([.F26];[.G26])*[.H26]" office:value-type="float" office:value="68.8393370542925">
            <text:p>68.84</text:p>
          </table:table-cell>
          <table:table-cell office:value-type="float" office:value="30">
            <text:p>30</text:p>
          </table:table-cell>
          <table:table-cell table:style-name="ce5" table:formula="oooc:=[.I26]-[.J26]" office:value-type="float" office:value="38.8393370542925">
            <text:p>38.84</text:p>
          </table:table-cell>
          <table:table-cell table:number-columns-repeated="245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formula="oooc:=[$ESCAPE.M8]" office:value-type="string" office:string-value="Fri Sep 28 13:17:30 2007">
            <text:p>Fri Sep 28 13:17:30 2007</text:p>
          </table:table-cell>
          <table:table-cell table:style-name="ce5" table:formula="oooc:=[$ESCAPE.M7]*[$ESCAPE.M11]*0.001" office:value-type="float" office:value="23.810031">
            <text:p>23.81</text:p>
          </table:table-cell>
          <table:table-cell/>
          <table:table-cell table:style-name="ce5" table:formula="oooc:=[$ESCAPE.N7]*[$ESCAPE.N11]*0.001" office:value-type="float" office:value="27.3339">
            <text:p>27.33</text:p>
          </table:table-cell>
          <table:table-cell table:style-name="ce5" table:formula="oooc:=[$ESCAPE.O7]*[$ESCAPE.O11]*0.001+[$ESCAPE.M12]" office:value-type="float" office:value="5.252404">
            <text:p>5.25</text:p>
          </table:table-cell>
          <table:table-cell office:value-type="float" office:value="1">
            <text:p>1</text:p>
          </table:table-cell>
          <table:table-cell table:style-name="ce5" table:formula="oooc:=(([.F27]-[.G27])*100)/MAX([.F27];[.G27])*[.H27]" office:value-type="float" office:value="80.7842861794329">
            <text:p>80.78</text:p>
          </table:table-cell>
          <table:table-cell office:value-type="float" office:value="30">
            <text:p>30</text:p>
          </table:table-cell>
          <table:table-cell table:style-name="ce5" table:formula="oooc:=[.I27]-[.J27]" office:value-type="float" office:value="50.7842861794329">
            <text:p>50.78</text:p>
          </table:table-cell>
          <table:table-cell table:number-columns-repeated="24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ooc:=[$ESCAPE.P8]" office:value-type="string" office:string-value="Fri Sep 28 15:07:01 2007">
            <text:p>Fri Sep 28 15:07:01 2007</text:p>
          </table:table-cell>
          <table:table-cell table:style-name="ce7" table:formula="oooc:=[$ESCAPE.P7]*[$ESCAPE.P11]*0.001" office:value-type="float" office:value="5893.45644">
            <text:p>5893.46</text:p>
          </table:table-cell>
          <table:table-cell/>
          <table:table-cell table:style-name="ce5" table:formula="oooc:=[$ESCAPE.Q7]*[$ESCAPE.Q11]*0.001" office:value-type="float" office:value="381.948111">
            <text:p>381.95</text:p>
          </table:table-cell>
          <table:table-cell table:style-name="ce6" table:formula="oooc:=[$ESCAPE.R7]*[$ESCAPE.R11]*0.001+[$ESCAPE.P12]" office:value-type="float" office:value="136.043976">
            <text:p>136.04</text:p>
          </table:table-cell>
          <table:table-cell office:value-type="float" office:value="1">
            <text:p>1</text:p>
          </table:table-cell>
          <table:table-cell table:style-name="ce5" table:formula="oooc:=(([.F28]-[.G28])*100)/MAX([.F28];[.G28])*[.H28]" office:value-type="float" office:value="64.3815554830693">
            <text:p>64.38</text:p>
          </table:table-cell>
          <table:table-cell office:value-type="float" office:value="20">
            <text:p>20</text:p>
          </table:table-cell>
          <table:table-cell table:style-name="ce5" table:formula="oooc:=[.I28]-[.J28]" office:value-type="float" office:value="44.3815554830693">
            <text:p>44.38</text:p>
          </table:table-cell>
          <table:table-cell table:number-columns-repeated="24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formula="oooc:=[$ESCAPE.S8]" office:value-type="string" office:string-value="Fri Sep 28 13:24:43 2007">
            <text:p>Fri Sep 28 13:24:43 2007</text:p>
          </table:table-cell>
          <table:table-cell table:style-name="ce6" table:formula="oooc:=[$ESCAPE.S7]*[$ESCAPE.S11]*0.001" office:value-type="float" office:value="477.409597">
            <text:p>477.41</text:p>
          </table:table-cell>
          <table:table-cell/>
          <table:table-cell table:style-name="ce5" table:formula="oooc:=[$ESCAPE.T7]*[$ESCAPE.T11]*0.001" office:value-type="float" office:value="5.10477">
            <text:p>5.1</text:p>
          </table:table-cell>
          <table:table-cell table:style-name="ce5" table:formula="oooc:=[$ESCAPE.U7]*[$ESCAPE.U11]*0.001+[$ESCAPE.S12]" office:value-type="float" office:value="4.94056">
            <text:p>4.94</text:p>
          </table:table-cell>
          <table:table-cell office:value-type="float" office:value="1">
            <text:p>1</text:p>
          </table:table-cell>
          <table:table-cell table:style-name="ce5" table:formula="oooc:=(([.F29]-[.G29])*100)/MAX([.F29];[.G29])*[.H29]" office:value-type="float" office:value="3.21679527187318">
            <text:p>3.22</text:p>
          </table:table-cell>
          <table:table-cell office:value-type="float" office:value="20">
            <text:p>20</text:p>
          </table:table-cell>
          <table:table-cell table:style-name="ce5" table:formula="oooc:=[.I29]-[.J29]" office:value-type="float" office:value="-16.7832047281268">
            <text:p>-16.78</text:p>
          </table:table-cell>
          <table:table-cell table:number-columns-repeated="24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ooc:=[$ESCAPE.V8]" office:value-type="string" office:string-value="Fri Sep 28 13:28:12 2007">
            <text:p>Fri Sep 28 13:28:12 2007</text:p>
          </table:table-cell>
          <table:table-cell table:style-name="ce5" table:formula="oooc:=[$ESCAPE.V7]*[$ESCAPE.V11]*0.001" office:value-type="float" office:value="661.047471">
            <text:p>661.05</text:p>
          </table:table-cell>
          <table:table-cell/>
          <table:table-cell table:style-name="ce6" table:formula="oooc:=[$ESCAPE.W7]*[$ESCAPE.W11]*0.001" office:value-type="float" office:value="982.372251">
            <text:p>982.37</text:p>
          </table:table-cell>
          <table:table-cell table:style-name="ce5" table:formula="oooc:=[$ESCAPE.X7]*[$ESCAPE.X11]*0.001+[$ESCAPE.V12]" office:value-type="float" office:value="230.52068">
            <text:p>230.52</text:p>
          </table:table-cell>
          <table:table-cell office:value-type="float" office:value="1">
            <text:p>1</text:p>
          </table:table-cell>
          <table:table-cell table:style-name="ce5" table:formula="oooc:=(([.F30]-[.G30])*100)/MAX([.F30];[.G30])*[.H30]" office:value-type="float" office:value="76.5342842527013">
            <text:p>76.53</text:p>
          </table:table-cell>
          <table:table-cell office:value-type="float" office:value="20">
            <text:p>20</text:p>
          </table:table-cell>
          <table:table-cell table:style-name="ce5" table:formula="oooc:=[.I30]-[.J30]" office:value-type="float" office:value="56.5342842527013">
            <text:p>56.53</text:p>
          </table:table-cell>
          <table:table-cell table:number-columns-repeated="245"/>
        </table:table-row>
        <table:table-row table:style-name="ro1">
          <table:table-cell table:number-columns-repeated="256"/>
        </table:table-row>
        <table:table-row table:style-name="ro1">
          <table:table-cell table:style-name="ce1"/>
          <table:table-cell table:number-columns-repeated="255"/>
        </table:table-row>
        <table:table-row table:style-name="ro1">
          <table:table-cell table:style-name="ce1" office:value-type="string">
            <text:p>LEVEL 10</text:p>
          </table:table-cell>
          <table:table-cell table:number-columns-repeated="255"/>
        </table:table-row>
        <table:table-row table:style-name="ro1">
          <table:table-cell/>
          <table:table-cell table:style-name="ce4" office:value-type="string">
            <text:p>scenario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source</text:p>
          </table:table-cell>
          <table:table-cell/>
          <table:table-cell table:style-name="ce1" office:value-type="string">
            <text:p>t/ns</text:p>
          </table:table-cell>
          <table:table-cell table:style-name="ce2" office:value-type="string">
            <text:p>t/s</text:p>
          </table:table-cell>
          <table:table-cell table:style-name="ce9" office:value-type="string">
            <text:p>valid?</text:p>
          </table:table-cell>
          <table:table-cell table:style-name="ce9" office:value-type="string">
            <text:p>regret</text:p>
          </table:table-cell>
          <table:table-cell table:style-name="ce9" office:value-type="string">
            <text:p>needed regret</text:p>
          </table:table-cell>
          <table:table-cell table:style-name="ce9" office:value-type="string">
            <text:p>excess regret</text:p>
          </table:table-cell>
          <table:table-cell table:number-columns-repeated="245"/>
        </table:table-row>
        <table:table-row table:style-name="ro1">
          <table:table-cell/>
          <table:table-cell office:value-type="float" office:value="1">
            <text:p>1</text:p>
          </table:table-cell>
          <table:table-cell table:formula="oooc:=[$LEVEL10.B8]" office:value-type="string" office:string-value="Fri Sep 28 13:57:12 2007">
            <text:p>Fri Sep 28 13:57:12 2007</text:p>
          </table:table-cell>
          <table:table-cell table:style-name="ce5" table:formula="oooc:=[$LEVEL10.B7]*[$LEVEL10.B11]*0.001" office:value-type="float" office:value="220.183367">
            <text:p>220.18</text:p>
          </table:table-cell>
          <table:table-cell/>
          <table:table-cell table:style-name="ce5" table:formula="oooc:=[$LEVEL10.C7]*[$LEVEL10.C11]*0.001" office:value-type="float" office:value="388.628518">
            <text:p>388.63</text:p>
          </table:table-cell>
          <table:table-cell table:style-name="ce5" table:formula="oooc:=[$LEVEL10.D7]*[$LEVEL10.D11]*0.001+[$LEVEL10.B12]" office:value-type="float" office:value="66.471186">
            <text:p>66.47</text:p>
          </table:table-cell>
          <table:table-cell office:value-type="float" office:value="1">
            <text:p>1</text:p>
          </table:table-cell>
          <table:table-cell table:style-name="ce5" table:formula="oooc:=(([.F35]-[.G35])*100)/MAX([.F35];[.G35])*[.H35]" office:value-type="float" office:value="82.8959577279401">
            <text:p>82.9</text:p>
          </table:table-cell>
          <table:table-cell office:value-type="float" office:value="20">
            <text:p>20</text:p>
          </table:table-cell>
          <table:table-cell table:style-name="ce5" table:formula="oooc:=[.I35]-[.J35]" office:value-type="float" office:value="62.8959577279401">
            <text:p>62.9</text:p>
          </table:table-cell>
          <table:table-cell/>
          <table:table-cell office:value-type="string">
            <text:p>health changes</text:p>
          </table:table-cell>
          <table:table-cell table:number-columns-repeated="243"/>
        </table:table-row>
        <table:table-row table:style-name="ro1">
          <table:table-cell/>
          <table:table-cell office:value-type="float" office:value="2">
            <text:p>2</text:p>
          </table:table-cell>
          <table:table-cell table:formula="oooc:=[$LEVEL10.E8]" office:value-type="string" office:string-value="Fri Sep 28 15:16:28 2007">
            <text:p>Fri Sep 28 15:16:28 2007</text:p>
          </table:table-cell>
          <table:table-cell table:style-name="ce5" table:formula="oooc:=[$LEVEL10.E7]*[$LEVEL10.E11]*0.001" office:value-type="float" office:value="3576.03042">
            <text:p>3576.03</text:p>
          </table:table-cell>
          <table:table-cell/>
          <table:table-cell table:style-name="ce5" table:formula="oooc:=[$LEVEL10.F7]*[$LEVEL10.F11]*0.001" office:value-type="float" office:value="279.74608">
            <text:p>279.75</text:p>
          </table:table-cell>
          <table:table-cell table:style-name="ce5" table:formula="oooc:=[$LEVEL10.G7]*[$LEVEL10.G11]*0.001+[$LEVEL10.E12]" office:value-type="float" office:value="138.542213">
            <text:p>138.54</text:p>
          </table:table-cell>
          <table:table-cell office:value-type="float" office:value="1">
            <text:p>1</text:p>
          </table:table-cell>
          <table:table-cell table:style-name="ce5" table:formula="oooc:=(([.F36]-[.G36])*100)/MAX([.F36];[.G36])*[.H36]" office:value-type="float" office:value="50.4757267733653">
            <text:p>50.48</text:p>
          </table:table-cell>
          <table:table-cell office:value-type="float" office:value="20">
            <text:p>20</text:p>
          </table:table-cell>
          <table:table-cell table:style-name="ce5" table:formula="oooc:=[.I36]-[.J36]" office:value-type="float" office:value="30.4757267733653">
            <text:p>30.48</text:p>
          </table:table-cell>
          <table:table-cell table:number-columns-repeated="245"/>
        </table:table-row>
        <table:table-row table:style-name="ro1">
          <table:table-cell/>
          <table:table-cell office:value-type="float" office:value="3">
            <text:p>3</text:p>
          </table:table-cell>
          <table:table-cell table:formula="oooc:=[$LEVEL10.H8]" office:value-type="string" office:string-value="Fri Sep 28 13:59:15 2007">
            <text:p>Fri Sep 28 13:59:15 2007</text:p>
          </table:table-cell>
          <table:table-cell table:style-name="ce5" table:formula="oooc:=[$LEVEL10.H7]*[$LEVEL10.H11]*0.001" office:value-type="float" office:value="195.567795">
            <text:p>195.57</text:p>
          </table:table-cell>
          <table:table-cell/>
          <table:table-cell table:style-name="ce5" table:formula="oooc:=[$LEVEL10.I7]*[$LEVEL10.I11]*0.001" office:value-type="float" office:value="304.416636">
            <text:p>304.42</text:p>
          </table:table-cell>
          <table:table-cell table:style-name="ce5" table:formula="oooc:=[$LEVEL10.J7]*[$LEVEL10.J11]*0.001+[$LEVEL10.H12]" office:value-type="float" office:value="241.693978">
            <text:p>241.69</text:p>
          </table:table-cell>
          <table:table-cell office:value-type="float" office:value="1">
            <text:p>1</text:p>
          </table:table-cell>
          <table:table-cell table:style-name="ce5" table:formula="oooc:=(([.F37]-[.G37])*100)/MAX([.F37];[.G37])*[.H37]" office:value-type="float" office:value="20.6042149417879">
            <text:p>20.6</text:p>
          </table:table-cell>
          <table:table-cell office:value-type="float" office:value="20">
            <text:p>20</text:p>
          </table:table-cell>
          <table:table-cell table:style-name="ce5" table:formula="oooc:=[.I37]-[.J37]" office:value-type="float" office:value="0.604214941787863">
            <text:p>0.6</text:p>
          </table:table-cell>
          <table:table-cell table:number-columns-repeated="245"/>
        </table:table-row>
        <table:table-row table:style-name="ro1">
          <table:table-cell/>
          <table:table-cell office:value-type="float" office:value="4">
            <text:p>4</text:p>
          </table:table-cell>
          <table:table-cell table:formula="oooc:=[$LEVEL10.K8]" office:value-type="string" office:string-value="Fri Sep 28 14:51:53 2007">
            <text:p>Fri Sep 28 14:51:53 2007</text:p>
          </table:table-cell>
          <table:table-cell table:style-name="ce5" table:formula="oooc:=[$LEVEL10.K7]*[$LEVEL10.K11]*0.001" office:value-type="float" office:value="2679.506291">
            <text:p>2679.51</text:p>
          </table:table-cell>
          <table:table-cell/>
          <table:table-cell table:style-name="ce5" table:formula="oooc:=[$LEVEL10.L7]*[$LEVEL10.L11]*0.001" office:value-type="float" office:value="77.661065">
            <text:p>77.66</text:p>
          </table:table-cell>
          <table:table-cell table:style-name="ce5" table:formula="oooc:=[$LEVEL10.M7]*[$LEVEL10.M11]*0.001+[$LEVEL10.K12]" office:value-type="float" office:value="58.094738">
            <text:p>58.09</text:p>
          </table:table-cell>
          <table:table-cell office:value-type="float" office:value="1">
            <text:p>1</text:p>
          </table:table-cell>
          <table:table-cell table:style-name="ce5" table:formula="oooc:=(([.F38]-[.G38])*100)/MAX([.F38];[.G38])*[.H38]" office:value-type="float" office:value="25.1945128488774">
            <text:p>25.19</text:p>
          </table:table-cell>
          <table:table-cell office:value-type="float" office:value="20">
            <text:p>20</text:p>
          </table:table-cell>
          <table:table-cell table:style-name="ce5" table:formula="oooc:=[.I38]-[.J38]" office:value-type="float" office:value="5.19451284887736">
            <text:p>5.19</text:p>
          </table:table-cell>
          <table:table-cell table:number-columns-repeated="245"/>
        </table:table-row>
        <table:table-row table:style-name="ro1">
          <table:table-cell/>
          <table:table-cell office:value-type="float" office:value="5">
            <text:p>5</text:p>
          </table:table-cell>
          <table:table-cell table:formula="oooc:=[$LEVEL10.N8]" office:value-type="string" office:string-value="Fri Sep 28 14:13:35 2007">
            <text:p>Fri Sep 28 14:13:35 2007</text:p>
          </table:table-cell>
          <table:table-cell table:style-name="ce5" table:formula="oooc:=[$LEVEL10.N7]*[$LEVEL10.N11]*0.001" office:value-type="float" office:value="380.529296">
            <text:p>380.53</text:p>
          </table:table-cell>
          <table:table-cell/>
          <table:table-cell table:style-name="ce5" table:formula="oooc:=[$LEVEL10.O7]*[$LEVEL10.O11]*0.001" office:value-type="float" office:value="45.9952">
            <text:p>46</text:p>
          </table:table-cell>
          <table:table-cell table:style-name="ce5" table:formula="oooc:=[$LEVEL10.P7]*[$LEVEL10.P11]*0.001+[$LEVEL10.N12]" office:value-type="float" office:value="34.843913">
            <text:p>34.84</text:p>
          </table:table-cell>
          <table:table-cell office:value-type="float" office:value="1">
            <text:p>1</text:p>
          </table:table-cell>
          <table:table-cell table:style-name="ce5" table:formula="oooc:=(([.F39]-[.G39])*100)/MAX([.F39];[.G39])*[.H39]" office:value-type="float" office:value="24.2444581173688">
            <text:p>24.24</text:p>
          </table:table-cell>
          <table:table-cell office:value-type="float" office:value="20">
            <text:p>20</text:p>
          </table:table-cell>
          <table:table-cell table:style-name="ce5" table:formula="oooc:=[.I39]-[.J39]" office:value-type="float" office:value="4.24445811736877">
            <text:p>4.24</text:p>
          </table:table-cell>
          <table:table-cell/>
          <table:table-cell office:value-type="string">
            <text:p>carrying log1 -&gt; holding soldier</text:p>
          </table:table-cell>
          <table:table-cell table:number-columns-repeated="243"/>
        </table:table-row>
        <table:table-row table:style-name="ro1">
          <table:table-cell/>
          <table:table-cell office:value-type="float" office:value="6">
            <text:p>6</text:p>
          </table:table-cell>
          <table:table-cell table:formula="oooc:=[$LEVEL10.Q8]" office:value-type="string" office:string-value="Fri Sep 28 14:24:45 2007">
            <text:p>Fri Sep 28 14:24:45 2007</text:p>
          </table:table-cell>
          <table:table-cell table:style-name="ce5" table:formula="oooc:=[$LEVEL10.Q7]*[$LEVEL10.Q11]*0.001" office:value-type="float" office:value="440.63935">
            <text:p>440.64</text:p>
          </table:table-cell>
          <table:table-cell/>
          <table:table-cell table:style-name="ce5" table:formula="oooc:=[$LEVEL10.R7]*[$LEVEL10.R11]*0.001" office:value-type="float" office:value="5.576075">
            <text:p>5.58</text:p>
          </table:table-cell>
          <table:table-cell table:style-name="ce5" table:formula="oooc:=[$LEVEL10.S7]*[$LEVEL10.S11]*0.001+[$LEVEL10.Q12]" office:value-type="float" office:value="4.533854">
            <text:p>4.53</text:p>
          </table:table-cell>
          <table:table-cell office:value-type="float" office:value="1">
            <text:p>1</text:p>
          </table:table-cell>
          <table:table-cell table:style-name="ce5" table:formula="oooc:=(([.F40]-[.G40])*100)/MAX([.F40];[.G40])*[.H40]" office:value-type="float" office:value="18.690943002022">
            <text:p>18.69</text:p>
          </table:table-cell>
          <table:table-cell office:value-type="float" office:value="20">
            <text:p>20</text:p>
          </table:table-cell>
          <table:table-cell table:style-name="ce5" table:formula="oooc:=[.I40]-[.J40]" office:value-type="float" office:value="-1.30905699797796">
            <text:p>-1.31</text:p>
          </table:table-cell>
          <table:table-cell table:number-columns-repeated="245"/>
        </table:table-row>
        <table:table-row table:style-name="ro1">
          <table:table-cell/>
          <table:table-cell office:value-type="float" office:value="7">
            <text:p>7</text:p>
          </table:table-cell>
          <table:table-cell table:formula="oooc:=[$LEVEL10.T8]" office:value-type="string" office:string-value="Fri Sep 28 14:17:29 2007">
            <text:p>Fri Sep 28 14:17:29 2007</text:p>
          </table:table-cell>
          <table:table-cell table:style-name="ce5" table:formula="oooc:=[$LEVEL10.T7]*[$LEVEL10.T11]*0.001" office:value-type="float" office:value="348.9185">
            <text:p>348.92</text:p>
          </table:table-cell>
          <table:table-cell/>
          <table:table-cell table:style-name="ce5" table:formula="oooc:=[$LEVEL10.U7]*[$LEVEL10.U11]*0.001" office:value-type="float" office:value="60.151416">
            <text:p>60.15</text:p>
          </table:table-cell>
          <table:table-cell table:style-name="ce5" table:formula="oooc:=[$LEVEL10.V7]*[$LEVEL10.V11]*0.001+[$LEVEL10.T12]" office:value-type="float" office:value="19.939882">
            <text:p>19.94</text:p>
          </table:table-cell>
          <table:table-cell office:value-type="float" office:value="1">
            <text:p>1</text:p>
          </table:table-cell>
          <table:table-cell table:style-name="ce5" table:formula="oooc:=(([.F41]-[.G41])*100)/MAX([.F41];[.G41])*[.H41]" office:value-type="float" office:value="66.8505193626697">
            <text:p>66.85</text:p>
          </table:table-cell>
          <table:table-cell office:value-type="float" office:value="20">
            <text:p>20</text:p>
          </table:table-cell>
          <table:table-cell table:style-name="ce5" table:formula="oooc:=[.I41]-[.J41]" office:value-type="float" office:value="46.8505193626697">
            <text:p>46.85</text:p>
          </table:table-cell>
          <table:table-cell/>
          <table:table-cell office:value-type="string">
            <text:p>health changes</text:p>
          </table:table-cell>
          <table:table-cell table:number-columns-repeated="243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number-columns-repeated="2"/>
          <table:table-cell table:style-name="ce2" office:value-type="string">
            <text:p>level</text:p>
          </table:table-cell>
          <table:table-cell table:style-name="ce2" office:value-type="string">
            <text:p>average excess regret</text:p>
          </table:table-cell>
          <table:table-cell table:number-columns-repeated="5"/>
          <table:table-cell office:value-type="string">
            <text:p>relevant emails:</text:p>
          </table:table-cell>
          <table:table-cell table:number-columns-repeated="246"/>
        </table:table-row>
        <table:table-row table:style-name="ro2">
          <table:table-cell table:number-columns-repeated="2"/>
          <table:table-cell office:value-type="float" office:value="6">
            <text:p>6</text:p>
          </table:table-cell>
          <table:table-cell table:style-name="ce5" table:formula="oooc:=AVERAGE([.K3];[.K4];[.K5];[.K13];[.K14];[.K24];[.K25])" office:value-type="float" office:value="34.1797016605092">
            <text:p>34.18</text:p>
          </table:table-cell>
          <table:table-cell table:number-columns-repeated="5"/>
          <table:table-cell office:value-type="string">
            <text:p>regret definition</text:p>
          </table:table-cell>
          <table:table-cell table:style-name="ce10" office:value-type="string">
            <text:p>FW: experimental protocol  </text:p>
          </table:table-cell>
          <table:table-cell table:style-name="ce11" office:value-type="date" office:date-value="2007-06-14">
            <text:p>06/14/07</text:p>
          </table:table-cell>
          <table:table-cell table:number-columns-repeated="244"/>
        </table:table-row>
        <table:table-row table:style-name="ro2">
          <table:table-cell table:number-columns-repeated="2"/>
          <table:table-cell office:value-type="float" office:value="7">
            <text:p>7</text:p>
          </table:table-cell>
          <table:table-cell table:style-name="ce5" table:formula="oooc:=AVERAGE([.K15];[.K16];[.K26];[.K27])" office:value-type="float" office:value="27.9770548000697">
            <text:p>27.98</text:p>
          </table:table-cell>
          <table:table-cell table:number-columns-repeated="5"/>
          <table:table-cell office:value-type="string">
            <text:p>needed regrets</text:p>
          </table:table-cell>
          <table:table-cell table:style-name="ce10" office:value-type="string">
            <text:p>Definition of Regret</text:p>
          </table:table-cell>
          <table:table-cell table:style-name="ce11" office:value-type="date" office:date-value="2007-08-09">
            <text:p>08/09/07</text:p>
          </table:table-cell>
          <table:table-cell table:number-columns-repeated="244"/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table:style-name="ce5" table:formula="oooc:=AVERAGE([.K6];[.K7];[.K17];[.K18];[.K28];[.K29])" office:value-type="float" office:value="3.24539001371089">
            <text:p>3.25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table:style-name="ce5" table:formula="oooc:=AVERAGE([.K8];[.K9];[.K19];[.K20];[.K30])" office:value-type="float" office:value="33.5808587780967">
            <text:p>33.58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table:style-name="ce5" table:formula="oooc:=AVERAGE([.K35:.K41])" office:value-type="float" office:value="21.2794761105759">
            <text:p>21.28</text:p>
          </table:table-cell>
          <table:table-cell table:number-columns-repeated="252"/>
        </table:table-row>
        <table:table-row table:style-name="ro1" table:number-rows-repeated="6548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ROGUE" table:style-name="ta4" table:print="false">
        <office:forms form:automatic-focus="false" form:apply-design-mode="false"/>
        <table:table-column table:style-name="co1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4" table:default-cell-style-name="Default"/>
        <table:table-column table:style-name="co7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" table:default-cell-style-name="ce1"/>
        <table:table-column table:style-name="co1" table:number-columns-repeated="230" table:default-cell-style-name="Default"/>
        <table:table-row table:style-name="ro1">
          <table:table-cell office:value-type="string">
            <text:p>ROGUE</text:p>
          </table:table-cell>
          <table:table-cell table:number-columns-repeated="255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problem</text:p>
          </table:table-cell>
          <table:table-cell table:style-name="ce2" office:value-type="string">
            <text:p>6.1s1</text:p>
          </table:table-cell>
          <table:table-cell table:style-name="ce2" office:value-type="string">
            <text:p>6.1s2</text:p>
          </table:table-cell>
          <table:table-cell table:style-name="ce2" office:value-type="string">
            <text:p>6.1tns</text:p>
          </table:table-cell>
          <table:table-cell table:style-name="ce2" office:value-type="string">
            <text:p>6.1ts</text:p>
          </table:table-cell>
          <table:table-cell table:style-name="ce2" office:value-type="string">
            <text:p>6.2s1</text:p>
          </table:table-cell>
          <table:table-cell table:style-name="ce2" office:value-type="string">
            <text:p>6.2s2</text:p>
          </table:table-cell>
          <table:table-cell table:style-name="ce2" office:value-type="string">
            <text:p>6.2tns</text:p>
          </table:table-cell>
          <table:table-cell table:style-name="ce2" office:value-type="string">
            <text:p>6.2ts</text:p>
          </table:table-cell>
          <table:table-cell table:style-name="ce2" office:value-type="string">
            <text:p>6.3s1</text:p>
          </table:table-cell>
          <table:table-cell table:style-name="ce2" office:value-type="string">
            <text:p>6.3s2</text:p>
          </table:table-cell>
          <table:table-cell table:style-name="ce2" office:value-type="string">
            <text:p>6.3tns</text:p>
          </table:table-cell>
          <table:table-cell table:style-name="ce2" office:value-type="string">
            <text:p>6.3ts</text:p>
          </table:table-cell>
          <table:table-cell table:style-name="ce2" office:value-type="string">
            <text:p>8.1s</text:p>
          </table:table-cell>
          <table:table-cell table:style-name="ce2" office:value-type="string">
            <text:p>8.1tns</text:p>
          </table:table-cell>
          <table:table-cell table:style-name="ce2" office:value-type="string">
            <text:p>8.1ts</text:p>
          </table:table-cell>
          <table:table-cell table:style-name="ce2" office:value-type="string">
            <text:p>8.2s</text:p>
          </table:table-cell>
          <table:table-cell table:style-name="ce2" office:value-type="string">
            <text:p>8.2tns</text:p>
          </table:table-cell>
          <table:table-cell table:style-name="ce2" office:value-type="string">
            <text:p>8.2ts</text:p>
          </table:table-cell>
          <table:table-cell table:style-name="ce2" office:value-type="string">
            <text:p>9.1s</text:p>
          </table:table-cell>
          <table:table-cell table:style-name="ce2" office:value-type="string">
            <text:p>9.1tns</text:p>
          </table:table-cell>
          <table:table-cell table:style-name="ce2" office:value-type="string">
            <text:p>9.1ts</text:p>
          </table:table-cell>
          <table:table-cell table:style-name="ce2" office:value-type="string">
            <text:p>9.2s</text:p>
          </table:table-cell>
          <table:table-cell table:style-name="ce2" office:value-type="string">
            <text:p>9.2tns</text:p>
          </table:table-cell>
          <table:table-cell table:style-name="ce2" office:value-type="string">
            <text:p>9.2ts</text:p>
          </table:table-cell>
          <table:table-cell office:value-type="string">
            <text:p>problem</text:p>
          </table:table-cell>
          <table:table-cell table:style-name="ce2" table:number-columns-repeated="230"/>
        </table:table-row>
        <table:table-row table:style-name="ro1">
          <table:table-cell table:style-name="Default"/>
          <table:table-cell table:number-columns-repeated="24"/>
          <table:table-cell table:style-name="Default"/>
          <table:table-cell table:number-columns-repeated="230"/>
        </table:table-row>
        <table:table-row table:style-name="ro1">
          <table:table-cell office:value-type="string">
            <text:p>decisions</text:p>
          </table:table-cell>
          <table:table-cell office:value-type="float" office:value="3490">
            <text:p>3490</text:p>
          </table:table-cell>
          <table:table-cell office:value-type="float" office:value="3782">
            <text:p>3782</text:p>
          </table:table-cell>
          <table:table-cell office:value-type="float" office:value="66240">
            <text:p>66240</text:p>
          </table:table-cell>
          <table:table-cell office:value-type="float" office:value="762">
            <text:p>762</text:p>
          </table:table-cell>
          <table:table-cell office:value-type="float" office:value="6226">
            <text:p>6226</text:p>
          </table:table-cell>
          <table:table-cell office:value-type="float" office:value="5845">
            <text:p>5845</text:p>
          </table:table-cell>
          <table:table-cell office:value-type="float" office:value="22467">
            <text:p>22467</text:p>
          </table:table-cell>
          <table:table-cell office:value-type="float" office:value="9518">
            <text:p>9518</text:p>
          </table:table-cell>
          <table:table-cell office:value-type="float" office:value="37213">
            <text:p>37213</text:p>
          </table:table-cell>
          <table:table-cell office:value-type="float" office:value="39787">
            <text:p>39787</text:p>
          </table:table-cell>
          <table:table-cell office:value-type="float" office:value="188312">
            <text:p>188312</text:p>
          </table:table-cell>
          <table:table-cell office:value-type="float" office:value="84469">
            <text:p>84469</text:p>
          </table:table-cell>
          <table:table-cell office:value-type="float" office:value="70724">
            <text:p>70724</text:p>
          </table:table-cell>
          <table:table-cell office:value-type="float" office:value="7790">
            <text:p>7790</text:p>
          </table:table-cell>
          <table:table-cell office:value-type="float" office:value="14488">
            <text:p>14488</text:p>
          </table:table-cell>
          <table:table-cell table:number-columns-repeated="2" office:value-type="float" office:value="23826">
            <text:p>23826</text:p>
          </table:table-cell>
          <table:table-cell office:value-type="float" office:value="1115">
            <text:p>1115</text:p>
          </table:table-cell>
          <table:table-cell office:value-type="float" office:value="3960">
            <text:p>3960</text:p>
          </table:table-cell>
          <table:table-cell office:value-type="float" office:value="5656">
            <text:p>5656</text:p>
          </table:table-cell>
          <table:table-cell office:value-type="float" office:value="1296">
            <text:p>1296</text:p>
          </table:table-cell>
          <table:table-cell office:value-type="float" office:value="6226">
            <text:p>6226</text:p>
          </table:table-cell>
          <table:table-cell office:value-type="float" office:value="9665">
            <text:p>9665</text:p>
          </table:table-cell>
          <table:table-cell office:value-type="float" office:value="2546">
            <text:p>2546</text:p>
          </table:table-cell>
          <table:table-cell office:value-type="string">
            <text:p>decisions</text:p>
          </table:table-cell>
          <table:table-cell table:number-columns-repeated="230"/>
        </table:table-row>
        <table:table-row table:style-name="ro1">
          <table:table-cell office:value-type="string">
            <text:p>where</text:p>
          </table:table-cell>
          <table:table-cell office:value-type="string">
            <text:p>Fri Sep 28 13:32:12 2007</text:p>
          </table:table-cell>
          <table:table-cell office:value-type="string">
            <text:p>Fri Sep 28 13:36:14 2007</text:p>
          </table:table-cell>
          <table:table-cell office:value-type="string">
            <text:p>Fri Sep 28 15:07:50 2007</text:p>
          </table:table-cell>
          <table:table-cell office:value-type="string">
            <text:p>Fri Sep 28 13:38:18 2007</text:p>
          </table:table-cell>
          <table:table-cell office:value-type="string">
            <text:p>Fri Sep 28 13:37:45 2007</text:p>
          </table:table-cell>
          <table:table-cell office:value-type="string">
            <text:p>Fri Sep 28 13:42:09 2007</text:p>
          </table:table-cell>
          <table:table-cell office:value-type="string">
            <text:p>Fri Sep 28 14:03:07 2007</text:p>
          </table:table-cell>
          <table:table-cell office:value-type="string">
            <text:p>Fri Sep 28 13:48:24 2007</text:p>
          </table:table-cell>
          <table:table-cell office:value-type="string">
            <text:p>Fri Sep 28 14:06:05 2007</text:p>
          </table:table-cell>
          <table:table-cell office:value-type="string">
            <text:p>Fri Sep 28 14:42:08 2007</text:p>
          </table:table-cell>
          <table:table-cell office:value-type="string">
            <text:p>Fri Sep 28 17:25:30 2007</text:p>
          </table:table-cell>
          <table:table-cell office:value-type="string">
            <text:p>Fri Sep 28 15:28:32 2007</text:p>
          </table:table-cell>
          <table:table-cell office:value-type="string">
            <text:p>Mon Oct <text:s/>1 10:42:05 2007</text:p>
          </table:table-cell>
          <table:table-cell office:value-type="string">
            <text:p>Mon Oct <text:s/>1 11:07:57 2007</text:p>
          </table:table-cell>
          <table:table-cell office:value-type="string">
            <text:p>Mon Oct <text:s/>1 11:04:20 2007</text:p>
          </table:table-cell>
          <table:table-cell office:value-type="string">
            <text:p>Fri Sep 28 14:17:15 2007</text:p>
          </table:table-cell>
          <table:table-cell table:style-name="ce11" office:value-type="string">
            <text:p>Fri Sep 28 14:33:32 2007</text:p>
          </table:table-cell>
          <table:table-cell table:style-name="ce11" office:value-type="string">
            <text:p>Fri Sep 28 14:18:19 2007</text:p>
          </table:table-cell>
          <table:table-cell office:value-type="string">
            <text:p>Fri Sep 28 13:55:11 2007</text:p>
          </table:table-cell>
          <table:table-cell office:value-type="string">
            <text:p>Fri Sep 28 14:00:46 2007</text:p>
          </table:table-cell>
          <table:table-cell office:value-type="string">
            <text:p>Fri Sep 28 13:56:54 2007</text:p>
          </table:table-cell>
          <table:table-cell office:value-type="string">
            <text:p>Fri Sep 28 13:55:34 2007</text:p>
          </table:table-cell>
          <table:table-cell office:value-type="string">
            <text:p>Fri Sep 28 14:11:54 2007</text:p>
          </table:table-cell>
          <table:table-cell office:value-type="string">
            <text:p>Fri Sep 28 13:59:12 2007</text:p>
          </table:table-cell>
          <table:table-cell office:value-type="string">
            <text:p>where</text:p>
          </table:table-cell>
          <table:table-cell table:number-columns-repeated="230"/>
        </table:table-row>
        <table:table-row table:style-name="ro1">
          <table:table-cell office:value-type="string">
            <text:p>when</text:p>
          </table:table-cell>
          <table:table-cell table:style-name="ce11" office:value-type="string">
            <text:p>grapes:/home/swinterm/GGP/scripts/mrogue-6-1-source-1.log</text:p>
          </table:table-cell>
          <table:table-cell table:style-name="ce11" office:value-type="string">
            <text:p>grapes:/home/swinterm/GGP/scripts/mrogue-6-1-source-2.log</text:p>
          </table:table-cell>
          <table:table-cell table:style-name="ce11" office:value-type="string">
            <text:p>grapes:/home/swinterm/GGP/scripts/mrogue-6-1-target_no_source.log</text:p>
          </table:table-cell>
          <table:table-cell table:style-name="ce11" office:value-type="string">
            <text:p>grapes:/home/swinterm/GGP/scripts/mrogue-6-1-target_after_source.log</text:p>
          </table:table-cell>
          <table:table-cell table:style-name="ce11" office:value-type="string">
            <text:p>refuse:/home/swinterm/GGP/scripts/mrogue-6-2-source-1.log</text:p>
          </table:table-cell>
          <table:table-cell table:style-name="ce11" office:value-type="string">
            <text:p>refuse:/home/swinterm/GGP/scripts/mrogue-6-2-source-2.log</text:p>
          </table:table-cell>
          <table:table-cell table:style-name="ce11" office:value-type="string">
            <text:p>refuse:/home/swinterm/GGP/scripts/mrogue-6-2-target_no_source.log</text:p>
          </table:table-cell>
          <table:table-cell table:style-name="ce11" office:value-type="string">
            <text:p>refuse:/home/swinterm/GGP/scripts/mrogue-6-2-target_after_source.log</text:p>
          </table:table-cell>
          <table:table-cell table:style-name="ce12" office:value-type="string">
            <text:p>wyrm:/home/swinterm/2GGP/GGP/scripts/mrogue-6-3-source-1.log</text:p>
          </table:table-cell>
          <table:table-cell office:value-type="string">
            <text:p>wyrm:/home/swinterm/2GGP/GGP/scripts/mrogue-6-3-source-2.log</text:p>
          </table:table-cell>
          <table:table-cell office:value-type="string">
            <text:p>wyrm:/home/swinterm/2GGP/GGP/scripts/mrogue-6-3-target_no_source.log</text:p>
          </table:table-cell>
          <table:table-cell office:value-type="string">
            <text:p>wyrm:/home/swinterm/2GGP/GGP/scripts/mrogue-6-3-target_after_source.log</text:p>
          </table:table-cell>
          <table:table-cell table:style-name="ce11" office:value-type="string">
            <text:p>bahamut:/home/swinterm/2GGP/GGP/scripts/mrogue-8-1-source.log</text:p>
          </table:table-cell>
          <table:table-cell table:style-name="ce11" office:value-type="string">
            <text:p>bahamut:/home/swinterm/2GGP/GGP/scripts/mrogue-8-1-target_no_source.log</text:p>
          </table:table-cell>
          <table:table-cell table:style-name="ce11" office:value-type="string">
            <text:p>bahamut:/home/swinterm/2GGP/GGP/scripts/mrogue-8-1-target_after_source.log</text:p>
          </table:table-cell>
          <table:table-cell office:value-type="string">
            <text:p>wyrm:/home/swinterm/GGP/scripts/mrogue-8-2-source.log</text:p>
          </table:table-cell>
          <table:table-cell office:value-type="string">
            <text:p>wyrm:/home/swinterm/GGP/scripts/mrogue-8-2-target_no_source.log</text:p>
          </table:table-cell>
          <table:table-cell office:value-type="string">
            <text:p>wyrm:/home/swinterm/GGP/scripts/mrogue-8-2-target_after_source.log</text:p>
          </table:table-cell>
          <table:table-cell table:style-name="ce11" office:value-type="string">
            <text:p>wyrm:/home/swinterm/GGP/scripts/mrogue-9-1-source.log</text:p>
          </table:table-cell>
          <table:table-cell table:style-name="ce11" office:value-type="string">
            <text:p>wyrm:/home/swinterm/GGP/scripts/mrogue-9-1-target_no_source.log</text:p>
          </table:table-cell>
          <table:table-cell table:style-name="ce11" office:value-type="string">
            <text:p>wyrm:/home/swinterm/GGP/scripts/mrogue-9-1-target_after_source.log</text:p>
          </table:table-cell>
          <table:table-cell table:style-name="ce11" office:value-type="string">
            <text:p>auk:/home/swinterm/GGP/scripts/mrogue-9-2-source.log</text:p>
          </table:table-cell>
          <table:table-cell table:style-name="ce11" office:value-type="string">
            <text:p>auk:/home/swinterm/GGP/scripts/mrogue-9-2-target_no_source.log</text:p>
          </table:table-cell>
          <table:table-cell table:style-name="ce11" office:value-type="string">
            <text:p>auk:/home/swinterm/GGP/scripts/mrogue-9-2-target_after_source.log</text:p>
          </table:table-cell>
          <table:table-cell office:value-type="string">
            <text:p>when</text:p>
          </table:table-cell>
          <table:table-cell table:number-columns-repeated="230"/>
        </table:table-row>
        <table:table-row table:style-name="ro1">
          <table:table-cell office:value-type="string">
            <text:p>notes</text:p>
          </table:table-cell>
          <table:table-cell office:value-type="float" office:value="764">
            <text:p>764</text:p>
          </table:table-cell>
          <table:table-cell office:value-type="float" office:value="800">
            <text:p>800</text:p>
          </table:table-cell>
          <table:table-cell office:value-type="float" office:value="14192">
            <text:p>14192</text:p>
          </table:table-cell>
          <table:table-cell office:value-type="float" office:value="184">
            <text:p>184</text:p>
          </table:table-cell>
          <table:table-cell office:value-type="float" office:value="1380">
            <text:p>1380</text:p>
          </table:table-cell>
          <table:table-cell office:value-type="float" office:value="1290">
            <text:p>1290</text:p>
          </table:table-cell>
          <table:table-cell office:value-type="float" office:value="4932">
            <text:p>4932</text:p>
          </table:table-cell>
          <table:table-cell office:value-type="float" office:value="2004">
            <text:p>2004</text:p>
          </table:table-cell>
          <table:table-cell office:value-type="float" office:value="7834">
            <text:p>7834</text:p>
          </table:table-cell>
          <table:table-cell office:value-type="float" office:value="8680">
            <text:p>8680</text:p>
          </table:table-cell>
          <table:table-cell office:value-type="float" office:value="41056">
            <text:p>41056</text:p>
          </table:table-cell>
          <table:table-cell office:value-type="float" office:value="18142">
            <text:p>18142</text:p>
          </table:table-cell>
          <table:table-cell office:value-type="float" office:value="14988">
            <text:p>14988</text:p>
          </table:table-cell>
          <table:table-cell office:value-type="float" office:value="1646">
            <text:p>1646</text:p>
          </table:table-cell>
          <table:table-cell office:value-type="float" office:value="3038">
            <text:p>3038</text:p>
          </table:table-cell>
          <table:table-cell table:number-columns-repeated="2" office:value-type="float" office:value="5100">
            <text:p>5100</text:p>
          </table:table-cell>
          <table:table-cell office:value-type="float" office:value="266">
            <text:p>266</text:p>
          </table:table-cell>
          <table:table-cell office:value-type="float" office:value="836">
            <text:p>836</text:p>
          </table:table-cell>
          <table:table-cell office:value-type="float" office:value="1194">
            <text:p>1194</text:p>
          </table:table-cell>
          <table:table-cell office:value-type="float" office:value="298">
            <text:p>298</text:p>
          </table:table-cell>
          <table:table-cell office:value-type="float" office:value="1380">
            <text:p>1380</text:p>
          </table:table-cell>
          <table:table-cell office:value-type="float" office:value="2142">
            <text:p>2142</text:p>
          </table:table-cell>
          <table:table-cell office:value-type="float" office:value="572">
            <text:p>572</text:p>
          </table:table-cell>
          <table:table-cell office:value-type="string">
            <text:p>notes</text:p>
          </table:table-cell>
          <table:table-cell table:number-columns-repeated="230"/>
        </table:table-row>
        <table:table-row table:style-name="ro1">
          <table:table-cell/>
          <table:table-cell office:value-type="float" office:value="63.123">
            <text:p>63.12</text:p>
          </table:table-cell>
          <table:table-cell office:value-type="float" office:value="63.494">
            <text:p>63.49</text:p>
          </table:table-cell>
          <table:table-cell office:value-type="float" office:value="80.657">
            <text:p>80.66</text:p>
          </table:table-cell>
          <table:table-cell office:value-type="float" office:value="107.429">
            <text:p>107.43</text:p>
          </table:table-cell>
          <table:table-cell office:value-type="float" office:value="43.671">
            <text:p>43.67</text:p>
          </table:table-cell>
          <table:table-cell office:value-type="float" office:value="43.089">
            <text:p>43.09</text:p>
          </table:table-cell>
          <table:table-cell office:value-type="float" office:value="38.622">
            <text:p>38.62</text:p>
          </table:table-cell>
          <table:table-cell office:value-type="float" office:value="35.329">
            <text:p>35.33</text:p>
          </table:table-cell>
          <table:table-cell office:value-type="float" office:value="53.07">
            <text:p>53.07</text:p>
          </table:table-cell>
          <table:table-cell office:value-type="float" office:value="53.963">
            <text:p>53.96</text:p>
          </table:table-cell>
          <table:table-cell office:value-type="float" office:value="36.939">
            <text:p>36.94</text:p>
          </table:table-cell>
          <table:table-cell office:value-type="float" office:value="32.366">
            <text:p>32.37</text:p>
          </table:table-cell>
          <table:table-cell office:value-type="float" office:value="40.403">
            <text:p>40.4</text:p>
          </table:table-cell>
          <table:table-cell office:value-type="float" office:value="27.021">
            <text:p>27.02</text:p>
          </table:table-cell>
          <table:table-cell office:value-type="float" office:value="89.238">
            <text:p>89.24</text:p>
          </table:table-cell>
          <table:table-cell office:value-type="float" office:value="37.803">
            <text:p>37.8</text:p>
          </table:table-cell>
          <table:table-cell office:value-type="float" office:value="37.98">
            <text:p>37.98</text:p>
          </table:table-cell>
          <table:table-cell office:value-type="float" office:value="45.237">
            <text:p>45.24</text:p>
          </table:table-cell>
          <table:table-cell office:value-type="float" office:value="36.711">
            <text:p>36.71</text:p>
          </table:table-cell>
          <table:table-cell office:value-type="float" office:value="40.667">
            <text:p>40.67</text:p>
          </table:table-cell>
          <table:table-cell office:value-type="float" office:value="61.633">
            <text:p>61.63</text:p>
          </table:table-cell>
          <table:table-cell office:value-type="float" office:value="68.388">
            <text:p>68.39</text:p>
          </table:table-cell>
          <table:table-cell office:value-type="float" office:value="78.292">
            <text:p>78.29</text:p>
          </table:table-cell>
          <table:table-cell office:value-type="float" office:value="70.174">
            <text:p>70.17</text:p>
          </table:table-cell>
          <table:table-cell table:number-columns-repeated="231"/>
        </table:table-row>
        <table:table-row table:style-name="ro1">
          <table:table-cell office:value-type="string">
            <text:p>soln</text:p>
          </table:table-cell>
          <table:table-cell office:value-type="string">
            <text:p>no mapping done</text:p>
          </table:table-cell>
          <table:table-cell office:value-type="float" office:value="20.56">
            <text:p>20.56</text:p>
          </table:table-cell>
          <table:table-cell table:number-columns-repeated="3" office:value-type="string">
            <text:p>no mapping done</text:p>
          </table:table-cell>
          <table:table-cell office:value-type="float" office:value="12.32">
            <text:p>12.32</text:p>
          </table:table-cell>
          <table:table-cell table:number-columns-repeated="3" office:value-type="string">
            <text:p>no mapping done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no mapping done</text:p>
          </table:table-cell>
          <table:table-cell office:value-type="float" office:value="11.3">
            <text:p>11.3</text:p>
          </table:table-cell>
          <table:table-cell table:number-columns-repeated="2" office:value-type="string">
            <text:p>no mapping done</text:p>
          </table:table-cell>
          <table:table-cell office:value-type="float" office:value="12.13">
            <text:p>12.13</text:p>
          </table:table-cell>
          <table:table-cell table:number-columns-repeated="2" office:value-type="string">
            <text:p>no mapping done</text:p>
          </table:table-cell>
          <table:table-cell office:value-type="float" office:value="21.29">
            <text:p>21.29</text:p>
          </table:table-cell>
          <table:table-cell table:number-columns-repeated="2" office:value-type="string">
            <text:p>no mapping done</text:p>
          </table:table-cell>
          <table:table-cell office:value-type="float" office:value="37.85">
            <text:p>37.85</text:p>
          </table:table-cell>
          <table:table-cell table:number-columns-repeated="2" office:value-type="string">
            <text:p>no mapping done</text:p>
          </table:table-cell>
          <table:table-cell office:value-type="string">
            <text:p>soln</text:p>
          </table:table-cell>
          <table:table-cell table:number-columns-repeated="230"/>
        </table:table-row>
        <table:table-row table:style-name="ro1">
          <table:table-cell/>
          <table:table-cell table:number-columns-repeated="24" office:value-type="string">
            <text:p>Revision: 7876</text:p>
          </table:table-cell>
          <table:table-cell table:number-columns-repeated="231"/>
        </table:table-row>
        <table:table-row table:style-name="ro1">
          <table:table-cell/>
          <table:table-cell table:number-columns-repeated="24" office:value-type="string">
            <text:p>score not checked.</text:p>
          </table:table-cell>
          <table:table-cell table:number-columns-repeated="231"/>
        </table:table-row>
        <table:table-row table:style-name="ro1">
          <table:table-cell/>
          <table:table-cell table:number-columns-repeated="2"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table:number-columns-repeated="2"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table:number-columns-repeated="2"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22">
            <text:p>22</text:p>
          </table:table-cell>
          <table:table-cell table:number-columns-repeated="2" office:value-type="float" office:value="13">
            <text:p>13</text:p>
          </table:table-cell>
          <table:table-cell office:value-type="float" office:value="23">
            <text:p>23</text:p>
          </table:table-cell>
          <table:table-cell table:number-columns-repeated="2" office:value-type="float" office:value="12">
            <text:p>12</text:p>
          </table:table-cell>
          <table:table-cell office:value-type="float" office:value="22">
            <text:p>22</text:p>
          </table:table-cell>
          <table:table-cell table:number-columns-repeated="3" office:value-type="float" office:value="12">
            <text:p>12</text:p>
          </table:table-cell>
          <table:table-cell table:number-columns-repeated="231"/>
        </table:table-row>
        <table:table-row table:style-name="ro1">
          <table:table-cell/>
          <table:table-cell table:number-columns-repeated="2" office:value-type="string">
            <text:p>ACTION (move north)</text:p>
          </table:table-cell>
          <table:table-cell office:value-type="string">
            <text:p>ACTION (move west)</text:p>
          </table:table-cell>
          <table:table-cell office:value-type="string">
            <text:p>ACTION (move south)</text:p>
          </table:table-cell>
          <table:table-cell table:number-columns-repeated="2" office:value-type="string">
            <text:p>ACTION (move north)</text:p>
          </table:table-cell>
          <table:table-cell office:value-type="string">
            <text:p>ACTION (move east)</text:p>
          </table:table-cell>
          <table:table-cell table:number-columns-repeated="3" office:value-type="string">
            <text:p>ACTION (move north)</text:p>
          </table:table-cell>
          <table:table-cell office:value-type="string">
            <text:p>ACTION (move west)</text:p>
          </table:table-cell>
          <table:table-cell table:number-columns-repeated="3" office:value-type="string">
            <text:p>ACTION (move north)</text:p>
          </table:table-cell>
          <table:table-cell office:value-type="string">
            <text:p>ACTION (move east)</text:p>
          </table:table-cell>
          <table:table-cell table:number-columns-repeated="2" office:value-type="string">
            <text:p>ACTION (move north)</text:p>
          </table:table-cell>
          <table:table-cell office:value-type="string">
            <text:p>ACTION (move east)</text:p>
          </table:table-cell>
          <table:table-cell office:value-type="string">
            <text:p>ACTION (move north)</text:p>
          </table:table-cell>
          <table:table-cell table:number-columns-repeated="2" office:value-type="string">
            <text:p>ACTION (move east)</text:p>
          </table:table-cell>
          <table:table-cell office:value-type="string">
            <text:p>ACTION (move north)</text:p>
          </table:table-cell>
          <table:table-cell table:number-columns-repeated="2" office:value-type="string">
            <text:p>ACTION (move east)</text:p>
          </table:table-cell>
          <table:table-cell table:number-columns-repeated="231"/>
        </table:table-row>
        <table:table-row table:style-name="ro1">
          <table:table-cell/>
          <table:table-cell table:number-columns-repeated="6" office:value-type="string">
            <text:p>ACTION (move east)</text:p>
          </table:table-cell>
          <table:table-cell office:value-type="string">
            <text:p>ACTION (move south)</text:p>
          </table:table-cell>
          <table:table-cell office:value-type="string">
            <text:p>ACTION (move west)</text:p>
          </table:table-cell>
          <table:table-cell table:number-columns-repeated="3" office:value-type="string">
            <text:p>ACTION (move east)</text:p>
          </table:table-cell>
          <table:table-cell office:value-type="string">
            <text:p>ACTION (move west)</text:p>
          </table:table-cell>
          <table:table-cell table:number-columns-repeated="7" office:value-type="string">
            <text:p>ACTION (move east)</text:p>
          </table:table-cell>
          <table:table-cell table:number-columns-repeated="2" office:value-type="string">
            <text:p>ACTION (move north)</text:p>
          </table:table-cell>
          <table:table-cell office:value-type="string">
            <text:p>ACTION (move east)</text:p>
          </table:table-cell>
          <table:table-cell table:number-columns-repeated="2" office:value-type="string">
            <text:p>ACTION (move north)</text:p>
          </table:table-cell>
          <table:table-cell table:number-columns-repeated="231"/>
        </table:table-row>
        <table:table-row table:style-name="ro1">
          <table:table-cell/>
          <table:table-cell table:number-columns-repeated="2" office:value-type="string">
            <text:p>ACTION (move east)</text:p>
          </table:table-cell>
          <table:table-cell office:value-type="string">
            <text:p>ACTION (move south)</text:p>
          </table:table-cell>
          <table:table-cell office:value-type="string">
            <text:p>ACTION (move west)</text:p>
          </table:table-cell>
          <table:table-cell table:number-columns-repeated="6" office:value-type="string">
            <text:p>ACTION (move south)</text:p>
          </table:table-cell>
          <table:table-cell office:value-type="string">
            <text:p>ACTION (move east)</text:p>
          </table:table-cell>
          <table:table-cell office:value-type="string">
            <text:p>ACTION (move south)</text:p>
          </table:table-cell>
          <table:table-cell table:number-columns-repeated="2" office:value-type="string">
            <text:p>ACTION (move east)</text:p>
          </table:table-cell>
          <table:table-cell office:value-type="string">
            <text:p>ACTION (move north)</text:p>
          </table:table-cell>
          <table:table-cell table:number-columns-repeated="2" office:value-type="string">
            <text:p>ACTION (move east)</text:p>
          </table:table-cell>
          <table:table-cell office:value-type="string">
            <text:p>ACTION (move north)</text:p>
          </table:table-cell>
          <table:table-cell table:number-columns-repeated="2" office:value-type="string">
            <text:p>ACTION (move east)</text:p>
          </table:table-cell>
          <table:table-cell table:number-columns-repeated="4" office:value-type="string">
            <text:p>ACTION (move south)</text:p>
          </table:table-cell>
          <table:table-cell table:number-columns-repeated="231"/>
        </table:table-row>
        <table:table-row table:style-name="ro1">
          <table:table-cell/>
          <table:table-cell table:number-columns-repeated="2" office:value-type="string">
            <text:p>ACTION (move east)</text:p>
          </table:table-cell>
          <table:table-cell table:number-columns-repeated="2" office:value-type="string">
            <text:p>ACTION (move south)</text:p>
          </table:table-cell>
          <table:table-cell table:number-columns-repeated="6" office:value-type="string">
            <text:p>ACTION (move east)</text:p>
          </table:table-cell>
          <table:table-cell office:value-type="string">
            <text:p>ACTION (move south)</text:p>
          </table:table-cell>
          <table:table-cell table:number-columns-repeated="9" office:value-type="string">
            <text:p>ACTION (move east)</text:p>
          </table:table-cell>
          <table:table-cell office:value-type="string">
            <text:p>ACTION (move north)</text:p>
          </table:table-cell>
          <table:table-cell table:number-columns-repeated="3" office:value-type="string">
            <text:p>ACTION (move east)</text:p>
          </table:table-cell>
          <table:table-cell table:number-columns-repeated="231"/>
        </table:table-row>
        <table:table-row table:style-name="ro1">
          <table:table-cell/>
          <table:table-cell table:number-columns-repeated="2" office:value-type="string">
            <text:p>ACTION (move east)</text:p>
          </table:table-cell>
          <table:table-cell office:value-type="string">
            <text:p>ACTION (move south)</text:p>
          </table:table-cell>
          <table:table-cell table:number-columns-repeated="3" office:value-type="string">
            <text:p>ACTION (move east)</text:p>
          </table:table-cell>
          <table:table-cell office:value-type="string">
            <text:p>ACTION (move south)</text:p>
          </table:table-cell>
          <table:table-cell office:value-type="string">
            <text:p>ACTION (move west)</text:p>
          </table:table-cell>
          <table:table-cell table:number-columns-repeated="2" office:value-type="string">
            <text:p>ACTION (move east)</text:p>
          </table:table-cell>
          <table:table-cell office:value-type="string">
            <text:p>ACTION (move south)</text:p>
          </table:table-cell>
          <table:table-cell table:number-columns-repeated="4" office:value-type="string">
            <text:p>ACTION (move east)</text:p>
          </table:table-cell>
          <table:table-cell table:number-columns-repeated="3" office:value-type="string">
            <text:p>ACTION (move west)</text:p>
          </table:table-cell>
          <table:table-cell office:value-type="string">
            <text:p>ACTION (move east)</text:p>
          </table:table-cell>
          <table:table-cell office:value-type="string">
            <text:p>ACTION (move south)</text:p>
          </table:table-cell>
          <table:table-cell table:number-columns-repeated="4" office:value-type="string">
            <text:p>ACTION (move east)</text:p>
          </table:table-cell>
          <table:table-cell table:number-columns-repeated="231"/>
        </table:table-row>
        <table:table-row table:style-name="ro1">
          <table:table-cell/>
          <table:table-cell table:number-columns-repeated="3" office:value-type="string">
            <text:p>ACTION (move south)</text:p>
          </table:table-cell>
          <table:table-cell office:value-type="string">
            <text:p>ACTION (move west)</text:p>
          </table:table-cell>
          <table:table-cell table:number-columns-repeated="2" office:value-type="string">
            <text:p>ACTION (move east)</text:p>
          </table:table-cell>
          <table:table-cell office:value-type="string">
            <text:p>ACTION (move north)</text:p>
          </table:table-cell>
          <table:table-cell table:number-columns-repeated="4" office:value-type="string">
            <text:p>ACTION (move east)</text:p>
          </table:table-cell>
          <table:table-cell table:number-columns-repeated="3" office:value-type="string">
            <text:p>ACTION (move south)</text:p>
          </table:table-cell>
          <table:table-cell table:number-columns-repeated="3" office:value-type="string">
            <text:p>ACTION (move east)</text:p>
          </table:table-cell>
          <table:table-cell office:value-type="string">
            <text:p>ACTION (move west)</text:p>
          </table:table-cell>
          <table:table-cell office:value-type="string">
            <text:p>ACTION (move south)</text:p>
          </table:table-cell>
          <table:table-cell office:value-type="string">
            <text:p>ACTION (move east)</text:p>
          </table:table-cell>
          <table:table-cell office:value-type="string">
            <text:p>ACTION (move north)</text:p>
          </table:table-cell>
          <table:table-cell table:number-columns-repeated="3" office:value-type="string">
            <text:p>ACTION (move east)</text:p>
          </table:table-cell>
          <table:table-cell table:number-columns-repeated="231"/>
        </table:table-row>
        <table:table-row table:style-name="ro1">
          <table:table-cell/>
          <table:table-cell table:number-columns-repeated="6" office:value-type="string">
            <text:p>ACTION (move south)</text:p>
          </table:table-cell>
          <table:table-cell office:value-type="string">
            <text:p>ACTION (move west)</text:p>
          </table:table-cell>
          <table:table-cell office:value-type="string">
            <text:p>ACTION (quaff potion1)</text:p>
          </table:table-cell>
          <table:table-cell table:number-columns-repeated="4" office:value-type="string">
            <text:p>ACTION (move south)</text:p>
          </table:table-cell>
          <table:table-cell office:value-type="string">
            <text:p>ACTION (move west)</text:p>
          </table:table-cell>
          <table:table-cell table:number-columns-repeated="4" office:value-type="string">
            <text:p>ACTION (move south)</text:p>
          </table:table-cell>
          <table:table-cell office:value-type="string">
            <text:p>ACTION (move west)</text:p>
          </table:table-cell>
          <table:table-cell table:number-columns-repeated="2" office:value-type="string">
            <text:p>ACTION (move south)</text:p>
          </table:table-cell>
          <table:table-cell office:value-type="string">
            <text:p>ACTION (move east)</text:p>
          </table:table-cell>
          <table:table-cell table:number-columns-repeated="3" office:value-type="string">
            <text:p>ACTION (move south)</text:p>
          </table:table-cell>
          <table:table-cell table:number-columns-repeated="231"/>
        </table:table-row>
        <table:table-row table:style-name="ro1">
          <table:table-cell/>
          <table:table-cell table:number-columns-repeated="2" office:value-type="string">
            <text:p>ACTION (move south)</text:p>
          </table:table-cell>
          <table:table-cell office:value-type="string">
            <text:p>ACTION (move west)</text:p>
          </table:table-cell>
          <table:table-cell office:value-type="string">
            <text:p>ACTION (move east)</text:p>
          </table:table-cell>
          <table:table-cell table:number-columns-repeated="2" office:value-type="string">
            <text:p>ACTION (move south)</text:p>
          </table:table-cell>
          <table:table-cell office:value-type="string">
            <text:p>ACTION (move west)</text:p>
          </table:table-cell>
          <table:table-cell table:number-columns-repeated="3" office:value-type="string">
            <text:p>ACTION (move south)</text:p>
          </table:table-cell>
          <table:table-cell office:value-type="string">
            <text:p>ACTION (move north)</text:p>
          </table:table-cell>
          <table:table-cell office:value-type="string">
            <text:p>ACTION (move east)</text:p>
          </table:table-cell>
          <table:table-cell office:value-type="string">
            <text:p>ACTION (move west)</text:p>
          </table:table-cell>
          <table:table-cell office:value-type="string">
            <text:p>ACTION (move south)</text:p>
          </table:table-cell>
          <table:table-cell office:value-type="string">
            <text:p>ACTION (move west)</text:p>
          </table:table-cell>
          <table:table-cell table:number-columns-repeated="2" office:value-type="string">
            <text:p>ACTION (move south)</text:p>
          </table:table-cell>
          <table:table-cell office:value-type="string">
            <text:p>ACTION (move east)</text:p>
          </table:table-cell>
          <table:table-cell table:number-columns-repeated="6" office:value-type="string">
            <text:p>ACTION (move south)</text:p>
          </table:table-cell>
          <table:table-cell table:number-columns-repeated="231"/>
        </table:table-row>
        <table:table-row table:style-name="ro1">
          <table:table-cell/>
          <table:table-cell table:number-columns-repeated="2" office:value-type="string">
            <text:p>ACTION (move west)</text:p>
          </table:table-cell>
          <table:table-cell table:number-columns-repeated="2" office:value-type="string">
            <text:p>ACTION (move east)</text:p>
          </table:table-cell>
          <table:table-cell table:number-columns-repeated="3" office:value-type="string">
            <text:p>ACTION (move west)</text:p>
          </table:table-cell>
          <table:table-cell table:number-columns-repeated="3" office:value-type="string">
            <text:p>ACTION (move south)</text:p>
          </table:table-cell>
          <table:table-cell office:value-type="string">
            <text:p>ACTION (move west)</text:p>
          </table:table-cell>
          <table:table-cell table:number-columns-repeated="2" office:value-type="string">
            <text:p>ACTION (move south)</text:p>
          </table:table-cell>
          <table:table-cell table:number-columns-repeated="2" office:value-type="string">
            <text:p>ACTION (move west)</text:p>
          </table:table-cell>
          <table:table-cell table:number-columns-repeated="2" office:value-type="string">
            <text:p>ACTION (move south)</text:p>
          </table:table-cell>
          <table:table-cell office:value-type="string">
            <text:p>ACTION (move east)</text:p>
          </table:table-cell>
          <table:table-cell table:number-columns-repeated="2" office:value-type="string">
            <text:p>ACTION (move west)</text:p>
          </table:table-cell>
          <table:table-cell office:value-type="string">
            <text:p>ACTION (move south)</text:p>
          </table:table-cell>
          <table:table-cell table:number-columns-repeated="3" office:value-type="string">
            <text:p>ACTION (move west)</text:p>
          </table:table-cell>
          <table:table-cell table:number-columns-repeated="231"/>
        </table:table-row>
        <table:table-row table:style-name="ro1">
          <table:table-cell table:style-name="Default"/>
          <table:table-cell table:number-columns-repeated="3" office:value-type="string">
            <text:p>ACTION (move east)</text:p>
          </table:table-cell>
          <table:table-cell table:number-columns-repeated="2" office:value-type="string">
            <text:p>ACTION (move south)</text:p>
          </table:table-cell>
          <table:table-cell office:value-type="string">
            <text:p>ACTION (move east)</text:p>
          </table:table-cell>
          <table:table-cell office:value-type="string">
            <text:p>.</text:p>
          </table:table-cell>
          <table:table-cell office:value-type="string">
            <text:p>ACTION (move east)</text:p>
          </table:table-cell>
          <table:table-cell table:number-columns-repeated="2" office:value-type="string">
            <text:p>ACTION (move north)</text:p>
          </table:table-cell>
          <table:table-cell office:value-type="string">
            <text:p>ACTION (move west)</text:p>
          </table:table-cell>
          <table:table-cell office:value-type="string">
            <text:p>ACTION (move north)</text:p>
          </table:table-cell>
          <table:table-cell office:value-type="string">
            <text:p>ACTION (move south)</text:p>
          </table:table-cell>
          <table:table-cell office:value-type="string">
            <text:p>ACTION (move east)</text:p>
          </table:table-cell>
          <table:table-cell office:value-type="string">
            <text:p>ACTION (move south)</text:p>
          </table:table-cell>
          <table:table-cell table:number-columns-repeated="2" office:value-type="string">
            <text:p>ACTION (move west)</text:p>
          </table:table-cell>
          <table:table-cell table:number-columns-repeated="3" office:value-type="string">
            <text:p>ACTION (move east)</text:p>
          </table:table-cell>
          <table:table-cell office:value-type="string">
            <text:p>ACTION (move north)</text:p>
          </table:table-cell>
          <table:table-cell table:number-columns-repeated="3" office:value-type="string">
            <text:p>ACTION (move south)</text:p>
          </table:table-cell>
          <table:table-cell table:style-name="Default"/>
          <table:table-cell table:number-columns-repeated="230"/>
        </table:table-row>
        <table:table-row table:style-name="ro1">
          <table:table-cell table:style-name="Default"/>
          <table:table-cell table:number-columns-repeated="3" office:value-type="string">
            <text:p>ACTION (move east)</text:p>
          </table:table-cell>
          <table:table-cell office:value-type="string">
            <text:p>ACTION (move south)</text:p>
          </table:table-cell>
          <table:table-cell table:number-columns-repeated="2" office:value-type="string">
            <text:p>ACTION (move east)</text:p>
          </table:table-cell>
          <table:table-cell office:value-type="string">
            <text:p>.</text:p>
          </table:table-cell>
          <table:table-cell table:number-columns-repeated="6" office:value-type="string">
            <text:p>ACTION (move west)</text:p>
          </table:table-cell>
          <table:table-cell office:value-type="string">
            <text:p>ACTION (move east)</text:p>
          </table:table-cell>
          <table:table-cell office:value-type="string">
            <text:p>ACTION (move south)</text:p>
          </table:table-cell>
          <table:table-cell table:number-columns-repeated="2" office:value-type="string">
            <text:p>ACTION (move east)</text:p>
          </table:table-cell>
          <table:table-cell office:value-type="string">
            <text:p>ACTION (move south)</text:p>
          </table:table-cell>
          <table:table-cell table:number-columns-repeated="2" office:value-type="string">
            <text:p>ACTION (move east)</text:p>
          </table:table-cell>
          <table:table-cell office:value-type="string">
            <text:p>ACTION (move west)</text:p>
          </table:table-cell>
          <table:table-cell table:number-columns-repeated="3" office:value-type="string">
            <text:p>ACTION (move east)</text:p>
          </table:table-cell>
          <table:table-cell table:style-name="Default"/>
          <table:table-cell table:number-columns-repeated="230"/>
        </table:table-row>
        <table:table-row table:style-name="ro1">
          <table:table-cell table:style-name="Default"/>
          <table:table-cell table:number-columns-repeated="2" office:value-type="string">
            <text:p>ACTION (move south)</text:p>
          </table:table-cell>
          <table:table-cell office:value-type="string">
            <text:p>.</text:p>
          </table:table-cell>
          <table:table-cell office:value-type="string">
            <text:p>ACTION (move west)</text:p>
          </table:table-cell>
          <table:table-cell office:value-type="string">
            <text:p>ACTION (move east)</text:p>
          </table:table-cell>
          <table:table-cell office:value-type="string">
            <text:p>ACTION (move south)</text:p>
          </table:table-cell>
          <table:table-cell office:value-type="string">
            <text:p>.</text:p>
          </table:table-cell>
          <table:table-cell office:value-type="string">
            <text:p>ACTION (move west)</text:p>
          </table:table-cell>
          <table:table-cell table:number-columns-repeated="2" office:value-type="string">
            <text:p>ACTION (move south)</text:p>
          </table:table-cell>
          <table:table-cell office:value-type="string">
            <text:p>.</text:p>
          </table:table-cell>
          <table:table-cell office:value-type="string">
            <text:p>ACTION (move west)</text:p>
          </table:table-cell>
          <table:table-cell office:value-type="string">
            <text:p>ACTION (move east)</text:p>
          </table:table-cell>
          <table:table-cell office:value-type="string">
            <text:p>ACTION (move south)</text:p>
          </table:table-cell>
          <table:table-cell office:value-type="string">
            <text:p>ACTION (move west)</text:p>
          </table:table-cell>
          <table:table-cell table:number-columns-repeated="2" office:value-type="string">
            <text:p>ACTION (move east)</text:p>
          </table:table-cell>
          <table:table-cell table:number-columns-repeated="4" office:value-type="string">
            <text:p>ACTION (move south)</text:p>
          </table:table-cell>
          <table:table-cell table:number-columns-repeated="3" office:value-type="string">
            <text:p>ACTION (move east)</text:p>
          </table:table-cell>
          <table:table-cell table:style-name="Default"/>
          <table:table-cell table:number-columns-repeated="230"/>
        </table:table-row>
        <table:table-row table:style-name="ro1">
          <table:table-cell table:style-name="Default"/>
          <table:table-cell table:number-columns-repeated="3" office:value-type="string">
            <text:p>.</text:p>
          </table:table-cell>
          <table:table-cell office:value-type="string">
            <text:p>ACTION (move east)</text:p>
          </table:table-cell>
          <table:table-cell table:number-columns-repeated="3" office:value-type="string">
            <text:p>.</text:p>
          </table:table-cell>
          <table:table-cell office:value-type="string">
            <text:p>ACTION (move west)</text:p>
          </table:table-cell>
          <table:table-cell table:number-columns-repeated="2" office:value-type="string">
            <text:p>ACTION (move east)</text:p>
          </table:table-cell>
          <table:table-cell office:value-type="string">
            <text:p>.</text:p>
          </table:table-cell>
          <table:table-cell office:value-type="string">
            <text:p>ACTION (move west)</text:p>
          </table:table-cell>
          <table:table-cell office:value-type="string">
            <text:p>ACTION (move east)</text:p>
          </table:table-cell>
          <table:table-cell office:value-type="string">
            <text:p>.</text:p>
          </table:table-cell>
          <table:table-cell office:value-type="string">
            <text:p>ACTION (move west)</text:p>
          </table:table-cell>
          <table:table-cell table:number-columns-repeated="3" office:value-type="string">
            <text:p>ACTION (move south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south)</text:p>
          </table:table-cell>
          <table:table-cell office:value-type="string">
            <text:p>end</text:p>
          </table:table-cell>
          <table:table-cell table:number-columns-repeated="2"/>
          <table:table-cell table:style-name="Default"/>
          <table:table-cell table:number-columns-repeated="230"/>
        </table:table-row>
        <table:table-row table:style-name="ro1">
          <table:table-cell table:style-name="Default"/>
          <table:table-cell table:number-columns-repeated="3" office:value-type="string">
            <text:p>.</text:p>
          </table:table-cell>
          <table:table-cell office:value-type="string">
            <text:p>ACTION (move west)</text:p>
          </table:table-cell>
          <table:table-cell office:value-type="string">
            <text:p>end</text:p>
          </table:table-cell>
          <table:table-cell table:number-columns-repeated="3"/>
          <table:table-cell table:number-columns-repeated="2" office:value-type="string">
            <text:p>ACTION (move east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south)</text:p>
          </table:table-cell>
          <table:table-cell office:value-type="string">
            <text:p>.</text:p>
          </table:table-cell>
          <table:table-cell office:value-type="string">
            <text:p>ACTION (move west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west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east)</text:p>
          </table:table-cell>
          <table:table-cell table:number-columns-repeated="3"/>
          <table:table-cell table:style-name="Default"/>
          <table:table-cell table:number-columns-repeated="230"/>
        </table:table-row>
        <table:table-row table:style-name="ro1">
          <table:table-cell table:style-name="Default"/>
          <table:table-cell table:number-columns-repeated="3" office:value-type="string">
            <text:p>.</text:p>
          </table:table-cell>
          <table:table-cell office:value-type="string">
            <text:p>ACTION (move east)</text:p>
          </table:table-cell>
          <table:table-cell table:number-columns-repeated="4"/>
          <table:table-cell office:value-type="string">
            <text:p>end</text:p>
          </table:table-cell>
          <table:table-cell table:number-columns-repeated="3"/>
          <table:table-cell table:number-columns-repeated="2" office:value-type="string">
            <text:p>.</text:p>
          </table:table-cell>
          <table:table-cell office:value-type="string">
            <text:p>ACTION (move east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east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south)</text:p>
          </table:table-cell>
          <table:table-cell table:number-columns-repeated="3"/>
          <table:table-cell table:style-name="Default"/>
          <table:table-cell table:number-columns-repeated="230"/>
        </table:table-row>
        <table:table-row table:style-name="ro1">
          <table:table-cell table:style-name="Default"/>
          <table:table-cell table:number-columns-repeated="3" office:value-type="string">
            <text:p>.</text:p>
          </table:table-cell>
          <table:table-cell office:value-type="string">
            <text:p>ACTION (move south)</text:p>
          </table:table-cell>
          <table:table-cell table:number-columns-repeated="8"/>
          <table:table-cell table:number-columns-repeated="2" office:value-type="string">
            <text:p>.</text:p>
          </table:table-cell>
          <table:table-cell office:value-type="string">
            <text:p>ACTION (move west)</text:p>
          </table:table-cell>
          <table:table-cell table:style-name="ce11" office:value-type="string">
            <text:p>.</text:p>
          </table:table-cell>
          <table:table-cell office:value-type="string">
            <text:p>.</text:p>
          </table:table-cell>
          <table:table-cell office:value-type="string">
            <text:p>ACTION (move west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east)</text:p>
          </table:table-cell>
          <table:table-cell table:number-columns-repeated="3"/>
          <table:table-cell table:style-name="Default"/>
          <table:table-cell table:number-columns-repeated="230"/>
        </table:table-row>
        <table:table-row table:style-name="ro1">
          <table:table-cell table:style-name="Default"/>
          <table:table-cell table:number-columns-repeated="3" office:value-type="string">
            <text:p>.</text:p>
          </table:table-cell>
          <table:table-cell office:value-type="string">
            <text:p>ACTION (move east)</text:p>
          </table:table-cell>
          <table:table-cell table:number-columns-repeated="8"/>
          <table:table-cell table:number-columns-repeated="2" office:value-type="string">
            <text:p>.</text:p>
          </table:table-cell>
          <table:table-cell office:value-type="string">
            <text:p>ACTION (move east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east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south)</text:p>
          </table:table-cell>
          <table:table-cell table:number-columns-repeated="3"/>
          <table:table-cell table:style-name="Default"/>
          <table:table-cell table:number-columns-repeated="230"/>
        </table:table-row>
        <table:table-row table:style-name="ro1">
          <table:table-cell table:style-name="Default"/>
          <table:table-cell table:number-columns-repeated="3" table:style-name="ce11" office:value-type="string">
            <text:p>.</text:p>
          </table:table-cell>
          <table:table-cell office:value-type="string">
            <text:p>ACTION (move west)</text:p>
          </table:table-cell>
          <table:table-cell table:number-columns-repeated="8"/>
          <table:table-cell table:number-columns-repeated="2" office:value-type="string">
            <text:p>.</text:p>
          </table:table-cell>
          <table:table-cell office:value-type="string">
            <text:p>ACTION (move west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south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south)</text:p>
          </table:table-cell>
          <table:table-cell table:number-columns-repeated="3"/>
          <table:table-cell table:style-name="Default"/>
          <table:table-cell table:number-columns-repeated="230"/>
        </table:table-row>
        <table:table-row table:style-name="ro1">
          <table:table-cell table:style-name="Default"/>
          <table:table-cell table:number-columns-repeated="3" office:value-type="string">
            <text:p>.</text:p>
          </table:table-cell>
          <table:table-cell office:value-type="string">
            <text:p>ACTION (move east)</text:p>
          </table:table-cell>
          <table:table-cell table:number-columns-repeated="8"/>
          <table:table-cell table:number-columns-repeated="2" office:value-type="string">
            <text:p>.</text:p>
          </table:table-cell>
          <table:table-cell office:value-type="string">
            <text:p>ACTION (move west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east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west)</text:p>
          </table:table-cell>
          <table:table-cell table:number-columns-repeated="3"/>
          <table:table-cell table:style-name="Default"/>
          <table:table-cell table:number-columns-repeated="230"/>
        </table:table-row>
        <table:table-row table:style-name="ro1">
          <table:table-cell table:style-name="Default"/>
          <table:table-cell table:number-columns-repeated="3" office:value-type="string">
            <text:p>.</text:p>
          </table:table-cell>
          <table:table-cell office:value-type="string">
            <text:p>ACTION (move east)</text:p>
          </table:table-cell>
          <table:table-cell table:number-columns-repeated="8"/>
          <table:table-cell table:number-columns-repeated="2" office:value-type="string">
            <text:p>.</text:p>
          </table:table-cell>
          <table:table-cell office:value-type="string">
            <text:p>ACTION (move east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west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east)</text:p>
          </table:table-cell>
          <table:table-cell table:number-columns-repeated="3"/>
          <table:table-cell table:style-name="Default"/>
          <table:table-cell table:number-columns-repeated="230"/>
        </table:table-row>
        <table:table-row table:style-name="ro1">
          <table:table-cell table:style-name="Default"/>
          <table:table-cell table:number-columns-repeated="3" office:value-type="string">
            <text:p>.</text:p>
          </table:table-cell>
          <table:table-cell office:value-type="string">
            <text:p>ACTION (move west)</text:p>
          </table:table-cell>
          <table:table-cell table:number-columns-repeated="8"/>
          <table:table-cell table:number-columns-repeated="2" office:value-type="string">
            <text:p>.</text:p>
          </table:table-cell>
          <table:table-cell office:value-type="string">
            <text:p>ACTION (move east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east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east)</text:p>
          </table:table-cell>
          <table:table-cell table:number-columns-repeated="3"/>
          <table:table-cell table:style-name="Default"/>
          <table:table-cell table:number-columns-repeated="230"/>
        </table:table-row>
        <table:table-row table:style-name="ro1">
          <table:table-cell table:style-name="Default"/>
          <table:table-cell table:number-columns-repeated="3" office:value-type="string">
            <text:p>.</text:p>
          </table:table-cell>
          <table:table-cell office:value-type="string">
            <text:p>ACTION (move east)</text:p>
          </table:table-cell>
          <table:table-cell table:number-columns-repeated="8"/>
          <table:table-cell table:number-columns-repeated="2" office:value-type="string">
            <text:p>.</text:p>
          </table:table-cell>
          <table:table-cell office:value-type="string">
            <text:p>ACTION (move south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east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south)</text:p>
          </table:table-cell>
          <table:table-cell table:number-columns-repeated="3"/>
          <table:table-cell table:style-name="Default"/>
          <table:table-cell table:number-columns-repeated="230"/>
        </table:table-row>
        <table:table-row table:style-name="ro1">
          <table:table-cell table:style-name="Default"/>
          <table:table-cell table:number-columns-repeated="3" office:value-type="string">
            <text:p>.</text:p>
          </table:table-cell>
          <table:table-cell office:value-type="string">
            <text:p>ACTION (move east)</text:p>
          </table:table-cell>
          <table:table-cell table:number-columns-repeated="8"/>
          <table:table-cell office:value-type="string">
            <text:p>end</text:p>
          </table:table-cell>
          <table:table-cell table:number-columns-repeated="2"/>
          <table:table-cell table:number-columns-repeated="2" office:value-type="string">
            <text:p>.</text:p>
          </table:table-cell>
          <table:table-cell office:value-type="string">
            <text:p>ACTION (move east)</text:p>
          </table:table-cell>
          <table:table-cell office:value-type="string">
            <text:p>end</text:p>
          </table:table-cell>
          <table:table-cell table:number-columns-repeated="5"/>
          <table:table-cell table:style-name="Default"/>
          <table:table-cell table:number-columns-repeated="230"/>
        </table:table-row>
        <table:table-row table:style-name="ro1">
          <table:table-cell table:style-name="Default"/>
          <table:table-cell table:number-columns-repeated="3" office:value-type="string">
            <text:p>.</text:p>
          </table:table-cell>
          <table:table-cell office:value-type="string">
            <text:p>ACTION (move west)</text:p>
          </table:table-cell>
          <table:table-cell table:number-columns-repeated="11"/>
          <table:table-cell office:value-type="string">
            <text:p>end</text:p>
          </table:table-cell>
          <table:table-cell table:number-columns-repeated="8"/>
          <table:table-cell table:style-name="Default"/>
          <table:table-cell table:number-columns-repeated="230"/>
        </table:table-row>
        <table:table-row table:style-name="ro1">
          <table:table-cell table:style-name="Default"/>
          <table:table-cell table:number-columns-repeated="3" office:value-type="string">
            <text:p>.</text:p>
          </table:table-cell>
          <table:table-cell office:value-type="string">
            <text:p>ACTION (move north)</text:p>
          </table:table-cell>
          <table:table-cell table:number-columns-repeated="20"/>
          <table:table-cell table:style-name="Default"/>
          <table:table-cell table:number-columns-repeated="230"/>
        </table:table-row>
        <table:table-row table:style-name="ro1">
          <table:table-cell table:style-name="Default"/>
          <table:table-cell table:number-columns-repeated="3" office:value-type="string">
            <text:p>.</text:p>
          </table:table-cell>
          <table:table-cell office:value-type="string">
            <text:p>ACTION (move west)</text:p>
          </table:table-cell>
          <table:table-cell table:number-columns-repeated="20"/>
          <table:table-cell table:style-name="Default"/>
          <table:table-cell table:number-columns-repeated="230"/>
        </table:table-row>
        <table:table-row table:style-name="ro1">
          <table:table-cell table:style-name="Default"/>
          <table:table-cell office:value-type="string">
            <text:p>end</text:p>
          </table:table-cell>
          <table:table-cell table:number-columns-repeated="23"/>
          <table:table-cell table:style-name="Default"/>
          <table:table-cell table:number-columns-repeated="230"/>
        </table:table-row>
      </table:table>
      <table:table table:name="WARGAME" table:style-name="ta5" table:print="false">
        <office:forms form:automatic-focus="false" form:apply-design-mode="false"/>
        <table:table-column table:style-name="co1" table:default-cell-style-name="ce1"/>
        <table:table-column table:style-name="co26" table:default-cell-style-name="Default"/>
        <table:table-column table:style-name="co23" table:default-cell-style-name="Default"/>
        <table:table-column table:style-name="co16" table:default-cell-style-name="Default"/>
        <table:table-column table:style-name="co9" table:default-cell-style-name="Default"/>
        <table:table-column table:style-name="co25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3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6" table:default-cell-style-name="Default"/>
        <table:table-column table:style-name="co23" table:default-cell-style-name="Default"/>
        <table:table-column table:style-name="co16" table:number-columns-repeated="2" table:default-cell-style-name="Default"/>
        <table:table-column table:style-name="co25" table:default-cell-style-name="Default"/>
        <table:table-column table:style-name="co32" table:default-cell-style-name="Default"/>
        <table:table-column table:style-name="co6" table:default-cell-style-name="Default"/>
        <table:table-column table:style-name="co33" table:default-cell-style-name="Default"/>
        <table:table-column table:style-name="co28" table:default-cell-style-name="Default"/>
        <table:table-column table:style-name="co34" table:default-cell-style-name="Default"/>
        <table:table-column table:style-name="co13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27" table:default-cell-style-name="Default"/>
        <table:table-column table:style-name="co37" table:default-cell-style-name="Default"/>
        <table:table-column table:style-name="co1" table:default-cell-style-name="ce1"/>
        <table:table-column table:style-name="co1" table:number-columns-repeated="228" table:default-cell-style-name="Default"/>
        <table:table-row table:style-name="ro1">
          <table:table-cell office:value-type="string">
            <text:p>WARGAME</text:p>
          </table:table-cell>
          <table:table-cell table:number-columns-repeated="26"/>
          <table:table-cell office:value-type="string">
            <text:p>WARGAME</text:p>
          </table:table-cell>
          <table:table-cell table:number-columns-repeated="228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style-name="ce2" office:value-type="string">
            <text:p>problem</text:p>
          </table:table-cell>
          <table:table-cell table:style-name="ce2" office:value-type="string">
            <text:p>6.1s1</text:p>
          </table:table-cell>
          <table:table-cell table:style-name="ce2" office:value-type="string">
            <text:p>6.1s2</text:p>
          </table:table-cell>
          <table:table-cell table:style-name="ce2" office:value-type="string">
            <text:p>6.1tns</text:p>
          </table:table-cell>
          <table:table-cell table:style-name="ce2" office:value-type="string">
            <text:p>6.1ts</text:p>
          </table:table-cell>
          <table:table-cell table:style-name="ce2" office:value-type="string">
            <text:p>6.2s1</text:p>
          </table:table-cell>
          <table:table-cell table:style-name="ce2" office:value-type="string">
            <text:p>6.2s2</text:p>
          </table:table-cell>
          <table:table-cell table:style-name="ce2" office:value-type="string">
            <text:p>6.2tns</text:p>
          </table:table-cell>
          <table:table-cell table:style-name="ce2" office:value-type="string">
            <text:p>6.2ts</text:p>
          </table:table-cell>
          <table:table-cell table:style-name="ce2" office:value-type="string">
            <text:p>7.1s</text:p>
          </table:table-cell>
          <table:table-cell table:style-name="ce2" office:value-type="string">
            <text:p>7.1tns</text:p>
          </table:table-cell>
          <table:table-cell table:style-name="ce2" office:value-type="string">
            <text:p>7.1ts</text:p>
          </table:table-cell>
          <table:table-cell table:style-name="ce2" office:value-type="string">
            <text:p>7.2s</text:p>
          </table:table-cell>
          <table:table-cell table:style-name="ce2" office:value-type="string">
            <text:p>7.2tns</text:p>
          </table:table-cell>
          <table:table-cell table:style-name="ce2" office:value-type="string">
            <text:p>7.2ts</text:p>
          </table:table-cell>
          <table:table-cell table:style-name="ce2" office:value-type="string">
            <text:p>8.1s</text:p>
          </table:table-cell>
          <table:table-cell table:style-name="ce2" office:value-type="string">
            <text:p>8.1tns</text:p>
          </table:table-cell>
          <table:table-cell table:style-name="ce2" office:value-type="string">
            <text:p>8.1ts</text:p>
          </table:table-cell>
          <table:table-cell table:style-name="ce2" office:value-type="string">
            <text:p>8.2s</text:p>
          </table:table-cell>
          <table:table-cell table:style-name="ce2" office:value-type="string">
            <text:p>8.2tns</text:p>
          </table:table-cell>
          <table:table-cell table:style-name="ce2" office:value-type="string">
            <text:p>8.2ts</text:p>
          </table:table-cell>
          <table:table-cell table:style-name="ce2" office:value-type="string">
            <text:p>9.1s</text:p>
          </table:table-cell>
          <table:table-cell table:style-name="ce2" office:value-type="string">
            <text:p>9.1tns</text:p>
          </table:table-cell>
          <table:table-cell table:style-name="ce2" office:value-type="string">
            <text:p>9.1ts</text:p>
          </table:table-cell>
          <table:table-cell table:style-name="ce2" office:value-type="string">
            <text:p>9.2s</text:p>
          </table:table-cell>
          <table:table-cell table:style-name="ce2" office:value-type="string">
            <text:p>9.2tns</text:p>
          </table:table-cell>
          <table:table-cell table:style-name="ce2" office:value-type="string">
            <text:p>9.2ts</text:p>
          </table:table-cell>
          <table:table-cell table:style-name="ce2" office:value-type="string">
            <text:p>problem</text:p>
          </table:table-cell>
          <table:table-cell table:style-name="ce2" table:number-columns-repeated="228"/>
        </table:table-row>
        <table:table-row table:style-name="ro1">
          <table:table-cell office:value-type="string">
            <text:p>notes</text:p>
          </table:table-cell>
          <table:table-cell table:number-columns-repeated="26"/>
          <table:table-cell office:value-type="string">
            <text:p>notes</text:p>
          </table:table-cell>
          <table:table-cell table:number-columns-repeated="228"/>
        </table:table-row>
        <table:table-row table:style-name="ro1">
          <table:table-cell office:value-type="string">
            <text:p>decisions</text:p>
          </table:table-cell>
          <table:table-cell office:value-type="float" office:value="3824">
            <text:p>3824</text:p>
          </table:table-cell>
          <table:table-cell office:value-type="float" office:value="3680">
            <text:p>3680</text:p>
          </table:table-cell>
          <table:table-cell office:value-type="float" office:value="6674">
            <text:p>6674</text:p>
          </table:table-cell>
          <table:table-cell office:value-type="float" office:value="4558">
            <text:p>4558</text:p>
          </table:table-cell>
          <table:table-cell office:value-type="float" office:value="1123">
            <text:p>1123</text:p>
          </table:table-cell>
          <table:table-cell office:value-type="float" office:value="5074">
            <text:p>5074</text:p>
          </table:table-cell>
          <table:table-cell office:value-type="float" office:value="5339">
            <text:p>5339</text:p>
          </table:table-cell>
          <table:table-cell office:value-type="float" office:value="3379">
            <text:p>3379</text:p>
          </table:table-cell>
          <table:table-cell office:value-type="float" office:value="10176">
            <text:p>10176</text:p>
          </table:table-cell>
          <table:table-cell office:value-type="float" office:value="5436">
            <text:p>5436</text:p>
          </table:table-cell>
          <table:table-cell office:value-type="float" office:value="2244">
            <text:p>2244</text:p>
          </table:table-cell>
          <table:table-cell office:value-type="float" office:value="7476">
            <text:p>7476</text:p>
          </table:table-cell>
          <table:table-cell office:value-type="float" office:value="2897">
            <text:p>2897</text:p>
          </table:table-cell>
          <table:table-cell office:value-type="float" office:value="2118">
            <text:p>2118</text:p>
          </table:table-cell>
          <table:table-cell office:value-type="float" office:value="18889">
            <text:p>18889</text:p>
          </table:table-cell>
          <table:table-cell office:value-type="float" office:value="5299">
            <text:p>5299</text:p>
          </table:table-cell>
          <table:table-cell office:value-type="float" office:value="6293">
            <text:p>6293</text:p>
          </table:table-cell>
          <table:table-cell office:value-type="float" office:value="20553">
            <text:p>20553</text:p>
          </table:table-cell>
          <table:table-cell office:value-type="float" office:value="7642">
            <text:p>7642</text:p>
          </table:table-cell>
          <table:table-cell office:value-type="float" office:value="2292">
            <text:p>2292</text:p>
          </table:table-cell>
          <table:table-cell office:value-type="float" office:value="10176">
            <text:p>10176</text:p>
          </table:table-cell>
          <table:table-cell office:value-type="float" office:value="8813">
            <text:p>8813</text:p>
          </table:table-cell>
          <table:table-cell office:value-type="float" office:value="6113">
            <text:p>6113</text:p>
          </table:table-cell>
          <table:table-cell office:value-type="float" office:value="7476">
            <text:p>7476</text:p>
          </table:table-cell>
          <table:table-cell office:value-type="float" office:value="7722">
            <text:p>7722</text:p>
          </table:table-cell>
          <table:table-cell office:value-type="float" office:value="5347">
            <text:p>5347</text:p>
          </table:table-cell>
          <table:table-cell office:value-type="string">
            <text:p>decisions</text:p>
          </table:table-cell>
          <table:table-cell table:number-columns-repeated="228"/>
        </table:table-row>
        <table:table-row table:style-name="ro1">
          <table:table-cell office:value-type="string">
            <text:p>when</text:p>
          </table:table-cell>
          <table:table-cell table:style-name="ce11" office:value-type="string">
            <text:p>Fri Sep 28 13:19:18 2007</text:p>
          </table:table-cell>
          <table:table-cell office:value-type="string">
            <text:p>Fri Sep 28 13:23:18 2007</text:p>
          </table:table-cell>
          <table:table-cell office:value-type="string">
            <text:p>Fri Sep 28 13:45:33 2007</text:p>
          </table:table-cell>
          <table:table-cell office:value-type="string">
            <text:p>Fri Sep 28 13:32:36 2007</text:p>
          </table:table-cell>
          <table:table-cell office:value-type="string">
            <text:p>Fri Sep 28 13:18:10 2007</text:p>
          </table:table-cell>
          <table:table-cell office:value-type="string">
            <text:p>Fri Sep 28 13:19:29 2007</text:p>
          </table:table-cell>
          <table:table-cell office:value-type="string">
            <text:p>Fri Sep 28 13:25:33 2007</text:p>
          </table:table-cell>
          <table:table-cell office:value-type="string">
            <text:p>Fri Sep 28 13:21:52 2007</text:p>
          </table:table-cell>
          <table:table-cell office:value-type="string">
            <text:p>Fri Sep 28 13:26:46 2007</text:p>
          </table:table-cell>
          <table:table-cell office:value-type="string">
            <text:p>Fri Sep 28 13:32:27 2007</text:p>
          </table:table-cell>
          <table:table-cell office:value-type="string">
            <text:p>Fri Sep 28 13:28:34 2007</text:p>
          </table:table-cell>
          <table:table-cell office:value-type="string">
            <text:p>Fri Sep 28 13:27:48 2007</text:p>
          </table:table-cell>
          <table:table-cell office:value-type="string">
            <text:p>Fri Sep 28 13:29:54 2007</text:p>
          </table:table-cell>
          <table:table-cell office:value-type="string">
            <text:p>Fri Sep 28 13:28:42 2007</text:p>
          </table:table-cell>
          <table:table-cell office:value-type="string">
            <text:p>Fri Sep 28 13:27:17 2007</text:p>
          </table:table-cell>
          <table:table-cell office:value-type="string">
            <text:p>Fri Sep 28 13:30:44 2007</text:p>
          </table:table-cell>
          <table:table-cell office:value-type="string">
            <text:p>Fri Sep 28 13:29:04 2007</text:p>
          </table:table-cell>
          <table:table-cell office:value-type="string">
            <text:p>Fri Sep 28 13:48:52 2007</text:p>
          </table:table-cell>
          <table:table-cell office:value-type="string">
            <text:p>Fri Sep 28 13:54:12 2007</text:p>
          </table:table-cell>
          <table:table-cell office:value-type="string">
            <text:p>Fri Sep 28 13:50:10 2007</text:p>
          </table:table-cell>
          <table:table-cell office:value-type="string">
            <text:p>Fri Sep 28 13:39:33 2007</text:p>
          </table:table-cell>
          <table:table-cell office:value-type="string">
            <text:p>Fri Sep 28 13:54:55 2007</text:p>
          </table:table-cell>
          <table:table-cell office:value-type="string">
            <text:p>Fri Sep 28 13:45:59 2007</text:p>
          </table:table-cell>
          <table:table-cell office:value-type="string">
            <text:p>Fri Sep 28 13:36:09 2007</text:p>
          </table:table-cell>
          <table:table-cell office:value-type="string">
            <text:p>Fri Sep 28 13:49:36 2007</text:p>
          </table:table-cell>
          <table:table-cell office:value-type="string">
            <text:p>Fri Sep 28 13:41:25 2007</text:p>
          </table:table-cell>
          <table:table-cell office:value-type="string">
            <text:p>when</text:p>
          </table:table-cell>
          <table:table-cell table:number-columns-repeated="228"/>
        </table:table-row>
        <table:table-row table:style-name="ro1">
          <table:table-cell office:value-type="string">
            <text:p>where</text:p>
          </table:table-cell>
          <table:table-cell office:value-type="string">
            <text:p>auk:/home/swinterm/GGP/scripts/wargame-6-1-source-1.log</text:p>
          </table:table-cell>
          <table:table-cell office:value-type="string">
            <text:p>auk:/home/swinterm/GGP/scripts/wargame-6-1-source-2.log</text:p>
          </table:table-cell>
          <table:table-cell office:value-type="string">
            <text:p>auk:/home/swinterm/GGP/scripts/wargame-6-1-target_no_source.log</text:p>
          </table:table-cell>
          <table:table-cell office:value-type="string">
            <text:p>auk:/home/swinterm/GGP/scripts/wargame-6-1-target_after_source.log</text:p>
          </table:table-cell>
          <table:table-cell office:value-type="string">
            <text:p>wyrm:/home/swinterm/GGP/scripts/wargame-6-2-source-1.log</text:p>
          </table:table-cell>
          <table:table-cell office:value-type="string">
            <text:p>wyrm:/home/swinterm/GGP/scripts/wargame-6-2-source-2.log</text:p>
          </table:table-cell>
          <table:table-cell office:value-type="string">
            <text:p>wyrm:/home/swinterm/GGP/scripts/wargame-6-2-target_no_source.log</text:p>
          </table:table-cell>
          <table:table-cell office:value-type="string">
            <text:p>wyrm:/home/swinterm/GGP/scripts/wargame-6-2-target_after_source.log</text:p>
          </table:table-cell>
          <table:table-cell office:value-type="string">
            <text:p>refuse:/home/swinterm/GGP/scripts/wargame-7-1-source.log</text:p>
          </table:table-cell>
          <table:table-cell office:value-type="string">
            <text:p>refuse:/home/swinterm/GGP/scripts/wargame-7-1-target_no_source.log</text:p>
          </table:table-cell>
          <table:table-cell office:value-type="string">
            <text:p>refuse:/home/swinterm/GGP/scripts/wargame-7-1-target_after_source.log</text:p>
          </table:table-cell>
          <table:table-cell office:value-type="string">
            <text:p>refuse:/home/swinterm/2GGP/GGP/scripts/wargame-7-2-source.log</text:p>
          </table:table-cell>
          <table:table-cell office:value-type="string">
            <text:p>refuse:/home/swinterm/2GGP/GGP/scripts/wargame-7-2-target_no_source.log</text:p>
          </table:table-cell>
          <table:table-cell office:value-type="string">
            <text:p>refuse:/home/swinterm/2GGP/GGP/scripts/wargame-7-2-target_after_source.log</text:p>
          </table:table-cell>
          <table:table-cell office:value-type="string">
            <text:p>wyrm:/home/swinterm/2GGP/GGP/scripts/wargame-8-1-source.log</text:p>
          </table:table-cell>
          <table:table-cell office:value-type="string">
            <text:p>wyrm:/home/swinterm/2GGP/GGP/scripts/wargame-8-1-target_no_source.log</text:p>
          </table:table-cell>
          <table:table-cell office:value-type="string">
            <text:p>wyrm:/home/swinterm/2GGP/GGP/scripts/wargame-8-1-target_after_source.log</text:p>
          </table:table-cell>
          <table:table-cell office:value-type="string">
            <text:p>ubuntubook:/home/swinterm/GGP/scripts/wargame-8-2-source.log</text:p>
          </table:table-cell>
          <table:table-cell office:value-type="string">
            <text:p>ubuntubook:/home/swinterm/GGP/scripts/wargame-8-2-target_no_source.log</text:p>
          </table:table-cell>
          <table:table-cell office:value-type="string">
            <text:p>ubuntubook:/home/swinterm/GGP/scripts/wargame-8-2-target_after_source.log</text:p>
          </table:table-cell>
          <table:table-cell office:value-type="string">
            <text:p>ubuntubook:/home/swinterm/2GGP/GGP/scripts/wargame-9-1-source.log</text:p>
          </table:table-cell>
          <table:table-cell office:value-type="string">
            <text:p>ubuntubook:/home/swinterm/2GGP/GGP/scripts/wargame-9-1-target_no_source.log</text:p>
          </table:table-cell>
          <table:table-cell office:value-type="string">
            <text:p>ubuntubook:/home/swinterm/2GGP/GGP/scripts/wargame-9-1-target_after_source.log</text:p>
          </table:table-cell>
          <table:table-cell office:value-type="string">
            <text:p>wyrm:/home/swinterm/GGP/scripts/wargame-9-2-source.log</text:p>
          </table:table-cell>
          <table:table-cell office:value-type="string">
            <text:p>wyrm:/home/swinterm/GGP/scripts/wargame-9-2-target_no_source.log</text:p>
          </table:table-cell>
          <table:table-cell office:value-type="string">
            <text:p>wyrm:/home/swinterm/GGP/scripts/wargame-9-2-target_after_source.log</text:p>
          </table:table-cell>
          <table:table-cell office:value-type="string">
            <text:p>where</text:p>
          </table:table-cell>
          <table:table-cell table:number-columns-repeated="228"/>
        </table:table-row>
        <table:table-row table:style-name="ro1">
          <table:table-cell office:value-type="string">
            <text:p>states</text:p>
          </table:table-cell>
          <table:table-cell office:value-type="float" office:value="920">
            <text:p>920</text:p>
          </table:table-cell>
          <table:table-cell office:value-type="float" office:value="878">
            <text:p>878</text:p>
          </table:table-cell>
          <table:table-cell office:value-type="float" office:value="1564">
            <text:p>1564</text:p>
          </table:table-cell>
          <table:table-cell office:value-type="float" office:value="1028">
            <text:p>1028</text:p>
          </table:table-cell>
          <table:table-cell office:value-type="float" office:value="300">
            <text:p>300</text:p>
          </table:table-cell>
          <table:table-cell office:value-type="float" office:value="1202">
            <text:p>1202</text:p>
          </table:table-cell>
          <table:table-cell office:value-type="float" office:value="1238">
            <text:p>1238</text:p>
          </table:table-cell>
          <table:table-cell office:value-type="float" office:value="776">
            <text:p>776</text:p>
          </table:table-cell>
          <table:table-cell office:value-type="float" office:value="2320">
            <text:p>2320</text:p>
          </table:table-cell>
          <table:table-cell office:value-type="float" office:value="1254">
            <text:p>1254</text:p>
          </table:table-cell>
          <table:table-cell office:value-type="float" office:value="516">
            <text:p>516</text:p>
          </table:table-cell>
          <table:table-cell office:value-type="float" office:value="1674">
            <text:p>1674</text:p>
          </table:table-cell>
          <table:table-cell office:value-type="float" office:value="710">
            <text:p>710</text:p>
          </table:table-cell>
          <table:table-cell office:value-type="float" office:value="520">
            <text:p>520</text:p>
          </table:table-cell>
          <table:table-cell office:value-type="float" office:value="4576">
            <text:p>4576</text:p>
          </table:table-cell>
          <table:table-cell office:value-type="float" office:value="1226">
            <text:p>1226</text:p>
          </table:table-cell>
          <table:table-cell office:value-type="float" office:value="1420">
            <text:p>1420</text:p>
          </table:table-cell>
          <table:table-cell office:value-type="float" office:value="4768">
            <text:p>4768</text:p>
          </table:table-cell>
          <table:table-cell office:value-type="float" office:value="1852">
            <text:p>1852</text:p>
          </table:table-cell>
          <table:table-cell office:value-type="float" office:value="580">
            <text:p>580</text:p>
          </table:table-cell>
          <table:table-cell office:value-type="float" office:value="2320">
            <text:p>2320</text:p>
          </table:table-cell>
          <table:table-cell office:value-type="float" office:value="2002">
            <text:p>2002</text:p>
          </table:table-cell>
          <table:table-cell office:value-type="float" office:value="1376">
            <text:p>1376</text:p>
          </table:table-cell>
          <table:table-cell office:value-type="float" office:value="1674">
            <text:p>1674</text:p>
          </table:table-cell>
          <table:table-cell office:value-type="float" office:value="1716">
            <text:p>1716</text:p>
          </table:table-cell>
          <table:table-cell office:value-type="float" office:value="1186">
            <text:p>1186</text:p>
          </table:table-cell>
          <table:table-cell office:value-type="string">
            <text:p>states</text:p>
          </table:table-cell>
          <table:table-cell table:number-columns-repeated="228"/>
        </table:table-row>
        <table:table-row table:style-name="ro1">
          <table:table-cell office:value-type="string">
            <text:p>soln length</text:p>
          </table:table-cell>
          <table:table-cell office:value-type="float" office:value="35.003">
            <text:p>35</text:p>
          </table:table-cell>
          <table:table-cell office:value-type="float" office:value="64.643">
            <text:p>64.64</text:p>
          </table:table-cell>
          <table:table-cell office:value-type="float" office:value="115.745">
            <text:p>115.75</text:p>
          </table:table-cell>
          <table:table-cell office:value-type="float" office:value="120.165">
            <text:p>120.17</text:p>
          </table:table-cell>
          <table:table-cell office:value-type="float" office:value="15.734">
            <text:p>15.73</text:p>
          </table:table-cell>
          <table:table-cell office:value-type="float" office:value="15.143">
            <text:p>15.14</text:p>
          </table:table-cell>
          <table:table-cell office:value-type="float" office:value="40.854">
            <text:p>40.85</text:p>
          </table:table-cell>
          <table:table-cell office:value-type="float" office:value="40.805">
            <text:p>40.81</text:p>
          </table:table-cell>
          <table:table-cell office:value-type="float" office:value="48.136">
            <text:p>48.14</text:p>
          </table:table-cell>
          <table:table-cell office:value-type="float" office:value="41.811">
            <text:p>41.81</text:p>
          </table:table-cell>
          <table:table-cell office:value-type="float" office:value="46.208">
            <text:p>46.21</text:p>
          </table:table-cell>
          <table:table-cell office:value-type="float" office:value="72.053">
            <text:p>72.05</text:p>
          </table:table-cell>
          <table:table-cell office:value-type="float" office:value="24.206">
            <text:p>24.21</text:p>
          </table:table-cell>
          <table:table-cell office:value-type="float" office:value="22.47">
            <text:p>22.47</text:p>
          </table:table-cell>
          <table:table-cell office:value-type="float" office:value="25.316">
            <text:p>25.32</text:p>
          </table:table-cell>
          <table:table-cell office:value-type="float" office:value="18.521">
            <text:p>18.52</text:p>
          </table:table-cell>
          <table:table-cell office:value-type="float" office:value="16.299">
            <text:p>16.3</text:p>
          </table:table-cell>
          <table:table-cell office:value-type="float" office:value="57.852">
            <text:p>57.85</text:p>
          </table:table-cell>
          <table:table-cell office:value-type="float" office:value="30.536">
            <text:p>30.54</text:p>
          </table:table-cell>
          <table:table-cell office:value-type="float" office:value="30.733">
            <text:p>30.73</text:p>
          </table:table-cell>
          <table:table-cell office:value-type="float" office:value="62.774">
            <text:p>62.77</text:p>
          </table:table-cell>
          <table:table-cell office:value-type="float" office:value="59.55">
            <text:p>59.55</text:p>
          </table:table-cell>
          <table:table-cell office:value-type="float" office:value="61.059">
            <text:p>61.06</text:p>
          </table:table-cell>
          <table:table-cell office:value-type="float" office:value="58.932">
            <text:p>58.93</text:p>
          </table:table-cell>
          <table:table-cell office:value-type="float" office:value="62.983">
            <text:p>62.98</text:p>
          </table:table-cell>
          <table:table-cell office:value-type="float" office:value="58.032">
            <text:p>58.03</text:p>
          </table:table-cell>
          <table:table-cell office:value-type="string">
            <text:p>soln length</text:p>
          </table:table-cell>
          <table:table-cell table:number-columns-repeated="228"/>
        </table:table-row>
        <table:table-row table:style-name="ro1">
          <table:table-cell office:value-type="string">
            <text:p>soln </text:p>
          </table:table-cell>
          <table:table-cell office:value-type="string">
            <text:p>no mapping done</text:p>
          </table:table-cell>
          <table:table-cell office:value-type="float" office:value="3.52">
            <text:p>3.52</text:p>
          </table:table-cell>
          <table:table-cell table:number-columns-repeated="3" office:value-type="string">
            <text:p>no mapping done</text:p>
          </table:table-cell>
          <table:table-cell office:value-type="float" office:value="2.04">
            <text:p>2.04</text:p>
          </table:table-cell>
          <table:table-cell table:number-columns-repeated="2" office:value-type="string">
            <text:p>no mapping done</text:p>
          </table:table-cell>
          <table:table-cell office:value-type="float" office:value="2.25">
            <text:p>2.25</text:p>
          </table:table-cell>
          <table:table-cell table:number-columns-repeated="2" office:value-type="string">
            <text:p>no mapping done</text:p>
          </table:table-cell>
          <table:table-cell office:value-type="float" office:value="2.27">
            <text:p>2.27</text:p>
          </table:table-cell>
          <table:table-cell table:number-columns-repeated="2" office:value-type="string">
            <text:p>no mapping done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no mapping done</text:p>
          </table:table-cell>
          <table:table-cell office:value-type="float" office:value="2.38">
            <text:p>2.38</text:p>
          </table:table-cell>
          <table:table-cell table:number-columns-repeated="2" office:value-type="string">
            <text:p>no mapping done</text:p>
          </table:table-cell>
          <table:table-cell office:value-type="float" office:value="3.01">
            <text:p>3.01</text:p>
          </table:table-cell>
          <table:table-cell table:number-columns-repeated="2" office:value-type="string">
            <text:p>no mapping done</text:p>
          </table:table-cell>
          <table:table-cell office:value-type="float" office:value="2.62">
            <text:p>2.62</text:p>
          </table:table-cell>
          <table:table-cell table:number-columns-repeated="2" office:value-type="string">
            <text:p>no mapping done</text:p>
          </table:table-cell>
          <table:table-cell office:value-type="string">
            <text:p>soln </text:p>
          </table:table-cell>
          <table:table-cell table:number-columns-repeated="228"/>
        </table:table-row>
        <table:table-row table:style-name="ro1">
          <table:table-cell/>
          <table:table-cell table:number-columns-repeated="26" office:value-type="string">
            <text:p>Revision: 7876</text:p>
          </table:table-cell>
          <table:table-cell table:number-columns-repeated="229"/>
        </table:table-row>
        <table:table-row table:style-name="ro1">
          <table:table-cell/>
          <table:table-cell table:number-columns-repeated="26" office:value-type="string">
            <text:p>score not checked.</text:p>
          </table:table-cell>
          <table:table-cell table:number-columns-repeated="229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table:number-columns-repeated="3" office:value-type="float" office:value="7">
            <text:p>7</text:p>
          </table:table-cell>
          <table:table-cell office:value-type="float" office:value="14">
            <text:p>14</text:p>
          </table:table-cell>
          <table:table-cell table:number-columns-repeated="2" office:value-type="float" office:value="11">
            <text:p>11</text:p>
          </table:table-cell>
          <table:table-cell office:value-type="float" office:value="13">
            <text:p>13</text:p>
          </table:table-cell>
          <table:table-cell table:number-columns-repeated="2" office:value-type="float" office:value="11">
            <text:p>11</text:p>
          </table:table-cell>
          <table:table-cell office:value-type="float" office:value="18">
            <text:p>18</text:p>
          </table:table-cell>
          <table:table-cell table:number-columns-repeated="2" office:value-type="float" office:value="11">
            <text:p>11</text:p>
          </table:table-cell>
          <table:table-cell office:value-type="float" office:value="14">
            <text:p>14</text:p>
          </table:table-cell>
          <table:table-cell table:number-columns-repeated="2"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3" office:value-type="float" office:value="13">
            <text:p>13</text:p>
          </table:table-cell>
          <table:table-cell table:number-columns-repeated="3" office:value-type="float" office:value="18">
            <text:p>18</text:p>
          </table:table-cell>
          <table:table-cell table:number-columns-repeated="229"/>
        </table:table-row>
        <table:table-row table:style-name="ro1">
          <table:table-cell/>
          <table:table-cell table:number-columns-repeated="2" office:value-type="string">
            <text:p>ACTION (move east)</text:p>
          </table:table-cell>
          <table:table-cell table:number-columns-repeated="2" office:value-type="string">
            <text:p>ACTION (move north)</text:p>
          </table:table-cell>
          <table:table-cell table:number-columns-repeated="2" office:value-type="string">
            <text:p>ACTION (move east)</text:p>
          </table:table-cell>
          <table:table-cell table:number-columns-repeated="5" office:value-type="string">
            <text:p>ACTION (move west)</text:p>
          </table:table-cell>
          <table:table-cell table:number-columns-repeated="4" office:value-type="string">
            <text:p>ACTION (move south)</text:p>
          </table:table-cell>
          <table:table-cell table:number-columns-repeated="2" office:value-type="string">
            <text:p>ACTION noop</text:p>
          </table:table-cell>
          <table:table-cell office:value-type="string">
            <text:p>ACTION (move west)</text:p>
          </table:table-cell>
          <table:table-cell table:number-columns-repeated="2" office:value-type="string">
            <text:p>ACTION (move north)</text:p>
          </table:table-cell>
          <table:table-cell table:number-columns-repeated="3" office:value-type="string">
            <text:p>ACTION (move west)</text:p>
          </table:table-cell>
          <table:table-cell table:number-columns-repeated="3" office:value-type="string">
            <text:p>ACTION (move south)</text:p>
          </table:table-cell>
          <table:table-cell table:number-columns-repeated="229"/>
        </table:table-row>
        <table:table-row table:style-name="ro1">
          <table:table-cell/>
          <table:table-cell table:number-columns-repeated="2" office:value-type="string">
            <text:p>ACTION (move east)</text:p>
          </table:table-cell>
          <table:table-cell table:number-columns-repeated="2" office:value-type="string">
            <text:p>ACTION (throw north 2)</text:p>
          </table:table-cell>
          <table:table-cell office:value-type="string">
            <text:p>ACTION (move north)</text:p>
          </table:table-cell>
          <table:table-cell table:number-columns-repeated="4" office:value-type="string">
            <text:p>ACTION (move east)</text:p>
          </table:table-cell>
          <table:table-cell table:number-columns-repeated="2" office:value-type="string">
            <text:p>ACTION (move west)</text:p>
          </table:table-cell>
          <table:table-cell table:number-columns-repeated="3" office:value-type="string">
            <text:p>ACTION (move south)</text:p>
          </table:table-cell>
          <table:table-cell table:number-columns-repeated="3" office:value-type="string">
            <text:p>ACTION (move west)</text:p>
          </table:table-cell>
          <table:table-cell office:value-type="string">
            <text:p>ACTION (move north)</text:p>
          </table:table-cell>
          <table:table-cell table:number-columns-repeated="2" office:value-type="string">
            <text:p>ACTION (move west)</text:p>
          </table:table-cell>
          <table:table-cell table:number-columns-repeated="3" office:value-type="string">
            <text:p>ACTION (move east)</text:p>
          </table:table-cell>
          <table:table-cell table:number-columns-repeated="3" office:value-type="string">
            <text:p>ACTION (move south)</text:p>
          </table:table-cell>
          <table:table-cell table:number-columns-repeated="229"/>
        </table:table-row>
        <table:table-row table:style-name="ro1">
          <table:table-cell/>
          <table:table-cell office:value-type="string">
            <text:p>ACTION (move east)</text:p>
          </table:table-cell>
          <table:table-cell table:number-columns-repeated="3" office:value-type="string">
            <text:p>ACTION (move west)</text:p>
          </table:table-cell>
          <table:table-cell table:number-columns-repeated="2" office:value-type="string">
            <text:p>ACTION (move east)</text:p>
          </table:table-cell>
          <table:table-cell table:number-columns-repeated="2" office:value-type="string">
            <text:p>ACTION (shoot north)</text:p>
          </table:table-cell>
          <table:table-cell office:value-type="string">
            <text:p>ACTION (move south)</text:p>
          </table:table-cell>
          <table:table-cell table:number-columns-repeated="3" office:value-type="string">
            <text:p>ACTION (move east)</text:p>
          </table:table-cell>
          <table:table-cell table:number-columns-repeated="2" office:value-type="string">
            <text:p>ACTION (move west)</text:p>
          </table:table-cell>
          <table:table-cell office:value-type="string">
            <text:p>ACTION (move east)</text:p>
          </table:table-cell>
          <table:table-cell table:number-columns-repeated="2" office:value-type="string">
            <text:p>ACTION (move south)</text:p>
          </table:table-cell>
          <table:table-cell office:value-type="string">
            <text:p>ACTION (move north)</text:p>
          </table:table-cell>
          <table:table-cell table:number-columns-repeated="2" office:value-type="string">
            <text:p>ACTION (move east)</text:p>
          </table:table-cell>
          <table:table-cell table:number-columns-repeated="3" office:value-type="string">
            <text:p>ACTION (move south)</text:p>
          </table:table-cell>
          <table:table-cell table:number-columns-repeated="3" office:value-type="string">
            <text:p>ACTION (move east)</text:p>
          </table:table-cell>
          <table:table-cell table:number-columns-repeated="229"/>
        </table:table-row>
        <table:table-row table:style-name="ro1">
          <table:table-cell/>
          <table:table-cell table:number-columns-repeated="4" office:value-type="string">
            <text:p>ACTION (move west)</text:p>
          </table:table-cell>
          <table:table-cell office:value-type="string">
            <text:p>ACTION heal</text:p>
          </table:table-cell>
          <table:table-cell office:value-type="string">
            <text:p>ACTION (move west)</text:p>
          </table:table-cell>
          <table:table-cell table:number-columns-repeated="2" office:value-type="string">
            <text:p>ACTION (move east)</text:p>
          </table:table-cell>
          <table:table-cell office:value-type="string">
            <text:p>ACTION (shoot south)</text:p>
          </table:table-cell>
          <table:table-cell table:number-columns-repeated="3" office:value-type="string">
            <text:p>ACTION (move east)</text:p>
          </table:table-cell>
          <table:table-cell table:number-columns-repeated="6" office:value-type="string">
            <text:p>ACTION (move south)</text:p>
          </table:table-cell>
          <table:table-cell table:number-columns-repeated="2" office:value-type="string">
            <text:p>ACTION (move east)</text:p>
          </table:table-cell>
          <table:table-cell office:value-type="string">
            <text:p>ACTION (shoot south)</text:p>
          </table:table-cell>
          <table:table-cell table:number-columns-repeated="2" office:value-type="string">
            <text:p>ACTION (x_shoot south)</text:p>
          </table:table-cell>
          <table:table-cell table:number-columns-repeated="3" office:value-type="string">
            <text:p>ACTION (move east)</text:p>
          </table:table-cell>
          <table:table-cell table:number-columns-repeated="229"/>
        </table:table-row>
        <table:table-row table:style-name="ro1">
          <table:table-cell/>
          <table:table-cell table:number-columns-repeated="2" office:value-type="string">
            <text:p>ACTION (move west)</text:p>
          </table:table-cell>
          <table:table-cell table:number-columns-repeated="2" office:value-type="string">
            <text:p>ACTION (move north)</text:p>
          </table:table-cell>
          <table:table-cell office:value-type="string">
            <text:p>ACTION (move east)</text:p>
          </table:table-cell>
          <table:table-cell office:value-type="string">
            <text:p>ACTION (move west)</text:p>
          </table:table-cell>
          <table:table-cell table:number-columns-repeated="2" office:value-type="string">
            <text:p>ACTION (move north)</text:p>
          </table:table-cell>
          <table:table-cell office:value-type="string">
            <text:p>ACTION (move east)</text:p>
          </table:table-cell>
          <table:table-cell table:number-columns-repeated="3" office:value-type="string">
            <text:p>ACTION (move south)</text:p>
          </table:table-cell>
          <table:table-cell table:number-columns-repeated="2" office:value-type="string">
            <text:p>ACTION (move north)</text:p>
          </table:table-cell>
          <table:table-cell office:value-type="string">
            <text:p>ACTION (shoot north)</text:p>
          </table:table-cell>
          <table:table-cell table:number-columns-repeated="3" office:value-type="string">
            <text:p>ACTION (move south)</text:p>
          </table:table-cell>
          <table:table-cell office:value-type="string">
            <text:p>ACTION heal</text:p>
          </table:table-cell>
          <table:table-cell table:number-columns-repeated="4" office:value-type="string">
            <text:p>ACTION (move east)</text:p>
          </table:table-cell>
          <table:table-cell table:number-columns-repeated="3" office:value-type="string">
            <text:p>ACTION (move south)</text:p>
          </table:table-cell>
          <table:table-cell table:number-columns-repeated="229"/>
        </table:table-row>
        <table:table-row table:style-name="ro1">
          <table:table-cell/>
          <table:table-cell office:value-type="string">
            <text:p>ACTION (move west)</text:p>
          </table:table-cell>
          <table:table-cell office:value-type="string">
            <text:p>ACTION (throw north 2)</text:p>
          </table:table-cell>
          <table:table-cell table:number-columns-repeated="2" office:value-type="string">
            <text:p>ACTION (move north)</text:p>
          </table:table-cell>
          <table:table-cell office:value-type="string">
            <text:p>ACTION heal</text:p>
          </table:table-cell>
          <table:table-cell office:value-type="string">
            <text:p>ACTION (move west)</text:p>
          </table:table-cell>
          <table:table-cell table:number-columns-repeated="2" office:value-type="string">
            <text:p>ACTION (move north)</text:p>
          </table:table-cell>
          <table:table-cell office:value-type="string">
            <text:p>ACTION (move south)</text:p>
          </table:table-cell>
          <table:table-cell table:number-columns-repeated="2" office:value-type="string">
            <text:p>ACTION (shoot south)</text:p>
          </table:table-cell>
          <table:table-cell table:number-columns-repeated="3" office:value-type="string">
            <text:p>ACTION (move east)</text:p>
          </table:table-cell>
          <table:table-cell table:number-columns-repeated="3" office:value-type="string">
            <text:p>ACTION (move west)</text:p>
          </table:table-cell>
          <table:table-cell table:number-columns-repeated="2" office:value-type="string">
            <text:p>ACTION (move east)</text:p>
          </table:table-cell>
          <table:table-cell table:number-columns-repeated="4" office:value-type="string">
            <text:p>ACTION (move south)</text:p>
          </table:table-cell>
          <table:table-cell table:number-columns-repeated="3" office:value-type="string">
            <text:p>ACTION (move east)</text:p>
          </table:table-cell>
          <table:table-cell table:number-columns-repeated="229"/>
        </table:table-row>
        <table:table-row table:style-name="ro1">
          <table:table-cell/>
          <table:table-cell table:number-columns-repeated="2" office:value-type="string">
            <text:p>ACTION (move west)</text:p>
          </table:table-cell>
          <table:table-cell table:number-columns-repeated="3" office:value-type="string">
            <text:p>ACTION (move east)</text:p>
          </table:table-cell>
          <table:table-cell table:number-columns-repeated="3" office:value-type="string">
            <text:p>ACTION (move west)</text:p>
          </table:table-cell>
          <table:table-cell office:value-type="string">
            <text:p>ACTION (move south)</text:p>
          </table:table-cell>
          <table:table-cell table:number-columns-repeated="3" office:value-type="string">
            <text:p>ACTION (move east)</text:p>
          </table:table-cell>
          <table:table-cell table:number-columns-repeated="2" office:value-type="string">
            <text:p>ACTION (move north)</text:p>
          </table:table-cell>
          <table:table-cell table:number-columns-repeated="3" office:value-type="string">
            <text:p>ACTION (move west)</text:p>
          </table:table-cell>
          <table:table-cell office:value-type="string">
            <text:p>ACTION (move east)</text:p>
          </table:table-cell>
          <table:table-cell office:value-type="string">
            <text:p>ACTION (move south)</text:p>
          </table:table-cell>
          <table:table-cell office:value-type="string">
            <text:p>ACTION heal</text:p>
          </table:table-cell>
          <table:table-cell table:number-columns-repeated="3" office:value-type="string">
            <text:p>ACTION (move south)</text:p>
          </table:table-cell>
          <table:table-cell table:number-columns-repeated="3" office:value-type="string">
            <text:p>ACTION (move east)</text:p>
          </table:table-cell>
          <table:table-cell table:number-columns-repeated="229"/>
        </table:table-row>
        <table:table-row table:style-name="ro1">
          <table:table-cell/>
          <table:table-cell office:value-type="string">
            <text:p>ACTION (move west)</text:p>
          </table:table-cell>
          <table:table-cell office:value-type="string">
            <text:p>ACTION (move north)</text:p>
          </table:table-cell>
          <table:table-cell table:number-columns-repeated="3" office:value-type="string">
            <text:p>.</text:p>
          </table:table-cell>
          <table:table-cell table:number-columns-repeated="4" office:value-type="string">
            <text:p>ACTION (move west)</text:p>
          </table:table-cell>
          <table:table-cell table:number-columns-repeated="2" office:value-type="string">
            <text:p>ACTION (move south)</text:p>
          </table:table-cell>
          <table:table-cell office:value-type="string">
            <text:p>ACTION (move east)</text:p>
          </table:table-cell>
          <table:table-cell table:number-columns-repeated="2" office:value-type="string">
            <text:p>ACTION (shoot west)</text:p>
          </table:table-cell>
          <table:table-cell table:number-columns-repeated="4" office:value-type="string">
            <text:p>ACTION (move north)</text:p>
          </table:table-cell>
          <table:table-cell table:number-columns-repeated="2" office:value-type="string">
            <text:p>ACTION (move east)</text:p>
          </table:table-cell>
          <table:table-cell table:number-columns-repeated="3" office:value-type="string">
            <text:p>ACTION (move west)</text:p>
          </table:table-cell>
          <table:table-cell table:number-columns-repeated="3" office:value-type="string">
            <text:p>ACTION (move east)</text:p>
          </table:table-cell>
          <table:table-cell table:number-columns-repeated="229"/>
        </table:table-row>
        <table:table-row table:style-name="ro1">
          <table:table-cell table:style-name="Default"/>
          <table:table-cell table:number-columns-repeated="2" office:value-type="string">
            <text:p>ACTION (move north)</text:p>
          </table:table-cell>
          <table:table-cell table:number-columns-repeated="3" office:value-type="string">
            <text:p>.</text:p>
          </table:table-cell>
          <table:table-cell office:value-type="string">
            <text:p>ACTION (move north)</text:p>
          </table:table-cell>
          <table:table-cell table:number-columns-repeated="3" office:value-type="string">
            <text:p>ACTION (move west)</text:p>
          </table:table-cell>
          <table:table-cell table:number-columns-repeated="2" office:value-type="string">
            <text:p>ACTION (move south)</text:p>
          </table:table-cell>
          <table:table-cell table:number-columns-repeated="4" office:value-type="string">
            <text:p>ACTION (move north)</text:p>
          </table:table-cell>
          <table:table-cell table:number-columns-repeated="2" office:value-type="string">
            <text:p>.</text:p>
          </table:table-cell>
          <table:table-cell office:value-type="string">
            <text:p>ACTION heal</text:p>
          </table:table-cell>
          <table:table-cell office:value-type="string">
            <text:p>ACTION (move north)</text:p>
          </table:table-cell>
          <table:table-cell office:value-type="string">
            <text:p>ACTION heal</text:p>
          </table:table-cell>
          <table:table-cell table:number-columns-repeated="3" office:value-type="string">
            <text:p>ACTION (move west)</text:p>
          </table:table-cell>
          <table:table-cell table:number-columns-repeated="3" office:value-type="string">
            <text:p>ACTION (move north)</text:p>
          </table:table-cell>
          <table:table-cell table:style-name="Default"/>
          <table:table-cell table:number-columns-repeated="228"/>
        </table:table-row>
        <table:table-row table:style-name="ro1">
          <table:table-cell table:style-name="Default"/>
          <table:table-cell office:value-type="string">
            <text:p>ACTION (shoot north)</text:p>
          </table:table-cell>
          <table:table-cell office:value-type="string">
            <text:p>ACTION (move north)</text:p>
          </table:table-cell>
          <table:table-cell table:number-columns-repeated="3" office:value-type="string">
            <text:p>.</text:p>
          </table:table-cell>
          <table:table-cell office:value-type="string">
            <text:p>ACTION (shoot north)</text:p>
          </table:table-cell>
          <table:table-cell table:number-columns-repeated="3" office:value-type="string">
            <text:p>ACTION (move west)</text:p>
          </table:table-cell>
          <table:table-cell table:number-columns-repeated="2" office:value-type="string">
            <text:p>ACTION (move south)</text:p>
          </table:table-cell>
          <table:table-cell office:value-type="string">
            <text:p>ACTION (move north)</text:p>
          </table:table-cell>
          <table:table-cell table:number-columns-repeated="2" office:value-type="string">
            <text:p>ACTION (move west)</text:p>
          </table:table-cell>
          <table:table-cell office:value-type="string">
            <text:p>ACTION (move north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east)</text:p>
          </table:table-cell>
          <table:table-cell office:value-type="string">
            <text:p>.</text:p>
          </table:table-cell>
          <table:table-cell office:value-type="string">
            <text:p>ACTION (move north)</text:p>
          </table:table-cell>
          <table:table-cell table:number-columns-repeated="3" office:value-type="string">
            <text:p>ACTION (move west)</text:p>
          </table:table-cell>
          <table:table-cell table:number-columns-repeated="3" office:value-type="string">
            <text:p>ACTION (move north)</text:p>
          </table:table-cell>
          <table:table-cell table:style-name="Default"/>
          <table:table-cell table:number-columns-repeated="228"/>
        </table:table-row>
        <table:table-row table:style-name="ro1">
          <table:table-cell table:style-name="Default"/>
          <table:table-cell office:value-type="string">
            <text:p>ACTION (move west)</text:p>
          </table:table-cell>
          <table:table-cell table:number-columns-repeated="4" office:value-type="string">
            <text:p>.</text:p>
          </table:table-cell>
          <table:table-cell table:number-columns-repeated="3" office:value-type="string">
            <text:p>ACTION (move west)</text:p>
          </table:table-cell>
          <table:table-cell table:number-columns-repeated="3" office:value-type="string">
            <text:p>ACTION (move south)</text:p>
          </table:table-cell>
          <table:table-cell office:value-type="string">
            <text:p>ACTION (move west)</text:p>
          </table:table-cell>
          <table:table-cell table:number-columns-repeated="3" office:value-type="string">
            <text:p>ACTION (move north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south)</text:p>
          </table:table-cell>
          <table:table-cell table:number-columns-repeated="2" office:value-type="string">
            <text:p>.</text:p>
          </table:table-cell>
          <table:table-cell table:number-columns-repeated="3" office:value-type="string">
            <text:p>ACTION (move south)</text:p>
          </table:table-cell>
          <table:table-cell office:value-type="string">
            <text:p>ACTION (move west)</text:p>
          </table:table-cell>
          <table:table-cell table:number-columns-repeated="2" office:value-type="string">
            <text:p>ACTION (move east)</text:p>
          </table:table-cell>
          <table:table-cell table:style-name="Default"/>
          <table:table-cell table:number-columns-repeated="228"/>
        </table:table-row>
        <table:table-row table:style-name="ro1">
          <table:table-cell table:style-name="Default"/>
          <table:table-cell office:value-type="string">
            <text:p>ACTION (move north)</text:p>
          </table:table-cell>
          <table:table-cell table:number-columns-repeated="4" office:value-type="string">
            <text:p>.</text:p>
          </table:table-cell>
          <table:table-cell office:value-type="string">
            <text:p>ACTION (move north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south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north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east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east)</text:p>
          </table:table-cell>
          <table:table-cell table:number-columns-repeated="2" office:value-type="string">
            <text:p>.</text:p>
          </table:table-cell>
          <table:table-cell table:number-columns-repeated="3" office:value-type="string">
            <text:p>ACTION (move south)</text:p>
          </table:table-cell>
          <table:table-cell office:value-type="string">
            <text:p>ACTION (move north)</text:p>
          </table:table-cell>
          <table:table-cell table:number-columns-repeated="2" office:value-type="string">
            <text:p>ACTION (move east)</text:p>
          </table:table-cell>
          <table:table-cell table:style-name="Default"/>
          <table:table-cell table:number-columns-repeated="228"/>
        </table:table-row>
        <table:table-row table:style-name="ro1">
          <table:table-cell table:style-name="Default"/>
          <table:table-cell office:value-type="string">
            <text:p>ACTION (move north)</text:p>
          </table:table-cell>
          <table:table-cell table:number-columns-repeated="4" office:value-type="string">
            <text:p>.</text:p>
          </table:table-cell>
          <table:table-cell office:value-type="string">
            <text:p>ACTION (move north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south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east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north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north)</text:p>
          </table:table-cell>
          <table:table-cell table:number-columns-repeated="2" office:value-type="string">
            <text:p>.</text:p>
          </table:table-cell>
          <table:table-cell table:number-columns-repeated="3" office:value-type="string">
            <text:p>ACTION (move south)</text:p>
          </table:table-cell>
          <table:table-cell office:value-type="string">
            <text:p>ACTION (move east)</text:p>
          </table:table-cell>
          <table:table-cell table:number-columns-repeated="2" office:value-type="string">
            <text:p>ACTION (move north)</text:p>
          </table:table-cell>
          <table:table-cell table:style-name="Default"/>
          <table:table-cell table:number-columns-repeated="228"/>
        </table:table-row>
        <table:table-row table:style-name="ro1">
          <table:table-cell table:style-name="Default"/>
          <table:table-cell office:value-type="string">
            <text:p>ACTION (move north)</text:p>
          </table:table-cell>
          <table:table-cell table:number-columns-repeated="4" office:value-type="string">
            <text:p>.</text:p>
          </table:table-cell>
          <table:table-cell office:value-type="string">
            <text:p>ACTION (move north)</text:p>
          </table:table-cell>
          <table:table-cell table:number-columns-repeated="2" office:value-type="string">
            <text:p>.</text:p>
          </table:table-cell>
          <table:table-cell office:value-type="string">
            <text:p>end</text:p>
          </table:table-cell>
          <table:table-cell table:number-columns-repeated="2"/>
          <table:table-cell office:value-type="string">
            <text:p>ACTION (move east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west)</text:p>
          </table:table-cell>
          <table:table-cell table:number-columns-repeated="2" office:value-type="string">
            <text:p>.</text:p>
          </table:table-cell>
          <table:table-cell office:value-type="string">
            <text:p>end</text:p>
          </table:table-cell>
          <table:table-cell table:number-columns-repeated="2"/>
          <table:table-cell office:value-type="string">
            <text:p>end</text:p>
          </table:table-cell>
          <table:table-cell table:number-columns-repeated="2"/>
          <table:table-cell office:value-type="string">
            <text:p>ACTION (move east)</text:p>
          </table:table-cell>
          <table:table-cell table:number-columns-repeated="2" office:value-type="string">
            <text:p>ACTION (move west)</text:p>
          </table:table-cell>
          <table:table-cell table:style-name="Default"/>
          <table:table-cell table:number-columns-repeated="228"/>
        </table:table-row>
        <table:table-row table:style-name="ro1">
          <table:table-cell table:style-name="Default"/>
          <table:table-cell office:value-type="string">
            <text:p>end</text:p>
          </table:table-cell>
          <table:table-cell table:number-columns-repeated="3"/>
          <table:table-cell office:value-type="string">
            <text:p>end</text:p>
          </table:table-cell>
          <table:table-cell table:number-columns-repeated="6"/>
          <table:table-cell office:value-type="string">
            <text:p>ACTION (shoot west)</text:p>
          </table:table-cell>
          <table:table-cell table:number-columns-repeated="2" office:value-type="string">
            <text:p>.</text:p>
          </table:table-cell>
          <table:table-cell office:value-type="string">
            <text:p>end</text:p>
          </table:table-cell>
          <table:table-cell table:number-columns-repeated="2" office:value-type="string">
            <text:p>.</text:p>
          </table:table-cell>
          <table:table-cell table:number-columns-repeated="6"/>
          <table:table-cell office:value-type="string">
            <text:p>ACTION (shoot west)</text:p>
          </table:table-cell>
          <table:table-cell table:number-columns-repeated="2" office:value-type="string">
            <text:p>ACTION (x_shoot west)</text:p>
          </table:table-cell>
          <table:table-cell table:style-name="Default"/>
          <table:table-cell table:number-columns-repeated="228"/>
        </table:table-row>
        <table:table-row table:style-name="ro1">
          <table:table-cell table:style-name="Default"/>
          <table:table-cell table:number-columns-repeated="11"/>
          <table:table-cell office:value-type="string">
            <text:p>ACTION (move north)</text:p>
          </table:table-cell>
          <table:table-cell table:number-columns-repeated="2" office:value-type="string">
            <text:p>.</text:p>
          </table:table-cell>
          <table:table-cell/>
          <table:table-cell table:number-columns-repeated="2" office:value-type="string">
            <text:p>.</text:p>
          </table:table-cell>
          <table:table-cell table:number-columns-repeated="6"/>
          <table:table-cell table:number-columns-repeated="3" office:value-type="string">
            <text:p>ACTION (move north)</text:p>
          </table:table-cell>
          <table:table-cell table:style-name="Default"/>
          <table:table-cell table:number-columns-repeated="228"/>
        </table:table-row>
        <table:table-row table:style-name="ro1">
          <table:table-cell table:style-name="Default"/>
          <table:table-cell table:number-columns-repeated="11"/>
          <table:table-cell office:value-type="string">
            <text:p>ACTION (move west)</text:p>
          </table:table-cell>
          <table:table-cell table:number-columns-repeated="2" office:value-type="string">
            <text:p>.</text:p>
          </table:table-cell>
          <table:table-cell table:number-columns-repeated="9"/>
          <table:table-cell table:number-columns-repeated="3" office:value-type="string">
            <text:p>ACTION (move west)</text:p>
          </table:table-cell>
          <table:table-cell table:style-name="Default"/>
          <table:table-cell table:number-columns-repeated="228"/>
        </table:table-row>
        <table:table-row table:style-name="ro1">
          <table:table-cell table:style-name="Default"/>
          <table:table-cell table:number-columns-repeated="11"/>
          <table:table-cell office:value-type="string">
            <text:p>ACTION (move west)</text:p>
          </table:table-cell>
          <table:table-cell table:number-columns-repeated="2" office:value-type="string">
            <text:p>.</text:p>
          </table:table-cell>
          <table:table-cell table:number-columns-repeated="9"/>
          <table:table-cell table:number-columns-repeated="3" office:value-type="string">
            <text:p>ACTION (move west)</text:p>
          </table:table-cell>
          <table:table-cell table:style-name="Default"/>
          <table:table-cell table:number-columns-repeated="228"/>
        </table:table-row>
        <table:table-row table:style-name="ro1">
          <table:table-cell table:style-name="Default"/>
          <table:table-cell table:number-columns-repeated="11"/>
          <table:table-cell office:value-type="string">
            <text:p>end</text:p>
          </table:table-cell>
          <table:table-cell table:number-columns-repeated="11"/>
          <table:table-cell office:value-type="string">
            <text:p>end</text:p>
          </table:table-cell>
          <table:table-cell table:number-columns-repeated="2"/>
          <table:table-cell table:style-name="Default"/>
          <table:table-cell table:number-columns-repeated="228"/>
        </table:table-row>
      </table:table>
      <table:table table:name="ESCAPE" table:style-name="ta6" table:print="false">
        <office:forms form:automatic-focus="false" form:apply-design-mode="false"/>
        <table:table-column table:style-name="co1" table:default-cell-style-name="ce1"/>
        <table:table-column table:style-name="co38" table:default-cell-style-name="Default"/>
        <table:table-column table:style-name="co27" table:default-cell-style-name="Default"/>
        <table:table-column table:style-name="co23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25" table:number-columns-repeated="2" table:default-cell-style-name="Default"/>
        <table:table-column table:style-name="co14" table:number-columns-repeated="2" table:default-cell-style-name="Default"/>
        <table:table-column table:style-name="co29" table:default-cell-style-name="Default"/>
        <table:table-column table:style-name="co27" table:default-cell-style-name="Default"/>
        <table:table-column table:style-name="co6" table:default-cell-style-name="Default"/>
        <table:table-column table:style-name="co16" table:default-cell-style-name="Default"/>
        <table:table-column table:style-name="co36" table:default-cell-style-name="Default"/>
        <table:table-column table:style-name="co25" table:default-cell-style-name="Default"/>
        <table:table-column table:style-name="co28" table:default-cell-style-name="Default"/>
        <table:table-column table:style-name="co35" table:default-cell-style-name="Default"/>
        <table:table-column table:style-name="co6" table:default-cell-style-name="Default"/>
        <table:table-column table:style-name="co16" table:default-cell-style-name="Default"/>
        <table:table-column table:style-name="co7" table:default-cell-style-name="Default"/>
        <table:table-column table:style-name="co9" table:default-cell-style-name="Default"/>
        <table:table-column table:style-name="co25" table:default-cell-style-name="Default"/>
        <table:table-column table:style-name="co39" table:default-cell-style-name="Default"/>
        <table:table-column table:style-name="co1" table:default-cell-style-name="ce1"/>
        <table:table-column table:style-name="co1" table:number-columns-repeated="231" table:default-cell-style-name="Default"/>
        <table:table-row table:style-name="ro1">
          <table:table-cell office:value-type="string">
            <text:p>ESCAPE</text:p>
          </table:table-cell>
          <table:table-cell table:number-columns-repeated="23"/>
          <table:table-cell office:value-type="string">
            <text:p>ESCAPE</text:p>
          </table:table-cell>
          <table:table-cell table:number-columns-repeated="231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style-name="ce2" office:value-type="string">
            <text:p>problem</text:p>
          </table:table-cell>
          <table:table-cell table:style-name="ce2" office:value-type="string">
            <text:p>6.1s1</text:p>
          </table:table-cell>
          <table:table-cell table:style-name="ce2" office:value-type="string">
            <text:p>6.1s2</text:p>
          </table:table-cell>
          <table:table-cell table:style-name="ce2" office:value-type="string">
            <text:p>6.1tns</text:p>
          </table:table-cell>
          <table:table-cell table:style-name="ce2" office:value-type="string">
            <text:p>6.1ts</text:p>
          </table:table-cell>
          <table:table-cell table:style-name="ce2" office:value-type="string">
            <text:p>6.2s1</text:p>
          </table:table-cell>
          <table:table-cell table:style-name="ce2" office:value-type="string">
            <text:p>6.2s2</text:p>
          </table:table-cell>
          <table:table-cell table:style-name="ce2" office:value-type="string">
            <text:p>6.2tns</text:p>
          </table:table-cell>
          <table:table-cell table:style-name="ce2" office:value-type="string">
            <text:p>6.2ts</text:p>
          </table:table-cell>
          <table:table-cell table:style-name="ce2" office:value-type="string">
            <text:p>7.1s</text:p>
          </table:table-cell>
          <table:table-cell table:style-name="ce2" office:value-type="string">
            <text:p>7.1tns</text:p>
          </table:table-cell>
          <table:table-cell table:style-name="ce2" office:value-type="string">
            <text:p>7.1ts</text:p>
          </table:table-cell>
          <table:table-cell table:style-name="ce2" office:value-type="string">
            <text:p>7.2s</text:p>
          </table:table-cell>
          <table:table-cell table:style-name="ce2" office:value-type="string">
            <text:p>7.2tns</text:p>
          </table:table-cell>
          <table:table-cell table:style-name="ce2" office:value-type="string">
            <text:p>7.2ts</text:p>
          </table:table-cell>
          <table:table-cell table:style-name="ce2" office:value-type="string">
            <text:p>8.1s</text:p>
          </table:table-cell>
          <table:table-cell table:style-name="ce2" office:value-type="string">
            <text:p>8.1tns</text:p>
          </table:table-cell>
          <table:table-cell table:style-name="ce2" office:value-type="string">
            <text:p>8.1ts</text:p>
          </table:table-cell>
          <table:table-cell table:style-name="ce2" office:value-type="string">
            <text:p>8.2s</text:p>
          </table:table-cell>
          <table:table-cell table:style-name="ce2" office:value-type="string">
            <text:p>8.2tns</text:p>
          </table:table-cell>
          <table:table-cell table:style-name="ce2" office:value-type="string">
            <text:p>8.2ts</text:p>
          </table:table-cell>
          <table:table-cell table:style-name="ce2" office:value-type="string">
            <text:p>9.1s</text:p>
          </table:table-cell>
          <table:table-cell table:style-name="ce2" office:value-type="string">
            <text:p>9.1tns</text:p>
          </table:table-cell>
          <table:table-cell table:style-name="ce2" office:value-type="string">
            <text:p>9.1ts</text:p>
          </table:table-cell>
          <table:table-cell table:style-name="ce2" office:value-type="string">
            <text:p>problem</text:p>
          </table:table-cell>
          <table:table-cell table:style-name="ce2" table:number-columns-repeated="231"/>
        </table:table-row>
        <table:table-row table:style-name="ro1">
          <table:table-cell office:value-type="string">
            <text:p>notes</text:p>
          </table:table-cell>
          <table:table-cell table:number-columns-repeated="23"/>
          <table:table-cell office:value-type="string">
            <text:p>notes</text:p>
          </table:table-cell>
          <table:table-cell table:number-columns-repeated="231"/>
        </table:table-row>
        <table:table-row table:style-name="ro1">
          <table:table-cell office:value-type="string">
            <text:p>decisions</text:p>
          </table:table-cell>
          <table:table-cell office:value-type="float" office:value="21085">
            <text:p>21085</text:p>
          </table:table-cell>
          <table:table-cell office:value-type="float" office:value="1659">
            <text:p>1659</text:p>
          </table:table-cell>
          <table:table-cell office:value-type="float" office:value="13714">
            <text:p>13714</text:p>
          </table:table-cell>
          <table:table-cell office:value-type="float" office:value="2302">
            <text:p>2302</text:p>
          </table:table-cell>
          <table:table-cell office:value-type="float" office:value="4780">
            <text:p>4780</text:p>
          </table:table-cell>
          <table:table-cell office:value-type="float" office:value="10588">
            <text:p>10588</text:p>
          </table:table-cell>
          <table:table-cell office:value-type="float" office:value="27928">
            <text:p>27928</text:p>
          </table:table-cell>
          <table:table-cell office:value-type="float" office:value="3637">
            <text:p>3637</text:p>
          </table:table-cell>
          <table:table-cell office:value-type="float" office:value="9261">
            <text:p>9261</text:p>
          </table:table-cell>
          <table:table-cell office:value-type="float" office:value="6812">
            <text:p>6812</text:p>
          </table:table-cell>
          <table:table-cell office:value-type="float" office:value="2445">
            <text:p>2445</text:p>
          </table:table-cell>
          <table:table-cell office:value-type="float" office:value="9261">
            <text:p>9261</text:p>
          </table:table-cell>
          <table:table-cell office:value-type="float" office:value="10890">
            <text:p>10890</text:p>
          </table:table-cell>
          <table:table-cell office:value-type="float" office:value="2068">
            <text:p>2068</text:p>
          </table:table-cell>
          <table:table-cell office:value-type="float" office:value="157096">
            <text:p>157096</text:p>
          </table:table-cell>
          <table:table-cell office:value-type="float" office:value="24561">
            <text:p>24561</text:p>
          </table:table-cell>
          <table:table-cell office:value-type="float" office:value="5101">
            <text:p>5101</text:p>
          </table:table-cell>
          <table:table-cell office:value-type="float" office:value="52969">
            <text:p>52969</text:p>
          </table:table-cell>
          <table:table-cell office:value-type="float" office:value="1497">
            <text:p>1497</text:p>
          </table:table-cell>
          <table:table-cell office:value-type="float" office:value="980">
            <text:p>980</text:p>
          </table:table-cell>
          <table:table-cell office:value-type="float" office:value="21441">
            <text:p>21441</text:p>
          </table:table-cell>
          <table:table-cell office:value-type="float" office:value="21539">
            <text:p>21539</text:p>
          </table:table-cell>
          <table:table-cell office:value-type="float" office:value="5528">
            <text:p>5528</text:p>
          </table:table-cell>
          <table:table-cell office:value-type="string">
            <text:p>decisions</text:p>
          </table:table-cell>
          <table:table-cell table:number-columns-repeated="231"/>
        </table:table-row>
        <table:table-row table:style-name="ro1">
          <table:table-cell office:value-type="string">
            <text:p>when</text:p>
          </table:table-cell>
          <table:table-cell office:value-type="string">
            <text:p>Fri Sep 28 13:19:34 2007</text:p>
          </table:table-cell>
          <table:table-cell office:value-type="string">
            <text:p>Fri Sep 28 13:19:41 2007</text:p>
          </table:table-cell>
          <table:table-cell office:value-type="string">
            <text:p>Fri Sep 28 13:23:22 2007</text:p>
          </table:table-cell>
          <table:table-cell office:value-type="string">
            <text:p>Fri Sep 28 13:20:10 2007</text:p>
          </table:table-cell>
          <table:table-cell office:value-type="string">
            <text:p>Fri Sep 28 13:16:44 2007</text:p>
          </table:table-cell>
          <table:table-cell office:value-type="string">
            <text:p>Fri Sep 28 13:17:51 2007</text:p>
          </table:table-cell>
          <table:table-cell office:value-type="string">
            <text:p>Fri Sep 28 13:23:57 2007</text:p>
          </table:table-cell>
          <table:table-cell office:value-type="string">
            <text:p>Fri Sep 28 13:18:37 2007</text:p>
          </table:table-cell>
          <table:table-cell office:value-type="string">
            <text:p>Fri Sep 28 13:16:55 2007</text:p>
          </table:table-cell>
          <table:table-cell office:value-type="string">
            <text:p>Fri Sep 28 13:17:19 2007</text:p>
          </table:table-cell>
          <table:table-cell office:value-type="string">
            <text:p>Fri Sep 28 13:17:01 2007</text:p>
          </table:table-cell>
          <table:table-cell office:value-type="string">
            <text:p>Fri Sep 28 13:17:30 2007</text:p>
          </table:table-cell>
          <table:table-cell office:value-type="string">
            <text:p>Fri Sep 28 13:18:06 2007</text:p>
          </table:table-cell>
          <table:table-cell office:value-type="string">
            <text:p>Fri Sep 28 13:17:36 2007</text:p>
          </table:table-cell>
          <table:table-cell office:value-type="string">
            <text:p>Fri Sep 28 15:07:01 2007</text:p>
          </table:table-cell>
          <table:table-cell office:value-type="string">
            <text:p>Fri Sep 28 15:16:04 2007</text:p>
          </table:table-cell>
          <table:table-cell office:value-type="string">
            <text:p>Fri Sep 28 15:09:28 2007</text:p>
          </table:table-cell>
          <table:table-cell office:value-type="string">
            <text:p>Fri Sep 28 13:24:43 2007</text:p>
          </table:table-cell>
          <table:table-cell office:value-type="string">
            <text:p>Fri Sep 28 13:24:56 2007</text:p>
          </table:table-cell>
          <table:table-cell office:value-type="string">
            <text:p>Fri Sep 28 13:24:49 2007</text:p>
          </table:table-cell>
          <table:table-cell office:value-type="string">
            <text:p>Fri Sep 28 13:28:12 2007</text:p>
          </table:table-cell>
          <table:table-cell office:value-type="string">
            <text:p>Fri Sep 28 13:48:54 2007</text:p>
          </table:table-cell>
          <table:table-cell office:value-type="string">
            <text:p>Fri Sep 28 13:32:11 2007</text:p>
          </table:table-cell>
          <table:table-cell office:value-type="string">
            <text:p>when</text:p>
          </table:table-cell>
          <table:table-cell table:number-columns-repeated="231"/>
        </table:table-row>
        <table:table-row table:style-name="ro1">
          <table:table-cell office:value-type="string">
            <text:p>where</text:p>
          </table:table-cell>
          <table:table-cell office:value-type="string">
            <text:p>ubuntubook:/home/swinterm/GGP/scripts/escape-6-1-source-1.log</text:p>
          </table:table-cell>
          <table:table-cell office:value-type="string">
            <text:p>ubuntubook:/home/swinterm/GGP/scripts/escape-6-1-source-2.log</text:p>
          </table:table-cell>
          <table:table-cell office:value-type="string">
            <text:p>ubuntubook:/home/swinterm/GGP/scripts/escape-6-1-target_no_source.log</text:p>
          </table:table-cell>
          <table:table-cell office:value-type="string">
            <text:p>ubuntubook:/home/swinterm/GGP/scripts/escape-6-1-target_after_source.log</text:p>
          </table:table-cell>
          <table:table-cell office:value-type="string">
            <text:p>ubuntubook:/home/swinterm/2GGP/GGP/scripts/escape-6-2-source-1.log</text:p>
          </table:table-cell>
          <table:table-cell office:value-type="string">
            <text:p>ubuntubook:/home/swinterm/2GGP/GGP/scripts/escape-6-2-source-2.log</text:p>
          </table:table-cell>
          <table:table-cell office:value-type="string">
            <text:p>ubuntubook:/home/swinterm/2GGP/GGP/scripts/escape-6-2-target_no_source.log</text:p>
          </table:table-cell>
          <table:table-cell office:value-type="string">
            <text:p>ubuntubook:/home/swinterm/2GGP/GGP/scripts/escape-6-2-target_after_source.log</text:p>
          </table:table-cell>
          <table:table-cell office:value-type="string">
            <text:p>wyrm:/home/swinterm/GGP/scripts/escape-7-1-source.log</text:p>
          </table:table-cell>
          <table:table-cell office:value-type="string">
            <text:p>wyrm:/home/swinterm/GGP/scripts/escape-7-1-target_no_source.log</text:p>
          </table:table-cell>
          <table:table-cell office:value-type="string">
            <text:p>wyrm:/home/swinterm/GGP/scripts/escape-7-1-target_after_source.log</text:p>
          </table:table-cell>
          <table:table-cell office:value-type="string">
            <text:p>wyrm:/home/swinterm/2GGP/GGP/scripts/escape-7-2-source.log</text:p>
          </table:table-cell>
          <table:table-cell office:value-type="string">
            <text:p>wyrm:/home/swinterm/2GGP/GGP/scripts/escape-7-2-target_no_source.log</text:p>
          </table:table-cell>
          <table:table-cell office:value-type="string">
            <text:p>wyrm:/home/swinterm/2GGP/GGP/scripts/escape-7-2-target_after_source.log</text:p>
          </table:table-cell>
          <table:table-cell office:value-type="string">
            <text:p>flamingo:/home/swinterm/GGP/scripts/escape-8-1-source.log</text:p>
          </table:table-cell>
          <table:table-cell office:value-type="string">
            <text:p>flamingo:/home/swinterm/GGP/scripts/escape-8-1-target_no_source.log</text:p>
          </table:table-cell>
          <table:table-cell office:value-type="string">
            <text:p>flamingo:/home/swinterm/GGP/scripts/escape-8-1-target_after_source.log</text:p>
          </table:table-cell>
          <table:table-cell office:value-type="string">
            <text:p>grapes:/home/swinterm/GGP/scripts/escape-8-2-source.log</text:p>
          </table:table-cell>
          <table:table-cell office:value-type="string">
            <text:p>grapes:/home/swinterm/GGP/scripts/escape-8-2-target_no_source.log</text:p>
          </table:table-cell>
          <table:table-cell office:value-type="string">
            <text:p>grapes:/home/swinterm/GGP/scripts/escape-8-2-target_after_source.log</text:p>
          </table:table-cell>
          <table:table-cell office:value-type="string">
            <text:p>badboy:/home/swinterm/GGP/scripts/escape-9-1-source.log</text:p>
          </table:table-cell>
          <table:table-cell office:value-type="string">
            <text:p>badboy:/home/swinterm/GGP/scripts/escape-9-1-target_no_source.log</text:p>
          </table:table-cell>
          <table:table-cell office:value-type="string">
            <text:p>badboy:/home/swinterm/GGP/scripts/escape-9-1-target_after_source.log</text:p>
          </table:table-cell>
          <table:table-cell office:value-type="string">
            <text:p>where</text:p>
          </table:table-cell>
          <table:table-cell table:number-columns-repeated="231"/>
        </table:table-row>
        <table:table-row table:style-name="ro1">
          <table:table-cell office:value-type="string">
            <text:p>states</text:p>
          </table:table-cell>
          <table:table-cell office:value-type="float" office:value="4690">
            <text:p>4690</text:p>
          </table:table-cell>
          <table:table-cell office:value-type="float" office:value="378">
            <text:p>378</text:p>
          </table:table-cell>
          <table:table-cell office:value-type="float" office:value="3230">
            <text:p>3230</text:p>
          </table:table-cell>
          <table:table-cell office:value-type="float" office:value="560">
            <text:p>560</text:p>
          </table:table-cell>
          <table:table-cell office:value-type="float" office:value="1026">
            <text:p>1026</text:p>
          </table:table-cell>
          <table:table-cell office:value-type="float" office:value="2396">
            <text:p>2396</text:p>
          </table:table-cell>
          <table:table-cell office:value-type="float" office:value="6388">
            <text:p>6388</text:p>
          </table:table-cell>
          <table:table-cell office:value-type="float" office:value="850">
            <text:p>850</text:p>
          </table:table-cell>
          <table:table-cell office:value-type="float" office:value="2140">
            <text:p>2140</text:p>
          </table:table-cell>
          <table:table-cell office:value-type="float" office:value="1552">
            <text:p>1552</text:p>
          </table:table-cell>
          <table:table-cell office:value-type="float" office:value="560">
            <text:p>560</text:p>
          </table:table-cell>
          <table:table-cell office:value-type="float" office:value="2140">
            <text:p>2140</text:p>
          </table:table-cell>
          <table:table-cell office:value-type="float" office:value="2546">
            <text:p>2546</text:p>
          </table:table-cell>
          <table:table-cell office:value-type="float" office:value="486">
            <text:p>486</text:p>
          </table:table-cell>
          <table:table-cell office:value-type="float" office:value="39000">
            <text:p>39000</text:p>
          </table:table-cell>
          <table:table-cell office:value-type="float" office:value="6190">
            <text:p>6190</text:p>
          </table:table-cell>
          <table:table-cell office:value-type="float" office:value="1336">
            <text:p>1336</text:p>
          </table:table-cell>
          <table:table-cell office:value-type="float" office:value="12530">
            <text:p>12530</text:p>
          </table:table-cell>
          <table:table-cell office:value-type="float" office:value="358">
            <text:p>358</text:p>
          </table:table-cell>
          <table:table-cell office:value-type="float" office:value="234">
            <text:p>234</text:p>
          </table:table-cell>
          <table:table-cell office:value-type="float" office:value="5160">
            <text:p>5160</text:p>
          </table:table-cell>
          <table:table-cell office:value-type="float" office:value="5186">
            <text:p>5186</text:p>
          </table:table-cell>
          <table:table-cell office:value-type="float" office:value="1340">
            <text:p>1340</text:p>
          </table:table-cell>
          <table:table-cell office:value-type="string">
            <text:p>states</text:p>
          </table:table-cell>
          <table:table-cell table:number-columns-repeated="231"/>
        </table:table-row>
        <table:table-row table:style-name="ro1">
          <table:table-cell table:style-name="Default"/>
          <table:table-cell office:value-type="float" office:value="8.089">
            <text:p>8.09</text:p>
          </table:table-cell>
          <table:table-cell office:value-type="float" office:value="3.463">
            <text:p>3.46</text:p>
          </table:table-cell>
          <table:table-cell office:value-type="float" office:value="12.85">
            <text:p>12.85</text:p>
          </table:table-cell>
          <table:table-cell office:value-type="float" office:value="9.293">
            <text:p>9.29</text:p>
          </table:table-cell>
          <table:table-cell office:value-type="float" office:value="2.239">
            <text:p>2.24</text:p>
          </table:table-cell>
          <table:table-cell office:value-type="float" office:value="5.394">
            <text:p>5.39</text:p>
          </table:table-cell>
          <table:table-cell office:value-type="float" office:value="10.484">
            <text:p>10.48</text:p>
          </table:table-cell>
          <table:table-cell office:value-type="float" office:value="10.165">
            <text:p>10.17</text:p>
          </table:table-cell>
          <table:table-cell office:value-type="float" office:value="2.231">
            <text:p>2.23</text:p>
          </table:table-cell>
          <table:table-cell office:value-type="float" office:value="2.312">
            <text:p>2.31</text:p>
          </table:table-cell>
          <table:table-cell office:value-type="float" office:value="1.68">
            <text:p>1.68</text:p>
          </table:table-cell>
          <table:table-cell office:value-type="float" office:value="2.571">
            <text:p>2.57</text:p>
          </table:table-cell>
          <table:table-cell office:value-type="float" office:value="2.51">
            <text:p>2.51</text:p>
          </table:table-cell>
          <table:table-cell office:value-type="float" office:value="2.153">
            <text:p>2.15</text:p>
          </table:table-cell>
          <table:table-cell office:value-type="float" office:value="37.515">
            <text:p>37.52</text:p>
          </table:table-cell>
          <table:table-cell office:value-type="float" office:value="15.551">
            <text:p>15.55</text:p>
          </table:table-cell>
          <table:table-cell office:value-type="float" office:value="26.376">
            <text:p>26.38</text:p>
          </table:table-cell>
          <table:table-cell office:value-type="float" office:value="9.013">
            <text:p>9.01</text:p>
          </table:table-cell>
          <table:table-cell office:value-type="float" office:value="3.41">
            <text:p>3.41</text:p>
          </table:table-cell>
          <table:table-cell office:value-type="float" office:value="3.572">
            <text:p>3.57</text:p>
          </table:table-cell>
          <table:table-cell office:value-type="float" office:value="30.831">
            <text:p>30.83</text:p>
          </table:table-cell>
          <table:table-cell office:value-type="float" office:value="45.609">
            <text:p>45.61</text:p>
          </table:table-cell>
          <table:table-cell office:value-type="float" office:value="41.185">
            <text:p>41.19</text:p>
          </table:table-cell>
          <table:table-cell office:value-type="string">
            <text:p>soln length</text:p>
          </table:table-cell>
          <table:table-cell table:number-columns-repeated="231"/>
        </table:table-row>
        <table:table-row table:style-name="ro1">
          <table:table-cell table:style-name="Default"/>
          <table:table-cell office:value-type="string">
            <text:p>no mapping done</text:p>
          </table:table-cell>
          <table:table-cell office:value-type="float" office:value="1.07">
            <text:p>1.07</text:p>
          </table:table-cell>
          <table:table-cell table:number-columns-repeated="3" office:value-type="string">
            <text:p>no mapping done</text:p>
          </table:table-cell>
          <table:table-cell office:value-type="float" office:value="1.17">
            <text:p>1.17</text:p>
          </table:table-cell>
          <table:table-cell table:number-columns-repeated="2" office:value-type="string">
            <text:p>no mapping done</text:p>
          </table:table-cell>
          <table:table-cell office:value-type="float" office:value="0.8">
            <text:p>0.8</text:p>
          </table:table-cell>
          <table:table-cell table:number-columns-repeated="2" office:value-type="string">
            <text:p>no mapping done</text:p>
          </table:table-cell>
          <table:table-cell office:value-type="float" office:value="0.8">
            <text:p>0.8</text:p>
          </table:table-cell>
          <table:table-cell table:number-columns-repeated="2" office:value-type="string">
            <text:p>no mapping done</text:p>
          </table:table-cell>
          <table:table-cell office:value-type="float" office:value="1.5">
            <text:p>1.5</text:p>
          </table:table-cell>
          <table:table-cell table:number-columns-repeated="2" office:value-type="string">
            <text:p>no mapping done</text:p>
          </table:table-cell>
          <table:table-cell office:value-type="float" office:value="1.44">
            <text:p>1.44</text:p>
          </table:table-cell>
          <table:table-cell table:number-columns-repeated="2" office:value-type="string">
            <text:p>no mapping done</text:p>
          </table:table-cell>
          <table:table-cell office:value-type="float" office:value="2.85">
            <text:p>2.85</text:p>
          </table:table-cell>
          <table:table-cell table:number-columns-repeated="2" office:value-type="string">
            <text:p>no mapping done</text:p>
          </table:table-cell>
          <table:table-cell office:value-type="string">
            <text:p>soln </text:p>
          </table:table-cell>
          <table:table-cell table:number-columns-repeated="231"/>
        </table:table-row>
        <table:table-row table:style-name="ro1">
          <table:table-cell office:value-type="string">
            <text:p>soln length</text:p>
          </table:table-cell>
          <table:table-cell table:number-columns-repeated="23" office:value-type="string">
            <text:p>Revision: 7876</text:p>
          </table:table-cell>
          <table:table-cell table:number-columns-repeated="232"/>
        </table:table-row>
        <table:table-row table:style-name="ro1">
          <table:table-cell office:value-type="string">
            <text:p>soln </text:p>
          </table:table-cell>
          <table:table-cell table:number-columns-repeated="23" office:value-type="string">
            <text:p>score not checked.</text:p>
          </table:table-cell>
          <table:table-cell table:number-columns-repeated="232"/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table:number-columns-repeated="2"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table:number-columns-repeated="2" office:value-type="float" office:value="20">
            <text:p>20</text:p>
          </table:table-cell>
          <table:table-cell table:number-columns-repeated="2"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23">
            <text:p>23</text:p>
          </table:table-cell>
          <table:table-cell office:value-type="float" office:value="16">
            <text:p>16</text:p>
          </table:table-cell>
          <table:table-cell table:number-columns-repeated="2" office:value-type="float" office:value="8">
            <text:p>8</text:p>
          </table:table-cell>
          <table:table-cell table:number-columns-repeated="2" office:value-type="float" office:value="19">
            <text:p>19</text:p>
          </table:table-cell>
          <table:table-cell office:value-type="float" office:value="20">
            <text:p>20</text:p>
          </table:table-cell>
          <table:table-cell table:number-columns-repeated="232"/>
        </table:table-row>
        <table:table-row table:style-name="ro1">
          <table:table-cell/>
          <table:table-cell office:value-type="string">
            <text:p>ACTION (move east)</text:p>
          </table:table-cell>
          <table:table-cell table:number-columns-repeated="7" office:value-type="string">
            <text:p>ACTION (move north)</text:p>
          </table:table-cell>
          <table:table-cell office:value-type="string">
            <text:p>ACTION (move east)</text:p>
          </table:table-cell>
          <table:table-cell table:number-columns-repeated="2" office:value-type="string">
            <text:p>ACTION (move north)</text:p>
          </table:table-cell>
          <table:table-cell office:value-type="string">
            <text:p>ACTION (move east)</text:p>
          </table:table-cell>
          <table:table-cell table:number-columns-repeated="4" office:value-type="string">
            <text:p>ACTION (move west)</text:p>
          </table:table-cell>
          <table:table-cell table:number-columns-repeated="7" office:value-type="string">
            <text:p>ACTION (move north)</text:p>
          </table:table-cell>
          <table:table-cell table:number-columns-repeated="232"/>
        </table:table-row>
        <table:table-row table:style-name="ro1">
          <table:table-cell/>
          <table:table-cell office:value-type="string">
            <text:p>ACTION (move east)</text:p>
          </table:table-cell>
          <table:table-cell office:value-type="string">
            <text:p>ACTION (move north)</text:p>
          </table:table-cell>
          <table:table-cell table:number-columns-repeated="2" office:value-type="string">
            <text:p>ACTION (move east)</text:p>
          </table:table-cell>
          <table:table-cell office:value-type="string">
            <text:p>ACTION (move north)</text:p>
          </table:table-cell>
          <table:table-cell table:number-columns-repeated="4" office:value-type="string">
            <text:p>ACTION (move east)</text:p>
          </table:table-cell>
          <table:table-cell table:number-columns-repeated="2" office:value-type="string">
            <text:p>ACTION (move north)</text:p>
          </table:table-cell>
          <table:table-cell office:value-type="string">
            <text:p>ACTION (move east)</text:p>
          </table:table-cell>
          <table:table-cell table:number-columns-repeated="2" office:value-type="string">
            <text:p>ACTION (move south)</text:p>
          </table:table-cell>
          <table:table-cell office:value-type="string">
            <text:p>ACTION (move west)</text:p>
          </table:table-cell>
          <table:table-cell office:value-type="string">
            <text:p>ACTION (move north)</text:p>
          </table:table-cell>
          <table:table-cell table:number-columns-repeated="2" office:value-type="string">
            <text:p>ACTION (move west)</text:p>
          </table:table-cell>
          <table:table-cell table:number-columns-repeated="5" office:value-type="string">
            <text:p>ACTION (move east)</text:p>
          </table:table-cell>
          <table:table-cell table:number-columns-repeated="232"/>
        </table:table-row>
        <table:table-row table:style-name="ro1">
          <table:table-cell/>
          <table:table-cell table:number-columns-repeated="4" office:value-type="string">
            <text:p>ACTION (move east)</text:p>
          </table:table-cell>
          <table:table-cell office:value-type="string">
            <text:p>ACTION (move north)</text:p>
          </table:table-cell>
          <table:table-cell table:number-columns-repeated="3" office:value-type="string">
            <text:p>ACTION (move east)</text:p>
          </table:table-cell>
          <table:table-cell table:number-columns-repeated="4" office:value-type="string">
            <text:p>ACTION (move north)</text:p>
          </table:table-cell>
          <table:table-cell table:number-columns-repeated="2" office:value-type="string">
            <text:p>ACTION (move east)</text:p>
          </table:table-cell>
          <table:table-cell office:value-type="string">
            <text:p>ACTION (move north)</text:p>
          </table:table-cell>
          <table:table-cell office:value-type="string">
            <text:p>ACTION (move east)</text:p>
          </table:table-cell>
          <table:table-cell office:value-type="string">
            <text:p>ACTION (move south)</text:p>
          </table:table-cell>
          <table:table-cell office:value-type="string">
            <text:p>ACTION (move north)</text:p>
          </table:table-cell>
          <table:table-cell table:number-columns-repeated="5" office:value-type="string">
            <text:p>ACTION (move east)</text:p>
          </table:table-cell>
          <table:table-cell table:number-columns-repeated="232"/>
        </table:table-row>
        <table:table-row table:style-name="ro1">
          <table:table-cell/>
          <table:table-cell table:number-columns-repeated="4" office:value-type="string">
            <text:p>ACTION (move east)</text:p>
          </table:table-cell>
          <table:table-cell office:value-type="string">
            <text:p>ACTION (move north)</text:p>
          </table:table-cell>
          <table:table-cell table:number-columns-repeated="4" office:value-type="string">
            <text:p>ACTION (move east)</text:p>
          </table:table-cell>
          <table:table-cell table:number-columns-repeated="2" office:value-type="string">
            <text:p>ACTION (move north)</text:p>
          </table:table-cell>
          <table:table-cell table:number-columns-repeated="4" office:value-type="string">
            <text:p>ACTION (move east)</text:p>
          </table:table-cell>
          <table:table-cell office:value-type="string">
            <text:p>ACTION (move north)</text:p>
          </table:table-cell>
          <table:table-cell table:number-columns-repeated="2" office:value-type="string">
            <text:p>ACTION (move west)</text:p>
          </table:table-cell>
          <table:table-cell table:number-columns-repeated="2" office:value-type="string">
            <text:p>ACTION (move north)</text:p>
          </table:table-cell>
          <table:table-cell table:number-columns-repeated="3" office:value-type="string">
            <text:p>ACTION (move south)</text:p>
          </table:table-cell>
          <table:table-cell table:number-columns-repeated="232"/>
        </table:table-row>
        <table:table-row table:style-name="ro1">
          <table:table-cell/>
          <table:table-cell table:number-columns-repeated="5" office:value-type="string">
            <text:p>ACTION (move east)</text:p>
          </table:table-cell>
          <table:table-cell table:number-columns-repeated="3" office:value-type="string">
            <text:p>ACTION (move north)</text:p>
          </table:table-cell>
          <table:table-cell office:value-type="string">
            <text:p>ACTION (move east)</text:p>
          </table:table-cell>
          <table:table-cell table:number-columns-repeated="2" office:value-type="string">
            <text:p>ACTION (move north)</text:p>
          </table:table-cell>
          <table:table-cell table:number-columns-repeated="4" office:value-type="string">
            <text:p>ACTION (move east)</text:p>
          </table:table-cell>
          <table:table-cell office:value-type="string">
            <text:p>ACTION (move north)</text:p>
          </table:table-cell>
          <table:table-cell office:value-type="string">
            <text:p>ACTION (move west)</text:p>
          </table:table-cell>
          <table:table-cell office:value-type="string">
            <text:p>ACTION (move south)</text:p>
          </table:table-cell>
          <table:table-cell table:number-columns-repeated="2" office:value-type="string">
            <text:p>ACTION (move north)</text:p>
          </table:table-cell>
          <table:table-cell table:number-columns-repeated="3" office:value-type="string">
            <text:p>ACTION (move east)</text:p>
          </table:table-cell>
          <table:table-cell table:number-columns-repeated="232"/>
        </table:table-row>
        <table:table-row table:style-name="ro1">
          <table:table-cell/>
          <table:table-cell table:number-columns-repeated="2" office:value-type="string">
            <text:p>ACTION (move north)</text:p>
          </table:table-cell>
          <table:table-cell table:number-columns-repeated="2" office:value-type="string">
            <text:p>ACTION (move east)</text:p>
          </table:table-cell>
          <table:table-cell office:value-type="string">
            <text:p>ACTION (move north)</text:p>
          </table:table-cell>
          <table:table-cell table:number-columns-repeated="3" office:value-type="string">
            <text:p>ACTION (move east)</text:p>
          </table:table-cell>
          <table:table-cell office:value-type="string">
            <text:p>ACTION (move south)</text:p>
          </table:table-cell>
          <table:table-cell table:number-columns-repeated="2" office:value-type="string">
            <text:p>ACTION (move west)</text:p>
          </table:table-cell>
          <table:table-cell office:value-type="string">
            <text:p>ACTION (move south)</text:p>
          </table:table-cell>
          <table:table-cell office:value-type="string">
            <text:p>ACTION (move north)</text:p>
          </table:table-cell>
          <table:table-cell office:value-type="string">
            <text:p>ACTION (move east)</text:p>
          </table:table-cell>
          <table:table-cell office:value-type="string">
            <text:p>ACTION (combine log1 log2 nails1)</text:p>
          </table:table-cell>
          <table:table-cell table:number-columns-repeated="2" office:value-type="string">
            <text:p>ACTION (move north)</text:p>
          </table:table-cell>
          <table:table-cell office:value-type="string">
            <text:p>ACTION (move east)</text:p>
          </table:table-cell>
          <table:table-cell table:number-columns-repeated="2" office:value-type="string">
            <text:p>ACTION (move west)</text:p>
          </table:table-cell>
          <table:table-cell table:number-columns-repeated="3" office:value-type="string">
            <text:p>ACTION (move east)</text:p>
          </table:table-cell>
          <table:table-cell table:number-columns-repeated="232"/>
        </table:table-row>
        <table:table-row table:style-name="ro1">
          <table:table-cell/>
          <table:table-cell office:value-type="string">
            <text:p>ACTION (move north)</text:p>
          </table:table-cell>
          <table:table-cell office:value-type="string">
            <text:p>ACTION (apply hammer1 north)</text:p>
          </table:table-cell>
          <table:table-cell table:number-columns-repeated="2" office:value-type="string">
            <text:p>ACTION (move west)</text:p>
          </table:table-cell>
          <table:table-cell office:value-type="string">
            <text:p>ACTION (move east)</text:p>
          </table:table-cell>
          <table:table-cell table:number-columns-repeated="4" office:value-type="string">
            <text:p>ACTION (move north)</text:p>
          </table:table-cell>
          <table:table-cell table:number-columns-repeated="2" office:value-type="string">
            <text:p>ACTION (move west)</text:p>
          </table:table-cell>
          <table:table-cell office:value-type="string">
            <text:p>ACTION (move north)</text:p>
          </table:table-cell>
          <table:table-cell table:number-columns-repeated="2" office:value-type="string">
            <text:p>ACTION (move east)</text:p>
          </table:table-cell>
          <table:table-cell office:value-type="string">
            <text:p>ACTION (apply combo1 north)</text:p>
          </table:table-cell>
          <table:table-cell office:value-type="string">
            <text:p>ACTION (move north)</text:p>
          </table:table-cell>
          <table:table-cell office:value-type="string">
            <text:p>ACTION (move east)</text:p>
          </table:table-cell>
          <table:table-cell office:value-type="string">
            <text:p>ACTION (move south)</text:p>
          </table:table-cell>
          <table:table-cell table:number-columns-repeated="2" office:value-type="string">
            <text:p>ACTION (move west)</text:p>
          </table:table-cell>
          <table:table-cell table:number-columns-repeated="3" office:value-type="string">
            <text:p>ACTION (move north)</text:p>
          </table:table-cell>
          <table:table-cell table:number-columns-repeated="232"/>
        </table:table-row>
        <table:table-row table:style-name="ro1">
          <table:table-cell/>
          <table:table-cell table:number-columns-repeated="2" office:value-type="string">
            <text:p>ACTION (move north)</text:p>
          </table:table-cell>
          <table:table-cell table:number-columns-repeated="2" office:value-type="string">
            <text:p>ACTION (move west)</text:p>
          </table:table-cell>
          <table:table-cell office:value-type="string">
            <text:p>ACTION (move north)</text:p>
          </table:table-cell>
          <table:table-cell office:value-type="string">
            <text:p>ACTION (move west)</text:p>
          </table:table-cell>
          <table:table-cell office:value-type="string">
            <text:p>ACTION (move east)</text:p>
          </table:table-cell>
          <table:table-cell office:value-type="string">
            <text:p>ACTION (combine drum1 drum2 rope1)</text:p>
          </table:table-cell>
          <table:table-cell office:value-type="string">
            <text:p>ACTION (move north)</text:p>
          </table:table-cell>
          <table:table-cell table:number-columns-repeated="2" office:value-type="string">
            <text:p>ACTION (move south)</text:p>
          </table:table-cell>
          <table:table-cell office:value-type="string">
            <text:p>ACTION (move north)</text:p>
          </table:table-cell>
          <table:table-cell office:value-type="string">
            <text:p>ACTION (move east)</text:p>
          </table:table-cell>
          <table:table-cell table:number-columns-repeated="2" office:value-type="string">
            <text:p>ACTION (move north)</text:p>
          </table:table-cell>
          <table:table-cell office:value-type="string">
            <text:p>ACTION (move west)</text:p>
          </table:table-cell>
          <table:table-cell office:value-type="string">
            <text:p>ACTION (combine log1 log2 nails1)</text:p>
          </table:table-cell>
          <table:table-cell office:value-type="string">
            <text:p>ACTION (move west)</text:p>
          </table:table-cell>
          <table:table-cell table:number-columns-repeated="2" office:value-type="string">
            <text:p>ACTION (move north)</text:p>
          </table:table-cell>
          <table:table-cell office:value-type="string">
            <text:p>ACTION (combine log1 log2 nails1)</text:p>
          </table:table-cell>
          <table:table-cell table:number-columns-repeated="2" office:value-type="string">
            <text:p>ACTION (x_combine x_log1 x_log2 x_nails1)</text:p>
          </table:table-cell>
          <table:table-cell table:number-columns-repeated="232"/>
        </table:table-row>
        <table:table-row table:style-name="ro1">
          <table:table-cell table:style-name="Default"/>
          <table:table-cell office:value-type="string">
            <text:p>ACTION (move west)</text:p>
          </table:table-cell>
          <table:table-cell office:value-type="string">
            <text:p>ACTION (move north)</text:p>
          </table:table-cell>
          <table:table-cell table:number-columns-repeated="2" office:value-type="string">
            <text:p>ACTION (move west)</text:p>
          </table:table-cell>
          <table:table-cell office:value-type="string">
            <text:p>ACTION (move east)</text:p>
          </table:table-cell>
          <table:table-cell office:value-type="string">
            <text:p>ACTION (move west)</text:p>
          </table:table-cell>
          <table:table-cell office:value-type="string">
            <text:p>ACTION (combine drum1 drum2 rope1)</text:p>
          </table:table-cell>
          <table:table-cell office:value-type="string">
            <text:p>ACTION (apply combo1 north)</text:p>
          </table:table-cell>
          <table:table-cell office:value-type="string">
            <text:p>ACTION (move east)</text:p>
          </table:table-cell>
          <table:table-cell table:number-columns-repeated="2" office:value-type="string">
            <text:p>ACTION (move south)</text:p>
          </table:table-cell>
          <table:table-cell office:value-type="string">
            <text:p>ACTION (move east)</text:p>
          </table:table-cell>
          <table:table-cell office:value-type="string">
            <text:p>ACTION (move south)</text:p>
          </table:table-cell>
          <table:table-cell office:value-type="string">
            <text:p>ACTION (move west)</text:p>
          </table:table-cell>
          <table:table-cell office:value-type="string">
            <text:p>ACTION (move north)</text:p>
          </table:table-cell>
          <table:table-cell office:value-type="string">
            <text:p>ACTION (move west)</text:p>
          </table:table-cell>
          <table:table-cell office:value-type="string">
            <text:p>ACTION (apply combo1 north)</text:p>
          </table:table-cell>
          <table:table-cell office:value-type="string">
            <text:p>ACTION (move west)</text:p>
          </table:table-cell>
          <table:table-cell table:number-columns-repeated="2" office:value-type="string">
            <text:p>.</text:p>
          </table:table-cell>
          <table:table-cell office:value-type="string">
            <text:p>ACTION (apply combo1 north)</text:p>
          </table:table-cell>
          <table:table-cell table:number-columns-repeated="2" office:value-type="string">
            <text:p>ACTION (x_apply x_combo1 north)</text:p>
          </table:table-cell>
          <table:table-cell table:style-name="Default"/>
          <table:table-cell table:number-columns-repeated="231"/>
        </table:table-row>
        <table:table-row table:style-name="ro1">
          <table:table-cell table:style-name="Default"/>
          <table:table-cell table:number-columns-repeated="4" office:value-type="string">
            <text:p>ACTION (move west)</text:p>
          </table:table-cell>
          <table:table-cell office:value-type="string">
            <text:p>ACTION (move east)</text:p>
          </table:table-cell>
          <table:table-cell office:value-type="string">
            <text:p>ACTION (move west)</text:p>
          </table:table-cell>
          <table:table-cell office:value-type="string">
            <text:p>ACTION (apply combo1 north)</text:p>
          </table:table-cell>
          <table:table-cell office:value-type="string">
            <text:p>ACTION (move north)</text:p>
          </table:table-cell>
          <table:table-cell office:value-type="string">
            <text:p>ACTION (combine log1 log2 nails1)</text:p>
          </table:table-cell>
          <table:table-cell table:number-columns-repeated="2" office:value-type="string">
            <text:p>ACTION (combine drum1 drum2 rope1)</text:p>
          </table:table-cell>
          <table:table-cell office:value-type="string">
            <text:p>ACTION (combine log1 log2 nails1)</text:p>
          </table:table-cell>
          <table:table-cell office:value-type="string">
            <text:p>ACTION (move west)</text:p>
          </table:table-cell>
          <table:table-cell office:value-type="string">
            <text:p>ACTION (move south)</text:p>
          </table:table-cell>
          <table:table-cell office:value-type="string">
            <text:p>ACTION (move north)</text:p>
          </table:table-cell>
          <table:table-cell office:value-type="string">
            <text:p>ACTION (move west)</text:p>
          </table:table-cell>
          <table:table-cell table:number-columns-repeated="2" office:value-type="string">
            <text:p>ACTION (move north)</text:p>
          </table:table-cell>
          <table:table-cell table:number-columns-repeated="2" office:value-type="string">
            <text:p>.</text:p>
          </table:table-cell>
          <table:table-cell table:number-columns-repeated="3" office:value-type="string">
            <text:p>ACTION (move north)</text:p>
          </table:table-cell>
          <table:table-cell table:style-name="Default"/>
          <table:table-cell table:number-columns-repeated="231"/>
        </table:table-row>
        <table:table-row table:style-name="ro1">
          <table:table-cell table:style-name="Default"/>
          <table:table-cell office:value-type="string">
            <text:p>ACTION (move west)</text:p>
          </table:table-cell>
          <table:table-cell office:value-type="string">
            <text:p>ACTION (move north)</text:p>
          </table:table-cell>
          <table:table-cell table:number-columns-repeated="2" office:value-type="string">
            <text:p>ACTION (move west)</text:p>
          </table:table-cell>
          <table:table-cell office:value-type="string">
            <text:p>ACTION (move east)</text:p>
          </table:table-cell>
          <table:table-cell office:value-type="string">
            <text:p>ACTION (move west)</text:p>
          </table:table-cell>
          <table:table-cell table:number-columns-repeated="2" office:value-type="string">
            <text:p>ACTION (move north)</text:p>
          </table:table-cell>
          <table:table-cell office:value-type="string">
            <text:p>ACTION (apply combo1 north)</text:p>
          </table:table-cell>
          <table:table-cell table:number-columns-repeated="2" office:value-type="string">
            <text:p>ACTION (apply combo1 west)</text:p>
          </table:table-cell>
          <table:table-cell office:value-type="string">
            <text:p>ACTION (apply combo1 north)</text:p>
          </table:table-cell>
          <table:table-cell table:number-columns-repeated="2" office:value-type="string">
            <text:p>ACTION (combine wood1 wood2 staples1)</text:p>
          </table:table-cell>
          <table:table-cell office:value-type="string">
            <text:p>ACTION (move north)</text:p>
          </table:table-cell>
          <table:table-cell office:value-type="string">
            <text:p>ACTION (combine log3 log4 nails2)</text:p>
          </table:table-cell>
          <table:table-cell office:value-type="string">
            <text:p>ACTION (apply hammer1 north)</text:p>
          </table:table-cell>
          <table:table-cell office:value-type="string">
            <text:p>ACTION (move north)</text:p>
          </table:table-cell>
          <table:table-cell table:number-columns-repeated="2" office:value-type="string">
            <text:p>.</text:p>
          </table:table-cell>
          <table:table-cell table:number-columns-repeated="2" office:value-type="string">
            <text:p>ACTION (move north)</text:p>
          </table:table-cell>
          <table:table-cell office:value-type="string">
            <text:p>ACTION (x_apply x_hammer1 west)</text:p>
          </table:table-cell>
          <table:table-cell table:style-name="Default"/>
          <table:table-cell table:number-columns-repeated="231"/>
        </table:table-row>
        <table:table-row table:style-name="ro1">
          <table:table-cell table:style-name="Default"/>
          <table:table-cell table:number-columns-repeated="2" office:value-type="string">
            <text:p>ACTION (move west)</text:p>
          </table:table-cell>
          <table:table-cell table:number-columns-repeated="2" office:value-type="string">
            <text:p>ACTION (combine log1 log2 nails1)</text:p>
          </table:table-cell>
          <table:table-cell office:value-type="string">
            <text:p>ACTION (move west)</text:p>
          </table:table-cell>
          <table:table-cell office:value-type="string">
            <text:p>ACTION (combine drum1 drum2 rope1)</text:p>
          </table:table-cell>
          <table:table-cell table:number-columns-repeated="3" office:value-type="string">
            <text:p>ACTION (move north)</text:p>
          </table:table-cell>
          <table:table-cell table:number-columns-repeated="2" office:value-type="string">
            <text:p>ACTION (move west)</text:p>
          </table:table-cell>
          <table:table-cell office:value-type="string">
            <text:p>ACTION (move north)</text:p>
          </table:table-cell>
          <table:table-cell table:number-columns-repeated="2" office:value-type="string">
            <text:p>ACTION (apply combo1 south)</text:p>
          </table:table-cell>
          <table:table-cell office:value-type="string">
            <text:p>ACTION (move west)</text:p>
          </table:table-cell>
          <table:table-cell office:value-type="string">
            <text:p>ACTION (apply combo1 west)</text:p>
          </table:table-cell>
          <table:table-cell office:value-type="string">
            <text:p>ACTION (move north)</text:p>
          </table:table-cell>
          <table:table-cell office:value-type="string">
            <text:p>ACTION (combine log1 log2 nails1)</text:p>
          </table:table-cell>
          <table:table-cell table:number-columns-repeated="2" office:value-type="string">
            <text:p>.</text:p>
          </table:table-cell>
          <table:table-cell table:number-columns-repeated="2" office:value-type="string">
            <text:p>ACTION (move west)</text:p>
          </table:table-cell>
          <table:table-cell office:value-type="string">
            <text:p>ACTION (move north)</text:p>
          </table:table-cell>
          <table:table-cell table:style-name="Default"/>
          <table:table-cell table:number-columns-repeated="231"/>
        </table:table-row>
        <table:table-row table:style-name="ro1">
          <table:table-cell table:style-name="Default"/>
          <table:table-cell office:value-type="string">
            <text:p>ACTION (move west)</text:p>
          </table:table-cell>
          <table:table-cell office:value-type="string">
            <text:p>ACTION (move north)</text:p>
          </table:table-cell>
          <table:table-cell table:number-columns-repeated="2" office:value-type="string">
            <text:p>ACTION (apply combo1 north)</text:p>
          </table:table-cell>
          <table:table-cell office:value-type="string">
            <text:p>ACTION (move west)</text:p>
          </table:table-cell>
          <table:table-cell office:value-type="string">
            <text:p>ACTION (apply combo1 north)</text:p>
          </table:table-cell>
          <table:table-cell office:value-type="string">
            <text:p>ACTION (move north)</text:p>
          </table:table-cell>
          <table:table-cell office:value-type="string">
            <text:p>ACTION (move east)</text:p>
          </table:table-cell>
          <table:table-cell office:value-type="string">
            <text:p>ACTION (move north)</text:p>
          </table:table-cell>
          <table:table-cell table:number-columns-repeated="2" office:value-type="string">
            <text:p>ACTION (move west)</text:p>
          </table:table-cell>
          <table:table-cell office:value-type="string">
            <text:p>ACTION (move north)</text:p>
          </table:table-cell>
          <table:table-cell table:number-columns-repeated="2" office:value-type="string">
            <text:p>ACTION (move south)</text:p>
          </table:table-cell>
          <table:table-cell office:value-type="string">
            <text:p>ACTION (combine log3 log4 nails2)</text:p>
          </table:table-cell>
          <table:table-cell office:value-type="string">
            <text:p>ACTION (move west)</text:p>
          </table:table-cell>
          <table:table-cell office:value-type="string">
            <text:p>ACTION (move north)</text:p>
          </table:table-cell>
          <table:table-cell office:value-type="string">
            <text:p>ACTION (apply combo1 north)</text:p>
          </table:table-cell>
          <table:table-cell table:number-columns-repeated="2" office:value-type="string">
            <text:p>.</text:p>
          </table:table-cell>
          <table:table-cell table:number-columns-repeated="3" office:value-type="string">
            <text:p>ACTION (move west)</text:p>
          </table:table-cell>
          <table:table-cell table:style-name="Default"/>
          <table:table-cell table:number-columns-repeated="231"/>
        </table:table-row>
        <table:table-row table:style-name="ro1">
          <table:table-cell table:style-name="Default"/>
          <table:table-cell office:value-type="string">
            <text:p>ACTION (combine log1 log2 nails1)</text:p>
          </table:table-cell>
          <table:table-cell office:value-type="string">
            <text:p>ACTION (move west)</text:p>
          </table:table-cell>
          <table:table-cell table:number-columns-repeated="2" office:value-type="string">
            <text:p>ACTION (move north)</text:p>
          </table:table-cell>
          <table:table-cell office:value-type="string">
            <text:p>ACTION (move west)</text:p>
          </table:table-cell>
          <table:table-cell office:value-type="string">
            <text:p>ACTION (move north)</text:p>
          </table:table-cell>
          <table:table-cell table:number-columns-repeated="2" office:value-type="string">
            <text:p>ACTION (move west)</text:p>
          </table:table-cell>
          <table:table-cell office:value-type="string">
            <text:p>ACTION (move north)</text:p>
          </table:table-cell>
          <table:table-cell office:value-type="string">
            <text:p>ACTION (move west)</text:p>
          </table:table-cell>
          <table:table-cell table:number-columns-repeated="2" office:value-type="string">
            <text:p>ACTION (move north)</text:p>
          </table:table-cell>
          <table:table-cell office:value-type="string">
            <text:p>ACTION (move south)</text:p>
          </table:table-cell>
          <table:table-cell office:value-type="string">
            <text:p>ACTION (apply staplegun1 west)</text:p>
          </table:table-cell>
          <table:table-cell office:value-type="string">
            <text:p>ACTION (apply combo2 west)</text:p>
          </table:table-cell>
          <table:table-cell office:value-type="string">
            <text:p>ACTION (move west)</text:p>
          </table:table-cell>
          <table:table-cell table:number-columns-repeated="2" office:value-type="string">
            <text:p>ACTION (move north)</text:p>
          </table:table-cell>
          <table:table-cell table:number-columns-repeated="2" office:value-type="string">
            <text:p>.</text:p>
          </table:table-cell>
          <table:table-cell table:number-columns-repeated="2" office:value-type="string">
            <text:p>ACTION (move north)</text:p>
          </table:table-cell>
          <table:table-cell office:value-type="string">
            <text:p>ACTION (move west)</text:p>
          </table:table-cell>
          <table:table-cell table:style-name="Default"/>
          <table:table-cell table:number-columns-repeated="231"/>
        </table:table-row>
        <table:table-row table:style-name="ro1">
          <table:table-cell table:style-name="Default"/>
          <table:table-cell office:value-type="string">
            <text:p>ACTION (apply combo1 north)</text:p>
          </table:table-cell>
          <table:table-cell office:value-type="string">
            <text:p>.</text:p>
          </table:table-cell>
          <table:table-cell table:number-columns-repeated="2" office:value-type="string">
            <text:p>ACTION (move north)</text:p>
          </table:table-cell>
          <table:table-cell office:value-type="string">
            <text:p>ACTION (apply hammer1 west)</text:p>
          </table:table-cell>
          <table:table-cell office:value-type="string">
            <text:p>ACTION (move north)</text:p>
          </table:table-cell>
          <table:table-cell table:number-columns-repeated="2" office:value-type="string">
            <text:p>ACTION (move west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west)</text:p>
          </table:table-cell>
          <table:table-cell office:value-type="string">
            <text:p>.</text:p>
          </table:table-cell>
          <table:table-cell table:number-columns-repeated="2" office:value-type="string">
            <text:p>ACTION (move south)</text:p>
          </table:table-cell>
          <table:table-cell office:value-type="string">
            <text:p>ACTION (move west)</text:p>
          </table:table-cell>
          <table:table-cell office:value-type="string">
            <text:p>.</text:p>
          </table:table-cell>
          <table:table-cell office:value-type="string">
            <text:p>ACTION (move east)</text:p>
          </table:table-cell>
          <table:table-cell office:value-type="string">
            <text:p>ACTION (move north)</text:p>
          </table:table-cell>
          <table:table-cell table:number-columns-repeated="2" office:value-type="string">
            <text:p>.</text:p>
          </table:table-cell>
          <table:table-cell office:value-type="string">
            <text:p>ACTION (combine drum1 drum2 rope1)</text:p>
          </table:table-cell>
          <table:table-cell office:value-type="string">
            <text:p>ACTION (x_combine x_drum1 x_drum2 x_rope1)</text:p>
          </table:table-cell>
          <table:table-cell office:value-type="string">
            <text:p>ACTION (move north)</text:p>
          </table:table-cell>
          <table:table-cell table:style-name="Default"/>
          <table:table-cell table:number-columns-repeated="231"/>
        </table:table-row>
        <table:table-row table:style-name="ro1">
          <table:table-cell table:style-name="Default"/>
          <table:table-cell office:value-type="string">
            <text:p>ACTION (move north)</text:p>
          </table:table-cell>
          <table:table-cell office:value-type="string">
            <text:p>.</text:p>
          </table:table-cell>
          <table:table-cell table:number-columns-repeated="2" office:value-type="string">
            <text:p>ACTION (move north)</text:p>
          </table:table-cell>
          <table:table-cell office:value-type="string">
            <text:p>ACTION (move west)</text:p>
          </table:table-cell>
          <table:table-cell office:value-type="string">
            <text:p>ACTION (move north)</text:p>
          </table:table-cell>
          <table:table-cell table:number-columns-repeated="2" office:value-type="string">
            <text:p>ACTION (move west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south)</text:p>
          </table:table-cell>
          <table:table-cell table:number-columns-repeated="2" office:value-type="string">
            <text:p>.</text:p>
          </table:table-cell>
          <table:table-cell office:value-type="string">
            <text:p>ACTION (apply staplegun1 north)</text:p>
          </table:table-cell>
          <table:table-cell office:value-type="string">
            <text:p>ACTION (move west)</text:p>
          </table:table-cell>
          <table:table-cell office:value-type="string">
            <text:p>.</text:p>
          </table:table-cell>
          <table:table-cell office:value-type="string">
            <text:p>ACTION (move east)</text:p>
          </table:table-cell>
          <table:table-cell office:value-type="string">
            <text:p>ACTION (move north)</text:p>
          </table:table-cell>
          <table:table-cell table:number-columns-repeated="2" office:value-type="string">
            <text:p>.</text:p>
          </table:table-cell>
          <table:table-cell office:value-type="string">
            <text:p>ACTION (apply combo2 west)</text:p>
          </table:table-cell>
          <table:table-cell office:value-type="string">
            <text:p>ACTION (x_apply x_combo2 west)</text:p>
          </table:table-cell>
          <table:table-cell office:value-type="string">
            <text:p>ACTION (x_combine x_drum1 x_drum2 x_rope1)</text:p>
          </table:table-cell>
          <table:table-cell table:style-name="Default"/>
          <table:table-cell table:number-columns-repeated="231"/>
        </table:table-row>
        <table:table-row table:style-name="ro1">
          <table:table-cell table:style-name="Default"/>
          <table:table-cell office:value-type="string">
            <text:p>ACTION (move north)</text:p>
          </table:table-cell>
          <table:table-cell office:value-type="string">
            <text:p>.</text:p>
          </table:table-cell>
          <table:table-cell table:number-columns-repeated="2" office:value-type="string">
            <text:p>ACTION (apply hammer1 north)</text:p>
          </table:table-cell>
          <table:table-cell table:number-columns-repeated="2" office:value-type="string">
            <text:p>ACTION (move north)</text:p>
          </table:table-cell>
          <table:table-cell table:number-columns-repeated="2" office:value-type="string">
            <text:p>ACTION (apply hammer1 west)</text:p>
          </table:table-cell>
          <table:table-cell office:value-type="string">
            <text:p>end</text:p>
          </table:table-cell>
          <table:table-cell table:number-columns-repeated="2"/>
          <table:table-cell table:number-columns-repeated="2" office:value-type="string">
            <text:p>.</text:p>
          </table:table-cell>
          <table:table-cell office:value-type="string">
            <text:p>ACTION (move south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west)</text:p>
          </table:table-cell>
          <table:table-cell office:value-type="string">
            <text:p>end</text:p>
          </table:table-cell>
          <table:table-cell table:number-columns-repeated="2"/>
          <table:table-cell table:number-columns-repeated="2" office:value-type="string">
            <text:p>ACTION (move west)</text:p>
          </table:table-cell>
          <table:table-cell office:value-type="string">
            <text:p>ACTION (x_apply x_combo2 west)</text:p>
          </table:table-cell>
          <table:table-cell table:style-name="Default"/>
          <table:table-cell table:number-columns-repeated="231"/>
        </table:table-row>
        <table:table-row table:style-name="ro1">
          <table:table-cell table:style-name="Default"/>
          <table:table-cell office:value-type="string">
            <text:p>ACTION (move north)</text:p>
          </table:table-cell>
          <table:table-cell office:value-type="string">
            <text:p>.</text:p>
          </table:table-cell>
          <table:table-cell table:number-columns-repeated="2" office:value-type="string">
            <text:p>ACTION (move north)</text:p>
          </table:table-cell>
          <table:table-cell office:value-type="string">
            <text:p>ACTION (move west)</text:p>
          </table:table-cell>
          <table:table-cell office:value-type="string">
            <text:p>.</text:p>
          </table:table-cell>
          <table:table-cell table:number-columns-repeated="2" office:value-type="string">
            <text:p>ACTION (move west)</text:p>
          </table:table-cell>
          <table:table-cell table:number-columns-repeated="3"/>
          <table:table-cell office:value-type="string">
            <text:p>end</text:p>
          </table:table-cell>
          <table:table-cell table:number-columns-repeated="2"/>
          <table:table-cell table:number-columns-repeated="2" office:value-type="string">
            <text:p>.</text:p>
          </table:table-cell>
          <table:table-cell office:value-type="string">
            <text:p>ACTION (move west)</text:p>
          </table:table-cell>
          <table:table-cell table:number-columns-repeated="3"/>
          <table:table-cell table:number-columns-repeated="3" office:value-type="string">
            <text:p>ACTION (move west)</text:p>
          </table:table-cell>
          <table:table-cell table:style-name="Default"/>
          <table:table-cell table:number-columns-repeated="231"/>
        </table:table-row>
        <table:table-row table:style-name="ro1">
          <table:table-cell table:style-name="Default"/>
          <table:table-cell office:value-type="string">
            <text:p>ACTION (move north)</text:p>
          </table:table-cell>
          <table:table-cell office:value-type="string">
            <text:p>.</text:p>
          </table:table-cell>
          <table:table-cell table:number-columns-repeated="2" office:value-type="string">
            <text:p>ACTION (move north)</text:p>
          </table:table-cell>
          <table:table-cell table:number-columns-repeated="2" office:value-type="string">
            <text:p>.</text:p>
          </table:table-cell>
          <table:table-cell table:number-columns-repeated="2" office:value-type="string">
            <text:p>ACTION (move north)</text:p>
          </table:table-cell>
          <table:table-cell table:number-columns-repeated="6"/>
          <table:table-cell table:number-columns-repeated="2" office:value-type="string">
            <text:p>.</text:p>
          </table:table-cell>
          <table:table-cell office:value-type="string">
            <text:p>ACTION (move west)</text:p>
          </table:table-cell>
          <table:table-cell table:number-columns-repeated="3"/>
          <table:table-cell table:number-columns-repeated="2" office:value-type="string">
            <text:p>ACTION (move north)</text:p>
          </table:table-cell>
          <table:table-cell office:value-type="string">
            <text:p>ACTION (move west)</text:p>
          </table:table-cell>
          <table:table-cell table:style-name="Default"/>
          <table:table-cell table:number-columns-repeated="231"/>
        </table:table-row>
        <table:table-row table:style-name="ro1">
          <table:table-cell table:style-name="Default"/>
          <table:table-cell table:number-columns-repeated="2" office:value-type="string">
            <text:p>.</text:p>
          </table:table-cell>
          <table:table-cell table:number-columns-repeated="2" office:value-type="string">
            <text:p>ACTION (move north)</text:p>
          </table:table-cell>
          <table:table-cell table:number-columns-repeated="2" office:value-type="string">
            <text:p>.</text:p>
          </table:table-cell>
          <table:table-cell table:number-columns-repeated="2" office:value-type="string">
            <text:p>ACTION (move west)</text:p>
          </table:table-cell>
          <table:table-cell table:number-columns-repeated="6"/>
          <table:table-cell table:number-columns-repeated="2" office:value-type="string">
            <text:p>.</text:p>
          </table:table-cell>
          <table:table-cell office:value-type="string">
            <text:p>ACTION (combine log3 log4 nails2)</text:p>
          </table:table-cell>
          <table:table-cell table:number-columns-repeated="3"/>
          <table:table-cell table:number-columns-repeated="2" office:value-type="string">
            <text:p>.</text:p>
          </table:table-cell>
          <table:table-cell office:value-type="string">
            <text:p>ACTION (move north)</text:p>
          </table:table-cell>
          <table:table-cell table:style-name="Default"/>
          <table:table-cell table:number-columns-repeated="231"/>
        </table:table-row>
        <table:table-row table:style-name="ro1">
          <table:table-cell table:style-name="Default"/>
          <table:table-cell office:value-type="string">
            <text:p>end</text:p>
          </table:table-cell>
          <table:table-cell table:number-columns-repeated="3"/>
          <table:table-cell office:value-type="string">
            <text:p>end</text:p>
          </table:table-cell>
          <table:table-cell table:number-columns-repeated="9"/>
          <table:table-cell table:number-columns-repeated="2" office:value-type="string">
            <text:p>.</text:p>
          </table:table-cell>
          <table:table-cell office:value-type="string">
            <text:p>ACTION (apply combo2 west)</text:p>
          </table:table-cell>
          <table:table-cell table:number-columns-repeated="3"/>
          <table:table-cell office:value-type="string">
            <text:p>end</text:p>
          </table:table-cell>
          <table:table-cell table:number-columns-repeated="2"/>
          <table:table-cell table:style-name="Default"/>
          <table:table-cell table:number-columns-repeated="231"/>
        </table:table-row>
        <table:table-row table:style-name="ro1">
          <table:table-cell table:style-name="Default"/>
          <table:table-cell table:number-columns-repeated="14"/>
          <table:table-cell table:number-columns-repeated="2" office:value-type="string">
            <text:p>.</text:p>
          </table:table-cell>
          <table:table-cell office:value-type="string">
            <text:p>ACTION (move west)</text:p>
          </table:table-cell>
          <table:table-cell table:number-columns-repeated="6"/>
          <table:table-cell table:style-name="Default"/>
          <table:table-cell table:number-columns-repeated="231"/>
        </table:table-row>
        <table:table-row table:style-name="ro1">
          <table:table-cell table:style-name="Default"/>
          <table:table-cell table:number-columns-repeated="14"/>
          <table:table-cell table:number-columns-repeated="2" office:value-type="string">
            <text:p>.</text:p>
          </table:table-cell>
          <table:table-cell office:value-type="string">
            <text:p>ACTION (move west)</text:p>
          </table:table-cell>
          <table:table-cell table:number-columns-repeated="6"/>
          <table:table-cell table:style-name="Default"/>
          <table:table-cell table:number-columns-repeated="231"/>
        </table:table-row>
        <table:table-row table:style-name="ro1">
          <table:table-cell table:style-name="Default"/>
          <table:table-cell table:number-columns-repeated="14"/>
          <table:table-cell office:value-type="string">
            <text:p>end</text:p>
          </table:table-cell>
          <table:table-cell table:number-columns-repeated="8"/>
          <table:table-cell table:style-name="Default"/>
          <table:table-cell table:number-columns-repeated="231"/>
        </table:table-row>
      </table:table>
      <table:table table:name="LEVEL10" table:style-name="ta7" table:print="false">
        <office:forms form:automatic-focus="false" form:apply-design-mode="false"/>
        <table:table-column table:style-name="co1" table:default-cell-style-name="ce1"/>
        <table:table-column table:style-name="co26" table:default-cell-style-name="Default"/>
        <table:table-column table:style-name="co23" table:default-cell-style-name="Default"/>
        <table:table-column table:style-name="co16" table:default-cell-style-name="Default"/>
        <table:table-column table:style-name="co9" table:default-cell-style-name="Default"/>
        <table:table-column table:style-name="co25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3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6" table:default-cell-style-name="Default"/>
        <table:table-column table:style-name="co23" table:default-cell-style-name="Default"/>
        <table:table-column table:style-name="co16" table:number-columns-repeated="2" table:default-cell-style-name="Default"/>
        <table:table-column table:style-name="co25" table:default-cell-style-name="Default"/>
        <table:table-column table:style-name="co32" table:default-cell-style-name="Default"/>
        <table:table-column table:style-name="co6" table:default-cell-style-name="Default"/>
        <table:table-column table:style-name="co40" table:default-cell-style-name="Default"/>
        <table:table-column table:style-name="co28" table:default-cell-style-name="Default"/>
        <table:table-column table:style-name="co8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1" table:number-columns-repeated="231" table:default-cell-style-name="Default"/>
        <table:table-row table:style-name="ro1">
          <table:table-cell office:value-type="string">
            <text:p>LEVEL10</text:p>
          </table:table-cell>
          <table:table-cell table:number-columns-repeated="21"/>
          <table:table-cell table:style-name="ce1" office:value-type="string">
            <text:p>WARGAME</text:p>
          </table:table-cell>
          <table:table-cell table:number-columns-repeated="233"/>
        </table:table-row>
        <table:table-row table:style-name="ro1" table:number-rows-repeated="2">
          <table:table-cell table:number-columns-repeated="22"/>
          <table:table-cell table:style-name="ce1"/>
          <table:table-cell table:number-columns-repeated="233"/>
        </table:table-row>
        <table:table-row table:style-name="ro1">
          <table:table-cell table:style-name="ce2" office:value-type="string">
            <text:p>problem</text:p>
          </table:table-cell>
          <table:table-cell table:style-name="ce2" office:value-type="string">
            <text:p>10.1s</text:p>
          </table:table-cell>
          <table:table-cell table:style-name="ce2" office:value-type="string">
            <text:p>10.1tns</text:p>
          </table:table-cell>
          <table:table-cell table:style-name="ce2" office:value-type="string">
            <text:p>10.1ts</text:p>
          </table:table-cell>
          <table:table-cell table:style-name="ce2" office:value-type="string">
            <text:p>10.2s</text:p>
          </table:table-cell>
          <table:table-cell table:style-name="ce2" office:value-type="string">
            <text:p>10.2tns</text:p>
          </table:table-cell>
          <table:table-cell table:style-name="ce2" office:value-type="string">
            <text:p>10.2ts</text:p>
          </table:table-cell>
          <table:table-cell table:style-name="ce2" office:value-type="string">
            <text:p>10.3s</text:p>
          </table:table-cell>
          <table:table-cell table:style-name="ce2" office:value-type="string">
            <text:p>10.3tns</text:p>
          </table:table-cell>
          <table:table-cell table:style-name="ce2" office:value-type="string">
            <text:p>10.3ts</text:p>
          </table:table-cell>
          <table:table-cell table:style-name="ce2" office:value-type="string">
            <text:p>10.4s</text:p>
          </table:table-cell>
          <table:table-cell table:style-name="ce2" office:value-type="string">
            <text:p>10.4tns</text:p>
          </table:table-cell>
          <table:table-cell table:style-name="ce2" office:value-type="string">
            <text:p>10.4ts</text:p>
          </table:table-cell>
          <table:table-cell table:style-name="ce2" office:value-type="string">
            <text:p>10.5s</text:p>
          </table:table-cell>
          <table:table-cell table:style-name="ce2" office:value-type="string">
            <text:p>10.5tns</text:p>
          </table:table-cell>
          <table:table-cell table:style-name="ce2" office:value-type="string">
            <text:p>10.5ts</text:p>
          </table:table-cell>
          <table:table-cell table:style-name="ce2" office:value-type="string">
            <text:p>10.6s</text:p>
          </table:table-cell>
          <table:table-cell table:style-name="ce2" office:value-type="string">
            <text:p>10.6tns</text:p>
          </table:table-cell>
          <table:table-cell table:style-name="ce2" office:value-type="string">
            <text:p>10.6ts</text:p>
          </table:table-cell>
          <table:table-cell table:style-name="ce2" office:value-type="string">
            <text:p>10.7s</text:p>
          </table:table-cell>
          <table:table-cell table:style-name="ce2" office:value-type="string">
            <text:p>10.7tns</text:p>
          </table:table-cell>
          <table:table-cell table:style-name="ce2" office:value-type="string">
            <text:p>10.7ts</text:p>
          </table:table-cell>
          <table:table-cell table:style-name="ce2" office:value-type="string">
            <text:p>10.8s</text:p>
          </table:table-cell>
          <table:table-cell table:style-name="ce2" office:value-type="string">
            <text:p>10.8tns</text:p>
          </table:table-cell>
          <table:table-cell table:style-name="ce2" office:value-type="string">
            <text:p>10.8ts</text:p>
          </table:table-cell>
          <table:table-cell table:style-name="ce2" office:value-type="string">
            <text:p>problem</text:p>
          </table:table-cell>
          <table:table-cell table:style-name="ce2" table:number-columns-repeated="225"/>
          <table:table-cell table:number-columns-repeated="5"/>
        </table:table-row>
        <table:table-row table:style-name="ro1">
          <table:table-cell office:value-type="string">
            <text:p>domain</text:p>
          </table:table-cell>
          <table:table-cell office:value-type="string">
            <text:p>wargame</text:p>
          </table:table-cell>
          <table:table-cell table:number-columns-repeated="3" office:value-type="string">
            <text:p>rogue</text:p>
          </table:table-cell>
          <table:table-cell table:number-columns-repeated="2" office:value-type="string">
            <text:p>wargame</text:p>
          </table:table-cell>
          <table:table-cell office:value-type="string">
            <text:p>rogue</text:p>
          </table:table-cell>
          <table:table-cell table:number-columns-repeated="2" office:value-type="string">
            <text:p>wargame</text:p>
          </table:table-cell>
          <table:table-cell office:value-type="string">
            <text:p>rogue</text:p>
          </table:table-cell>
          <table:table-cell table:number-columns-repeated="2" office:value-type="string">
            <text:p>wargame</text:p>
          </table:table-cell>
          <table:table-cell office:value-type="string">
            <text:p>escape</text:p>
          </table:table-cell>
          <table:table-cell table:number-columns-repeated="2" office:value-type="string">
            <text:p>wargame</text:p>
          </table:table-cell>
          <table:table-cell office:value-type="string">
            <text:p>rogue</text:p>
          </table:table-cell>
          <table:table-cell table:number-columns-repeated="2" office:value-type="string">
            <text:p>escape</text:p>
          </table:table-cell>
          <table:table-cell office:value-type="string">
            <text:p>rogue</text:p>
          </table:table-cell>
          <table:table-cell table:number-columns-repeated="2" office:value-type="string">
            <text:p>wargame</text:p>
          </table:table-cell>
          <table:table-cell table:number-columns-repeated="234"/>
        </table:table-row>
        <table:table-row table:style-name="ro1">
          <table:table-cell office:value-type="string">
            <text:p>notes</text:p>
          </table:table-cell>
          <table:table-cell table:number-columns-repeated="24"/>
          <table:table-cell table:style-name="ce1" office:value-type="string">
            <text:p>notes</text:p>
          </table:table-cell>
          <table:table-cell table:number-columns-repeated="230"/>
        </table:table-row>
        <table:table-row table:style-name="ro1">
          <table:table-cell office:value-type="string">
            <text:p>decisions</text:p>
          </table:table-cell>
          <table:table-cell office:value-type="float" office:value="3307">
            <text:p>3307</text:p>
          </table:table-cell>
          <table:table-cell office:value-type="float" office:value="1754">
            <text:p>1754</text:p>
          </table:table-cell>
          <table:table-cell office:value-type="float" office:value="334">
            <text:p>334</text:p>
          </table:table-cell>
          <table:table-cell office:value-type="float" office:value="19605">
            <text:p>19605</text:p>
          </table:table-cell>
          <table:table-cell office:value-type="float" office:value="4153">
            <text:p>4153</text:p>
          </table:table-cell>
          <table:table-cell office:value-type="float" office:value="2029">
            <text:p>2029</text:p>
          </table:table-cell>
          <table:table-cell office:value-type="float" office:value="4729">
            <text:p>4729</text:p>
          </table:table-cell>
          <table:table-cell office:value-type="float" office:value="9676">
            <text:p>9676</text:p>
          </table:table-cell>
          <table:table-cell office:value-type="float" office:value="7486">
            <text:p>7486</text:p>
          </table:table-cell>
          <table:table-cell office:value-type="float" office:value="17941">
            <text:p>17941</text:p>
          </table:table-cell>
          <table:table-cell office:value-type="float" office:value="1123">
            <text:p>1123</text:p>
          </table:table-cell>
          <table:table-cell office:value-type="float" office:value="534">
            <text:p>534</text:p>
          </table:table-cell>
          <table:table-cell office:value-type="float" office:value="52969">
            <text:p>52969</text:p>
          </table:table-cell>
          <table:table-cell office:value-type="float" office:value="7565">
            <text:p>7565</text:p>
          </table:table-cell>
          <table:table-cell office:value-type="float" office:value="5683">
            <text:p>5683</text:p>
          </table:table-cell>
          <table:table-cell office:value-type="float" office:value="13621">
            <text:p>13621</text:p>
          </table:table-cell>
          <table:table-cell office:value-type="float" office:value="3329">
            <text:p>3329</text:p>
          </table:table-cell>
          <table:table-cell office:value-type="float" office:value="1878">
            <text:p>1878</text:p>
          </table:table-cell>
          <table:table-cell office:value-type="float" office:value="16375">
            <text:p>16375</text:p>
          </table:table-cell>
          <table:table-cell office:value-type="float" office:value="3336">
            <text:p>3336</text:p>
          </table:table-cell>
          <table:table-cell office:value-type="float" office:value="953">
            <text:p>953</text:p>
          </table:table-cell>
          <table:table-cell office:value-type="float" office:value="188213">
            <text:p>188213</text:p>
          </table:table-cell>
          <table:table-cell office:value-type="float" office:value="1497">
            <text:p>1497</text:p>
          </table:table-cell>
          <table:table-cell office:value-type="float" office:value="980">
            <text:p>980</text:p>
          </table:table-cell>
          <table:table-cell table:style-name="ce1" office:value-type="string">
            <text:p>decisions</text:p>
          </table:table-cell>
          <table:table-cell table:number-columns-repeated="230"/>
        </table:table-row>
        <table:table-row table:style-name="ro1">
          <table:table-cell office:value-type="string">
            <text:p>when</text:p>
          </table:table-cell>
          <table:table-cell table:style-name="ce11" office:value-type="string">
            <text:p>Fri Sep 28 13:57:12 2007</text:p>
          </table:table-cell>
          <table:table-cell office:value-type="string">
            <text:p>Fri Sep 28 14:05:14 2007</text:p>
          </table:table-cell>
          <table:table-cell office:value-type="string">
            <text:p>Fri Sep 28 13:58:31 2007</text:p>
          </table:table-cell>
          <table:table-cell office:value-type="string">
            <text:p>Fri Sep 28 15:16:28 2007</text:p>
          </table:table-cell>
          <table:table-cell office:value-type="string">
            <text:p>Fri Sep 28 15:23:31 2007</text:p>
          </table:table-cell>
          <table:table-cell office:value-type="string">
            <text:p>Fri Sep 28 15:18:49 2007</text:p>
          </table:table-cell>
          <table:table-cell office:value-type="string">
            <text:p>Fri Sep 28 13:59:15 2007</text:p>
          </table:table-cell>
          <table:table-cell office:value-type="string">
            <text:p>Fri Sep 28 14:08:43 2007</text:p>
          </table:table-cell>
          <table:table-cell office:value-type="string">
            <text:p>Fri Sep 28 14:03:27 2007</text:p>
          </table:table-cell>
          <table:table-cell office:value-type="string">
            <text:p>Fri Sep 28 14:51:53 2007</text:p>
          </table:table-cell>
          <table:table-cell office:value-type="string">
            <text:p>Fri Sep 28 14:54:12 2007</text:p>
          </table:table-cell>
          <table:table-cell office:value-type="string">
            <text:p>Fri Sep 28 14:52:52 2007</text:p>
          </table:table-cell>
          <table:table-cell office:value-type="string">
            <text:p>Fri Sep 28 14:13:35 2007</text:p>
          </table:table-cell>
          <table:table-cell office:value-type="string">
            <text:p>Fri Sep 28 14:15:01 2007</text:p>
          </table:table-cell>
          <table:table-cell office:value-type="string">
            <text:p>Fri Sep 28 14:14:12 2007</text:p>
          </table:table-cell>
          <table:table-cell office:value-type="string">
            <text:p>Fri Sep 28 14:24:45 2007</text:p>
          </table:table-cell>
          <table:table-cell office:value-type="string">
            <text:p>Fri Sep 28 14:24:57 2007</text:p>
          </table:table-cell>
          <table:table-cell office:value-type="string">
            <text:p>Fri Sep 28 14:24:50 2007</text:p>
          </table:table-cell>
          <table:table-cell office:value-type="string">
            <text:p>Fri Sep 28 14:17:29 2007</text:p>
          </table:table-cell>
          <table:table-cell office:value-type="string">
            <text:p>Fri Sep 28 14:18:51 2007</text:p>
          </table:table-cell>
          <table:table-cell office:value-type="string">
            <text:p>Fri Sep 28 14:17:49 2007</text:p>
          </table:table-cell>
          <table:table-cell office:value-type="string">
            <text:p>Fri Sep 28 20:37:08 2007</text:p>
          </table:table-cell>
          <table:table-cell office:value-type="string">
            <text:p>Fri Sep 28 20:37:19 2007</text:p>
          </table:table-cell>
          <table:table-cell office:value-type="string">
            <text:p>Fri Sep 28 20:37:15 2007</text:p>
          </table:table-cell>
          <table:table-cell table:style-name="ce1" office:value-type="string">
            <text:p>when</text:p>
          </table:table-cell>
          <table:table-cell table:number-columns-repeated="230"/>
        </table:table-row>
        <table:table-row table:style-name="ro1">
          <table:table-cell office:value-type="string">
            <text:p>where</text:p>
          </table:table-cell>
          <table:table-cell office:value-type="string">
            <text:p>badboy:/home/swinterm/GGP/scripts/differing-10-1-source.log</text:p>
          </table:table-cell>
          <table:table-cell office:value-type="string">
            <text:p>badboy:/home/swinterm/GGP/scripts/differing-10-1-target_no_source.log</text:p>
          </table:table-cell>
          <table:table-cell office:value-type="string">
            <text:p>badboy:/home/swinterm/GGP/scripts/differing-10-1-target_after_source.log</text:p>
          </table:table-cell>
          <table:table-cell office:value-type="string">
            <text:p>auk:/home/swinterm/GGP/scripts/differing-10-2-source.log</text:p>
          </table:table-cell>
          <table:table-cell office:value-type="string">
            <text:p>auk:/home/swinterm/GGP/scripts/differing-10-2-target_no_source.log</text:p>
          </table:table-cell>
          <table:table-cell office:value-type="string">
            <text:p>auk:/home/swinterm/GGP/scripts/differing-10-2-target_after_source.log</text:p>
          </table:table-cell>
          <table:table-cell office:value-type="string">
            <text:p>ubuntubook:/home/swinterm/2GGP/GGP/scripts/differing-10-3-source.log</text:p>
          </table:table-cell>
          <table:table-cell office:value-type="string">
            <text:p>ubuntubook:/home/swinterm/2GGP/GGP/scripts/differing-10-3-target_no_source.log</text:p>
          </table:table-cell>
          <table:table-cell office:value-type="string">
            <text:p>ubuntubook:/home/swinterm/2GGP/GGP/scripts/differing-10-3-target_after_source.log</text:p>
          </table:table-cell>
          <table:table-cell office:value-type="string">
            <text:p>badboy:/home/swinterm/GGP/scripts/differing-10-4-source.log</text:p>
          </table:table-cell>
          <table:table-cell office:value-type="string">
            <text:p>badboy:/home/swinterm/GGP/scripts/differing-10-4-target_no_source.log</text:p>
          </table:table-cell>
          <table:table-cell office:value-type="string">
            <text:p>badboy:/home/swinterm/GGP/scripts/differing-10-4-target_after_source.log</text:p>
          </table:table-cell>
          <table:table-cell office:value-type="string">
            <text:p>refuse:/home/swinterm/GGP/scripts/differing-10-5-source.log</text:p>
          </table:table-cell>
          <table:table-cell office:value-type="string">
            <text:p>refuse:/home/swinterm/GGP/scripts/differing-10-5-target_no_source.log</text:p>
          </table:table-cell>
          <table:table-cell office:value-type="string">
            <text:p>refuse:/home/swinterm/GGP/scripts/differing-10-5-target_after_source.log</text:p>
          </table:table-cell>
          <table:table-cell office:value-type="string">
            <text:p>refuse:/home/swinterm/GGP/scripts/differing-10-6-source.log</text:p>
          </table:table-cell>
          <table:table-cell office:value-type="string">
            <text:p>refuse:/home/swinterm/GGP/scripts/differing-10-6-target_no_source.log</text:p>
          </table:table-cell>
          <table:table-cell office:value-type="string">
            <text:p>refuse:/home/swinterm/GGP/scripts/differing-10-6-target_after_source.log</text:p>
          </table:table-cell>
          <table:table-cell office:value-type="string">
            <text:p>winter:/giggage/home/swinterm/GGP/scripts/differing-10-7-source.log</text:p>
          </table:table-cell>
          <table:table-cell office:value-type="string">
            <text:p>winter:/giggage/home/swinterm/GGP/scripts/differing-10-7-target_no_source.log</text:p>
          </table:table-cell>
          <table:table-cell office:value-type="string">
            <text:p>winter:/giggage/home/swinterm/GGP/scripts/differing-10-7-target_after_source.log</text:p>
          </table:table-cell>
          <table:table-cell office:value-type="string">
            <text:p>winter:/giggage/home/swinterm/2GGP/GGP/scripts/differing-10-8-source.log</text:p>
          </table:table-cell>
          <table:table-cell office:value-type="string">
            <text:p>winter:/giggage/home/swinterm/2GGP/GGP/scripts/differing-10-8-target_no_source.log</text:p>
          </table:table-cell>
          <table:table-cell office:value-type="string">
            <text:p>winter:/giggage/home/swinterm/2GGP/GGP/scripts/differing-10-8-target_after_source.log</text:p>
          </table:table-cell>
          <table:table-cell table:style-name="ce1" office:value-type="string">
            <text:p>where</text:p>
          </table:table-cell>
          <table:table-cell table:number-columns-repeated="230"/>
        </table:table-row>
        <table:table-row table:style-name="ro1">
          <table:table-cell office:value-type="string">
            <text:p>states</text:p>
          </table:table-cell>
          <table:table-cell office:value-type="float" office:value="782">
            <text:p>782</text:p>
          </table:table-cell>
          <table:table-cell office:value-type="float" office:value="426">
            <text:p>426</text:p>
          </table:table-cell>
          <table:table-cell office:value-type="float" office:value="80">
            <text:p>80</text:p>
          </table:table-cell>
          <table:table-cell office:value-type="float" office:value="4662">
            <text:p>4662</text:p>
          </table:table-cell>
          <table:table-cell office:value-type="float" office:value="976">
            <text:p>976</text:p>
          </table:table-cell>
          <table:table-cell office:value-type="float" office:value="480">
            <text:p>480</text:p>
          </table:table-cell>
          <table:table-cell office:value-type="float" office:value="1094">
            <text:p>1094</text:p>
          </table:table-cell>
          <table:table-cell office:value-type="float" office:value="2148">
            <text:p>2148</text:p>
          </table:table-cell>
          <table:table-cell office:value-type="float" office:value="1658">
            <text:p>1658</text:p>
          </table:table-cell>
          <table:table-cell office:value-type="float" office:value="4070">
            <text:p>4070</text:p>
          </table:table-cell>
          <table:table-cell office:value-type="float" office:value="300">
            <text:p>300</text:p>
          </table:table-cell>
          <table:table-cell office:value-type="float" office:value="146">
            <text:p>146</text:p>
          </table:table-cell>
          <table:table-cell office:value-type="float" office:value="12530">
            <text:p>12530</text:p>
          </table:table-cell>
          <table:table-cell office:value-type="float" office:value="1650">
            <text:p>1650</text:p>
          </table:table-cell>
          <table:table-cell office:value-type="float" office:value="1240">
            <text:p>1240</text:p>
          </table:table-cell>
          <table:table-cell office:value-type="float" office:value="3006">
            <text:p>3006</text:p>
          </table:table-cell>
          <table:table-cell office:value-type="float" office:value="720">
            <text:p>720</text:p>
          </table:table-cell>
          <table:table-cell office:value-type="float" office:value="408">
            <text:p>408</text:p>
          </table:table-cell>
          <table:table-cell office:value-type="float" office:value="3654">
            <text:p>3654</text:p>
          </table:table-cell>
          <table:table-cell office:value-type="float" office:value="816">
            <text:p>816</text:p>
          </table:table-cell>
          <table:table-cell office:value-type="float" office:value="232">
            <text:p>232</text:p>
          </table:table-cell>
          <table:table-cell office:value-type="float" office:value="41046">
            <text:p>41046</text:p>
          </table:table-cell>
          <table:table-cell office:value-type="float" office:value="358">
            <text:p>358</text:p>
          </table:table-cell>
          <table:table-cell office:value-type="float" office:value="234">
            <text:p>234</text:p>
          </table:table-cell>
          <table:table-cell table:style-name="ce1" office:value-type="string">
            <text:p>states</text:p>
          </table:table-cell>
          <table:table-cell table:number-columns-repeated="230"/>
        </table:table-row>
        <table:table-row table:style-name="ro1">
          <table:table-cell office:value-type="string">
            <text:p>msec/dec</text:p>
          </table:table-cell>
          <table:table-cell office:value-type="float" office:value="66.581">
            <text:p>66.58</text:p>
          </table:table-cell>
          <table:table-cell office:value-type="float" office:value="221.567">
            <text:p>221.57</text:p>
          </table:table-cell>
          <table:table-cell office:value-type="float" office:value="147.279">
            <text:p>147.28</text:p>
          </table:table-cell>
          <table:table-cell office:value-type="float" office:value="182.404">
            <text:p>182.4</text:p>
          </table:table-cell>
          <table:table-cell office:value-type="float" office:value="67.36">
            <text:p>67.36</text:p>
          </table:table-cell>
          <table:table-cell office:value-type="float" office:value="62.697">
            <text:p>62.7</text:p>
          </table:table-cell>
          <table:table-cell office:value-type="float" office:value="41.355">
            <text:p>41.36</text:p>
          </table:table-cell>
          <table:table-cell office:value-type="float" office:value="31.461">
            <text:p>31.46</text:p>
          </table:table-cell>
          <table:table-cell office:value-type="float" office:value="31.323">
            <text:p>31.32</text:p>
          </table:table-cell>
          <table:table-cell office:value-type="float" office:value="149.351">
            <text:p>149.35</text:p>
          </table:table-cell>
          <table:table-cell office:value-type="float" office:value="69.155">
            <text:p>69.16</text:p>
          </table:table-cell>
          <table:table-cell office:value-type="float" office:value="76.507">
            <text:p>76.51</text:p>
          </table:table-cell>
          <table:table-cell office:value-type="float" office:value="7.184">
            <text:p>7.18</text:p>
          </table:table-cell>
          <table:table-cell office:value-type="float" office:value="6.08">
            <text:p>6.08</text:p>
          </table:table-cell>
          <table:table-cell office:value-type="float" office:value="5.811">
            <text:p>5.81</text:p>
          </table:table-cell>
          <table:table-cell office:value-type="float" office:value="32.35">
            <text:p>32.35</text:p>
          </table:table-cell>
          <table:table-cell office:value-type="float" office:value="1.675">
            <text:p>1.68</text:p>
          </table:table-cell>
          <table:table-cell office:value-type="float" office:value="1.493">
            <text:p>1.49</text:p>
          </table:table-cell>
          <table:table-cell office:value-type="float" office:value="21.308">
            <text:p>21.31</text:p>
          </table:table-cell>
          <table:table-cell office:value-type="float" office:value="18.031">
            <text:p>18.03</text:p>
          </table:table-cell>
          <table:table-cell office:value-type="float" office:value="15.194">
            <text:p>15.19</text:p>
          </table:table-cell>
          <table:table-cell office:value-type="float" office:value="122.453">
            <text:p>122.45</text:p>
          </table:table-cell>
          <table:table-cell office:value-type="float" office:value="1.73">
            <text:p>1.73</text:p>
          </table:table-cell>
          <table:table-cell office:value-type="float" office:value="1.959">
            <text:p>1.96</text:p>
          </table:table-cell>
          <table:table-cell table:style-name="ce1" office:value-type="string">
            <text:p>soln length</text:p>
          </table:table-cell>
          <table:table-cell table:number-columns-repeated="230"/>
        </table:table-row>
        <table:table-row table:style-name="ro1">
          <table:table-cell office:value-type="string">
            <text:p>soln length</text:p>
          </table:table-cell>
          <table:table-cell office:value-type="float" office:value="17.28">
            <text:p>17.28</text:p>
          </table:table-cell>
          <table:table-cell table:number-columns-repeated="2" office:value-type="string">
            <text:p>no mapping done</text:p>
          </table:table-cell>
          <table:table-cell office:value-type="float" office:value="11.33">
            <text:p>11.33</text:p>
          </table:table-cell>
          <table:table-cell table:number-columns-repeated="2" office:value-type="string">
            <text:p>no mapping done</text:p>
          </table:table-cell>
          <table:table-cell office:value-type="float" office:value="7.21">
            <text:p>7.21</text:p>
          </table:table-cell>
          <table:table-cell table:number-columns-repeated="2" office:value-type="string">
            <text:p>no mapping done</text:p>
          </table:table-cell>
          <table:table-cell office:value-type="float" office:value="17.24">
            <text:p>17.24</text:p>
          </table:table-cell>
          <table:table-cell table:number-columns-repeated="2" office:value-type="string">
            <text:p>no mapping done</text:p>
          </table:table-cell>
          <table:table-cell office:value-type="float" office:value="1.82">
            <text:p>1.82</text:p>
          </table:table-cell>
          <table:table-cell table:number-columns-repeated="2" office:value-type="string">
            <text:p>no mapping done</text:p>
          </table:table-cell>
          <table:table-cell office:value-type="float" office:value="1.73">
            <text:p>1.73</text:p>
          </table:table-cell>
          <table:table-cell table:number-columns-repeated="2" office:value-type="string">
            <text:p>no mapping done</text:p>
          </table:table-cell>
          <table:table-cell office:value-type="float" office:value="5.46">
            <text:p>5.46</text:p>
          </table:table-cell>
          <table:table-cell table:number-columns-repeated="2" office:value-type="string">
            <text:p>no mapping done</text:p>
          </table:table-cell>
          <table:table-cell office:value-type="float" office:value="3.58">
            <text:p>3.58</text:p>
          </table:table-cell>
          <table:table-cell table:number-columns-repeated="2" office:value-type="string">
            <text:p>no mapping done</text:p>
          </table:table-cell>
          <table:table-cell table:style-name="ce1" office:value-type="string">
            <text:p>soln </text:p>
          </table:table-cell>
          <table:table-cell table:number-columns-repeated="230"/>
        </table:table-row>
        <table:table-row table:style-name="ro1">
          <table:table-cell office:value-type="string">
            <text:p>soln </text:p>
          </table:table-cell>
          <table:table-cell table:number-columns-repeated="24" office:value-type="string">
            <text:p>Revision: 7876</text:p>
          </table:table-cell>
          <table:table-cell table:style-name="ce1"/>
          <table:table-cell table:number-columns-repeated="230"/>
        </table:table-row>
        <table:table-row table:style-name="ro1">
          <table:table-cell/>
          <table:table-cell table:number-columns-repeated="24" office:value-type="string">
            <text:p>score not checked.</text:p>
          </table:table-cell>
          <table:table-cell table:number-columns-repeated="231"/>
        </table:table-row>
        <table:table-row table:style-name="ro1">
          <table:table-cell/>
          <table:table-cell office:value-type="float" office:value="14">
            <text:p>14</text:p>
          </table:table-cell>
          <table:table-cell table:number-columns-repeated="2" office:value-type="float" office:value="11">
            <text:p>11</text:p>
          </table:table-cell>
          <table:table-cell office:value-type="float" office:value="14">
            <text:p>14</text:p>
          </table:table-cell>
          <table:table-cell table:number-columns-repeated="2" office:value-type="float" office:value="10">
            <text:p>10</text:p>
          </table:table-cell>
          <table:table-cell table:number-columns-repeated="3" office:value-type="float" office:value="14">
            <text:p>14</text:p>
          </table:table-cell>
          <table:table-cell office:value-type="float" office:value="13">
            <text:p>13</text:p>
          </table:table-cell>
          <table:table-cell table:number-columns-repeated="2" office:value-type="float" office:value="7">
            <text:p>7</text:p>
          </table:table-cell>
          <table:table-cell office:value-type="float" office:value="16">
            <text:p>16</text:p>
          </table:table-cell>
          <table:table-cell table:number-columns-repeated="2" office:value-type="float" office:value="12">
            <text:p>12</text:p>
          </table:table-cell>
          <table:table-cell table:number-columns-repeated="3" office:value-type="float" office:value="14">
            <text:p>14</text:p>
          </table:table-cell>
          <table:table-cell office:value-type="float" office:value="16">
            <text:p>16</text:p>
          </table:table-cell>
          <table:table-cell table:number-columns-repeated="2" office:value-type="float" office:value="13">
            <text:p>13</text:p>
          </table:table-cell>
          <table:table-cell office:value-type="float" office:value="11">
            <text:p>11</text:p>
          </table:table-cell>
          <table:table-cell table:number-columns-repeated="2" office:value-type="float" office:value="8">
            <text:p>8</text:p>
          </table:table-cell>
          <table:table-cell table:number-columns-repeated="231"/>
        </table:table-row>
        <table:table-row table:style-name="ro1">
          <table:table-cell/>
          <table:table-cell table:number-columns-repeated="3" office:value-type="string">
            <text:p>ACTION (move east)</text:p>
          </table:table-cell>
          <table:table-cell office:value-type="string">
            <text:p>ACTION (move north)</text:p>
          </table:table-cell>
          <table:table-cell table:number-columns-repeated="2" office:value-type="string">
            <text:p>ACTION (move east)</text:p>
          </table:table-cell>
          <table:table-cell office:value-type="string">
            <text:p>ACTION (move north)</text:p>
          </table:table-cell>
          <table:table-cell table:number-columns-repeated="2" office:value-type="string">
            <text:p>ACTION (move west)</text:p>
          </table:table-cell>
          <table:table-cell table:number-columns-repeated="3" office:value-type="string">
            <text:p>ACTION (move east)</text:p>
          </table:table-cell>
          <table:table-cell table:number-columns-repeated="9" office:value-type="string">
            <text:p>ACTION (move north)</text:p>
          </table:table-cell>
          <table:table-cell office:value-type="string">
            <text:p>ACTION (move west)</text:p>
          </table:table-cell>
          <table:table-cell table:number-columns-repeated="2" office:value-type="string">
            <text:p>ACTION (move north)</text:p>
          </table:table-cell>
          <table:table-cell table:number-columns-repeated="231"/>
        </table:table-row>
        <table:table-row table:style-name="ro1">
          <table:table-cell/>
          <table:table-cell office:value-type="string">
            <text:p>ACTION (move east)</text:p>
          </table:table-cell>
          <table:table-cell table:number-columns-repeated="2" office:value-type="string">
            <text:p>ACTION (shoot-monster kestral1)</text:p>
          </table:table-cell>
          <table:table-cell table:number-columns-repeated="3" office:value-type="string">
            <text:p>ACTION (move east)</text:p>
          </table:table-cell>
          <table:table-cell table:number-columns-repeated="3" office:value-type="string">
            <text:p>ACTION (move west)</text:p>
          </table:table-cell>
          <table:table-cell office:value-type="string">
            <text:p>ACTION (move east)</text:p>
          </table:table-cell>
          <table:table-cell table:number-columns-repeated="2" office:value-type="string">
            <text:p>ACTION (move north)</text:p>
          </table:table-cell>
          <table:table-cell table:number-columns-repeated="3" office:value-type="string">
            <text:p>ACTION (move west)</text:p>
          </table:table-cell>
          <table:table-cell office:value-type="string">
            <text:p>ACTION (move east)</text:p>
          </table:table-cell>
          <table:table-cell table:number-columns-repeated="3" office:value-type="string">
            <text:p>ACTION (move north)</text:p>
          </table:table-cell>
          <table:table-cell table:number-columns-repeated="5" office:value-type="string">
            <text:p>ACTION (move east)</text:p>
          </table:table-cell>
          <table:table-cell table:number-columns-repeated="231"/>
        </table:table-row>
        <table:table-row table:style-name="ro1">
          <table:table-cell/>
          <table:table-cell office:value-type="string">
            <text:p>ACTION (move east)</text:p>
          </table:table-cell>
          <table:table-cell office:value-type="string">
            <text:p>ACTION (move west)</text:p>
          </table:table-cell>
          <table:table-cell office:value-type="string">
            <text:p>ACTION (move north)</text:p>
          </table:table-cell>
          <table:table-cell office:value-type="string">
            <text:p>ACTION (move east)</text:p>
          </table:table-cell>
          <table:table-cell table:number-columns-repeated="3" office:value-type="string">
            <text:p>ACTION (move west)</text:p>
          </table:table-cell>
          <table:table-cell table:number-columns-repeated="2" office:value-type="string">
            <text:p>ACTION (shoot terrorist1)</text:p>
          </table:table-cell>
          <table:table-cell office:value-type="string">
            <text:p>ACTION (move north)</text:p>
          </table:table-cell>
          <table:table-cell table:number-columns-repeated="2" office:value-type="string">
            <text:p>ACTION (move east)</text:p>
          </table:table-cell>
          <table:table-cell office:value-type="string">
            <text:p>ACTION (move north)</text:p>
          </table:table-cell>
          <table:table-cell table:number-columns-repeated="2" office:value-type="string">
            <text:p>ACTION (move west)</text:p>
          </table:table-cell>
          <table:table-cell table:number-columns-repeated="9" office:value-type="string">
            <text:p>ACTION (move east)</text:p>
          </table:table-cell>
          <table:table-cell table:number-columns-repeated="231"/>
        </table:table-row>
        <table:table-row table:style-name="ro1">
          <table:table-cell/>
          <table:table-cell office:value-type="string">
            <text:p>ACTION (move west)</text:p>
          </table:table-cell>
          <table:table-cell table:number-columns-repeated="2" office:value-type="string">
            <text:p>ACTION (move east)</text:p>
          </table:table-cell>
          <table:table-cell office:value-type="string">
            <text:p>ACTION (move north)</text:p>
          </table:table-cell>
          <table:table-cell table:number-columns-repeated="2" office:value-type="string">
            <text:p>ACTION (throw north 2)</text:p>
          </table:table-cell>
          <table:table-cell office:value-type="string">
            <text:p>ACTION (move west)</text:p>
          </table:table-cell>
          <table:table-cell table:number-columns-repeated="3" office:value-type="string">
            <text:p>ACTION (move east)</text:p>
          </table:table-cell>
          <table:table-cell table:number-columns-repeated="2" office:value-type="string">
            <text:p>ACTION (heal medkit1)</text:p>
          </table:table-cell>
          <table:table-cell office:value-type="string">
            <text:p>ACTION (move west)</text:p>
          </table:table-cell>
          <table:table-cell table:number-columns-repeated="2" office:value-type="string">
            <text:p>ACTION (move east)</text:p>
          </table:table-cell>
          <table:table-cell office:value-type="string">
            <text:p>ACTION (shoot terrorist1)</text:p>
          </table:table-cell>
          <table:table-cell table:number-columns-repeated="5" office:value-type="string">
            <text:p>ACTION (move east)</text:p>
          </table:table-cell>
          <table:table-cell office:value-type="string">
            <text:p>ACTION (move south)</text:p>
          </table:table-cell>
          <table:table-cell table:number-columns-repeated="2" office:value-type="string">
            <text:p>ACTION (move north)</text:p>
          </table:table-cell>
          <table:table-cell table:number-columns-repeated="231"/>
        </table:table-row>
        <table:table-row table:style-name="ro1">
          <table:table-cell/>
          <table:table-cell office:value-type="string">
            <text:p>ACTION (move west)</text:p>
          </table:table-cell>
          <table:table-cell table:number-columns-repeated="3" office:value-type="string">
            <text:p>ACTION (move east)</text:p>
          </table:table-cell>
          <table:table-cell table:number-columns-repeated="2" office:value-type="string">
            <text:p>ACTION (move west)</text:p>
          </table:table-cell>
          <table:table-cell office:value-type="string">
            <text:p>ACTION (move south)</text:p>
          </table:table-cell>
          <table:table-cell table:number-columns-repeated="2" office:value-type="string">
            <text:p>ACTION (move east)</text:p>
          </table:table-cell>
          <table:table-cell office:value-type="string">
            <text:p>ACTION (move south)</text:p>
          </table:table-cell>
          <table:table-cell table:number-columns-repeated="2" office:value-type="string">
            <text:p>ACTION (move east)</text:p>
          </table:table-cell>
          <table:table-cell office:value-type="string">
            <text:p>ACTION (move south)</text:p>
          </table:table-cell>
          <table:table-cell table:number-columns-repeated="3" office:value-type="string">
            <text:p>ACTION (move north)</text:p>
          </table:table-cell>
          <table:table-cell table:number-columns-repeated="5" office:value-type="string">
            <text:p>ACTION (move east)</text:p>
          </table:table-cell>
          <table:table-cell office:value-type="string">
            <text:p>ACTION (move south)</text:p>
          </table:table-cell>
          <table:table-cell table:number-columns-repeated="2" office:value-type="string">
            <text:p>ACTION (move north)</text:p>
          </table:table-cell>
          <table:table-cell table:number-columns-repeated="231"/>
        </table:table-row>
        <table:table-row table:style-name="ro1">
          <table:table-cell/>
          <table:table-cell office:value-type="string">
            <text:p>ACTION (move west)</text:p>
          </table:table-cell>
          <table:table-cell table:number-columns-repeated="2" office:value-type="string">
            <text:p>ACTION (move east)</text:p>
          </table:table-cell>
          <table:table-cell office:value-type="string">
            <text:p>ACTION (move south)</text:p>
          </table:table-cell>
          <table:table-cell table:number-columns-repeated="2" office:value-type="string">
            <text:p>ACTION (move west)</text:p>
          </table:table-cell>
          <table:table-cell office:value-type="string">
            <text:p>ACTION (move south)</text:p>
          </table:table-cell>
          <table:table-cell table:number-columns-repeated="2" office:value-type="string">
            <text:p>ACTION (move east)</text:p>
          </table:table-cell>
          <table:table-cell office:value-type="string">
            <text:p>ACTION (move south)</text:p>
          </table:table-cell>
          <table:table-cell table:number-columns-repeated="2" office:value-type="string">
            <text:p>ACTION (heal medkit1)</text:p>
          </table:table-cell>
          <table:table-cell table:number-columns-repeated="4" office:value-type="string">
            <text:p>ACTION (move east)</text:p>
          </table:table-cell>
          <table:table-cell table:number-columns-repeated="2" office:value-type="string">
            <text:p>ACTION (move north)</text:p>
          </table:table-cell>
          <table:table-cell office:value-type="string">
            <text:p>ACTION (move south)</text:p>
          </table:table-cell>
          <table:table-cell table:number-columns-repeated="2" office:value-type="string">
            <text:p>ACTION (move north)</text:p>
          </table:table-cell>
          <table:table-cell office:value-type="string">
            <text:p>ACTION (move east)</text:p>
          </table:table-cell>
          <table:table-cell table:number-columns-repeated="2" office:value-type="string">
            <text:p>ACTION (move west)</text:p>
          </table:table-cell>
          <table:table-cell table:number-columns-repeated="231"/>
        </table:table-row>
        <table:table-row table:style-name="ro1">
          <table:table-cell/>
          <table:table-cell office:value-type="string">
            <text:p>ACTION (shoot terrorist1)</text:p>
          </table:table-cell>
          <table:table-cell office:value-type="string">
            <text:p>ACTION (move east)</text:p>
          </table:table-cell>
          <table:table-cell office:value-type="string">
            <text:p>ACTION (move south)</text:p>
          </table:table-cell>
          <table:table-cell office:value-type="string">
            <text:p>ACTION (read scroll1)</text:p>
          </table:table-cell>
          <table:table-cell table:number-columns-repeated="2" office:value-type="string">
            <text:p>ACTION (move west)</text:p>
          </table:table-cell>
          <table:table-cell office:value-type="string">
            <text:p>ACTION (move south)</text:p>
          </table:table-cell>
          <table:table-cell table:number-columns-repeated="2" office:value-type="string">
            <text:p>ACTION (move north)</text:p>
          </table:table-cell>
          <table:table-cell office:value-type="string">
            <text:p>ACTION (move south)</text:p>
          </table:table-cell>
          <table:table-cell table:number-columns-repeated="2" office:value-type="string">
            <text:p>ACTION (move east)</text:p>
          </table:table-cell>
          <table:table-cell office:value-type="string">
            <text:p>ACTION (move south)</text:p>
          </table:table-cell>
          <table:table-cell table:number-columns-repeated="2" office:value-type="string">
            <text:p>ACTION (move east)</text:p>
          </table:table-cell>
          <table:table-cell table:number-columns-repeated="3" office:value-type="string">
            <text:p>ACTION (move north)</text:p>
          </table:table-cell>
          <table:table-cell office:value-type="string">
            <text:p>ACTION (move south)</text:p>
          </table:table-cell>
          <table:table-cell table:number-columns-repeated="2" office:value-type="string">
            <text:p>ACTION (move north)</text:p>
          </table:table-cell>
          <table:table-cell office:value-type="string">
            <text:p>ACTION (move south)</text:p>
          </table:table-cell>
          <table:table-cell table:number-columns-repeated="2" office:value-type="string">
            <text:p>ACTION (move west)</text:p>
          </table:table-cell>
          <table:table-cell table:number-columns-repeated="231"/>
        </table:table-row>
        <table:table-row table:style-name="ro1">
          <table:table-cell/>
          <table:table-cell office:value-type="string">
            <text:p>ACTION (move west)</text:p>
          </table:table-cell>
          <table:table-cell table:number-columns-repeated="2" office:value-type="string">
            <text:p>ACTION (move south)</text:p>
          </table:table-cell>
          <table:table-cell office:value-type="string">
            <text:p>ACTION (move east)</text:p>
          </table:table-cell>
          <table:table-cell table:number-columns-repeated="2" office:value-type="string">
            <text:p>ACTION (move north)</text:p>
          </table:table-cell>
          <table:table-cell office:value-type="string">
            <text:p>ACTION (shoot-monster hobgoblin1)</text:p>
          </table:table-cell>
          <table:table-cell table:number-columns-repeated="2" office:value-type="string">
            <text:p>ACTION (move north)</text:p>
          </table:table-cell>
          <table:table-cell office:value-type="string">
            <text:p>ACTION (read scroll1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west)</text:p>
          </table:table-cell>
          <table:table-cell table:number-columns-repeated="2" office:value-type="string">
            <text:p>ACTION (move east)</text:p>
          </table:table-cell>
          <table:table-cell office:value-type="string">
            <text:p>ACTION (throw south 2)</text:p>
          </table:table-cell>
          <table:table-cell table:number-columns-repeated="2" office:value-type="string">
            <text:p>ACTION (move north)</text:p>
          </table:table-cell>
          <table:table-cell table:number-columns-repeated="3" office:value-type="string">
            <text:p>ACTION (move south)</text:p>
          </table:table-cell>
          <table:table-cell table:number-columns-repeated="3" office:value-type="string">
            <text:p>ACTION (move north)</text:p>
          </table:table-cell>
          <table:table-cell table:number-columns-repeated="231"/>
        </table:table-row>
        <table:table-row table:style-name="ro1">
          <table:table-cell table:style-name="Default"/>
          <table:table-cell office:value-type="string">
            <text:p>ACTION (move west)</text:p>
          </table:table-cell>
          <table:table-cell table:number-columns-repeated="2" office:value-type="string">
            <text:p>ACTION (move south)</text:p>
          </table:table-cell>
          <table:table-cell office:value-type="string">
            <text:p>ACTION (move west)</text:p>
          </table:table-cell>
          <table:table-cell table:number-columns-repeated="2" office:value-type="string">
            <text:p>ACTION (move north)</text:p>
          </table:table-cell>
          <table:table-cell office:value-type="string">
            <text:p>ACTION (shoot-monster hobgoblin1)</text:p>
          </table:table-cell>
          <table:table-cell table:number-columns-repeated="2" office:value-type="string">
            <text:p>ACTION (move west)</text:p>
          </table:table-cell>
          <table:table-cell office:value-type="string">
            <text:p>ACTION (move east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west)</text:p>
          </table:table-cell>
          <table:table-cell table:number-columns-repeated="2" office:value-type="string">
            <text:p>ACTION (move north)</text:p>
          </table:table-cell>
          <table:table-cell office:value-type="string">
            <text:p>ACTION (move south)</text:p>
          </table:table-cell>
          <table:table-cell table:number-columns-repeated="2" office:value-type="string">
            <text:p>ACTION (move north)</text:p>
          </table:table-cell>
          <table:table-cell office:value-type="string">
            <text:p>ACTION (read scroll1)</text:p>
          </table:table-cell>
          <table:table-cell table:number-columns-repeated="2" office:value-type="string">
            <text:p>ACTION (heal medkit1)</text:p>
          </table:table-cell>
          <table:table-cell office:value-type="string">
            <text:p>ACTION (move west)</text:p>
          </table:table-cell>
          <table:table-cell table:number-columns-repeated="2" office:value-type="string">
            <text:p>.</text:p>
          </table:table-cell>
          <table:table-cell table:number-columns-repeated="231"/>
        </table:table-row>
        <table:table-row table:style-name="ro1">
          <table:table-cell table:style-name="Default"/>
          <table:table-cell office:value-type="string">
            <text:p>ACTION (move west)</text:p>
          </table:table-cell>
          <table:table-cell table:number-columns-repeated="2" office:value-type="string">
            <text:p>ACTION (move east)</text:p>
          </table:table-cell>
          <table:table-cell office:value-type="string">
            <text:p>ACTION (move south)</text:p>
          </table:table-cell>
          <table:table-cell table:number-columns-repeated="2" office:value-type="string">
            <text:p>ACTION (move north)</text:p>
          </table:table-cell>
          <table:table-cell office:value-type="string">
            <text:p>ACTION (shoot-monster hobgoblin1)</text:p>
          </table:table-cell>
          <table:table-cell table:number-columns-repeated="3" office:value-type="string">
            <text:p>ACTION (move west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north)</text:p>
          </table:table-cell>
          <table:table-cell table:number-columns-repeated="3" office:value-type="string">
            <text:p>ACTION (move west)</text:p>
          </table:table-cell>
          <table:table-cell table:number-columns-repeated="2" office:value-type="string">
            <text:p>ACTION (apply hammer1 east)</text:p>
          </table:table-cell>
          <table:table-cell office:value-type="string">
            <text:p>ACTION (move south)</text:p>
          </table:table-cell>
          <table:table-cell table:number-columns-repeated="2" office:value-type="string">
            <text:p>ACTION (move east)</text:p>
          </table:table-cell>
          <table:table-cell office:value-type="string">
            <text:p>ACTION (move west)</text:p>
          </table:table-cell>
          <table:table-cell table:number-columns-repeated="2" office:value-type="string">
            <text:p>.</text:p>
          </table:table-cell>
          <table:table-cell table:number-columns-repeated="231"/>
        </table:table-row>
        <table:table-row table:style-name="ro1">
          <table:table-cell table:style-name="Default"/>
          <table:table-cell office:value-type="string">
            <text:p>ACTION (move north)</text:p>
          </table:table-cell>
          <table:table-cell table:number-columns-repeated="3" office:value-type="string">
            <text:p>ACTION (move south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north)</text:p>
          </table:table-cell>
          <table:table-cell table:number-columns-repeated="2" office:value-type="string">
            <text:p>ACTION (move west)</text:p>
          </table:table-cell>
          <table:table-cell office:value-type="string">
            <text:p>ACTION (move east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north)</text:p>
          </table:table-cell>
          <table:table-cell table:number-columns-repeated="5" office:value-type="string">
            <text:p>ACTION (move west)</text:p>
          </table:table-cell>
          <table:table-cell office:value-type="string">
            <text:p>ACTION (shoot-monster kestral1)</text:p>
          </table:table-cell>
          <table:table-cell table:number-columns-repeated="2" office:value-type="string">
            <text:p>ACTION (shoot terrorist1)</text:p>
          </table:table-cell>
          <table:table-cell office:value-type="string">
            <text:p>ACTION (move west)</text:p>
          </table:table-cell>
          <table:table-cell table:number-columns-repeated="2" office:value-type="string">
            <text:p>.</text:p>
          </table:table-cell>
          <table:table-cell table:number-columns-repeated="231"/>
        </table:table-row>
        <table:table-row table:style-name="ro1">
          <table:table-cell table:style-name="Default"/>
          <table:table-cell office:value-type="string">
            <text:p>ACTION (move north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south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south)</text:p>
          </table:table-cell>
          <table:table-cell table:number-columns-repeated="2" office:value-type="string">
            <text:p>ACTION (move west)</text:p>
          </table:table-cell>
          <table:table-cell office:value-type="string">
            <text:p>ACTION (move east)</text:p>
          </table:table-cell>
          <table:table-cell table:number-columns-repeated="2" office:value-type="string">
            <text:p>.</text:p>
          </table:table-cell>
          <table:table-cell office:value-type="string">
            <text:p>ACTION (combine log1 log2 nails1)</text:p>
          </table:table-cell>
          <table:table-cell table:number-columns-repeated="5" office:value-type="string">
            <text:p>ACTION (move west)</text:p>
          </table:table-cell>
          <table:table-cell office:value-type="string">
            <text:p>ACTION (shoot-monster kestral1)</text:p>
          </table:table-cell>
          <table:table-cell table:number-columns-repeated="2" office:value-type="string">
            <text:p>ACTION (move north)</text:p>
          </table:table-cell>
          <table:table-cell office:value-type="string">
            <text:p>end</text:p>
          </table:table-cell>
          <table:table-cell table:number-columns-repeated="2" office:value-type="string">
            <text:p>.</text:p>
          </table:table-cell>
          <table:table-cell table:number-columns-repeated="231"/>
        </table:table-row>
        <table:table-row table:style-name="ro1">
          <table:table-cell table:style-name="Default"/>
          <table:table-cell office:value-type="string">
            <text:p>ACTION (move north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east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east)</text:p>
          </table:table-cell>
          <table:table-cell table:number-columns-repeated="2" office:value-type="string">
            <text:p>ACTION (move south)</text:p>
          </table:table-cell>
          <table:table-cell office:value-type="string">
            <text:p>ACTION (move east)</text:p>
          </table:table-cell>
          <table:table-cell table:number-columns-repeated="2" office:value-type="string">
            <text:p>.</text:p>
          </table:table-cell>
          <table:table-cell office:value-type="string">
            <text:p>ACTION (apply combo1 north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west)</text:p>
          </table:table-cell>
          <table:table-cell table:number-columns-repeated="5" office:value-type="string">
            <text:p>ACTION (move north)</text:p>
          </table:table-cell>
          <table:table-cell/>
          <table:table-cell table:number-columns-repeated="2" office:value-type="string">
            <text:p>.</text:p>
          </table:table-cell>
          <table:table-cell table:number-columns-repeated="231"/>
        </table:table-row>
        <table:table-row table:style-name="ro1">
          <table:table-cell table:style-name="Default"/>
          <table:table-cell office:value-type="string">
            <text:p>ACTION (move north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south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east)</text:p>
          </table:table-cell>
          <table:table-cell table:number-columns-repeated="2" office:value-type="string">
            <text:p>ACTION (move south)</text:p>
          </table:table-cell>
          <table:table-cell office:value-type="string">
            <text:p>end</text:p>
          </table:table-cell>
          <table:table-cell table:number-columns-repeated="2"/>
          <table:table-cell office:value-type="string">
            <text:p>ACTION (move north)</text:p>
          </table:table-cell>
          <table:table-cell table:number-columns-repeated="2" office:value-type="string">
            <text:p>.</text:p>
          </table:table-cell>
          <table:table-cell office:value-type="string">
            <text:p>ACTION (move north)</text:p>
          </table:table-cell>
          <table:table-cell table:number-columns-repeated="2" office:value-type="string">
            <text:p>ACTION (move west)</text:p>
          </table:table-cell>
          <table:table-cell office:value-type="string">
            <text:p>ACTION (move south)</text:p>
          </table:table-cell>
          <table:table-cell table:number-columns-repeated="2" office:value-type="string">
            <text:p>.</text:p>
          </table:table-cell>
          <table:table-cell/>
          <table:table-cell table:number-columns-repeated="2" office:value-type="string">
            <text:p>.</text:p>
          </table:table-cell>
          <table:table-cell table:number-columns-repeated="231"/>
        </table:table-row>
        <table:table-row table:style-name="ro1">
          <table:table-cell table:style-name="Default"/>
          <table:table-cell office:value-type="string">
            <text:p>end</text:p>
          </table:table-cell>
          <table:table-cell table:number-columns-repeated="2"/>
          <table:table-cell office:value-type="string">
            <text:p>end</text:p>
          </table:table-cell>
          <table:table-cell table:number-columns-repeated="2"/>
          <table:table-cell office:value-type="string">
            <text:p>end</text:p>
          </table:table-cell>
          <table:table-cell table:number-columns-repeated="5"/>
          <table:table-cell office:value-type="string">
            <text:p>ACTION (move north)</text:p>
          </table:table-cell>
          <table:table-cell table:number-columns-repeated="2" office:value-type="string">
            <text:p>.</text:p>
          </table:table-cell>
          <table:table-cell office:value-type="string">
            <text:p>end</text:p>
          </table:table-cell>
          <table:table-cell table:number-columns-repeated="2"/>
          <table:table-cell office:value-type="string">
            <text:p>ACTION (move west)</text:p>
          </table:table-cell>
          <table:table-cell table:number-columns-repeated="2" office:value-type="string">
            <text:p>.</text:p>
          </table:table-cell>
          <table:table-cell/>
          <table:table-cell table:number-columns-repeated="2" office:value-type="string">
            <text:p>.</text:p>
          </table:table-cell>
          <table:table-cell table:number-columns-repeated="231"/>
        </table:table-row>
        <table:table-row table:style-name="ro1">
          <table:table-cell table:style-name="Default"/>
          <table:table-cell table:number-columns-repeated="12"/>
          <table:table-cell office:value-type="string">
            <text:p>ACTION (move north)</text:p>
          </table:table-cell>
          <table:table-cell table:number-columns-repeated="2" office:value-type="string">
            <text:p>.</text:p>
          </table:table-cell>
          <table:table-cell table:number-columns-repeated="3"/>
          <table:table-cell office:value-type="string">
            <text:p>ACTION (move west)</text:p>
          </table:table-cell>
          <table:table-cell table:number-columns-repeated="2" office:value-type="string">
            <text:p>.</text:p>
          </table:table-cell>
          <table:table-cell table:number-columns-repeated="234"/>
        </table:table-row>
        <table:table-row table:style-name="ro1">
          <table:table-cell table:style-name="Default"/>
          <table:table-cell table:number-columns-repeated="12"/>
          <table:table-cell office:value-type="string">
            <text:p>end</text:p>
          </table:table-cell>
          <table:table-cell table:number-columns-repeated="5"/>
          <table:table-cell office:value-type="string">
            <text:p>end</text:p>
          </table:table-cell>
          <table:table-cell table:number-columns-repeated="236"/>
        </table:table-row>
      </table:table>
      <table:table table:name="worksheet" table:style-name="ta8" table:print="false">
        <office:forms form:automatic-focus="false" form:apply-design-mode="false"/>
        <table:table-column table:style-name="co1" table:default-cell-style-name="Default"/>
        <table:table-column table:style-name="co1" table:default-cell-style-name="ce3"/>
        <table:table-column table:style-name="co1" table:number-columns-repeated="254" table:default-cell-style-name="Default"/>
        <table:table-row table:style-name="ro1">
          <table:table-cell table:style-name="ce1" office:value-type="string">
            <text:p>ROGUE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level</text:p>
          </table:table-cell>
          <table:table-cell table:style-name="ce4" office:value-type="string">
            <text:p>scenario</text:p>
          </table:table-cell>
          <table:table-cell table:style-name="ce2"/>
          <table:table-cell table:number-columns-repeated="25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25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  <table:table-cell table:number-columns-repeated="25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x</text:p>
          </table:table-cell>
          <table:table-cell table:number-columns-repeated="25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25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  <table:table-cell table:number-columns-repeated="25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25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WARGAME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level</text:p>
          </table:table-cell>
          <table:table-cell table:style-name="ce4" office:value-type="string">
            <text:p>scenario</text:p>
          </table:table-cell>
          <table:table-cell table:style-name="ce2"/>
          <table:table-cell table:number-columns-repeated="25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25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  <table:table-cell table:number-columns-repeated="25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25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  <table:table-cell table:number-columns-repeated="25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25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  <table:table-cell table:number-columns-repeated="25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25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ESCAPE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level</text:p>
          </table:table-cell>
          <table:table-cell table:style-name="ce4" office:value-type="string">
            <text:p>scenario</text:p>
          </table:table-cell>
          <table:table-cell table:style-name="ce2"/>
          <table:table-cell table:number-columns-repeated="25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25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  <table:table-cell table:number-columns-repeated="25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25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  <table:table-cell table:number-columns-repeated="25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25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  <table:table-cell table:number-columns-repeated="25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style-name="ce1"/>
          <table:table-cell table:number-columns-repeated="255"/>
        </table:table-row>
        <table:table-row table:style-name="ro1">
          <table:table-cell table:style-name="ce1" office:value-type="string">
            <text:p>LEVEL 10</text:p>
          </table:table-cell>
          <table:table-cell table:number-columns-repeated="255"/>
        </table:table-row>
        <table:table-row table:style-name="ro1">
          <table:table-cell/>
          <table:table-cell table:style-name="ce4" office:value-type="string">
            <text:p>scenario</text:p>
          </table:table-cell>
          <table:table-cell table:style-name="ce2"/>
          <table:table-cell table:number-columns-repeated="253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253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x</text:p>
          </table:table-cell>
          <table:table-cell table:number-columns-repeated="253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x</text:p>
          </table:table-cell>
          <table:table-cell table:number-columns-repeated="253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x</text:p>
          </table:table-cell>
          <table:table-cell table:number-columns-repeated="253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x</text:p>
          </table:table-cell>
          <table:table-cell table:number-columns-repeated="253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string">
            <text:p>x</text:p>
          </table:table-cell>
          <table:table-cell table:number-columns-repeated="253"/>
        </table:table-row>
        <table:table-row table:style-name="ro1">
          <table:table-cell/>
          <table:table-cell office:value-type="float" office:value="7">
            <text:p>7</text:p>
          </table:table-cell>
          <table:table-cell table:number-columns-repeated="254"/>
        </table:table-row>
        <table:table-row table:style-name="ro1">
          <table:table-cell/>
          <table:table-cell table:style-name="ce13" office:value-type="float" office:value="8">
            <text:p>8</text:p>
          </table:table-cell>
          <table:table-cell table:number-columns-repeated="25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1" svg:font-family="'DejaVu Sans'" style:font-family-generic="roman"/>
    <style:font-face style:name="DejaVu Sans2" svg:font-family="'DejaVu Sans'" style:font-family-generic="swiss"/>
    <style:font-face style:name="DejaVu Sans" svg:font-family="'DejaVu Sans'" style:font-family-generic="swiss" style:font-pitch="variable"/>
    <style:font-face style:name="DejaVu Sans3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DejaVu Sans" fo:language="en" fo:country="US" style:font-name-asian="DejaVu Sans3" style:language-asian="zxx" style:country-asian="none" style:font-name-complex="DejaVu Sans3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integer-digits="3" number:min-exponent-digits="1"/>
    </number:number-style>
    <number:date-style style:name="N5106" number:language="en" number:country="US">
      <number:month/>
      <number:text>/</number:text>
      <number:day/>
      <number:text>/</number:text>
      <number:year number:style="long"/>
    </number:date-style>
    <number:date-style style:name="N5107" number:language="en" number:country="US">
      <number:day/>
      <number:text>-</number:text>
      <number:month number:textual="true"/>
      <number:text>-</number:text>
      <number:year/>
    </number:date-style>
    <number:date-style style:name="N5108" number:language="en" number:country="US">
      <number:day/>
      <number:text>-</number:text>
      <number:month number:textual="true"/>
    </number:date-style>
    <number:date-style style:name="N5109" number:language="en" number:country="US">
      <number:month number:textual="true"/>
      <number:text>-</number:text>
      <number:year/>
    </number:date-style>
    <number:time-style style:name="N5110" number:language="en" number:country="US">
      <number:hours/>
      <number:text>:</number:text>
      <number:minutes number:style="long"/>
      <number:text> </number:text>
      <number:am-pm/>
    </number:time-style>
    <number:time-style style:name="N5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2" number:language="en" number:country="US">
      <number:hours/>
      <number:text>:</number:text>
      <number:minutes number:style="long"/>
    </number:time-style>
    <number:time-style style:name="N5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6P0" style:volatile="true" number:language="en" number:country="US">
      <number:number number:decimal-places="0" number:min-integer-digits="1" number:grouping="true"/>
      <number:text> </number:text>
    </number:number-style>
    <number:number-style style:name="N511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16P0"/>
    </number:number-style>
    <number:number-style style:name="N5117P0" style:volatile="true" number:language="en" number:country="US">
      <number:number number:decimal-places="0" number:min-integer-digits="1" number:grouping="true"/>
      <number:text> </number:text>
    </number:number-style>
    <number:number-style style:name="N511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17P0"/>
    </number:number-style>
    <number:number-style style:name="N5119P0" style:volatile="true" number:language="en" number:country="US">
      <number:number number:decimal-places="2" number:min-integer-digits="1" number:grouping="true"/>
      <number:text> </number:text>
    </number:number-style>
    <number:number-style style:name="N511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19P0"/>
    </number:number-style>
    <number:number-style style:name="N5120P0" style:volatile="true" number:language="en" number:country="US">
      <number:number number:decimal-places="2" number:min-integer-digits="1" number:grouping="true"/>
      <number:text> </number:text>
    </number:number-style>
    <number:number-style style:name="N512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0P0"/>
    </number:number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3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currency-style style:name="N512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6P0"/>
    </number:currency-style>
    <style:style style:name="Default" style:family="table-cell">
      <style:table-cell-properties style:rotation-align="none"/>
      <style:text-properties style:font-name="DejaVu Sans2" style:font-name-complex="DejaVu Sans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fo:page-width="11in" fo:page-height="8.5in" style:num-format="1" style:print-orientation="landscape" fo:margin-top="0.7874in" fo:margin-bottom="0.7874in" fo:margin-left="0.1701in" fo:margin-right="0.1701in" fo:background-color="transparent" style:scale-to="95%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pm4">
      <style:page-layout-properties fo:page-width="11in" fo:page-height="8.5in" style:num-format="1" style:print-orientation="landscape" fo:margin-top="0.7874in" fo:margin-bottom="0.7874in" fo:margin-left="0.1701in" fo:margin-right="0.1701in" style:first-page-number="continue" style:scale-to="9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5">
      <style:page-layout-properties fo:page-width="11in" fo:page-height="8.5in" style:num-format="1" style:print-orientation="landscape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DejaVu Sans2" fo:font-size="10pt" fo:font-style="normal" fo:text-shadow="none" style:text-underline-style="none" fo:font-weight="normal" style:font-size-asian="10pt" style:font-style-asian="normal" style:font-weight-asian="normal" style:font-name-complex="DejaVu Sans2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0-01">10/01/2007</text:date>, <text:time>11:19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ESULTS" style:display-name="PageStyle_RESULTS" style:page-layout-name="pm3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RESULTS_5f_time" style:display-name="PageStyle_RESULTS_time" style:page-layout-name="pm4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RESULTS_5f_maptime" style:display-name="PageStyle_RESULTS_maptime" style:page-layout-name="pm4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ROGUE" style:display-name="PageStyle_ROGUE" style:page-layout-name="pm5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WARGAME" style:display-name="PageStyle_WARGAME" style:page-layout-name="pm5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ESCAPE" style:display-name="PageStyle_ESCAPE" style:page-layout-name="pm5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LEVEL10" style:display-name="PageStyle_LEVEL10" style:page-layout-name="pm5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worksheet" style:display-name="PageStyle_worksheet" style:page-layout-name="pm5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Sam</meta:initial-creator>
    <meta:creation-date>2007-08-02T11:00:54</meta:creation-date>
    <dc:creator>Sam</dc:creator>
    <dc:date>2007-10-01T11:19:43</dc:date>
    <meta:printed-by>Sam</meta:printed-by>
    <meta:print-date>2007-09-25T11:54:57</meta:print-date>
    <dc:language>en-US</dc:language>
    <meta:editing-cycles>107</meta:editing-cycles>
    <meta:editing-duration>P12DT12H54M1S</meta:editing-duration>
    <meta:user-defined meta:name="Info 1"/>
    <meta:user-defined meta:name="Info 2"/>
    <meta:user-defined meta:name="Info 3"/>
    <meta:user-defined meta:name="Info 4"/>
    <meta:document-statistic meta:table-count="8" meta:cell-count="3894"/>
  </office:meta>
</office:document-meta>
</file>